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5.749cm"/>
    </style:style>
    <style:style style:name="co6" style:family="table-column">
      <style:table-column-properties fo:break-before="auto" style:column-width="1.291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2.422cm"/>
    </style:style>
    <style:style style:name="co9" style:family="table-column">
      <style:table-column-properties fo:break-before="auto" style:column-width="8.648cm"/>
    </style:style>
    <style:style style:name="co10" style:family="table-column">
      <style:table-column-properties fo:break-before="auto" style:column-width="1.274cm"/>
    </style:style>
    <style:style style:name="co11" style:family="table-column">
      <style:table-column-properties fo:break-before="auto" style:column-width="1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afd095" style:text-align-source="fix" style:repeat-content="false" fo:wrap-option="wrap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6pt solid #000000" fo:background-color="#afd095" style:text-align-source="fix" style:repeat-content="false" fo:wrap-option="wrap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7"/>
    <style:style style:name="ce1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fd095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136">
      <style:table-cell-properties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7" style:family="table-cell" style:parent-style-name="Default" style:data-style-name="N137"/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d matrix" table:style-name="ta1">
        <table:table-column table:style-name="co1" table:number-columns-repeated="3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1" table:number-columns-repeated="51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2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style-name="ce1"/>
          <table:table-cell table:number-columns-repeated="3"/>
          <table:table-cell table:style-name="ce1" table:number-columns-repeated="47"/>
        </table:table-row>
        <table:table-row table:style-name="ro2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4" table:number-columns-repeated="10"/>
          <table:table-cell table:style-name="ce1"/>
          <table:table-cell table:number-columns-repeated="3"/>
          <table:table-cell table:style-name="ce1" table:number-columns-repeated="47"/>
        </table:table-row>
        <table:table-row table:style-name="ro2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3"/>
          <table:table-cell table:style-name="ce1" table:number-columns-repeated="47"/>
        </table:table-row>
        <table:table-row table:style-name="ro2"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4" table:number-columns-repeated="10"/>
          <table:table-cell table:style-name="ce1"/>
          <table:table-cell table:number-columns-repeated="3"/>
          <table:table-cell table:style-name="ce1" table:number-columns-repeated="47"/>
        </table:table-row>
        <table:table-row table:style-name="ro2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" table:number-columns-repeated="51"/>
        </table:table-row>
        <table:table-row table:style-name="ro2"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4" table:number-columns-repeated="10"/>
          <table:table-cell table:style-name="ce1" table:number-columns-repeated="51"/>
        </table:table-row>
        <table:table-row table:style-name="ro2"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1" table:number-columns-repeated="51"/>
        </table:table-row>
        <table:table-row table:style-name="ro2"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4" table:number-columns-repeated="10"/>
          <table:table-cell table:style-name="ce1" table:number-columns-repeated="51"/>
        </table:table-row>
        <table:table-row table:style-name="ro2"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" table:number-columns-repeated="51"/>
        </table:table-row>
        <table:table-row table:style-name="ro2"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1" table:number-columns-repeated="5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 office:value-type="string" calcext:value-type="string">
            <text:p>Pop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INT([.C21]/10)" office:value-type="float" office:value="0" calcext:value-type="float">
            <text:p>0</text:p>
          </table:table-cell>
          <table:table-cell table:style-name="ce1" table:formula="of:=MOD([.C21];10)" office:value-type="float" office:value="0" calcext:value-type="float">
            <text:p>0</text:p>
          </table:table-cell>
          <table:table-cell table:formula="of:=INDEX([.$D$6:.$M$15];[.D21]+1;[.E21]+1)" office:value-type="float" office:value="2000" calcext:value-type="float">
            <text:p>2000</text:p>
          </table:table-cell>
          <table:table-cell table:style-name="ce5" table:formula="of:=([.F21] + 1) / [.$F$122]" office:value-type="percentage" office:value="0.9443133553563" calcext:value-type="percentage">
            <text:p>94.43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INT([.C22]/10)" office:value-type="float" office:value="0" calcext:value-type="float">
            <text:p>0</text:p>
          </table:table-cell>
          <table:table-cell table:style-name="ce1" table:formula="of:=MOD([.C22];10)" office:value-type="float" office:value="1" calcext:value-type="float">
            <text:p>1</text:p>
          </table:table-cell>
          <table:table-cell table:formula="of:=INDEX([.$D$6:.$M$15];[.D22]+1;[.E22]+1)" office:value-type="float" office:value="1" calcext:value-type="float">
            <text:p>1</text:p>
          </table:table-cell>
          <table:table-cell table:style-name="ce5" table:formula="of:=([.F22] + 1) / [.$F$122]" office:value-type="percentage" office:value="0.000943841434638981" calcext:value-type="percentage">
            <text:p>0.0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INT([.C23]/10)" office:value-type="float" office:value="0" calcext:value-type="float">
            <text:p>0</text:p>
          </table:table-cell>
          <table:table-cell table:style-name="ce1" table:formula="of:=MOD([.C23];10)" office:value-type="float" office:value="2" calcext:value-type="float">
            <text:p>2</text:p>
          </table:table-cell>
          <table:table-cell table:formula="of:=INDEX([.$D$6:.$M$15];[.D23]+1;[.E23]+1)" office:value-type="float" office:value="0" calcext:value-type="float">
            <text:p>0</text:p>
          </table:table-cell>
          <table:table-cell table:style-name="ce5" table:formula="of:=([.F2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INT([.C24]/10)" office:value-type="float" office:value="0" calcext:value-type="float">
            <text:p>0</text:p>
          </table:table-cell>
          <table:table-cell table:style-name="ce1" table:formula="of:=MOD([.C24];10)" office:value-type="float" office:value="3" calcext:value-type="float">
            <text:p>3</text:p>
          </table:table-cell>
          <table:table-cell table:formula="of:=INDEX([.$D$6:.$M$15];[.D24]+1;[.E24]+1)" office:value-type="float" office:value="0" calcext:value-type="float">
            <text:p>0</text:p>
          </table:table-cell>
          <table:table-cell table:style-name="ce5" table:formula="of:=([.F2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INT([.C25]/10)" office:value-type="float" office:value="0" calcext:value-type="float">
            <text:p>0</text:p>
          </table:table-cell>
          <table:table-cell table:style-name="ce1" table:formula="of:=MOD([.C25];10)" office:value-type="float" office:value="4" calcext:value-type="float">
            <text:p>4</text:p>
          </table:table-cell>
          <table:table-cell table:formula="of:=INDEX([.$D$6:.$M$15];[.D25]+1;[.E25]+1)" office:value-type="float" office:value="0" calcext:value-type="float">
            <text:p>0</text:p>
          </table:table-cell>
          <table:table-cell table:style-name="ce5" table:formula="of:=([.F2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INT([.C26]/10)" office:value-type="float" office:value="0" calcext:value-type="float">
            <text:p>0</text:p>
          </table:table-cell>
          <table:table-cell table:style-name="ce1" table:formula="of:=MOD([.C26];10)" office:value-type="float" office:value="5" calcext:value-type="float">
            <text:p>5</text:p>
          </table:table-cell>
          <table:table-cell table:formula="of:=INDEX([.$D$6:.$M$15];[.D26]+1;[.E26]+1)" office:value-type="float" office:value="8" calcext:value-type="float">
            <text:p>8</text:p>
          </table:table-cell>
          <table:table-cell table:style-name="ce5" table:formula="of:=([.F26] + 1) / [.$F$122]" office:value-type="percentage" office:value="0.00424728645587541" calcext:value-type="percentage">
            <text:p>0.42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INT([.C27]/10)" office:value-type="float" office:value="0" calcext:value-type="float">
            <text:p>0</text:p>
          </table:table-cell>
          <table:table-cell table:style-name="ce1" table:formula="of:=MOD([.C27];10)" office:value-type="float" office:value="6" calcext:value-type="float">
            <text:p>6</text:p>
          </table:table-cell>
          <table:table-cell table:formula="of:=INDEX([.$D$6:.$M$15];[.D27]+1;[.E27]+1)" office:value-type="float" office:value="0" calcext:value-type="float">
            <text:p>0</text:p>
          </table:table-cell>
          <table:table-cell table:style-name="ce5" table:formula="of:=([.F2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INT([.C28]/10)" office:value-type="float" office:value="0" calcext:value-type="float">
            <text:p>0</text:p>
          </table:table-cell>
          <table:table-cell table:style-name="ce1" table:formula="of:=MOD([.C28];10)" office:value-type="float" office:value="7" calcext:value-type="float">
            <text:p>7</text:p>
          </table:table-cell>
          <table:table-cell table:formula="of:=INDEX([.$D$6:.$M$15];[.D28]+1;[.E28]+1)" office:value-type="float" office:value="0" calcext:value-type="float">
            <text:p>0</text:p>
          </table:table-cell>
          <table:table-cell table:style-name="ce5" table:formula="of:=([.F2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INT([.C29]/10)" office:value-type="float" office:value="0" calcext:value-type="float">
            <text:p>0</text:p>
          </table:table-cell>
          <table:table-cell table:style-name="ce1" table:formula="of:=MOD([.C29];10)" office:value-type="float" office:value="8" calcext:value-type="float">
            <text:p>8</text:p>
          </table:table-cell>
          <table:table-cell table:formula="of:=INDEX([.$D$6:.$M$15];[.D29]+1;[.E29]+1)" office:value-type="float" office:value="0" calcext:value-type="float">
            <text:p>0</text:p>
          </table:table-cell>
          <table:table-cell table:style-name="ce5" table:formula="of:=([.F2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INT([.C30]/10)" office:value-type="float" office:value="0" calcext:value-type="float">
            <text:p>0</text:p>
          </table:table-cell>
          <table:table-cell table:style-name="ce1" table:formula="of:=MOD([.C30];10)" office:value-type="float" office:value="9" calcext:value-type="float">
            <text:p>9</text:p>
          </table:table-cell>
          <table:table-cell table:formula="of:=INDEX([.$D$6:.$M$15];[.D30]+1;[.E30]+1)" office:value-type="float" office:value="0" calcext:value-type="float">
            <text:p>0</text:p>
          </table:table-cell>
          <table:table-cell table:style-name="ce5" table:formula="of:=([.F3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INT([.C31]/10)" office:value-type="float" office:value="1" calcext:value-type="float">
            <text:p>1</text:p>
          </table:table-cell>
          <table:table-cell table:style-name="ce1" table:formula="of:=MOD([.C31];10)" office:value-type="float" office:value="0" calcext:value-type="float">
            <text:p>0</text:p>
          </table:table-cell>
          <table:table-cell table:formula="of:=INDEX([.$D$6:.$M$15];[.D31]+1;[.E31]+1)" office:value-type="float" office:value="0" calcext:value-type="float">
            <text:p>0</text:p>
          </table:table-cell>
          <table:table-cell table:style-name="ce5" table:formula="of:=([.F3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table:formula="of:=INT([.C32]/10)" office:value-type="float" office:value="1" calcext:value-type="float">
            <text:p>1</text:p>
          </table:table-cell>
          <table:table-cell table:style-name="ce1" table:formula="of:=MOD([.C32];10)" office:value-type="float" office:value="1" calcext:value-type="float">
            <text:p>1</text:p>
          </table:table-cell>
          <table:table-cell table:formula="of:=INDEX([.$D$6:.$M$15];[.D32]+1;[.E32]+1)" office:value-type="float" office:value="0" calcext:value-type="float">
            <text:p>0</text:p>
          </table:table-cell>
          <table:table-cell table:style-name="ce5" table:formula="of:=([.F3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INT([.C33]/10)" office:value-type="float" office:value="1" calcext:value-type="float">
            <text:p>1</text:p>
          </table:table-cell>
          <table:table-cell table:style-name="ce1" table:formula="of:=MOD([.C33];10)" office:value-type="float" office:value="2" calcext:value-type="float">
            <text:p>2</text:p>
          </table:table-cell>
          <table:table-cell table:formula="of:=INDEX([.$D$6:.$M$15];[.D33]+1;[.E33]+1)" office:value-type="float" office:value="0" calcext:value-type="float">
            <text:p>0</text:p>
          </table:table-cell>
          <table:table-cell table:style-name="ce5" table:formula="of:=([.F3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INT([.C34]/10)" office:value-type="float" office:value="1" calcext:value-type="float">
            <text:p>1</text:p>
          </table:table-cell>
          <table:table-cell table:style-name="ce1" table:formula="of:=MOD([.C34];10)" office:value-type="float" office:value="3" calcext:value-type="float">
            <text:p>3</text:p>
          </table:table-cell>
          <table:table-cell table:formula="of:=INDEX([.$D$6:.$M$15];[.D34]+1;[.E34]+1)" office:value-type="float" office:value="0" calcext:value-type="float">
            <text:p>0</text:p>
          </table:table-cell>
          <table:table-cell table:style-name="ce5" table:formula="of:=([.F3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INT([.C35]/10)" office:value-type="float" office:value="1" calcext:value-type="float">
            <text:p>1</text:p>
          </table:table-cell>
          <table:table-cell table:style-name="ce1" table:formula="of:=MOD([.C35];10)" office:value-type="float" office:value="4" calcext:value-type="float">
            <text:p>4</text:p>
          </table:table-cell>
          <table:table-cell table:formula="of:=INDEX([.$D$6:.$M$15];[.D35]+1;[.E35]+1)" office:value-type="float" office:value="0" calcext:value-type="float">
            <text:p>0</text:p>
          </table:table-cell>
          <table:table-cell table:style-name="ce5" table:formula="of:=([.F3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table:formula="of:=INT([.C36]/10)" office:value-type="float" office:value="1" calcext:value-type="float">
            <text:p>1</text:p>
          </table:table-cell>
          <table:table-cell table:style-name="ce1" table:formula="of:=MOD([.C36];10)" office:value-type="float" office:value="5" calcext:value-type="float">
            <text:p>5</text:p>
          </table:table-cell>
          <table:table-cell table:formula="of:=INDEX([.$D$6:.$M$15];[.D36]+1;[.E36]+1)" office:value-type="float" office:value="0" calcext:value-type="float">
            <text:p>0</text:p>
          </table:table-cell>
          <table:table-cell table:style-name="ce5" table:formula="of:=([.F3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INT([.C37]/10)" office:value-type="float" office:value="1" calcext:value-type="float">
            <text:p>1</text:p>
          </table:table-cell>
          <table:table-cell table:style-name="ce1" table:formula="of:=MOD([.C37];10)" office:value-type="float" office:value="6" calcext:value-type="float">
            <text:p>6</text:p>
          </table:table-cell>
          <table:table-cell table:formula="of:=INDEX([.$D$6:.$M$15];[.D37]+1;[.E37]+1)" office:value-type="float" office:value="0" calcext:value-type="float">
            <text:p>0</text:p>
          </table:table-cell>
          <table:table-cell table:style-name="ce5" table:formula="of:=([.F3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INT([.C38]/10)" office:value-type="float" office:value="1" calcext:value-type="float">
            <text:p>1</text:p>
          </table:table-cell>
          <table:table-cell table:style-name="ce1" table:formula="of:=MOD([.C38];10)" office:value-type="float" office:value="7" calcext:value-type="float">
            <text:p>7</text:p>
          </table:table-cell>
          <table:table-cell table:formula="of:=INDEX([.$D$6:.$M$15];[.D38]+1;[.E38]+1)" office:value-type="float" office:value="0" calcext:value-type="float">
            <text:p>0</text:p>
          </table:table-cell>
          <table:table-cell table:style-name="ce5" table:formula="of:=([.F3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INT([.C39]/10)" office:value-type="float" office:value="1" calcext:value-type="float">
            <text:p>1</text:p>
          </table:table-cell>
          <table:table-cell table:style-name="ce1" table:formula="of:=MOD([.C39];10)" office:value-type="float" office:value="8" calcext:value-type="float">
            <text:p>8</text:p>
          </table:table-cell>
          <table:table-cell table:formula="of:=INDEX([.$D$6:.$M$15];[.D39]+1;[.E39]+1)" office:value-type="float" office:value="0" calcext:value-type="float">
            <text:p>0</text:p>
          </table:table-cell>
          <table:table-cell table:style-name="ce5" table:formula="of:=([.F3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INT([.C40]/10)" office:value-type="float" office:value="1" calcext:value-type="float">
            <text:p>1</text:p>
          </table:table-cell>
          <table:table-cell table:style-name="ce1" table:formula="of:=MOD([.C40];10)" office:value-type="float" office:value="9" calcext:value-type="float">
            <text:p>9</text:p>
          </table:table-cell>
          <table:table-cell table:formula="of:=INDEX([.$D$6:.$M$15];[.D40]+1;[.E40]+1)" office:value-type="float" office:value="0" calcext:value-type="float">
            <text:p>0</text:p>
          </table:table-cell>
          <table:table-cell table:style-name="ce5" table:formula="of:=([.F4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table:formula="of:=INT([.C41]/10)" office:value-type="float" office:value="2" calcext:value-type="float">
            <text:p>2</text:p>
          </table:table-cell>
          <table:table-cell table:style-name="ce1" table:formula="of:=MOD([.C41];10)" office:value-type="float" office:value="0" calcext:value-type="float">
            <text:p>0</text:p>
          </table:table-cell>
          <table:table-cell table:formula="of:=INDEX([.$D$6:.$M$15];[.D41]+1;[.E41]+1)" office:value-type="float" office:value="0" calcext:value-type="float">
            <text:p>0</text:p>
          </table:table-cell>
          <table:table-cell table:style-name="ce5" table:formula="of:=([.F4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INT([.C42]/10)" office:value-type="float" office:value="2" calcext:value-type="float">
            <text:p>2</text:p>
          </table:table-cell>
          <table:table-cell table:style-name="ce1" table:formula="of:=MOD([.C42];10)" office:value-type="float" office:value="1" calcext:value-type="float">
            <text:p>1</text:p>
          </table:table-cell>
          <table:table-cell table:formula="of:=INDEX([.$D$6:.$M$15];[.D42]+1;[.E42]+1)" office:value-type="float" office:value="0" calcext:value-type="float">
            <text:p>0</text:p>
          </table:table-cell>
          <table:table-cell table:style-name="ce5" table:formula="of:=([.F4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INT([.C43]/10)" office:value-type="float" office:value="2" calcext:value-type="float">
            <text:p>2</text:p>
          </table:table-cell>
          <table:table-cell table:style-name="ce1" table:formula="of:=MOD([.C43];10)" office:value-type="float" office:value="2" calcext:value-type="float">
            <text:p>2</text:p>
          </table:table-cell>
          <table:table-cell table:formula="of:=INDEX([.$D$6:.$M$15];[.D43]+1;[.E43]+1)" office:value-type="float" office:value="3" calcext:value-type="float">
            <text:p>3</text:p>
          </table:table-cell>
          <table:table-cell table:style-name="ce5" table:formula="of:=([.F43] + 1) / [.$F$122]" office:value-type="percentage" office:value="0.00188768286927796" calcext:value-type="percentage">
            <text:p>0.1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INT([.C44]/10)" office:value-type="float" office:value="2" calcext:value-type="float">
            <text:p>2</text:p>
          </table:table-cell>
          <table:table-cell table:style-name="ce1" table:formula="of:=MOD([.C44];10)" office:value-type="float" office:value="3" calcext:value-type="float">
            <text:p>3</text:p>
          </table:table-cell>
          <table:table-cell table:formula="of:=INDEX([.$D$6:.$M$15];[.D44]+1;[.E44]+1)" office:value-type="float" office:value="0" calcext:value-type="float">
            <text:p>0</text:p>
          </table:table-cell>
          <table:table-cell table:style-name="ce5" table:formula="of:=([.F4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INT([.C45]/10)" office:value-type="float" office:value="2" calcext:value-type="float">
            <text:p>2</text:p>
          </table:table-cell>
          <table:table-cell table:style-name="ce1" table:formula="of:=MOD([.C45];10)" office:value-type="float" office:value="4" calcext:value-type="float">
            <text:p>4</text:p>
          </table:table-cell>
          <table:table-cell table:formula="of:=INDEX([.$D$6:.$M$15];[.D45]+1;[.E45]+1)" office:value-type="float" office:value="0" calcext:value-type="float">
            <text:p>0</text:p>
          </table:table-cell>
          <table:table-cell table:style-name="ce5" table:formula="of:=([.F4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INT([.C46]/10)" office:value-type="float" office:value="2" calcext:value-type="float">
            <text:p>2</text:p>
          </table:table-cell>
          <table:table-cell table:style-name="ce1" table:formula="of:=MOD([.C46];10)" office:value-type="float" office:value="5" calcext:value-type="float">
            <text:p>5</text:p>
          </table:table-cell>
          <table:table-cell table:formula="of:=INDEX([.$D$6:.$M$15];[.D46]+1;[.E46]+1)" office:value-type="float" office:value="0" calcext:value-type="float">
            <text:p>0</text:p>
          </table:table-cell>
          <table:table-cell table:style-name="ce5" table:formula="of:=([.F4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table:formula="of:=INT([.C47]/10)" office:value-type="float" office:value="2" calcext:value-type="float">
            <text:p>2</text:p>
          </table:table-cell>
          <table:table-cell table:style-name="ce1" table:formula="of:=MOD([.C47];10)" office:value-type="float" office:value="6" calcext:value-type="float">
            <text:p>6</text:p>
          </table:table-cell>
          <table:table-cell table:formula="of:=INDEX([.$D$6:.$M$15];[.D47]+1;[.E47]+1)" office:value-type="float" office:value="0" calcext:value-type="float">
            <text:p>0</text:p>
          </table:table-cell>
          <table:table-cell table:style-name="ce5" table:formula="of:=([.F4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INT([.C48]/10)" office:value-type="float" office:value="2" calcext:value-type="float">
            <text:p>2</text:p>
          </table:table-cell>
          <table:table-cell table:style-name="ce1" table:formula="of:=MOD([.C48];10)" office:value-type="float" office:value="7" calcext:value-type="float">
            <text:p>7</text:p>
          </table:table-cell>
          <table:table-cell table:formula="of:=INDEX([.$D$6:.$M$15];[.D48]+1;[.E48]+1)" office:value-type="float" office:value="0" calcext:value-type="float">
            <text:p>0</text:p>
          </table:table-cell>
          <table:table-cell table:style-name="ce5" table:formula="of:=([.F4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table:formula="of:=INT([.C49]/10)" office:value-type="float" office:value="2" calcext:value-type="float">
            <text:p>2</text:p>
          </table:table-cell>
          <table:table-cell table:style-name="ce1" table:formula="of:=MOD([.C49];10)" office:value-type="float" office:value="8" calcext:value-type="float">
            <text:p>8</text:p>
          </table:table-cell>
          <table:table-cell table:formula="of:=INDEX([.$D$6:.$M$15];[.D49]+1;[.E49]+1)" office:value-type="float" office:value="0" calcext:value-type="float">
            <text:p>0</text:p>
          </table:table-cell>
          <table:table-cell table:style-name="ce5" table:formula="of:=([.F4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table:formula="of:=INT([.C50]/10)" office:value-type="float" office:value="2" calcext:value-type="float">
            <text:p>2</text:p>
          </table:table-cell>
          <table:table-cell table:style-name="ce1" table:formula="of:=MOD([.C50];10)" office:value-type="float" office:value="9" calcext:value-type="float">
            <text:p>9</text:p>
          </table:table-cell>
          <table:table-cell table:formula="of:=INDEX([.$D$6:.$M$15];[.D50]+1;[.E50]+1)" office:value-type="float" office:value="1" calcext:value-type="float">
            <text:p>1</text:p>
          </table:table-cell>
          <table:table-cell table:style-name="ce5" table:formula="of:=([.F50] + 1) / [.$F$122]" office:value-type="percentage" office:value="0.000943841434638981" calcext:value-type="percentage">
            <text:p>0.0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INT([.C51]/10)" office:value-type="float" office:value="3" calcext:value-type="float">
            <text:p>3</text:p>
          </table:table-cell>
          <table:table-cell table:style-name="ce1" table:formula="of:=MOD([.C51];10)" office:value-type="float" office:value="0" calcext:value-type="float">
            <text:p>0</text:p>
          </table:table-cell>
          <table:table-cell table:formula="of:=INDEX([.$D$6:.$M$15];[.D51]+1;[.E51]+1)" office:value-type="float" office:value="0" calcext:value-type="float">
            <text:p>0</text:p>
          </table:table-cell>
          <table:table-cell table:style-name="ce5" table:formula="of:=([.F5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table:formula="of:=INT([.C52]/10)" office:value-type="float" office:value="3" calcext:value-type="float">
            <text:p>3</text:p>
          </table:table-cell>
          <table:table-cell table:style-name="ce1" table:formula="of:=MOD([.C52];10)" office:value-type="float" office:value="1" calcext:value-type="float">
            <text:p>1</text:p>
          </table:table-cell>
          <table:table-cell table:formula="of:=INDEX([.$D$6:.$M$15];[.D52]+1;[.E52]+1)" office:value-type="float" office:value="0" calcext:value-type="float">
            <text:p>0</text:p>
          </table:table-cell>
          <table:table-cell table:style-name="ce5" table:formula="of:=([.F5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INT([.C53]/10)" office:value-type="float" office:value="3" calcext:value-type="float">
            <text:p>3</text:p>
          </table:table-cell>
          <table:table-cell table:style-name="ce1" table:formula="of:=MOD([.C53];10)" office:value-type="float" office:value="2" calcext:value-type="float">
            <text:p>2</text:p>
          </table:table-cell>
          <table:table-cell table:formula="of:=INDEX([.$D$6:.$M$15];[.D53]+1;[.E53]+1)" office:value-type="float" office:value="0" calcext:value-type="float">
            <text:p>0</text:p>
          </table:table-cell>
          <table:table-cell table:style-name="ce5" table:formula="of:=([.F5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table:formula="of:=INT([.C54]/10)" office:value-type="float" office:value="3" calcext:value-type="float">
            <text:p>3</text:p>
          </table:table-cell>
          <table:table-cell table:style-name="ce1" table:formula="of:=MOD([.C54];10)" office:value-type="float" office:value="3" calcext:value-type="float">
            <text:p>3</text:p>
          </table:table-cell>
          <table:table-cell table:formula="of:=INDEX([.$D$6:.$M$15];[.D54]+1;[.E54]+1)" office:value-type="float" office:value="0" calcext:value-type="float">
            <text:p>0</text:p>
          </table:table-cell>
          <table:table-cell table:style-name="ce5" table:formula="of:=([.F5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table:formula="of:=INT([.C55]/10)" office:value-type="float" office:value="3" calcext:value-type="float">
            <text:p>3</text:p>
          </table:table-cell>
          <table:table-cell table:style-name="ce1" table:formula="of:=MOD([.C55];10)" office:value-type="float" office:value="4" calcext:value-type="float">
            <text:p>4</text:p>
          </table:table-cell>
          <table:table-cell table:formula="of:=INDEX([.$D$6:.$M$15];[.D55]+1;[.E55]+1)" office:value-type="float" office:value="0" calcext:value-type="float">
            <text:p>0</text:p>
          </table:table-cell>
          <table:table-cell table:style-name="ce5" table:formula="of:=([.F5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INT([.C56]/10)" office:value-type="float" office:value="3" calcext:value-type="float">
            <text:p>3</text:p>
          </table:table-cell>
          <table:table-cell table:style-name="ce1" table:formula="of:=MOD([.C56];10)" office:value-type="float" office:value="5" calcext:value-type="float">
            <text:p>5</text:p>
          </table:table-cell>
          <table:table-cell table:formula="of:=INDEX([.$D$6:.$M$15];[.D56]+1;[.E56]+1)" office:value-type="float" office:value="0" calcext:value-type="float">
            <text:p>0</text:p>
          </table:table-cell>
          <table:table-cell table:style-name="ce5" table:formula="of:=([.F5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table:formula="of:=INT([.C57]/10)" office:value-type="float" office:value="3" calcext:value-type="float">
            <text:p>3</text:p>
          </table:table-cell>
          <table:table-cell table:style-name="ce1" table:formula="of:=MOD([.C57];10)" office:value-type="float" office:value="6" calcext:value-type="float">
            <text:p>6</text:p>
          </table:table-cell>
          <table:table-cell table:formula="of:=INDEX([.$D$6:.$M$15];[.D57]+1;[.E57]+1)" office:value-type="float" office:value="0" calcext:value-type="float">
            <text:p>0</text:p>
          </table:table-cell>
          <table:table-cell table:style-name="ce5" table:formula="of:=([.F5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table:formula="of:=INT([.C58]/10)" office:value-type="float" office:value="3" calcext:value-type="float">
            <text:p>3</text:p>
          </table:table-cell>
          <table:table-cell table:style-name="ce1" table:formula="of:=MOD([.C58];10)" office:value-type="float" office:value="7" calcext:value-type="float">
            <text:p>7</text:p>
          </table:table-cell>
          <table:table-cell table:formula="of:=INDEX([.$D$6:.$M$15];[.D58]+1;[.E58]+1)" office:value-type="float" office:value="0" calcext:value-type="float">
            <text:p>0</text:p>
          </table:table-cell>
          <table:table-cell table:style-name="ce5" table:formula="of:=([.F5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table:formula="of:=INT([.C59]/10)" office:value-type="float" office:value="3" calcext:value-type="float">
            <text:p>3</text:p>
          </table:table-cell>
          <table:table-cell table:style-name="ce1" table:formula="of:=MOD([.C59];10)" office:value-type="float" office:value="8" calcext:value-type="float">
            <text:p>8</text:p>
          </table:table-cell>
          <table:table-cell table:formula="of:=INDEX([.$D$6:.$M$15];[.D59]+1;[.E59]+1)" office:value-type="float" office:value="0" calcext:value-type="float">
            <text:p>0</text:p>
          </table:table-cell>
          <table:table-cell table:style-name="ce5" table:formula="of:=([.F5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table:formula="of:=INT([.C60]/10)" office:value-type="float" office:value="3" calcext:value-type="float">
            <text:p>3</text:p>
          </table:table-cell>
          <table:table-cell table:style-name="ce1" table:formula="of:=MOD([.C60];10)" office:value-type="float" office:value="9" calcext:value-type="float">
            <text:p>9</text:p>
          </table:table-cell>
          <table:table-cell table:formula="of:=INDEX([.$D$6:.$M$15];[.D60]+1;[.E60]+1)" office:value-type="float" office:value="0" calcext:value-type="float">
            <text:p>0</text:p>
          </table:table-cell>
          <table:table-cell table:style-name="ce5" table:formula="of:=([.F6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INT([.C61]/10)" office:value-type="float" office:value="4" calcext:value-type="float">
            <text:p>4</text:p>
          </table:table-cell>
          <table:table-cell table:style-name="ce1" table:formula="of:=MOD([.C61];10)" office:value-type="float" office:value="0" calcext:value-type="float">
            <text:p>0</text:p>
          </table:table-cell>
          <table:table-cell table:formula="of:=INDEX([.$D$6:.$M$15];[.D61]+1;[.E61]+1)" office:value-type="float" office:value="1" calcext:value-type="float">
            <text:p>1</text:p>
          </table:table-cell>
          <table:table-cell table:style-name="ce5" table:formula="of:=([.F61] + 1) / [.$F$122]" office:value-type="percentage" office:value="0.000943841434638981" calcext:value-type="percentage">
            <text:p>0.0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1" calcext:value-type="float">
            <text:p>41</text:p>
          </table:table-cell>
          <table:table-cell table:style-name="ce1" table:formula="of:=INT([.C62]/10)" office:value-type="float" office:value="4" calcext:value-type="float">
            <text:p>4</text:p>
          </table:table-cell>
          <table:table-cell table:style-name="ce1" table:formula="of:=MOD([.C62];10)" office:value-type="float" office:value="1" calcext:value-type="float">
            <text:p>1</text:p>
          </table:table-cell>
          <table:table-cell table:formula="of:=INDEX([.$D$6:.$M$15];[.D62]+1;[.E62]+1)" office:value-type="float" office:value="0" calcext:value-type="float">
            <text:p>0</text:p>
          </table:table-cell>
          <table:table-cell table:style-name="ce5" table:formula="of:=([.F6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2" calcext:value-type="float">
            <text:p>42</text:p>
          </table:table-cell>
          <table:table-cell table:style-name="ce1" table:formula="of:=INT([.C63]/10)" office:value-type="float" office:value="4" calcext:value-type="float">
            <text:p>4</text:p>
          </table:table-cell>
          <table:table-cell table:style-name="ce1" table:formula="of:=MOD([.C63];10)" office:value-type="float" office:value="2" calcext:value-type="float">
            <text:p>2</text:p>
          </table:table-cell>
          <table:table-cell table:formula="of:=INDEX([.$D$6:.$M$15];[.D63]+1;[.E63]+1)" office:value-type="float" office:value="0" calcext:value-type="float">
            <text:p>0</text:p>
          </table:table-cell>
          <table:table-cell table:style-name="ce5" table:formula="of:=([.F6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3" calcext:value-type="float">
            <text:p>43</text:p>
          </table:table-cell>
          <table:table-cell table:style-name="ce1" table:formula="of:=INT([.C64]/10)" office:value-type="float" office:value="4" calcext:value-type="float">
            <text:p>4</text:p>
          </table:table-cell>
          <table:table-cell table:style-name="ce1" table:formula="of:=MOD([.C64];10)" office:value-type="float" office:value="3" calcext:value-type="float">
            <text:p>3</text:p>
          </table:table-cell>
          <table:table-cell table:formula="of:=INDEX([.$D$6:.$M$15];[.D64]+1;[.E64]+1)" office:value-type="float" office:value="0" calcext:value-type="float">
            <text:p>0</text:p>
          </table:table-cell>
          <table:table-cell table:style-name="ce5" table:formula="of:=([.F6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4" calcext:value-type="float">
            <text:p>44</text:p>
          </table:table-cell>
          <table:table-cell table:style-name="ce1" table:formula="of:=INT([.C65]/10)" office:value-type="float" office:value="4" calcext:value-type="float">
            <text:p>4</text:p>
          </table:table-cell>
          <table:table-cell table:style-name="ce1" table:formula="of:=MOD([.C65];10)" office:value-type="float" office:value="4" calcext:value-type="float">
            <text:p>4</text:p>
          </table:table-cell>
          <table:table-cell table:formula="of:=INDEX([.$D$6:.$M$15];[.D65]+1;[.E65]+1)" office:value-type="float" office:value="0" calcext:value-type="float">
            <text:p>0</text:p>
          </table:table-cell>
          <table:table-cell table:style-name="ce5" table:formula="of:=([.F6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5" calcext:value-type="float">
            <text:p>45</text:p>
          </table:table-cell>
          <table:table-cell table:style-name="ce1" table:formula="of:=INT([.C66]/10)" office:value-type="float" office:value="4" calcext:value-type="float">
            <text:p>4</text:p>
          </table:table-cell>
          <table:table-cell table:style-name="ce1" table:formula="of:=MOD([.C66];10)" office:value-type="float" office:value="5" calcext:value-type="float">
            <text:p>5</text:p>
          </table:table-cell>
          <table:table-cell table:formula="of:=INDEX([.$D$6:.$M$15];[.D66]+1;[.E66]+1)" office:value-type="float" office:value="1" calcext:value-type="float">
            <text:p>1</text:p>
          </table:table-cell>
          <table:table-cell table:style-name="ce5" table:formula="of:=([.F66] + 1) / [.$F$122]" office:value-type="percentage" office:value="0.000943841434638981" calcext:value-type="percentage">
            <text:p>0.0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6" calcext:value-type="float">
            <text:p>46</text:p>
          </table:table-cell>
          <table:table-cell table:style-name="ce1" table:formula="of:=INT([.C67]/10)" office:value-type="float" office:value="4" calcext:value-type="float">
            <text:p>4</text:p>
          </table:table-cell>
          <table:table-cell table:style-name="ce1" table:formula="of:=MOD([.C67];10)" office:value-type="float" office:value="6" calcext:value-type="float">
            <text:p>6</text:p>
          </table:table-cell>
          <table:table-cell table:formula="of:=INDEX([.$D$6:.$M$15];[.D67]+1;[.E67]+1)" office:value-type="float" office:value="0" calcext:value-type="float">
            <text:p>0</text:p>
          </table:table-cell>
          <table:table-cell table:style-name="ce5" table:formula="of:=([.F6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7" calcext:value-type="float">
            <text:p>47</text:p>
          </table:table-cell>
          <table:table-cell table:style-name="ce1" table:formula="of:=INT([.C68]/10)" office:value-type="float" office:value="4" calcext:value-type="float">
            <text:p>4</text:p>
          </table:table-cell>
          <table:table-cell table:style-name="ce1" table:formula="of:=MOD([.C68];10)" office:value-type="float" office:value="7" calcext:value-type="float">
            <text:p>7</text:p>
          </table:table-cell>
          <table:table-cell table:formula="of:=INDEX([.$D$6:.$M$15];[.D68]+1;[.E68]+1)" office:value-type="float" office:value="0" calcext:value-type="float">
            <text:p>0</text:p>
          </table:table-cell>
          <table:table-cell table:style-name="ce5" table:formula="of:=([.F6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8" calcext:value-type="float">
            <text:p>48</text:p>
          </table:table-cell>
          <table:table-cell table:style-name="ce1" table:formula="of:=INT([.C69]/10)" office:value-type="float" office:value="4" calcext:value-type="float">
            <text:p>4</text:p>
          </table:table-cell>
          <table:table-cell table:style-name="ce1" table:formula="of:=MOD([.C69];10)" office:value-type="float" office:value="8" calcext:value-type="float">
            <text:p>8</text:p>
          </table:table-cell>
          <table:table-cell table:formula="of:=INDEX([.$D$6:.$M$15];[.D69]+1;[.E69]+1)" office:value-type="float" office:value="0" calcext:value-type="float">
            <text:p>0</text:p>
          </table:table-cell>
          <table:table-cell table:style-name="ce5" table:formula="of:=([.F6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49" calcext:value-type="float">
            <text:p>49</text:p>
          </table:table-cell>
          <table:table-cell table:style-name="ce1" table:formula="of:=INT([.C70]/10)" office:value-type="float" office:value="4" calcext:value-type="float">
            <text:p>4</text:p>
          </table:table-cell>
          <table:table-cell table:style-name="ce1" table:formula="of:=MOD([.C70];10)" office:value-type="float" office:value="9" calcext:value-type="float">
            <text:p>9</text:p>
          </table:table-cell>
          <table:table-cell table:formula="of:=INDEX([.$D$6:.$M$15];[.D70]+1;[.E70]+1)" office:value-type="float" office:value="0" calcext:value-type="float">
            <text:p>0</text:p>
          </table:table-cell>
          <table:table-cell table:style-name="ce5" table:formula="of:=([.F7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0" calcext:value-type="float">
            <text:p>50</text:p>
          </table:table-cell>
          <table:table-cell table:style-name="ce1" table:formula="of:=INT([.C71]/10)" office:value-type="float" office:value="5" calcext:value-type="float">
            <text:p>5</text:p>
          </table:table-cell>
          <table:table-cell table:style-name="ce1" table:formula="of:=MOD([.C71];10)" office:value-type="float" office:value="0" calcext:value-type="float">
            <text:p>0</text:p>
          </table:table-cell>
          <table:table-cell table:formula="of:=INDEX([.$D$6:.$M$15];[.D71]+1;[.E71]+1)" office:value-type="float" office:value="0" calcext:value-type="float">
            <text:p>0</text:p>
          </table:table-cell>
          <table:table-cell table:style-name="ce5" table:formula="of:=([.F7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1" calcext:value-type="float">
            <text:p>51</text:p>
          </table:table-cell>
          <table:table-cell table:style-name="ce1" table:formula="of:=INT([.C72]/10)" office:value-type="float" office:value="5" calcext:value-type="float">
            <text:p>5</text:p>
          </table:table-cell>
          <table:table-cell table:style-name="ce1" table:formula="of:=MOD([.C72];10)" office:value-type="float" office:value="1" calcext:value-type="float">
            <text:p>1</text:p>
          </table:table-cell>
          <table:table-cell table:formula="of:=INDEX([.$D$6:.$M$15];[.D72]+1;[.E72]+1)" office:value-type="float" office:value="0" calcext:value-type="float">
            <text:p>0</text:p>
          </table:table-cell>
          <table:table-cell table:style-name="ce5" table:formula="of:=([.F7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2" calcext:value-type="float">
            <text:p>52</text:p>
          </table:table-cell>
          <table:table-cell table:style-name="ce1" table:formula="of:=INT([.C73]/10)" office:value-type="float" office:value="5" calcext:value-type="float">
            <text:p>5</text:p>
          </table:table-cell>
          <table:table-cell table:style-name="ce1" table:formula="of:=MOD([.C73];10)" office:value-type="float" office:value="2" calcext:value-type="float">
            <text:p>2</text:p>
          </table:table-cell>
          <table:table-cell table:formula="of:=INDEX([.$D$6:.$M$15];[.D73]+1;[.E73]+1)" office:value-type="float" office:value="0" calcext:value-type="float">
            <text:p>0</text:p>
          </table:table-cell>
          <table:table-cell table:style-name="ce5" table:formula="of:=([.F7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3" calcext:value-type="float">
            <text:p>53</text:p>
          </table:table-cell>
          <table:table-cell table:style-name="ce1" table:formula="of:=INT([.C74]/10)" office:value-type="float" office:value="5" calcext:value-type="float">
            <text:p>5</text:p>
          </table:table-cell>
          <table:table-cell table:style-name="ce1" table:formula="of:=MOD([.C74];10)" office:value-type="float" office:value="3" calcext:value-type="float">
            <text:p>3</text:p>
          </table:table-cell>
          <table:table-cell table:formula="of:=INDEX([.$D$6:.$M$15];[.D74]+1;[.E74]+1)" office:value-type="float" office:value="0" calcext:value-type="float">
            <text:p>0</text:p>
          </table:table-cell>
          <table:table-cell table:style-name="ce5" table:formula="of:=([.F7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4" calcext:value-type="float">
            <text:p>54</text:p>
          </table:table-cell>
          <table:table-cell table:style-name="ce1" table:formula="of:=INT([.C75]/10)" office:value-type="float" office:value="5" calcext:value-type="float">
            <text:p>5</text:p>
          </table:table-cell>
          <table:table-cell table:style-name="ce1" table:formula="of:=MOD([.C75];10)" office:value-type="float" office:value="4" calcext:value-type="float">
            <text:p>4</text:p>
          </table:table-cell>
          <table:table-cell table:formula="of:=INDEX([.$D$6:.$M$15];[.D75]+1;[.E75]+1)" office:value-type="float" office:value="0" calcext:value-type="float">
            <text:p>0</text:p>
          </table:table-cell>
          <table:table-cell table:style-name="ce5" table:formula="of:=([.F7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5" calcext:value-type="float">
            <text:p>55</text:p>
          </table:table-cell>
          <table:table-cell table:style-name="ce1" table:formula="of:=INT([.C76]/10)" office:value-type="float" office:value="5" calcext:value-type="float">
            <text:p>5</text:p>
          </table:table-cell>
          <table:table-cell table:style-name="ce1" table:formula="of:=MOD([.C76];10)" office:value-type="float" office:value="5" calcext:value-type="float">
            <text:p>5</text:p>
          </table:table-cell>
          <table:table-cell table:formula="of:=INDEX([.$D$6:.$M$15];[.D76]+1;[.E76]+1)" office:value-type="float" office:value="0" calcext:value-type="float">
            <text:p>0</text:p>
          </table:table-cell>
          <table:table-cell table:style-name="ce5" table:formula="of:=([.F7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6" calcext:value-type="float">
            <text:p>56</text:p>
          </table:table-cell>
          <table:table-cell table:style-name="ce1" table:formula="of:=INT([.C77]/10)" office:value-type="float" office:value="5" calcext:value-type="float">
            <text:p>5</text:p>
          </table:table-cell>
          <table:table-cell table:style-name="ce1" table:formula="of:=MOD([.C77];10)" office:value-type="float" office:value="6" calcext:value-type="float">
            <text:p>6</text:p>
          </table:table-cell>
          <table:table-cell table:formula="of:=INDEX([.$D$6:.$M$15];[.D77]+1;[.E77]+1)" office:value-type="float" office:value="0" calcext:value-type="float">
            <text:p>0</text:p>
          </table:table-cell>
          <table:table-cell table:style-name="ce5" table:formula="of:=([.F7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7" calcext:value-type="float">
            <text:p>57</text:p>
          </table:table-cell>
          <table:table-cell table:style-name="ce1" table:formula="of:=INT([.C78]/10)" office:value-type="float" office:value="5" calcext:value-type="float">
            <text:p>5</text:p>
          </table:table-cell>
          <table:table-cell table:style-name="ce1" table:formula="of:=MOD([.C78];10)" office:value-type="float" office:value="7" calcext:value-type="float">
            <text:p>7</text:p>
          </table:table-cell>
          <table:table-cell table:formula="of:=INDEX([.$D$6:.$M$15];[.D78]+1;[.E78]+1)" office:value-type="float" office:value="0" calcext:value-type="float">
            <text:p>0</text:p>
          </table:table-cell>
          <table:table-cell table:style-name="ce5" table:formula="of:=([.F7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table:formula="of:=INT([.C79]/10)" office:value-type="float" office:value="5" calcext:value-type="float">
            <text:p>5</text:p>
          </table:table-cell>
          <table:table-cell table:style-name="ce1" table:formula="of:=MOD([.C79];10)" office:value-type="float" office:value="8" calcext:value-type="float">
            <text:p>8</text:p>
          </table:table-cell>
          <table:table-cell table:formula="of:=INDEX([.$D$6:.$M$15];[.D79]+1;[.E79]+1)" office:value-type="float" office:value="0" calcext:value-type="float">
            <text:p>0</text:p>
          </table:table-cell>
          <table:table-cell table:style-name="ce5" table:formula="of:=([.F7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59" calcext:value-type="float">
            <text:p>59</text:p>
          </table:table-cell>
          <table:table-cell table:style-name="ce1" table:formula="of:=INT([.C80]/10)" office:value-type="float" office:value="5" calcext:value-type="float">
            <text:p>5</text:p>
          </table:table-cell>
          <table:table-cell table:style-name="ce1" table:formula="of:=MOD([.C80];10)" office:value-type="float" office:value="9" calcext:value-type="float">
            <text:p>9</text:p>
          </table:table-cell>
          <table:table-cell table:formula="of:=INDEX([.$D$6:.$M$15];[.D80]+1;[.E80]+1)" office:value-type="float" office:value="0" calcext:value-type="float">
            <text:p>0</text:p>
          </table:table-cell>
          <table:table-cell table:style-name="ce5" table:formula="of:=([.F8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table:formula="of:=INT([.C81]/10)" office:value-type="float" office:value="6" calcext:value-type="float">
            <text:p>6</text:p>
          </table:table-cell>
          <table:table-cell table:style-name="ce1" table:formula="of:=MOD([.C81];10)" office:value-type="float" office:value="0" calcext:value-type="float">
            <text:p>0</text:p>
          </table:table-cell>
          <table:table-cell table:formula="of:=INDEX([.$D$6:.$M$15];[.D81]+1;[.E81]+1)" office:value-type="float" office:value="0" calcext:value-type="float">
            <text:p>0</text:p>
          </table:table-cell>
          <table:table-cell table:style-name="ce5" table:formula="of:=([.F8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table:formula="of:=INT([.C82]/10)" office:value-type="float" office:value="6" calcext:value-type="float">
            <text:p>6</text:p>
          </table:table-cell>
          <table:table-cell table:style-name="ce1" table:formula="of:=MOD([.C82];10)" office:value-type="float" office:value="1" calcext:value-type="float">
            <text:p>1</text:p>
          </table:table-cell>
          <table:table-cell table:formula="of:=INDEX([.$D$6:.$M$15];[.D82]+1;[.E82]+1)" office:value-type="float" office:value="0" calcext:value-type="float">
            <text:p>0</text:p>
          </table:table-cell>
          <table:table-cell table:style-name="ce5" table:formula="of:=([.F8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table:formula="of:=INT([.C83]/10)" office:value-type="float" office:value="6" calcext:value-type="float">
            <text:p>6</text:p>
          </table:table-cell>
          <table:table-cell table:style-name="ce1" table:formula="of:=MOD([.C83];10)" office:value-type="float" office:value="2" calcext:value-type="float">
            <text:p>2</text:p>
          </table:table-cell>
          <table:table-cell table:formula="of:=INDEX([.$D$6:.$M$15];[.D83]+1;[.E83]+1)" office:value-type="float" office:value="0" calcext:value-type="float">
            <text:p>0</text:p>
          </table:table-cell>
          <table:table-cell table:style-name="ce5" table:formula="of:=([.F8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table:formula="of:=INT([.C84]/10)" office:value-type="float" office:value="6" calcext:value-type="float">
            <text:p>6</text:p>
          </table:table-cell>
          <table:table-cell table:style-name="ce1" table:formula="of:=MOD([.C84];10)" office:value-type="float" office:value="3" calcext:value-type="float">
            <text:p>3</text:p>
          </table:table-cell>
          <table:table-cell table:formula="of:=INDEX([.$D$6:.$M$15];[.D84]+1;[.E84]+1)" office:value-type="float" office:value="0" calcext:value-type="float">
            <text:p>0</text:p>
          </table:table-cell>
          <table:table-cell table:style-name="ce5" table:formula="of:=([.F8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table:formula="of:=INT([.C85]/10)" office:value-type="float" office:value="6" calcext:value-type="float">
            <text:p>6</text:p>
          </table:table-cell>
          <table:table-cell table:style-name="ce1" table:formula="of:=MOD([.C85];10)" office:value-type="float" office:value="4" calcext:value-type="float">
            <text:p>4</text:p>
          </table:table-cell>
          <table:table-cell table:formula="of:=INDEX([.$D$6:.$M$15];[.D85]+1;[.E85]+1)" office:value-type="float" office:value="0" calcext:value-type="float">
            <text:p>0</text:p>
          </table:table-cell>
          <table:table-cell table:style-name="ce5" table:formula="of:=([.F8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table:formula="of:=INT([.C86]/10)" office:value-type="float" office:value="6" calcext:value-type="float">
            <text:p>6</text:p>
          </table:table-cell>
          <table:table-cell table:style-name="ce1" table:formula="of:=MOD([.C86];10)" office:value-type="float" office:value="5" calcext:value-type="float">
            <text:p>5</text:p>
          </table:table-cell>
          <table:table-cell table:formula="of:=INDEX([.$D$6:.$M$15];[.D86]+1;[.E86]+1)" office:value-type="float" office:value="0" calcext:value-type="float">
            <text:p>0</text:p>
          </table:table-cell>
          <table:table-cell table:style-name="ce5" table:formula="of:=([.F8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6" calcext:value-type="float">
            <text:p>66</text:p>
          </table:table-cell>
          <table:table-cell table:style-name="ce1" table:formula="of:=INT([.C87]/10)" office:value-type="float" office:value="6" calcext:value-type="float">
            <text:p>6</text:p>
          </table:table-cell>
          <table:table-cell table:style-name="ce1" table:formula="of:=MOD([.C87];10)" office:value-type="float" office:value="6" calcext:value-type="float">
            <text:p>6</text:p>
          </table:table-cell>
          <table:table-cell table:formula="of:=INDEX([.$D$6:.$M$15];[.D87]+1;[.E87]+1)" office:value-type="float" office:value="0" calcext:value-type="float">
            <text:p>0</text:p>
          </table:table-cell>
          <table:table-cell table:style-name="ce5" table:formula="of:=([.F8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7" calcext:value-type="float">
            <text:p>67</text:p>
          </table:table-cell>
          <table:table-cell table:style-name="ce1" table:formula="of:=INT([.C88]/10)" office:value-type="float" office:value="6" calcext:value-type="float">
            <text:p>6</text:p>
          </table:table-cell>
          <table:table-cell table:style-name="ce1" table:formula="of:=MOD([.C88];10)" office:value-type="float" office:value="7" calcext:value-type="float">
            <text:p>7</text:p>
          </table:table-cell>
          <table:table-cell table:formula="of:=INDEX([.$D$6:.$M$15];[.D88]+1;[.E88]+1)" office:value-type="float" office:value="0" calcext:value-type="float">
            <text:p>0</text:p>
          </table:table-cell>
          <table:table-cell table:style-name="ce5" table:formula="of:=([.F8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style-name="ce1" table:formula="of:=INT([.C89]/10)" office:value-type="float" office:value="6" calcext:value-type="float">
            <text:p>6</text:p>
          </table:table-cell>
          <table:table-cell table:style-name="ce1" table:formula="of:=MOD([.C89];10)" office:value-type="float" office:value="8" calcext:value-type="float">
            <text:p>8</text:p>
          </table:table-cell>
          <table:table-cell table:formula="of:=INDEX([.$D$6:.$M$15];[.D89]+1;[.E89]+1)" office:value-type="float" office:value="0" calcext:value-type="float">
            <text:p>0</text:p>
          </table:table-cell>
          <table:table-cell table:style-name="ce5" table:formula="of:=([.F8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69" calcext:value-type="float">
            <text:p>69</text:p>
          </table:table-cell>
          <table:table-cell table:style-name="ce1" table:formula="of:=INT([.C90]/10)" office:value-type="float" office:value="6" calcext:value-type="float">
            <text:p>6</text:p>
          </table:table-cell>
          <table:table-cell table:style-name="ce1" table:formula="of:=MOD([.C90];10)" office:value-type="float" office:value="9" calcext:value-type="float">
            <text:p>9</text:p>
          </table:table-cell>
          <table:table-cell table:formula="of:=INDEX([.$D$6:.$M$15];[.D90]+1;[.E90]+1)" office:value-type="float" office:value="2" calcext:value-type="float">
            <text:p>2</text:p>
          </table:table-cell>
          <table:table-cell table:style-name="ce5" table:formula="of:=([.F90] + 1) / [.$F$122]" office:value-type="percentage" office:value="0.00141576215195847" calcext:value-type="percentage">
            <text:p>0.14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1" table:formula="of:=INT([.C91]/10)" office:value-type="float" office:value="7" calcext:value-type="float">
            <text:p>7</text:p>
          </table:table-cell>
          <table:table-cell table:style-name="ce1" table:formula="of:=MOD([.C91];10)" office:value-type="float" office:value="0" calcext:value-type="float">
            <text:p>0</text:p>
          </table:table-cell>
          <table:table-cell table:formula="of:=INDEX([.$D$6:.$M$15];[.D91]+1;[.E91]+1)" office:value-type="float" office:value="0" calcext:value-type="float">
            <text:p>0</text:p>
          </table:table-cell>
          <table:table-cell table:style-name="ce5" table:formula="of:=([.F9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1" calcext:value-type="float">
            <text:p>71</text:p>
          </table:table-cell>
          <table:table-cell table:style-name="ce1" table:formula="of:=INT([.C92]/10)" office:value-type="float" office:value="7" calcext:value-type="float">
            <text:p>7</text:p>
          </table:table-cell>
          <table:table-cell table:style-name="ce1" table:formula="of:=MOD([.C92];10)" office:value-type="float" office:value="1" calcext:value-type="float">
            <text:p>1</text:p>
          </table:table-cell>
          <table:table-cell table:formula="of:=INDEX([.$D$6:.$M$15];[.D92]+1;[.E92]+1)" office:value-type="float" office:value="0" calcext:value-type="float">
            <text:p>0</text:p>
          </table:table-cell>
          <table:table-cell table:style-name="ce5" table:formula="of:=([.F9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2" calcext:value-type="float">
            <text:p>72</text:p>
          </table:table-cell>
          <table:table-cell table:style-name="ce1" table:formula="of:=INT([.C93]/10)" office:value-type="float" office:value="7" calcext:value-type="float">
            <text:p>7</text:p>
          </table:table-cell>
          <table:table-cell table:style-name="ce1" table:formula="of:=MOD([.C93];10)" office:value-type="float" office:value="2" calcext:value-type="float">
            <text:p>2</text:p>
          </table:table-cell>
          <table:table-cell table:formula="of:=INDEX([.$D$6:.$M$15];[.D93]+1;[.E93]+1)" office:value-type="float" office:value="0" calcext:value-type="float">
            <text:p>0</text:p>
          </table:table-cell>
          <table:table-cell table:style-name="ce5" table:formula="of:=([.F9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style-name="ce1" table:formula="of:=INT([.C94]/10)" office:value-type="float" office:value="7" calcext:value-type="float">
            <text:p>7</text:p>
          </table:table-cell>
          <table:table-cell table:style-name="ce1" table:formula="of:=MOD([.C94];10)" office:value-type="float" office:value="3" calcext:value-type="float">
            <text:p>3</text:p>
          </table:table-cell>
          <table:table-cell table:formula="of:=INDEX([.$D$6:.$M$15];[.D94]+1;[.E94]+1)" office:value-type="float" office:value="0" calcext:value-type="float">
            <text:p>0</text:p>
          </table:table-cell>
          <table:table-cell table:style-name="ce5" table:formula="of:=([.F9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4" calcext:value-type="float">
            <text:p>74</text:p>
          </table:table-cell>
          <table:table-cell table:style-name="ce1" table:formula="of:=INT([.C95]/10)" office:value-type="float" office:value="7" calcext:value-type="float">
            <text:p>7</text:p>
          </table:table-cell>
          <table:table-cell table:style-name="ce1" table:formula="of:=MOD([.C95];10)" office:value-type="float" office:value="4" calcext:value-type="float">
            <text:p>4</text:p>
          </table:table-cell>
          <table:table-cell table:formula="of:=INDEX([.$D$6:.$M$15];[.D95]+1;[.E95]+1)" office:value-type="float" office:value="0" calcext:value-type="float">
            <text:p>0</text:p>
          </table:table-cell>
          <table:table-cell table:style-name="ce5" table:formula="of:=([.F9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5" calcext:value-type="float">
            <text:p>75</text:p>
          </table:table-cell>
          <table:table-cell table:style-name="ce1" table:formula="of:=INT([.C96]/10)" office:value-type="float" office:value="7" calcext:value-type="float">
            <text:p>7</text:p>
          </table:table-cell>
          <table:table-cell table:style-name="ce1" table:formula="of:=MOD([.C96];10)" office:value-type="float" office:value="5" calcext:value-type="float">
            <text:p>5</text:p>
          </table:table-cell>
          <table:table-cell table:formula="of:=INDEX([.$D$6:.$M$15];[.D96]+1;[.E96]+1)" office:value-type="float" office:value="0" calcext:value-type="float">
            <text:p>0</text:p>
          </table:table-cell>
          <table:table-cell table:style-name="ce5" table:formula="of:=([.F9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6" calcext:value-type="float">
            <text:p>76</text:p>
          </table:table-cell>
          <table:table-cell table:style-name="ce1" table:formula="of:=INT([.C97]/10)" office:value-type="float" office:value="7" calcext:value-type="float">
            <text:p>7</text:p>
          </table:table-cell>
          <table:table-cell table:style-name="ce1" table:formula="of:=MOD([.C97];10)" office:value-type="float" office:value="6" calcext:value-type="float">
            <text:p>6</text:p>
          </table:table-cell>
          <table:table-cell table:formula="of:=INDEX([.$D$6:.$M$15];[.D97]+1;[.E97]+1)" office:value-type="float" office:value="0" calcext:value-type="float">
            <text:p>0</text:p>
          </table:table-cell>
          <table:table-cell table:style-name="ce5" table:formula="of:=([.F9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7" calcext:value-type="float">
            <text:p>77</text:p>
          </table:table-cell>
          <table:table-cell table:style-name="ce1" table:formula="of:=INT([.C98]/10)" office:value-type="float" office:value="7" calcext:value-type="float">
            <text:p>7</text:p>
          </table:table-cell>
          <table:table-cell table:style-name="ce1" table:formula="of:=MOD([.C98];10)" office:value-type="float" office:value="7" calcext:value-type="float">
            <text:p>7</text:p>
          </table:table-cell>
          <table:table-cell table:formula="of:=INDEX([.$D$6:.$M$15];[.D98]+1;[.E98]+1)" office:value-type="float" office:value="0" calcext:value-type="float">
            <text:p>0</text:p>
          </table:table-cell>
          <table:table-cell table:style-name="ce5" table:formula="of:=([.F9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table:formula="of:=INT([.C99]/10)" office:value-type="float" office:value="7" calcext:value-type="float">
            <text:p>7</text:p>
          </table:table-cell>
          <table:table-cell table:style-name="ce1" table:formula="of:=MOD([.C99];10)" office:value-type="float" office:value="8" calcext:value-type="float">
            <text:p>8</text:p>
          </table:table-cell>
          <table:table-cell table:formula="of:=INDEX([.$D$6:.$M$15];[.D99]+1;[.E99]+1)" office:value-type="float" office:value="0" calcext:value-type="float">
            <text:p>0</text:p>
          </table:table-cell>
          <table:table-cell table:style-name="ce5" table:formula="of:=([.F9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style-name="ce1" table:formula="of:=INT([.C100]/10)" office:value-type="float" office:value="7" calcext:value-type="float">
            <text:p>7</text:p>
          </table:table-cell>
          <table:table-cell table:style-name="ce1" table:formula="of:=MOD([.C100];10)" office:value-type="float" office:value="9" calcext:value-type="float">
            <text:p>9</text:p>
          </table:table-cell>
          <table:table-cell table:formula="of:=INDEX([.$D$6:.$M$15];[.D100]+1;[.E100]+1)" office:value-type="float" office:value="0" calcext:value-type="float">
            <text:p>0</text:p>
          </table:table-cell>
          <table:table-cell table:style-name="ce5" table:formula="of:=([.F10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style-name="ce1" table:formula="of:=INT([.C101]/10)" office:value-type="float" office:value="8" calcext:value-type="float">
            <text:p>8</text:p>
          </table:table-cell>
          <table:table-cell table:style-name="ce1" table:formula="of:=MOD([.C101];10)" office:value-type="float" office:value="0" calcext:value-type="float">
            <text:p>0</text:p>
          </table:table-cell>
          <table:table-cell table:formula="of:=INDEX([.$D$6:.$M$15];[.D101]+1;[.E101]+1)" office:value-type="float" office:value="0" calcext:value-type="float">
            <text:p>0</text:p>
          </table:table-cell>
          <table:table-cell table:style-name="ce5" table:formula="of:=([.F10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1" calcext:value-type="float">
            <text:p>81</text:p>
          </table:table-cell>
          <table:table-cell table:style-name="ce1" table:formula="of:=INT([.C102]/10)" office:value-type="float" office:value="8" calcext:value-type="float">
            <text:p>8</text:p>
          </table:table-cell>
          <table:table-cell table:style-name="ce1" table:formula="of:=MOD([.C102];10)" office:value-type="float" office:value="1" calcext:value-type="float">
            <text:p>1</text:p>
          </table:table-cell>
          <table:table-cell table:formula="of:=INDEX([.$D$6:.$M$15];[.D102]+1;[.E102]+1)" office:value-type="float" office:value="0" calcext:value-type="float">
            <text:p>0</text:p>
          </table:table-cell>
          <table:table-cell table:style-name="ce5" table:formula="of:=([.F10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2" calcext:value-type="float">
            <text:p>82</text:p>
          </table:table-cell>
          <table:table-cell table:style-name="ce1" table:formula="of:=INT([.C103]/10)" office:value-type="float" office:value="8" calcext:value-type="float">
            <text:p>8</text:p>
          </table:table-cell>
          <table:table-cell table:style-name="ce1" table:formula="of:=MOD([.C103];10)" office:value-type="float" office:value="2" calcext:value-type="float">
            <text:p>2</text:p>
          </table:table-cell>
          <table:table-cell table:formula="of:=INDEX([.$D$6:.$M$15];[.D103]+1;[.E103]+1)" office:value-type="float" office:value="0" calcext:value-type="float">
            <text:p>0</text:p>
          </table:table-cell>
          <table:table-cell table:style-name="ce5" table:formula="of:=([.F10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3" calcext:value-type="float">
            <text:p>83</text:p>
          </table:table-cell>
          <table:table-cell table:style-name="ce1" table:formula="of:=INT([.C104]/10)" office:value-type="float" office:value="8" calcext:value-type="float">
            <text:p>8</text:p>
          </table:table-cell>
          <table:table-cell table:style-name="ce1" table:formula="of:=MOD([.C104];10)" office:value-type="float" office:value="3" calcext:value-type="float">
            <text:p>3</text:p>
          </table:table-cell>
          <table:table-cell table:formula="of:=INDEX([.$D$6:.$M$15];[.D104]+1;[.E104]+1)" office:value-type="float" office:value="0" calcext:value-type="float">
            <text:p>0</text:p>
          </table:table-cell>
          <table:table-cell table:style-name="ce5" table:formula="of:=([.F104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4" calcext:value-type="float">
            <text:p>84</text:p>
          </table:table-cell>
          <table:table-cell table:style-name="ce1" table:formula="of:=INT([.C105]/10)" office:value-type="float" office:value="8" calcext:value-type="float">
            <text:p>8</text:p>
          </table:table-cell>
          <table:table-cell table:style-name="ce1" table:formula="of:=MOD([.C105];10)" office:value-type="float" office:value="4" calcext:value-type="float">
            <text:p>4</text:p>
          </table:table-cell>
          <table:table-cell table:formula="of:=INDEX([.$D$6:.$M$15];[.D105]+1;[.E105]+1)" office:value-type="float" office:value="0" calcext:value-type="float">
            <text:p>0</text:p>
          </table:table-cell>
          <table:table-cell table:style-name="ce5" table:formula="of:=([.F10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5" calcext:value-type="float">
            <text:p>85</text:p>
          </table:table-cell>
          <table:table-cell table:style-name="ce1" table:formula="of:=INT([.C106]/10)" office:value-type="float" office:value="8" calcext:value-type="float">
            <text:p>8</text:p>
          </table:table-cell>
          <table:table-cell table:style-name="ce1" table:formula="of:=MOD([.C106];10)" office:value-type="float" office:value="5" calcext:value-type="float">
            <text:p>5</text:p>
          </table:table-cell>
          <table:table-cell table:formula="of:=INDEX([.$D$6:.$M$15];[.D106]+1;[.E106]+1)" office:value-type="float" office:value="0" calcext:value-type="float">
            <text:p>0</text:p>
          </table:table-cell>
          <table:table-cell table:style-name="ce5" table:formula="of:=([.F10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6" calcext:value-type="float">
            <text:p>86</text:p>
          </table:table-cell>
          <table:table-cell table:style-name="ce1" table:formula="of:=INT([.C107]/10)" office:value-type="float" office:value="8" calcext:value-type="float">
            <text:p>8</text:p>
          </table:table-cell>
          <table:table-cell table:style-name="ce1" table:formula="of:=MOD([.C107];10)" office:value-type="float" office:value="6" calcext:value-type="float">
            <text:p>6</text:p>
          </table:table-cell>
          <table:table-cell table:formula="of:=INDEX([.$D$6:.$M$15];[.D107]+1;[.E107]+1)" office:value-type="float" office:value="0" calcext:value-type="float">
            <text:p>0</text:p>
          </table:table-cell>
          <table:table-cell table:style-name="ce5" table:formula="of:=([.F10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7" calcext:value-type="float">
            <text:p>87</text:p>
          </table:table-cell>
          <table:table-cell table:style-name="ce1" table:formula="of:=INT([.C108]/10)" office:value-type="float" office:value="8" calcext:value-type="float">
            <text:p>8</text:p>
          </table:table-cell>
          <table:table-cell table:style-name="ce1" table:formula="of:=MOD([.C108];10)" office:value-type="float" office:value="7" calcext:value-type="float">
            <text:p>7</text:p>
          </table:table-cell>
          <table:table-cell table:formula="of:=INDEX([.$D$6:.$M$15];[.D108]+1;[.E108]+1)" office:value-type="float" office:value="1" calcext:value-type="float">
            <text:p>1</text:p>
          </table:table-cell>
          <table:table-cell table:style-name="ce5" table:formula="of:=([.F108] + 1) / [.$F$122]" office:value-type="percentage" office:value="0.000943841434638981" calcext:value-type="percentage">
            <text:p>0.0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8" calcext:value-type="float">
            <text:p>88</text:p>
          </table:table-cell>
          <table:table-cell table:style-name="ce1" table:formula="of:=INT([.C109]/10)" office:value-type="float" office:value="8" calcext:value-type="float">
            <text:p>8</text:p>
          </table:table-cell>
          <table:table-cell table:style-name="ce1" table:formula="of:=MOD([.C109];10)" office:value-type="float" office:value="8" calcext:value-type="float">
            <text:p>8</text:p>
          </table:table-cell>
          <table:table-cell table:formula="of:=INDEX([.$D$6:.$M$15];[.D109]+1;[.E109]+1)" office:value-type="float" office:value="0" calcext:value-type="float">
            <text:p>0</text:p>
          </table:table-cell>
          <table:table-cell table:style-name="ce5" table:formula="of:=([.F10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89" calcext:value-type="float">
            <text:p>89</text:p>
          </table:table-cell>
          <table:table-cell table:style-name="ce1" table:formula="of:=INT([.C110]/10)" office:value-type="float" office:value="8" calcext:value-type="float">
            <text:p>8</text:p>
          </table:table-cell>
          <table:table-cell table:style-name="ce1" table:formula="of:=MOD([.C110];10)" office:value-type="float" office:value="9" calcext:value-type="float">
            <text:p>9</text:p>
          </table:table-cell>
          <table:table-cell table:formula="of:=INDEX([.$D$6:.$M$15];[.D110]+1;[.E110]+1)" office:value-type="float" office:value="0" calcext:value-type="float">
            <text:p>0</text:p>
          </table:table-cell>
          <table:table-cell table:style-name="ce5" table:formula="of:=([.F11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0" calcext:value-type="float">
            <text:p>90</text:p>
          </table:table-cell>
          <table:table-cell table:style-name="ce1" table:formula="of:=INT([.C111]/10)" office:value-type="float" office:value="9" calcext:value-type="float">
            <text:p>9</text:p>
          </table:table-cell>
          <table:table-cell table:style-name="ce1" table:formula="of:=MOD([.C111];10)" office:value-type="float" office:value="0" calcext:value-type="float">
            <text:p>0</text:p>
          </table:table-cell>
          <table:table-cell table:formula="of:=INDEX([.$D$6:.$M$15];[.D111]+1;[.E111]+1)" office:value-type="float" office:value="0" calcext:value-type="float">
            <text:p>0</text:p>
          </table:table-cell>
          <table:table-cell table:style-name="ce5" table:formula="of:=([.F111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1" calcext:value-type="float">
            <text:p>91</text:p>
          </table:table-cell>
          <table:table-cell table:style-name="ce1" table:formula="of:=INT([.C112]/10)" office:value-type="float" office:value="9" calcext:value-type="float">
            <text:p>9</text:p>
          </table:table-cell>
          <table:table-cell table:style-name="ce1" table:formula="of:=MOD([.C112];10)" office:value-type="float" office:value="1" calcext:value-type="float">
            <text:p>1</text:p>
          </table:table-cell>
          <table:table-cell table:formula="of:=INDEX([.$D$6:.$M$15];[.D112]+1;[.E112]+1)" office:value-type="float" office:value="0" calcext:value-type="float">
            <text:p>0</text:p>
          </table:table-cell>
          <table:table-cell table:style-name="ce5" table:formula="of:=([.F112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2" calcext:value-type="float">
            <text:p>92</text:p>
          </table:table-cell>
          <table:table-cell table:style-name="ce1" table:formula="of:=INT([.C113]/10)" office:value-type="float" office:value="9" calcext:value-type="float">
            <text:p>9</text:p>
          </table:table-cell>
          <table:table-cell table:style-name="ce1" table:formula="of:=MOD([.C113];10)" office:value-type="float" office:value="2" calcext:value-type="float">
            <text:p>2</text:p>
          </table:table-cell>
          <table:table-cell table:formula="of:=INDEX([.$D$6:.$M$15];[.D113]+1;[.E113]+1)" office:value-type="float" office:value="0" calcext:value-type="float">
            <text:p>0</text:p>
          </table:table-cell>
          <table:table-cell table:style-name="ce5" table:formula="of:=([.F113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3" calcext:value-type="float">
            <text:p>93</text:p>
          </table:table-cell>
          <table:table-cell table:style-name="ce1" table:formula="of:=INT([.C114]/10)" office:value-type="float" office:value="9" calcext:value-type="float">
            <text:p>9</text:p>
          </table:table-cell>
          <table:table-cell table:style-name="ce1" table:formula="of:=MOD([.C114];10)" office:value-type="float" office:value="3" calcext:value-type="float">
            <text:p>3</text:p>
          </table:table-cell>
          <table:table-cell table:formula="of:=INDEX([.$D$6:.$M$15];[.D114]+1;[.E114]+1)" office:value-type="float" office:value="1" calcext:value-type="float">
            <text:p>1</text:p>
          </table:table-cell>
          <table:table-cell table:style-name="ce5" table:formula="of:=([.F114] + 1) / [.$F$122]" office:value-type="percentage" office:value="0.000943841434638981" calcext:value-type="percentage">
            <text:p>0.09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4" calcext:value-type="float">
            <text:p>94</text:p>
          </table:table-cell>
          <table:table-cell table:style-name="ce1" table:formula="of:=INT([.C115]/10)" office:value-type="float" office:value="9" calcext:value-type="float">
            <text:p>9</text:p>
          </table:table-cell>
          <table:table-cell table:style-name="ce1" table:formula="of:=MOD([.C115];10)" office:value-type="float" office:value="4" calcext:value-type="float">
            <text:p>4</text:p>
          </table:table-cell>
          <table:table-cell table:formula="of:=INDEX([.$D$6:.$M$15];[.D115]+1;[.E115]+1)" office:value-type="float" office:value="0" calcext:value-type="float">
            <text:p>0</text:p>
          </table:table-cell>
          <table:table-cell table:style-name="ce5" table:formula="of:=([.F115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5" calcext:value-type="float">
            <text:p>95</text:p>
          </table:table-cell>
          <table:table-cell table:style-name="ce1" table:formula="of:=INT([.C116]/10)" office:value-type="float" office:value="9" calcext:value-type="float">
            <text:p>9</text:p>
          </table:table-cell>
          <table:table-cell table:style-name="ce1" table:formula="of:=MOD([.C116];10)" office:value-type="float" office:value="5" calcext:value-type="float">
            <text:p>5</text:p>
          </table:table-cell>
          <table:table-cell table:formula="of:=INDEX([.$D$6:.$M$15];[.D116]+1;[.E116]+1)" office:value-type="float" office:value="0" calcext:value-type="float">
            <text:p>0</text:p>
          </table:table-cell>
          <table:table-cell table:style-name="ce5" table:formula="of:=([.F116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6" calcext:value-type="float">
            <text:p>96</text:p>
          </table:table-cell>
          <table:table-cell table:style-name="ce1" table:formula="of:=INT([.C117]/10)" office:value-type="float" office:value="9" calcext:value-type="float">
            <text:p>9</text:p>
          </table:table-cell>
          <table:table-cell table:style-name="ce1" table:formula="of:=MOD([.C117];10)" office:value-type="float" office:value="6" calcext:value-type="float">
            <text:p>6</text:p>
          </table:table-cell>
          <table:table-cell table:formula="of:=INDEX([.$D$6:.$M$15];[.D117]+1;[.E117]+1)" office:value-type="float" office:value="0" calcext:value-type="float">
            <text:p>0</text:p>
          </table:table-cell>
          <table:table-cell table:style-name="ce5" table:formula="of:=([.F117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table:formula="of:=INT([.C118]/10)" office:value-type="float" office:value="9" calcext:value-type="float">
            <text:p>9</text:p>
          </table:table-cell>
          <table:table-cell table:style-name="ce1" table:formula="of:=MOD([.C118];10)" office:value-type="float" office:value="7" calcext:value-type="float">
            <text:p>7</text:p>
          </table:table-cell>
          <table:table-cell table:formula="of:=INDEX([.$D$6:.$M$15];[.D118]+1;[.E118]+1)" office:value-type="float" office:value="0" calcext:value-type="float">
            <text:p>0</text:p>
          </table:table-cell>
          <table:table-cell table:style-name="ce5" table:formula="of:=([.F118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table:formula="of:=INT([.C119]/10)" office:value-type="float" office:value="9" calcext:value-type="float">
            <text:p>9</text:p>
          </table:table-cell>
          <table:table-cell table:style-name="ce1" table:formula="of:=MOD([.C119];10)" office:value-type="float" office:value="8" calcext:value-type="float">
            <text:p>8</text:p>
          </table:table-cell>
          <table:table-cell table:formula="of:=INDEX([.$D$6:.$M$15];[.D119]+1;[.E119]+1)" office:value-type="float" office:value="0" calcext:value-type="float">
            <text:p>0</text:p>
          </table:table-cell>
          <table:table-cell table:style-name="ce5" table:formula="of:=([.F119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float" office:value="99" calcext:value-type="float">
            <text:p>99</text:p>
          </table:table-cell>
          <table:table-cell table:style-name="ce1" table:formula="of:=INT([.C120]/10)" office:value-type="float" office:value="9" calcext:value-type="float">
            <text:p>9</text:p>
          </table:table-cell>
          <table:table-cell table:style-name="ce1" table:formula="of:=MOD([.C120];10)" office:value-type="float" office:value="9" calcext:value-type="float">
            <text:p>9</text:p>
          </table:table-cell>
          <table:table-cell table:formula="of:=INDEX([.$D$6:.$M$15];[.D120]+1;[.E120]+1)" office:value-type="float" office:value="0" calcext:value-type="float">
            <text:p>0</text:p>
          </table:table-cell>
          <table:table-cell table:style-name="ce5" table:formula="of:=([.F120] + 1) / [.$F$122]" office:value-type="percentage" office:value="0.00047192071731949" calcext:value-type="percentage">
            <text:p>0.05%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table:formula="of:=COUNT([.C21:.C120])" office:value-type="float" office:value="100" calcext:value-type="float">
            <text:p>100</text:p>
          </table:table-cell>
          <table:table-cell table:style-name="ce1" table:number-columns-repeated="2"/>
          <table:table-cell table:formula="of:=SUM([.F21:.F120])" office:value-type="float" office:value="2019" calcext:value-type="float">
            <text:p>2019</text:p>
          </table:table-cell>
          <table:table-cell table:style-name="ce5" table:formula="of:=SUM([.G21:.G120])" office:value-type="percentage" office:value="1" calcext:value-type="percentage">
            <text:p>100.00%</text:p>
          </table:table-cell>
          <table:table-cell table:number-columns-repeated="57"/>
        </table:table-row>
        <table:table-row table:style-name="ro1">
          <table:table-cell table:number-columns-repeated="5"/>
          <table:table-cell table:formula="of:=[.F121]+[.C121]" office:value-type="float" office:value="2119" calcext:value-type="float">
            <text:p>2119</text:p>
          </table:table-cell>
          <table:table-cell table:number-columns-repeated="58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irality analysis" table:style-name="ta1">
        <table:shapes>
          <draw:frame draw:z-index="0" draw:style-name="gr1" draw:text-style-name="P1" svg:width="16cm" svg:height="8.995cm" svg:x="25.173cm" svg:y="2.168cm">
            <draw:object draw:notify-on-update-of-ranges="'virality analysis'.H4:'virality analysis'.H4 'virality analysis'.H5:'virality analysis'.H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/>
          <table:table-cell table:style-name="ce11" office:value-type="string" calcext:value-type="string">
            <text:p>cell population</text:p>
          </table:table-cell>
          <table:table-cell table:style-name="ce13" office:value-type="string" calcext:value-type="string">
            <text:p>total virality</text:p>
          </table:table-cell>
          <table:table-cell table:style-name="ce11" office:value-type="string" calcext:value-type="string">
            <text:p>avg virality</text:p>
          </table:table-cell>
          <table:table-cell table:style-name="ce11" office:value-type="string" calcext:value-type="string">
            <text:p>cell vscore</text:p>
          </table:table-cell>
          <table:table-cell table:style-name="ce11" office:value-type="string" calcext:value-type="string">
            <text:p>cell vscore normalized</text:p>
          </table:table-cell>
          <table:table-cell table:style-name="ce11" office:value-type="string" calcext:value-type="string">
            <text:p>exposure</text:p>
          </table:table-cell>
          <table:table-cell table:style-name="ce11" office:value-type="string" calcext:value-type="string">
            <text:p>p(infection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]*[.D5]" office:value-type="float" office:value="0" calcext:value-type="float">
            <text:p>0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]+1)^(1 - [.$E$3]) - 1)/ (1 - [.$E$3])" office:value-type="float" office:value="-0" calcext:value-type="float">
            <text:p>0.000</text:p>
          </table:table-cell>
          <table:table-cell table:style-name="ce14" table:formula="of:=1 - (1/([.C5] + 1))" office:value-type="float" office:value="0" calcext:value-type="float">
            <text:p>0.00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]*[.G5]" office:value-type="float" office:value="-0" calcext:value-type="float">
            <text:p>0.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]*[.D6]" office:value-type="float" office:value="0.5" calcext:value-type="float">
            <text:p>0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]+1)^(1 - [.$E$3]) - 1)/ (1 - [.$E$3])" office:value-type="float" office:value="0.333333333333333" calcext:value-type="float">
            <text:p>0.333</text:p>
          </table:table-cell>
          <table:table-cell table:style-name="ce14" table:formula="of:=1 - (1/([.C6] + 1))" office:value-type="float" office:value="0.333333333333333" calcext:value-type="float">
            <text:p>0.33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]*[.G6]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D7]" office:value-type="float" office:value="1" calcext:value-type="float">
            <text:p>1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]+1)^(1 - [.$E$3]) - 1)/ (1 - [.$E$3])" office:value-type="float" office:value="0.5" calcext:value-type="float">
            <text:p>0.500</text:p>
          </table:table-cell>
          <table:table-cell table:style-name="ce14" table:formula="of:=1 - (1/([.C7] + 1))" office:value-type="float" office:value="0.5" calcext:value-type="float">
            <text:p>0.50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]*[.G7]" office:value-type="float" office:value="1.5" calcext:value-type="float">
            <text:p>1.5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8]*[.D8]" office:value-type="float" office:value="1.5" calcext:value-type="float">
            <text:p>1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]+1)^(1 - [.$E$3]) - 1)/ (1 - [.$E$3])" office:value-type="float" office:value="0.6" calcext:value-type="float">
            <text:p>0.600</text:p>
          </table:table-cell>
          <table:table-cell table:style-name="ce14" table:formula="of:=1 - (1/([.C8] + 1))" office:value-type="float" office:value="0.6" calcext:value-type="float">
            <text:p>0.60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]*[.G8]" office:value-type="float" office:value="1.8" calcext:value-type="float">
            <text:p>1.8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9]*[.D9]" office:value-type="float" office:value="2" calcext:value-type="float">
            <text:p>2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9]+1)^(1 - [.$E$3]) - 1)/ (1 - [.$E$3])" office:value-type="float" office:value="0.666666666666667" calcext:value-type="float">
            <text:p>0.667</text:p>
          </table:table-cell>
          <table:table-cell table:style-name="ce14" table:formula="of:=1 - (1/([.C9] + 1))" office:value-type="float" office:value="0.666666666666667" calcext:value-type="float">
            <text:p>0.66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9]*[.G9]" office:value-type="float" office:value="2" calcext:value-type="float">
            <text:p>2.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0]*[.D10]" office:value-type="float" office:value="2.5" calcext:value-type="float">
            <text:p>2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0]+1)^(1 - [.$E$3]) - 1)/ (1 - [.$E$3])" office:value-type="float" office:value="0.714285714285714" calcext:value-type="float">
            <text:p>0.714</text:p>
          </table:table-cell>
          <table:table-cell table:style-name="ce14" table:formula="of:=1 - (1/([.C10] + 1))" office:value-type="float" office:value="0.714285714285714" calcext:value-type="float">
            <text:p>0.71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0]*[.G10]" office:value-type="float" office:value="2.14285714285714" calcext:value-type="float">
            <text:p>2.1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1]*[.D11]" office:value-type="float" office:value="3" calcext:value-type="float">
            <text:p>3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1]+1)^(1 - [.$E$3]) - 1)/ (1 - [.$E$3])" office:value-type="float" office:value="0.75" calcext:value-type="float">
            <text:p>0.750</text:p>
          </table:table-cell>
          <table:table-cell table:style-name="ce14" table:formula="of:=1 - (1/([.C11] + 1))" office:value-type="float" office:value="0.75" calcext:value-type="float">
            <text:p>0.75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1]*[.G11]" office:value-type="float" office:value="2.25" calcext:value-type="float">
            <text:p>2.25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2]*[.D12]" office:value-type="float" office:value="3.5" calcext:value-type="float">
            <text:p>3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2]+1)^(1 - [.$E$3]) - 1)/ (1 - [.$E$3])" office:value-type="float" office:value="0.777777777777778" calcext:value-type="float">
            <text:p>0.778</text:p>
          </table:table-cell>
          <table:table-cell table:style-name="ce14" table:formula="of:=1 - (1/([.C12] + 1))" office:value-type="float" office:value="0.777777777777778" calcext:value-type="float">
            <text:p>0.778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2]*[.G12]" office:value-type="float" office:value="2.33333333333333" calcext:value-type="float">
            <text:p>2.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3]*[.D13]" office:value-type="float" office:value="4" calcext:value-type="float">
            <text:p>4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3]+1)^(1 - [.$E$3]) - 1)/ (1 - [.$E$3])" office:value-type="float" office:value="0.8" calcext:value-type="float">
            <text:p>0.800</text:p>
          </table:table-cell>
          <table:table-cell table:style-name="ce14" table:formula="of:=1 - (1/([.C13] + 1))" office:value-type="float" office:value="0.8" calcext:value-type="float">
            <text:p>0.80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3]*[.G13]" office:value-type="float" office:value="2.4" calcext:value-type="float">
            <text:p>2.4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4]*[.D14]" office:value-type="float" office:value="4.5" calcext:value-type="float">
            <text:p>4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4]+1)^(1 - [.$E$3]) - 1)/ (1 - [.$E$3])" office:value-type="float" office:value="0.818181818181818" calcext:value-type="float">
            <text:p>0.818</text:p>
          </table:table-cell>
          <table:table-cell table:style-name="ce14" table:formula="of:=1 - (1/([.C14] + 1))" office:value-type="float" office:value="0.818181818181818" calcext:value-type="float">
            <text:p>0.818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4]*[.G14]" office:value-type="float" office:value="2.45454545454545" calcext:value-type="float">
            <text:p>2.4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5]*[.D15]" office:value-type="float" office:value="5" calcext:value-type="float">
            <text:p>5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5]+1)^(1 - [.$E$3]) - 1)/ (1 - [.$E$3])" office:value-type="float" office:value="0.833333333333333" calcext:value-type="float">
            <text:p>0.833</text:p>
          </table:table-cell>
          <table:table-cell table:style-name="ce14" table:formula="of:=1 - (1/([.C15] + 1))" office:value-type="float" office:value="0.833333333333333" calcext:value-type="float">
            <text:p>0.83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5]*[.G15]" office:value-type="float" office:value="2.5" calcext:value-type="float">
            <text:p>2.5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[.D16]" office:value-type="float" office:value="5.5" calcext:value-type="float">
            <text:p>5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6]+1)^(1 - [.$E$3]) - 1)/ (1 - [.$E$3])" office:value-type="float" office:value="0.846153846153846" calcext:value-type="float">
            <text:p>0.846</text:p>
          </table:table-cell>
          <table:table-cell table:style-name="ce14" table:formula="of:=1 - (1/([.C16] + 1))" office:value-type="float" office:value="0.846153846153846" calcext:value-type="float">
            <text:p>0.84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6]*[.G16]" office:value-type="float" office:value="2.53846153846154" calcext:value-type="float">
            <text:p>2.53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]*[.D17]" office:value-type="float" office:value="6" calcext:value-type="float">
            <text:p>6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7]+1)^(1 - [.$E$3]) - 1)/ (1 - [.$E$3])" office:value-type="float" office:value="0.857142857142857" calcext:value-type="float">
            <text:p>0.857</text:p>
          </table:table-cell>
          <table:table-cell table:style-name="ce14" table:formula="of:=1 - (1/([.C17] + 1))" office:value-type="float" office:value="0.857142857142857" calcext:value-type="float">
            <text:p>0.85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7]*[.G17]" office:value-type="float" office:value="2.57142857142857" calcext:value-type="float">
            <text:p>2.57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8]*[.D18]" office:value-type="float" office:value="6.5" calcext:value-type="float">
            <text:p>6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8]+1)^(1 - [.$E$3]) - 1)/ (1 - [.$E$3])" office:value-type="float" office:value="0.866666666666667" calcext:value-type="float">
            <text:p>0.867</text:p>
          </table:table-cell>
          <table:table-cell table:style-name="ce14" table:formula="of:=1 - (1/([.C18] + 1))" office:value-type="float" office:value="0.866666666666667" calcext:value-type="float">
            <text:p>0.86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8]*[.G18]" office:value-type="float" office:value="2.6" calcext:value-type="float">
            <text:p>2.6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9]*[.D19]" office:value-type="float" office:value="7" calcext:value-type="float">
            <text:p>7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19]+1)^(1 - [.$E$3]) - 1)/ (1 - [.$E$3])" office:value-type="float" office:value="0.875" calcext:value-type="float">
            <text:p>0.875</text:p>
          </table:table-cell>
          <table:table-cell table:style-name="ce14" table:formula="of:=1 - (1/([.C19] + 1))" office:value-type="float" office:value="0.875" calcext:value-type="float">
            <text:p>0.87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19]*[.G19]" office:value-type="float" office:value="2.625" calcext:value-type="float">
            <text:p>2.6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0]*[.D20]" office:value-type="float" office:value="7.5" calcext:value-type="float">
            <text:p>7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0]+1)^(1 - [.$E$3]) - 1)/ (1 - [.$E$3])" office:value-type="float" office:value="0.882352941176471" calcext:value-type="float">
            <text:p>0.882</text:p>
          </table:table-cell>
          <table:table-cell table:style-name="ce14" table:formula="of:=1 - (1/([.C20] + 1))" office:value-type="float" office:value="0.882352941176471" calcext:value-type="float">
            <text:p>0.882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0]*[.G20]" office:value-type="float" office:value="2.64705882352941" calcext:value-type="float">
            <text:p>2.6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1]*[.D21]" office:value-type="float" office:value="8" calcext:value-type="float">
            <text:p>8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1]+1)^(1 - [.$E$3]) - 1)/ (1 - [.$E$3])" office:value-type="float" office:value="0.888888888888889" calcext:value-type="float">
            <text:p>0.889</text:p>
          </table:table-cell>
          <table:table-cell table:style-name="ce14" table:formula="of:=1 - (1/([.C21] + 1))" office:value-type="float" office:value="0.888888888888889" calcext:value-type="float">
            <text:p>0.88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1]*[.G21]" office:value-type="float" office:value="2.66666666666667" calcext:value-type="float">
            <text:p>2.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2]*[.D22]" office:value-type="float" office:value="8.5" calcext:value-type="float">
            <text:p>8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2]+1)^(1 - [.$E$3]) - 1)/ (1 - [.$E$3])" office:value-type="float" office:value="0.894736842105263" calcext:value-type="float">
            <text:p>0.895</text:p>
          </table:table-cell>
          <table:table-cell table:style-name="ce14" table:formula="of:=1 - (1/([.C22] + 1))" office:value-type="float" office:value="0.894736842105263" calcext:value-type="float">
            <text:p>0.89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2]*[.G22]" office:value-type="float" office:value="2.68421052631579" calcext:value-type="float">
            <text:p>2.68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[.D23]" office:value-type="float" office:value="9" calcext:value-type="float">
            <text:p>9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3]+1)^(1 - [.$E$3]) - 1)/ (1 - [.$E$3])" office:value-type="float" office:value="0.9" calcext:value-type="float">
            <text:p>0.900</text:p>
          </table:table-cell>
          <table:table-cell table:style-name="ce14" table:formula="of:=1 - (1/([.C23] + 1))" office:value-type="float" office:value="0.9" calcext:value-type="float">
            <text:p>0.90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3]*[.G23]" office:value-type="float" office:value="2.7" calcext:value-type="float">
            <text:p>2.7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4]*[.D24]" office:value-type="float" office:value="9.5" calcext:value-type="float">
            <text:p>9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4]+1)^(1 - [.$E$3]) - 1)/ (1 - [.$E$3])" office:value-type="float" office:value="0.904761904761905" calcext:value-type="float">
            <text:p>0.905</text:p>
          </table:table-cell>
          <table:table-cell table:style-name="ce14" table:formula="of:=1 - (1/([.C24] + 1))" office:value-type="float" office:value="0.904761904761905" calcext:value-type="float">
            <text:p>0.90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4]*[.G24]" office:value-type="float" office:value="2.71428571428571" calcext:value-type="float">
            <text:p>2.7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5]*[.D25]" office:value-type="float" office:value="10" calcext:value-type="float">
            <text:p>10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5]+1)^(1 - [.$E$3]) - 1)/ (1 - [.$E$3])" office:value-type="float" office:value="0.909090909090909" calcext:value-type="float">
            <text:p>0.909</text:p>
          </table:table-cell>
          <table:table-cell table:style-name="ce14" table:formula="of:=1 - (1/([.C25] + 1))" office:value-type="float" office:value="0.909090909090909" calcext:value-type="float">
            <text:p>0.90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5]*[.G25]" office:value-type="float" office:value="2.72727272727273" calcext:value-type="float">
            <text:p>2.7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6]*[.D26]" office:value-type="float" office:value="10.5" calcext:value-type="float">
            <text:p>10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6]+1)^(1 - [.$E$3]) - 1)/ (1 - [.$E$3])" office:value-type="float" office:value="0.91304347826087" calcext:value-type="float">
            <text:p>0.913</text:p>
          </table:table-cell>
          <table:table-cell table:style-name="ce14" table:formula="of:=1 - (1/([.C26] + 1))" office:value-type="float" office:value="0.91304347826087" calcext:value-type="float">
            <text:p>0.91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6]*[.G26]" office:value-type="float" office:value="2.73913043478261" calcext:value-type="float">
            <text:p>2.73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7]*[.D27]" office:value-type="float" office:value="11" calcext:value-type="float">
            <text:p>11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7]+1)^(1 - [.$E$3]) - 1)/ (1 - [.$E$3])" office:value-type="float" office:value="0.916666666666667" calcext:value-type="float">
            <text:p>0.917</text:p>
          </table:table-cell>
          <table:table-cell table:style-name="ce14" table:formula="of:=1 - (1/([.C27] + 1))" office:value-type="float" office:value="0.916666666666667" calcext:value-type="float">
            <text:p>0.91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7]*[.G27]" office:value-type="float" office:value="2.75" calcext:value-type="float">
            <text:p>2.75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B28]*[.D28]" office:value-type="float" office:value="2500" calcext:value-type="float">
            <text:p>2500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8]+1)^(1 - [.$E$3]) - 1)/ (1 - [.$E$3])" office:value-type="float" office:value="0.999600159936026" calcext:value-type="float">
            <text:p>1.000</text:p>
          </table:table-cell>
          <table:table-cell table:style-name="ce14" table:formula="of:=1 - (1/([.C28] + 1))" office:value-type="float" office:value="0.999600159936026" calcext:value-type="float">
            <text:p>1.00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8]*[.G28]" office:value-type="float" office:value="2.99880047980808" calcext:value-type="float">
            <text:p>2.99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9]*[.D29]" office:value-type="float" office:value="12" calcext:value-type="float">
            <text:p>12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29]+1)^(1 - [.$E$3]) - 1)/ (1 - [.$E$3])" office:value-type="float" office:value="0.923076923076923" calcext:value-type="float">
            <text:p>0.923</text:p>
          </table:table-cell>
          <table:table-cell table:style-name="ce14" table:formula="of:=1 - (1/([.C29] + 1))" office:value-type="float" office:value="0.923076923076923" calcext:value-type="float">
            <text:p>0.92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29]*[.G29]" office:value-type="float" office:value="2.76923076923077" calcext:value-type="float">
            <text:p>2.7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0]*[.D30]" office:value-type="float" office:value="12.5" calcext:value-type="float">
            <text:p>12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0]+1)^(1 - [.$E$3]) - 1)/ (1 - [.$E$3])" office:value-type="float" office:value="0.925925925925926" calcext:value-type="float">
            <text:p>0.926</text:p>
          </table:table-cell>
          <table:table-cell table:style-name="ce14" table:formula="of:=1 - (1/([.C30] + 1))" office:value-type="float" office:value="0.925925925925926" calcext:value-type="float">
            <text:p>0.92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0]*[.G30]" office:value-type="float" office:value="2.77777777777778" calcext:value-type="float">
            <text:p>2.7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31]*[.D31]" office:value-type="float" office:value="13" calcext:value-type="float">
            <text:p>13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1]+1)^(1 - [.$E$3]) - 1)/ (1 - [.$E$3])" office:value-type="float" office:value="0.928571428571429" calcext:value-type="float">
            <text:p>0.929</text:p>
          </table:table-cell>
          <table:table-cell table:style-name="ce14" table:formula="of:=1 - (1/([.C31] + 1))" office:value-type="float" office:value="0.928571428571429" calcext:value-type="float">
            <text:p>0.92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1]*[.G31]" office:value-type="float" office:value="2.78571428571429" calcext:value-type="float">
            <text:p>2.78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32]*[.D32]" office:value-type="float" office:value="13.5" calcext:value-type="float">
            <text:p>13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2]+1)^(1 - [.$E$3]) - 1)/ (1 - [.$E$3])" office:value-type="float" office:value="0.931034482758621" calcext:value-type="float">
            <text:p>0.931</text:p>
          </table:table-cell>
          <table:table-cell table:style-name="ce14" table:formula="of:=1 - (1/([.C32] + 1))" office:value-type="float" office:value="0.931034482758621" calcext:value-type="float">
            <text:p>0.93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2]*[.G32]" office:value-type="float" office:value="2.79310344827586" calcext:value-type="float">
            <text:p>2.79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3]*[.D33]" office:value-type="float" office:value="14" calcext:value-type="float">
            <text:p>14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3]+1)^(1 - [.$E$3]) - 1)/ (1 - [.$E$3])" office:value-type="float" office:value="0.933333333333333" calcext:value-type="float">
            <text:p>0.933</text:p>
          </table:table-cell>
          <table:table-cell table:style-name="ce14" table:formula="of:=1 - (1/([.C33] + 1))" office:value-type="float" office:value="0.933333333333333" calcext:value-type="float">
            <text:p>0.93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3]*[.G33]" office:value-type="float" office:value="2.8" calcext:value-type="float">
            <text:p>2.8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4]*[.D34]" office:value-type="float" office:value="14.5" calcext:value-type="float">
            <text:p>14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4]+1)^(1 - [.$E$3]) - 1)/ (1 - [.$E$3])" office:value-type="float" office:value="0.935483870967742" calcext:value-type="float">
            <text:p>0.935</text:p>
          </table:table-cell>
          <table:table-cell table:style-name="ce14" table:formula="of:=1 - (1/([.C34] + 1))" office:value-type="float" office:value="0.935483870967742" calcext:value-type="float">
            <text:p>0.93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4]*[.G34]" office:value-type="float" office:value="2.80645161290323" calcext:value-type="float">
            <text:p>2.80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5]*[.D35]" office:value-type="float" office:value="15" calcext:value-type="float">
            <text:p>15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5]+1)^(1 - [.$E$3]) - 1)/ (1 - [.$E$3])" office:value-type="float" office:value="0.9375" calcext:value-type="float">
            <text:p>0.938</text:p>
          </table:table-cell>
          <table:table-cell table:style-name="ce14" table:formula="of:=1 - (1/([.C35] + 1))" office:value-type="float" office:value="0.9375" calcext:value-type="float">
            <text:p>0.938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5]*[.G35]" office:value-type="float" office:value="2.8125" calcext:value-type="float">
            <text:p>2.81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6]*[.D36]" office:value-type="float" office:value="15.5" calcext:value-type="float">
            <text:p>15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6]+1)^(1 - [.$E$3]) - 1)/ (1 - [.$E$3])" office:value-type="float" office:value="0.939393939393939" calcext:value-type="float">
            <text:p>0.939</text:p>
          </table:table-cell>
          <table:table-cell table:style-name="ce14" table:formula="of:=1 - (1/([.C36] + 1))" office:value-type="float" office:value="0.939393939393939" calcext:value-type="float">
            <text:p>0.93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6]*[.G36]" office:value-type="float" office:value="2.81818181818182" calcext:value-type="float">
            <text:p>2.81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37]*[.D37]" office:value-type="float" office:value="16" calcext:value-type="float">
            <text:p>16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7]+1)^(1 - [.$E$3]) - 1)/ (1 - [.$E$3])" office:value-type="float" office:value="0.941176470588235" calcext:value-type="float">
            <text:p>0.941</text:p>
          </table:table-cell>
          <table:table-cell table:style-name="ce14" table:formula="of:=1 - (1/([.C37] + 1))" office:value-type="float" office:value="0.941176470588235" calcext:value-type="float">
            <text:p>0.94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7]*[.G37]" office:value-type="float" office:value="2.82352941176471" calcext:value-type="float">
            <text:p>2.8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38]*[.D38]" office:value-type="float" office:value="16.5" calcext:value-type="float">
            <text:p>16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8]+1)^(1 - [.$E$3]) - 1)/ (1 - [.$E$3])" office:value-type="float" office:value="0.942857142857143" calcext:value-type="float">
            <text:p>0.943</text:p>
          </table:table-cell>
          <table:table-cell table:style-name="ce14" table:formula="of:=1 - (1/([.C38] + 1))" office:value-type="float" office:value="0.942857142857143" calcext:value-type="float">
            <text:p>0.94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8]*[.G38]" office:value-type="float" office:value="2.82857142857143" calcext:value-type="float">
            <text:p>2.82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9]*[.D39]" office:value-type="float" office:value="17" calcext:value-type="float">
            <text:p>17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39]+1)^(1 - [.$E$3]) - 1)/ (1 - [.$E$3])" office:value-type="float" office:value="0.944444444444444" calcext:value-type="float">
            <text:p>0.944</text:p>
          </table:table-cell>
          <table:table-cell table:style-name="ce14" table:formula="of:=1 - (1/([.C39] + 1))" office:value-type="float" office:value="0.944444444444444" calcext:value-type="float">
            <text:p>0.94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39]*[.G39]" office:value-type="float" office:value="2.83333333333333" calcext:value-type="float">
            <text:p>2.8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40]*[.D40]" office:value-type="float" office:value="17.5" calcext:value-type="float">
            <text:p>17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0]+1)^(1 - [.$E$3]) - 1)/ (1 - [.$E$3])" office:value-type="float" office:value="0.945945945945946" calcext:value-type="float">
            <text:p>0.946</text:p>
          </table:table-cell>
          <table:table-cell table:style-name="ce14" table:formula="of:=1 - (1/([.C40] + 1))" office:value-type="float" office:value="0.945945945945946" calcext:value-type="float">
            <text:p>0.94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0]*[.G40]" office:value-type="float" office:value="2.83783783783784" calcext:value-type="float">
            <text:p>2.83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41]*[.D41]" office:value-type="float" office:value="18" calcext:value-type="float">
            <text:p>18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1]+1)^(1 - [.$E$3]) - 1)/ (1 - [.$E$3])" office:value-type="float" office:value="0.947368421052632" calcext:value-type="float">
            <text:p>0.947</text:p>
          </table:table-cell>
          <table:table-cell table:style-name="ce14" table:formula="of:=1 - (1/([.C41] + 1))" office:value-type="float" office:value="0.947368421052632" calcext:value-type="float">
            <text:p>0.94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1]*[.G41]" office:value-type="float" office:value="2.84210526315789" calcext:value-type="float">
            <text:p>2.84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42]*[.D42]" office:value-type="float" office:value="18.5" calcext:value-type="float">
            <text:p>18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2]+1)^(1 - [.$E$3]) - 1)/ (1 - [.$E$3])" office:value-type="float" office:value="0.948717948717949" calcext:value-type="float">
            <text:p>0.949</text:p>
          </table:table-cell>
          <table:table-cell table:style-name="ce14" table:formula="of:=1 - (1/([.C42] + 1))" office:value-type="float" office:value="0.948717948717949" calcext:value-type="float">
            <text:p>0.94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2]*[.G42]" office:value-type="float" office:value="2.84615384615385" calcext:value-type="float">
            <text:p>2.84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43]*[.D43]" office:value-type="float" office:value="19" calcext:value-type="float">
            <text:p>19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3]+1)^(1 - [.$E$3]) - 1)/ (1 - [.$E$3])" office:value-type="float" office:value="0.95" calcext:value-type="float">
            <text:p>0.950</text:p>
          </table:table-cell>
          <table:table-cell table:style-name="ce14" table:formula="of:=1 - (1/([.C43] + 1))" office:value-type="float" office:value="0.95" calcext:value-type="float">
            <text:p>0.95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3]*[.G43]" office:value-type="float" office:value="2.85" calcext:value-type="float">
            <text:p>2.85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4]*[.D44]" office:value-type="float" office:value="19.5" calcext:value-type="float">
            <text:p>19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4]+1)^(1 - [.$E$3]) - 1)/ (1 - [.$E$3])" office:value-type="float" office:value="0.951219512195122" calcext:value-type="float">
            <text:p>0.951</text:p>
          </table:table-cell>
          <table:table-cell table:style-name="ce14" table:formula="of:=1 - (1/([.C44] + 1))" office:value-type="float" office:value="0.951219512195122" calcext:value-type="float">
            <text:p>0.95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4]*[.G44]" office:value-type="float" office:value="2.85365853658537" calcext:value-type="float">
            <text:p>2.85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5]*[.D45]" office:value-type="float" office:value="20" calcext:value-type="float">
            <text:p>20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5]+1)^(1 - [.$E$3]) - 1)/ (1 - [.$E$3])" office:value-type="float" office:value="0.952380952380952" calcext:value-type="float">
            <text:p>0.952</text:p>
          </table:table-cell>
          <table:table-cell table:style-name="ce14" table:formula="of:=1 - (1/([.C45] + 1))" office:value-type="float" office:value="0.952380952380952" calcext:value-type="float">
            <text:p>0.952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5]*[.G45]" office:value-type="float" office:value="2.85714285714286" calcext:value-type="float">
            <text:p>2.85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6]*[.D46]" office:value-type="float" office:value="20.5" calcext:value-type="float">
            <text:p>20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6]+1)^(1 - [.$E$3]) - 1)/ (1 - [.$E$3])" office:value-type="float" office:value="0.953488372093023" calcext:value-type="float">
            <text:p>0.953</text:p>
          </table:table-cell>
          <table:table-cell table:style-name="ce14" table:formula="of:=1 - (1/([.C46] + 1))" office:value-type="float" office:value="0.953488372093023" calcext:value-type="float">
            <text:p>0.95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6]*[.G46]" office:value-type="float" office:value="2.86046511627907" calcext:value-type="float">
            <text:p>2.86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7]*[.D47]" office:value-type="float" office:value="21" calcext:value-type="float">
            <text:p>21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7]+1)^(1 - [.$E$3]) - 1)/ (1 - [.$E$3])" office:value-type="float" office:value="0.954545454545455" calcext:value-type="float">
            <text:p>0.955</text:p>
          </table:table-cell>
          <table:table-cell table:style-name="ce14" table:formula="of:=1 - (1/([.C47] + 1))" office:value-type="float" office:value="0.954545454545455" calcext:value-type="float">
            <text:p>0.95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7]*[.G47]" office:value-type="float" office:value="2.86363636363636" calcext:value-type="float">
            <text:p>2.86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48]*[.D48]" office:value-type="float" office:value="21.5" calcext:value-type="float">
            <text:p>21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8]+1)^(1 - [.$E$3]) - 1)/ (1 - [.$E$3])" office:value-type="float" office:value="0.955555555555556" calcext:value-type="float">
            <text:p>0.956</text:p>
          </table:table-cell>
          <table:table-cell table:style-name="ce14" table:formula="of:=1 - (1/([.C48] + 1))" office:value-type="float" office:value="0.955555555555556" calcext:value-type="float">
            <text:p>0.95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8]*[.G48]" office:value-type="float" office:value="2.86666666666667" calcext:value-type="float">
            <text:p>2.8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49]*[.D49]" office:value-type="float" office:value="22" calcext:value-type="float">
            <text:p>22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49]+1)^(1 - [.$E$3]) - 1)/ (1 - [.$E$3])" office:value-type="float" office:value="0.956521739130435" calcext:value-type="float">
            <text:p>0.957</text:p>
          </table:table-cell>
          <table:table-cell table:style-name="ce14" table:formula="of:=1 - (1/([.C49] + 1))" office:value-type="float" office:value="0.956521739130435" calcext:value-type="float">
            <text:p>0.95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49]*[.G49]" office:value-type="float" office:value="2.8695652173913" calcext:value-type="float">
            <text:p>2.87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50]*[.D50]" office:value-type="float" office:value="22.5" calcext:value-type="float">
            <text:p>22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0]+1)^(1 - [.$E$3]) - 1)/ (1 - [.$E$3])" office:value-type="float" office:value="0.957446808510638" calcext:value-type="float">
            <text:p>0.957</text:p>
          </table:table-cell>
          <table:table-cell table:style-name="ce14" table:formula="of:=1 - (1/([.C50] + 1))" office:value-type="float" office:value="0.957446808510638" calcext:value-type="float">
            <text:p>0.95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0]*[.G50]" office:value-type="float" office:value="2.87234042553191" calcext:value-type="float">
            <text:p>2.87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51]*[.D51]" office:value-type="float" office:value="23" calcext:value-type="float">
            <text:p>23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1]+1)^(1 - [.$E$3]) - 1)/ (1 - [.$E$3])" office:value-type="float" office:value="0.958333333333333" calcext:value-type="float">
            <text:p>0.958</text:p>
          </table:table-cell>
          <table:table-cell table:style-name="ce14" table:formula="of:=1 - (1/([.C51] + 1))" office:value-type="float" office:value="0.958333333333333" calcext:value-type="float">
            <text:p>0.958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1]*[.G51]" office:value-type="float" office:value="2.875" calcext:value-type="float">
            <text:p>2.87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52]*[.D52]" office:value-type="float" office:value="23.5" calcext:value-type="float">
            <text:p>23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2]+1)^(1 - [.$E$3]) - 1)/ (1 - [.$E$3])" office:value-type="float" office:value="0.959183673469388" calcext:value-type="float">
            <text:p>0.959</text:p>
          </table:table-cell>
          <table:table-cell table:style-name="ce14" table:formula="of:=1 - (1/([.C52] + 1))" office:value-type="float" office:value="0.959183673469388" calcext:value-type="float">
            <text:p>0.95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2]*[.G52]" office:value-type="float" office:value="2.87755102040816" calcext:value-type="float">
            <text:p>2.87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53]*[.D53]" office:value-type="float" office:value="24" calcext:value-type="float">
            <text:p>24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3]+1)^(1 - [.$E$3]) - 1)/ (1 - [.$E$3])" office:value-type="float" office:value="0.96" calcext:value-type="float">
            <text:p>0.960</text:p>
          </table:table-cell>
          <table:table-cell table:style-name="ce14" table:formula="of:=1 - (1/([.C53] + 1))" office:value-type="float" office:value="0.96" calcext:value-type="float">
            <text:p>0.96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3]*[.G53]" office:value-type="float" office:value="2.88" calcext:value-type="float">
            <text:p>2.88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4]*[.D54]" office:value-type="float" office:value="24.5" calcext:value-type="float">
            <text:p>24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4]+1)^(1 - [.$E$3]) - 1)/ (1 - [.$E$3])" office:value-type="float" office:value="0.96078431372549" calcext:value-type="float">
            <text:p>0.961</text:p>
          </table:table-cell>
          <table:table-cell table:style-name="ce14" table:formula="of:=1 - (1/([.C54] + 1))" office:value-type="float" office:value="0.96078431372549" calcext:value-type="float">
            <text:p>0.96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4]*[.G54]" office:value-type="float" office:value="2.88235294117647" calcext:value-type="float">
            <text:p>2.88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5]*[.D55]" office:value-type="float" office:value="25" calcext:value-type="float">
            <text:p>25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5]+1)^(1 - [.$E$3]) - 1)/ (1 - [.$E$3])" office:value-type="float" office:value="0.961538461538462" calcext:value-type="float">
            <text:p>0.962</text:p>
          </table:table-cell>
          <table:table-cell table:style-name="ce14" table:formula="of:=1 - (1/([.C55] + 1))" office:value-type="float" office:value="0.961538461538462" calcext:value-type="float">
            <text:p>0.962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5]*[.G55]" office:value-type="float" office:value="2.88461538461538" calcext:value-type="float">
            <text:p>2.88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6]*[.D56]" office:value-type="float" office:value="25.5" calcext:value-type="float">
            <text:p>25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6]+1)^(1 - [.$E$3]) - 1)/ (1 - [.$E$3])" office:value-type="float" office:value="0.962264150943396" calcext:value-type="float">
            <text:p>0.962</text:p>
          </table:table-cell>
          <table:table-cell table:style-name="ce14" table:formula="of:=1 - (1/([.C56] + 1))" office:value-type="float" office:value="0.962264150943396" calcext:value-type="float">
            <text:p>0.962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6]*[.G56]" office:value-type="float" office:value="2.88679245283019" calcext:value-type="float">
            <text:p>2.88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57]*[.D57]" office:value-type="float" office:value="26" calcext:value-type="float">
            <text:p>26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7]+1)^(1 - [.$E$3]) - 1)/ (1 - [.$E$3])" office:value-type="float" office:value="0.962962962962963" calcext:value-type="float">
            <text:p>0.963</text:p>
          </table:table-cell>
          <table:table-cell table:style-name="ce14" table:formula="of:=1 - (1/([.C57] + 1))" office:value-type="float" office:value="0.962962962962963" calcext:value-type="float">
            <text:p>0.96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7]*[.G57]" office:value-type="float" office:value="2.88888888888889" calcext:value-type="float">
            <text:p>2.88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58]*[.D58]" office:value-type="float" office:value="26.5" calcext:value-type="float">
            <text:p>26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8]+1)^(1 - [.$E$3]) - 1)/ (1 - [.$E$3])" office:value-type="float" office:value="0.963636363636364" calcext:value-type="float">
            <text:p>0.964</text:p>
          </table:table-cell>
          <table:table-cell table:style-name="ce14" table:formula="of:=1 - (1/([.C58] + 1))" office:value-type="float" office:value="0.963636363636364" calcext:value-type="float">
            <text:p>0.96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8]*[.G58]" office:value-type="float" office:value="2.89090909090909" calcext:value-type="float">
            <text:p>2.89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9]*[.D59]" office:value-type="float" office:value="27" calcext:value-type="float">
            <text:p>27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59]+1)^(1 - [.$E$3]) - 1)/ (1 - [.$E$3])" office:value-type="float" office:value="0.964285714285714" calcext:value-type="float">
            <text:p>0.964</text:p>
          </table:table-cell>
          <table:table-cell table:style-name="ce14" table:formula="of:=1 - (1/([.C59] + 1))" office:value-type="float" office:value="0.964285714285714" calcext:value-type="float">
            <text:p>0.96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59]*[.G59]" office:value-type="float" office:value="2.89285714285714" calcext:value-type="float">
            <text:p>2.89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60]*[.D60]" office:value-type="float" office:value="27.5" calcext:value-type="float">
            <text:p>27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0]+1)^(1 - [.$E$3]) - 1)/ (1 - [.$E$3])" office:value-type="float" office:value="0.964912280701754" calcext:value-type="float">
            <text:p>0.965</text:p>
          </table:table-cell>
          <table:table-cell table:style-name="ce14" table:formula="of:=1 - (1/([.C60] + 1))" office:value-type="float" office:value="0.964912280701754" calcext:value-type="float">
            <text:p>0.96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0]*[.G60]" office:value-type="float" office:value="2.89473684210526" calcext:value-type="float">
            <text:p>2.89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61]*[.D61]" office:value-type="float" office:value="28" calcext:value-type="float">
            <text:p>28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1]+1)^(1 - [.$E$3]) - 1)/ (1 - [.$E$3])" office:value-type="float" office:value="0.96551724137931" calcext:value-type="float">
            <text:p>0.966</text:p>
          </table:table-cell>
          <table:table-cell table:style-name="ce14" table:formula="of:=1 - (1/([.C61] + 1))" office:value-type="float" office:value="0.96551724137931" calcext:value-type="float">
            <text:p>0.96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1]*[.G61]" office:value-type="float" office:value="2.89655172413793" calcext:value-type="float">
            <text:p>2.89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62]*[.D62]" office:value-type="float" office:value="28.5" calcext:value-type="float">
            <text:p>28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2]+1)^(1 - [.$E$3]) - 1)/ (1 - [.$E$3])" office:value-type="float" office:value="0.966101694915254" calcext:value-type="float">
            <text:p>0.966</text:p>
          </table:table-cell>
          <table:table-cell table:style-name="ce14" table:formula="of:=1 - (1/([.C62] + 1))" office:value-type="float" office:value="0.966101694915254" calcext:value-type="float">
            <text:p>0.96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2]*[.G62]" office:value-type="float" office:value="2.89830508474576" calcext:value-type="float">
            <text:p>2.89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63]*[.D63]" office:value-type="float" office:value="29" calcext:value-type="float">
            <text:p>29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3]+1)^(1 - [.$E$3]) - 1)/ (1 - [.$E$3])" office:value-type="float" office:value="0.966666666666667" calcext:value-type="float">
            <text:p>0.967</text:p>
          </table:table-cell>
          <table:table-cell table:style-name="ce14" table:formula="of:=1 - (1/([.C63] + 1))" office:value-type="float" office:value="0.966666666666667" calcext:value-type="float">
            <text:p>0.96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3]*[.G63]" office:value-type="float" office:value="2.9" calcext:value-type="float">
            <text:p>2.90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4]*[.D64]" office:value-type="float" office:value="29.5" calcext:value-type="float">
            <text:p>29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4]+1)^(1 - [.$E$3]) - 1)/ (1 - [.$E$3])" office:value-type="float" office:value="0.967213114754098" calcext:value-type="float">
            <text:p>0.967</text:p>
          </table:table-cell>
          <table:table-cell table:style-name="ce14" table:formula="of:=1 - (1/([.C64] + 1))" office:value-type="float" office:value="0.967213114754098" calcext:value-type="float">
            <text:p>0.967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4]*[.G64]" office:value-type="float" office:value="2.90163934426229" calcext:value-type="float">
            <text:p>2.90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5]*[.D65]" office:value-type="float" office:value="30" calcext:value-type="float">
            <text:p>30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5]+1)^(1 - [.$E$3]) - 1)/ (1 - [.$E$3])" office:value-type="float" office:value="0.967741935483871" calcext:value-type="float">
            <text:p>0.968</text:p>
          </table:table-cell>
          <table:table-cell table:style-name="ce14" table:formula="of:=1 - (1/([.C65] + 1))" office:value-type="float" office:value="0.967741935483871" calcext:value-type="float">
            <text:p>0.968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5]*[.G65]" office:value-type="float" office:value="2.90322580645161" calcext:value-type="float">
            <text:p>2.90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66]*[.D66]" office:value-type="float" office:value="30.5" calcext:value-type="float">
            <text:p>30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6]+1)^(1 - [.$E$3]) - 1)/ (1 - [.$E$3])" office:value-type="float" office:value="0.968253968253968" calcext:value-type="float">
            <text:p>0.968</text:p>
          </table:table-cell>
          <table:table-cell table:style-name="ce14" table:formula="of:=1 - (1/([.C66] + 1))" office:value-type="float" office:value="0.968253968253968" calcext:value-type="float">
            <text:p>0.968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6]*[.G66]" office:value-type="float" office:value="2.9047619047619" calcext:value-type="float">
            <text:p>2.90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67]*[.D67]" office:value-type="float" office:value="31" calcext:value-type="float">
            <text:p>31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7]+1)^(1 - [.$E$3]) - 1)/ (1 - [.$E$3])" office:value-type="float" office:value="0.96875" calcext:value-type="float">
            <text:p>0.969</text:p>
          </table:table-cell>
          <table:table-cell table:style-name="ce14" table:formula="of:=1 - (1/([.C67] + 1))" office:value-type="float" office:value="0.96875" calcext:value-type="float">
            <text:p>0.96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7]*[.G67]" office:value-type="float" office:value="2.90625" calcext:value-type="float">
            <text:p>2.90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68]*[.D68]" office:value-type="float" office:value="31.5" calcext:value-type="float">
            <text:p>31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8]+1)^(1 - [.$E$3]) - 1)/ (1 - [.$E$3])" office:value-type="float" office:value="0.969230769230769" calcext:value-type="float">
            <text:p>0.969</text:p>
          </table:table-cell>
          <table:table-cell table:style-name="ce14" table:formula="of:=1 - (1/([.C68] + 1))" office:value-type="float" office:value="0.969230769230769" calcext:value-type="float">
            <text:p>0.969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8]*[.G68]" office:value-type="float" office:value="2.90769230769231" calcext:value-type="float">
            <text:p>2.90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69]*[.D69]" office:value-type="float" office:value="32" calcext:value-type="float">
            <text:p>32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69]+1)^(1 - [.$E$3]) - 1)/ (1 - [.$E$3])" office:value-type="float" office:value="0.96969696969697" calcext:value-type="float">
            <text:p>0.970</text:p>
          </table:table-cell>
          <table:table-cell table:style-name="ce14" table:formula="of:=1 - (1/([.C69] + 1))" office:value-type="float" office:value="0.96969696969697" calcext:value-type="float">
            <text:p>0.97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69]*[.G69]" office:value-type="float" office:value="2.90909090909091" calcext:value-type="float">
            <text:p>2.9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70]*[.D70]" office:value-type="float" office:value="32.5" calcext:value-type="float">
            <text:p>32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0]+1)^(1 - [.$E$3]) - 1)/ (1 - [.$E$3])" office:value-type="float" office:value="0.970149253731343" calcext:value-type="float">
            <text:p>0.970</text:p>
          </table:table-cell>
          <table:table-cell table:style-name="ce14" table:formula="of:=1 - (1/([.C70] + 1))" office:value-type="float" office:value="0.970149253731343" calcext:value-type="float">
            <text:p>0.970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0]*[.G70]" office:value-type="float" office:value="2.91044776119403" calcext:value-type="float">
            <text:p>2.91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71]*[.D71]" office:value-type="float" office:value="33" calcext:value-type="float">
            <text:p>33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1]+1)^(1 - [.$E$3]) - 1)/ (1 - [.$E$3])" office:value-type="float" office:value="0.970588235294118" calcext:value-type="float">
            <text:p>0.971</text:p>
          </table:table-cell>
          <table:table-cell table:style-name="ce14" table:formula="of:=1 - (1/([.C71] + 1))" office:value-type="float" office:value="0.970588235294118" calcext:value-type="float">
            <text:p>0.97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1]*[.G71]" office:value-type="float" office:value="2.91176470588235" calcext:value-type="float">
            <text:p>2.91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72]*[.D72]" office:value-type="float" office:value="33.5" calcext:value-type="float">
            <text:p>33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2]+1)^(1 - [.$E$3]) - 1)/ (1 - [.$E$3])" office:value-type="float" office:value="0.971014492753623" calcext:value-type="float">
            <text:p>0.971</text:p>
          </table:table-cell>
          <table:table-cell table:style-name="ce14" table:formula="of:=1 - (1/([.C72] + 1))" office:value-type="float" office:value="0.971014492753623" calcext:value-type="float">
            <text:p>0.97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2]*[.G72]" office:value-type="float" office:value="2.91304347826087" calcext:value-type="float">
            <text:p>2.91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73]*[.D73]" office:value-type="float" office:value="34" calcext:value-type="float">
            <text:p>34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3]+1)^(1 - [.$E$3]) - 1)/ (1 - [.$E$3])" office:value-type="float" office:value="0.971428571428571" calcext:value-type="float">
            <text:p>0.971</text:p>
          </table:table-cell>
          <table:table-cell table:style-name="ce14" table:formula="of:=1 - (1/([.C73] + 1))" office:value-type="float" office:value="0.971428571428571" calcext:value-type="float">
            <text:p>0.971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3]*[.G73]" office:value-type="float" office:value="2.91428571428571" calcext:value-type="float">
            <text:p>2.91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74]*[.D74]" office:value-type="float" office:value="34.5" calcext:value-type="float">
            <text:p>34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4]+1)^(1 - [.$E$3]) - 1)/ (1 - [.$E$3])" office:value-type="float" office:value="0.971830985915493" calcext:value-type="float">
            <text:p>0.972</text:p>
          </table:table-cell>
          <table:table-cell table:style-name="ce14" table:formula="of:=1 - (1/([.C74] + 1))" office:value-type="float" office:value="0.971830985915493" calcext:value-type="float">
            <text:p>0.972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4]*[.G74]" office:value-type="float" office:value="2.91549295774648" calcext:value-type="float">
            <text:p>2.91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5]*[.D75]" office:value-type="float" office:value="35" calcext:value-type="float">
            <text:p>35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5]+1)^(1 - [.$E$3]) - 1)/ (1 - [.$E$3])" office:value-type="float" office:value="0.972222222222222" calcext:value-type="float">
            <text:p>0.972</text:p>
          </table:table-cell>
          <table:table-cell table:style-name="ce14" table:formula="of:=1 - (1/([.C75] + 1))" office:value-type="float" office:value="0.972222222222222" calcext:value-type="float">
            <text:p>0.972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5]*[.G75]" office:value-type="float" office:value="2.91666666666667" calcext:value-type="float">
            <text:p>2.91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6]*[.D76]" office:value-type="float" office:value="35.5" calcext:value-type="float">
            <text:p>35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6]+1)^(1 - [.$E$3]) - 1)/ (1 - [.$E$3])" office:value-type="float" office:value="0.972602739726027" calcext:value-type="float">
            <text:p>0.973</text:p>
          </table:table-cell>
          <table:table-cell table:style-name="ce14" table:formula="of:=1 - (1/([.C76] + 1))" office:value-type="float" office:value="0.972602739726027" calcext:value-type="float">
            <text:p>0.97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6]*[.G76]" office:value-type="float" office:value="2.91780821917808" calcext:value-type="float">
            <text:p>2.9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77]*[.D77]" office:value-type="float" office:value="36" calcext:value-type="float">
            <text:p>36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7]+1)^(1 - [.$E$3]) - 1)/ (1 - [.$E$3])" office:value-type="float" office:value="0.972972972972973" calcext:value-type="float">
            <text:p>0.973</text:p>
          </table:table-cell>
          <table:table-cell table:style-name="ce14" table:formula="of:=1 - (1/([.C77] + 1))" office:value-type="float" office:value="0.972972972972973" calcext:value-type="float">
            <text:p>0.97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7]*[.G77]" office:value-type="float" office:value="2.91891891891892" calcext:value-type="float">
            <text:p>2.91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78]*[.D78]" office:value-type="float" office:value="36.5" calcext:value-type="float">
            <text:p>36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8]+1)^(1 - [.$E$3]) - 1)/ (1 - [.$E$3])" office:value-type="float" office:value="0.973333333333333" calcext:value-type="float">
            <text:p>0.973</text:p>
          </table:table-cell>
          <table:table-cell table:style-name="ce14" table:formula="of:=1 - (1/([.C78] + 1))" office:value-type="float" office:value="0.973333333333333" calcext:value-type="float">
            <text:p>0.973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8]*[.G78]" office:value-type="float" office:value="2.92" calcext:value-type="float">
            <text:p>2.92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79]*[.D79]" office:value-type="float" office:value="37" calcext:value-type="float">
            <text:p>37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79]+1)^(1 - [.$E$3]) - 1)/ (1 - [.$E$3])" office:value-type="float" office:value="0.973684210526316" calcext:value-type="float">
            <text:p>0.974</text:p>
          </table:table-cell>
          <table:table-cell table:style-name="ce14" table:formula="of:=1 - (1/([.C79] + 1))" office:value-type="float" office:value="0.973684210526316" calcext:value-type="float">
            <text:p>0.97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79]*[.G79]" office:value-type="float" office:value="2.92105263157895" calcext:value-type="float">
            <text:p>2.92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80]*[.D80]" office:value-type="float" office:value="37.5" calcext:value-type="float">
            <text:p>37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0]+1)^(1 - [.$E$3]) - 1)/ (1 - [.$E$3])" office:value-type="float" office:value="0.974025974025974" calcext:value-type="float">
            <text:p>0.974</text:p>
          </table:table-cell>
          <table:table-cell table:style-name="ce14" table:formula="of:=1 - (1/([.C80] + 1))" office:value-type="float" office:value="0.974025974025974" calcext:value-type="float">
            <text:p>0.97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0]*[.G80]" office:value-type="float" office:value="2.92207792207792" calcext:value-type="float">
            <text:p>2.92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81]*[.D81]" office:value-type="float" office:value="38" calcext:value-type="float">
            <text:p>38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1]+1)^(1 - [.$E$3]) - 1)/ (1 - [.$E$3])" office:value-type="float" office:value="0.974358974358974" calcext:value-type="float">
            <text:p>0.974</text:p>
          </table:table-cell>
          <table:table-cell table:style-name="ce14" table:formula="of:=1 - (1/([.C81] + 1))" office:value-type="float" office:value="0.974358974358974" calcext:value-type="float">
            <text:p>0.974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1]*[.G81]" office:value-type="float" office:value="2.92307692307692" calcext:value-type="float">
            <text:p>2.92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82]*[.D82]" office:value-type="float" office:value="38.5" calcext:value-type="float">
            <text:p>38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2]+1)^(1 - [.$E$3]) - 1)/ (1 - [.$E$3])" office:value-type="float" office:value="0.974683544303797" calcext:value-type="float">
            <text:p>0.975</text:p>
          </table:table-cell>
          <table:table-cell table:style-name="ce14" table:formula="of:=1 - (1/([.C82] + 1))" office:value-type="float" office:value="0.974683544303797" calcext:value-type="float">
            <text:p>0.97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2]*[.G82]" office:value-type="float" office:value="2.92405063291139" calcext:value-type="float">
            <text:p>2.92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83]*[.D83]" office:value-type="float" office:value="39" calcext:value-type="float">
            <text:p>39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3]+1)^(1 - [.$E$3]) - 1)/ (1 - [.$E$3])" office:value-type="float" office:value="0.975" calcext:value-type="float">
            <text:p>0.975</text:p>
          </table:table-cell>
          <table:table-cell table:style-name="ce14" table:formula="of:=1 - (1/([.C83] + 1))" office:value-type="float" office:value="0.975" calcext:value-type="float">
            <text:p>0.97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3]*[.G83]" office:value-type="float" office:value="2.925" calcext:value-type="float">
            <text:p>2.92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84]*[.D84]" office:value-type="float" office:value="39.5" calcext:value-type="float">
            <text:p>39.5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4]+1)^(1 - [.$E$3]) - 1)/ (1 - [.$E$3])" office:value-type="float" office:value="0.975308641975309" calcext:value-type="float">
            <text:p>0.975</text:p>
          </table:table-cell>
          <table:table-cell table:style-name="ce14" table:formula="of:=1 - (1/([.C84] + 1))" office:value-type="float" office:value="0.975308641975309" calcext:value-type="float">
            <text:p>0.975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4]*[.G84]" office:value-type="float" office:value="2.92592592592593" calcext:value-type="float">
            <text:p>2.92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85]*[.D85]" office:value-type="float" office:value="40" calcext:value-type="float">
            <text:p>40.00</text:p>
          </table:table-cell>
          <table:table-cell table:formula="of:=[.$D$3]" office:value-type="float" office:value="0.5" calcext:value-type="float">
            <text:p>0.5</text:p>
          </table:table-cell>
          <table:table-cell table:style-name="ce14" table:formula="of:=(([.C85]+1)^(1 - [.$E$3]) - 1)/ (1 - [.$E$3])" office:value-type="float" office:value="0.975609756097561" calcext:value-type="float">
            <text:p>0.976</text:p>
          </table:table-cell>
          <table:table-cell table:style-name="ce14" table:formula="of:=1 - (1/([.C85] + 1))" office:value-type="float" office:value="0.975609756097561" calcext:value-type="float">
            <text:p>0.976</text:p>
          </table:table-cell>
          <table:table-cell table:style-name="ce14" table:formula="of:=[.$G$3]" office:value-type="float" office:value="3" calcext:value-type="float">
            <text:p>3.000</text:p>
          </table:table-cell>
          <table:table-cell table:style-name="ce14" table:formula="of:=[.E85]*[.G85]" office:value-type="float" office:value="2.92682926829268" calcext:value-type="float">
            <text:p>2.927</text:p>
          </table:table-cell>
        </table:table-row>
        <table:table-row table:style-name="ro1" table:number-rows-repeated="104849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ease transitions" table:style-name="ta1">
        <table:shapes>
          <draw:frame draw:z-index="0" draw:style-name="gr1" draw:text-style-name="P1" svg:width="20.364cm" svg:height="11.452cm" svg:x="44.046cm" svg:y="11.271cm">
            <draw:object draw:notify-on-update-of-ranges="'Disease transitions'.E46:'Disease transitions'.E86 'Disease transitions'.G45:'Disease transitions'.G45 'Disease transitions'.G46:'Disease transitions'.G86 'Disease transitions'.H45:'Disease transitions'.H45 'Disease transitions'.H46:'Disease transitions'.H86 'Disease transitions'.I45:'Disease transitions'.I45 'Disease transitions'.I46:'Disease transitions'.I86 'Disease transitions'.J45:'Disease transitions'.J45 'Disease transitions'.J46:'Disease transitions'.J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3"/>
        <table:table-column table:style-name="co1" table:number-columns-repeated="7" table:default-cell-style-name="Default"/>
        <table:table-row table:style-name="ro1">
          <table:table-cell table:number-columns-repeated="12"/>
          <table:table-cell table:style-name="ce43" office:value-type="string" calcext:value-type="string" table:number-columns-spanned="5" table:number-rows-spanned="1">
            <text:p>probabilty(well)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 table:number-columns-spanned="5" table:number-rows-spanned="1">
            <text:p>vulnerabilit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end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1" table:number-rows-spanned="11">
            <text:p>days since</text:p>
          </table:table-cell>
          <table:table-cell table:style-name="ce42" office:value-type="float" office:value="1" calcext:value-type="float">
            <text:p>1</text:p>
          </table:table-cell>
          <table:table-cell table:style-name="ce45" table:formula="of:=BETADIST([.$L4]; 10; 10; [.$L$2]; [.$L$3])" office:value-type="percentage" office:value="0.00000000593933905966438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Parameters</text:p>
          </table:table-cell>
          <table:covered-table-cell/>
          <table:table-cell table:number-columns-repeated="7"/>
          <table:covered-table-cell/>
          <table:table-cell table:style-name="ce42" office:value-type="float" office:value="2" calcext:value-type="float">
            <text:p>2</text:p>
          </table:table-cell>
          <table:table-cell table:style-name="ce45" table:formula="of:=BETADIST([.$L5]; 10; 10; [.$L$2]; [.$L$3])" office:value-type="percentage" office:value="0.000003929882327128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virality (0-1)</text:p>
          </table:table-cell>
          <table:table-cell office:value-type="float" office:value="0.3" calcext:value-type="float">
            <text:p>0.3</text:p>
          </table:table-cell>
          <table:table-cell table:number-columns-repeated="7"/>
          <table:covered-table-cell/>
          <table:table-cell table:style-name="ce42" office:value-type="float" office:value="3" calcext:value-type="float">
            <text:p>3</text:p>
          </table:table-cell>
          <table:table-cell table:style-name="ce45" table:formula="of:=BETADIST([.$L6]; 10; 10; [.$L$2]; [.$L$3])" office:value-type="percentage" office:value="0.00014350736891607" calcext:value-type="percentage">
            <text:p>0.01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vidual exposure (0-1)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covered-table-cell/>
          <table:table-cell table:style-name="ce42" office:value-type="float" office:value="4" calcext:value-type="float">
            <text:p>4</text:p>
          </table:table-cell>
          <table:table-cell table:style-name="ce45" table:formula="of:=BETADIST([.$L7]; 10; 10; [.$L$2]; [.$L$3])" office:value-type="percentage" office:value="0.00157912054916711" calcext:value-type="percentage">
            <text:p>0.16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vidual vulnerability(0-1)</text:p>
          </table:table-cell>
          <table:table-cell office:value-type="float" office:value="0.2" calcext:value-type="float">
            <text:p>0.2</text:p>
          </table:table-cell>
          <table:table-cell table:number-columns-repeated="7"/>
          <table:covered-table-cell/>
          <table:table-cell table:style-name="ce42" office:value-type="float" office:value="6" calcext:value-type="float">
            <text:p>6</text:p>
          </table:table-cell>
          <table:table-cell table:style-name="ce45" table:formula="of:=BETADIST([.$L8]; 10; 10; [.$L$2]; [.$L$3])" office:value-type="percentage" office:value="0.032553356881301" calcext:value-type="percentage">
            <text:p>3.26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ys since last transition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covered-table-cell/>
          <table:table-cell table:style-name="ce42" office:value-type="float" office:value="7" calcext:value-type="float">
            <text:p>7</text:p>
          </table:table-cell>
          <table:table-cell table:style-name="ce45" table:formula="of:=BETADIST([.$L9]; 10; 10; [.$L$2]; [.$L$3])" office:value-type="percentage" office:value="0.0874736003701736" calcext:value-type="percentage">
            <text:p>8.75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10"/>
          <table:covered-table-cell/>
          <table:table-cell table:style-name="ce42" office:value-type="float" office:value="8" calcext:value-type="float">
            <text:p>8</text:p>
          </table:table-cell>
          <table:table-cell table:style-name="ce45" table:formula="of:=BETADIST([.$L10]; 10; 10; [.$L$2]; [.$L$3])" office:value-type="percentage" office:value="0.186092021415412" calcext:value-type="percentage">
            <text:p>18.61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slower initial onset</text:p>
          </table:table-cell>
          <table:table-cell table:number-columns-repeated="6"/>
          <table:covered-table-cell/>
          <table:table-cell table:style-name="ce42" office:value-type="float" office:value="9" calcext:value-type="float">
            <text:p>9</text:p>
          </table:table-cell>
          <table:table-cell table:style-name="ce45" table:formula="of:=BETADIST([.$L11]; 10; 10; [.$L$2]; [.$L$3])" office:value-type="percentage" office:value="0.328964087578393" calcext:value-type="percentage">
            <text:p>32.9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quicker accleration out of the box</text:p>
          </table:table-cell>
          <table:table-cell table:number-columns-repeated="6"/>
          <table:covered-table-cell/>
          <table:table-cell table:style-name="ce42" office:value-type="float" office:value="10" calcext:value-type="float">
            <text:p>10</text:p>
          </table:table-cell>
          <table:table-cell table:style-name="ce45" table:formula="of:=BETADIST([.$L12]; 10; 10; [.$L$2]; [.$L$3])" office:value-type="percentage" office:value="0.5" calcext:value-type="percentage">
            <text:p>5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pha vulnerability fa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 the closer to one the quicker vulnerables get sick</text:p>
          </table:table-cell>
          <table:table-cell table:number-columns-repeated="6"/>
          <table:covered-table-cell/>
          <table:table-cell table:style-name="ce42" office:value-type="float" office:value="15" calcext:value-type="float">
            <text:p>15</text:p>
          </table:table-cell>
          <table:table-cell table:style-name="ce45" table:formula="of:=BETADIST([.$L13]; 10; 10; [.$L$2]; [.$L$3])" office:value-type="percentage" office:value="0.991096720696078" calcext:value-type="percentage">
            <text:p>99.11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ability starts increasing on this day</text:p>
          </table:table-cell>
          <table:table-cell table:number-columns-repeated="6"/>
          <table:covered-table-cell/>
          <table:table-cell table:style-name="ce42" office:value-type="float" office:value="20" calcext:value-type="float">
            <text:p>20</text:p>
          </table:table-cell>
          <table:table-cell table:style-name="ce45" table:formula="of:=BETADIST([.$L14]; 10; 10; [.$L$2]; [.$L$3]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bability finishes increasing on this day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ymptomatic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slower initial onse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quicker accleration out of the bo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pha vulnerability factor (0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utes alpha for the most vulnerab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ability starts increasing on this d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bability finishes increasing on this day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spitalized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slower initial onse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quicker accleration out of the bo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pha vulnerability factor (0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utes alpha for the most vulnerab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ability starts increasing on this d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bability finishes increasing on this day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table:number-columns-repeated="4"/>
          <table:table-cell table:style-name="ce30" office:value-type="string" calcext:value-type="string" table:number-columns-spanned="5" table:number-rows-spanned="1">
            <text:p>Disease transition table</text:p>
          </table:table-cell>
          <table:covered-table-cell table:number-columns-repeated="4" table:style-name="ce34"/>
          <table:table-cell table:number-columns-repeated="10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5" table:number-rows-spanned="1">
            <text:p>to state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number-columns-repeated="4"/>
          <table:table-cell table:style-name="ce22" office:value-type="string" calcext:value-type="string">
            <text:p>Well</text:p>
          </table:table-cell>
          <table:table-cell table:style-name="ce22" office:value-type="string" calcext:value-type="string">
            <text:p>Infected</text:p>
          </table:table-cell>
          <table:table-cell table:style-name="ce22" office:value-type="string" calcext:value-type="string">
            <text:p>Symptomatic</text:p>
          </table:table-cell>
          <table:table-cell table:style-name="ce22" office:value-type="string" calcext:value-type="string">
            <text:p>Hospitalized</text:p>
          </table:table-cell>
          <table:table-cell table:style-name="ce22" office:value-type="string" calcext:value-type="string">
            <text:p>Dead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5">
            <text:p>from state</text:p>
          </table:table-cell>
          <table:table-cell table:style-name="ce21" office:value-type="string" calcext:value-type="string">
            <text:p>Well</text:p>
          </table:table-cell>
          <table:table-cell table:style-name="ce23" table:formula="of:=1 - SUM([.F35:.I35])" office:value-type="percentage" office:value="0.97" calcext:value-type="percentage">
            <text:p>97.00%</text:p>
          </table:table-cell>
          <table:table-cell table:style-name="ce23" table:formula="of:=cell_virality * individual_exposure" office:value-type="percentage" office:value="0.03" calcext:value-type="percentage">
            <text:p>3.00%</text:p>
          </table:table-cell>
          <table:table-cell table:number-columns-repeated="3" table:style-name="ce23" office:value-type="percentage" office:value="0" calcext:value-type="percentage">
            <text:p>0.00%</text:p>
          </table:table-cell>
          <table:table-cell table:style-name="ce1"/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Infected</text:p>
          </table:table-cell>
          <table:table-cell table:style-name="ce23" table:formula="of:=[.J36]-[.G36]" office:value-type="percentage" office:value="0.695270451671684" calcext:value-type="percentage">
            <text:p>69.53%</text:p>
          </table:table-cell>
          <table:table-cell table:style-name="ce23" table:formula="of:=1-([.E36]+[.G36])" office:value-type="percentage" office:value="0.130911935410395" calcext:value-type="percentage">
            <text:p>13.09%</text:p>
          </table:table-cell>
          <table:table-cell table:style-name="ce23" table:formula="of:=[.J36] * individual_vulnerability" office:value-type="percentage" office:value="0.173817612917921" calcext:value-type="percentage">
            <text:p>17.38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5" table:formula="of:=BETADIST(days_since; Alpha_Inf  - (Alpha_Inf * Alpha_inf_factor * individual_vulnerability); Beta_Inf;  Betastart_inf; Betaend_inf)" office:value-type="percentage" office:value="0.869088064589605" calcext:value-type="percentage">
            <text:p>86.91%</text:p>
          </table:table-cell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Symptomatic</text:p>
          </table:table-cell>
          <table:table-cell table:style-name="ce23" table:formula="of:=[.J37]-[.H37]" office:value-type="percentage" office:value="0.54837646484375" calcext:value-type="percentage">
            <text:p>54.84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table:formula="of:=1-([.E37]+[.H37])" office:value-type="percentage" office:value="0.314529418945312" calcext:value-type="percentage">
            <text:p>31.45%</text:p>
          </table:table-cell>
          <table:table-cell table:style-name="ce23" table:formula="of:=[.J37] * individual_vulnerability" office:value-type="percentage" office:value="0.137094116210938" calcext:value-type="percentage">
            <text:p>13.71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5" table:formula="of:=BETADIST(days_since; Alpha_sym  - (Alpha_sym * Alpha_sym_factor * individual_vulnerability); Beta_sym;  Betastart_sym; Betaend_sym)" office:value-type="percentage" office:value="0.685470581054688" calcext:value-type="percentage">
            <text:p>68.55%</text:p>
          </table:table-cell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Hospitalized</text:p>
          </table:table-cell>
          <table:table-cell table:style-name="ce23" table:formula="of:=(1-[.H38]) * (1 - individual_vulnerability)" office:value-type="percentage" office:value="0.54837646484375" calcext:value-type="percentage">
            <text:p>54.84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3" table:formula="of:=1-[.J38]" office:value-type="percentage" office:value="0.314529418945312" calcext:value-type="percentage">
            <text:p>31.45%</text:p>
          </table:table-cell>
          <table:table-cell table:style-name="ce23" table:formula="of:=1 - SUM([.E38:.H38])" office:value-type="percentage" office:value="0.137094116210937" calcext:value-type="percentage">
            <text:p>13.71%</text:p>
          </table:table-cell>
          <table:table-cell table:style-name="ce25" table:formula="of:=BETADIST(days_since; [.C24]  - ([.C24] * [.C26] * individual_vulnerability); [.C25];  [.C27]; [.C28])" office:value-type="percentage" office:value="0.685470581054688" calcext:value-type="percentage">
            <text:p>68.55%</text:p>
          </table:table-cell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Dead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6" table:number-rows-spanned="1">
            <text:p>Transition from symptomatic</text:p>
          </table:table-cell>
          <table:covered-table-cell table:number-columns-repeated="5"/>
          <table:table-cell table:number-columns-repeated="2"/>
          <table:table-cell table:style-name="ce3" table:number-columns-repeated="6"/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Cum beta dist</text:p>
          </table:table-cell>
          <table:table-cell table:style-name="ce26" office:value-type="string" calcext:value-type="string">
            <text:p>well_prop</text:p>
          </table:table-cell>
          <table:table-cell table:style-name="ce26" office:value-type="string" calcext:value-type="string">
            <text:p>symp_prop</text:p>
          </table:table-cell>
          <table:table-cell table:style-name="ce26" office:value-type="string" calcext:value-type="string">
            <text:p>hosp_prob</text:p>
          </table:table-cell>
          <table:table-cell table:style-name="ce26" office:value-type="string" calcext:value-type="string">
            <text:p>dead_prob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35" table:formula="of:=BETADIST([.E46]; Alpha_sym  - (Alpha_sym * Alpha_sym_factor * individual_vulnerability); Beta_sym;  Betastart_sym; Betaend_sym)" office:value-type="percentage" office:value="0" calcext:value-type="percentage">
            <text:p>0.00000000000000000000%</text:p>
          </table:table-cell>
          <table:table-cell table:style-name="ce27" table:formula="of:=(1-[.H46]) * (1-individual_vulnerability)" office:value-type="percentage" office:value="0" calcext:value-type="percentage">
            <text:p>0.00%</text:p>
          </table:table-cell>
          <table:table-cell table:style-name="ce27" table:formula="of:=(1-[.F46])" office:value-type="percentage" office:value="1" calcext:value-type="percentage">
            <text:p>100.00%</text:p>
          </table:table-cell>
          <table:table-cell table:style-name="ce27" table:formula="of:=(1-[.H46]-[.G46])*(1-individual_vulnerability)" office:value-type="percentage" office:value="0" calcext:value-type="percentage">
            <text:p>0.00%</text:p>
          </table:table-cell>
          <table:table-cell table:style-name="ce27" table:formula="of:=1 - SUM([.G46:.I46])" office:value-type="percentage" office:value="0" calcext:value-type="percentage">
            <text:p>0.0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5" table:formula="of:=BETADIST([.E47]; Alpha_sym  - (Alpha_sym * Alpha_sym_factor * individual_vulnerability); Beta_sym;  Betastart_sym; Betaend_sym)" office:value-type="percentage" office:value="0.000000631362170785192" calcext:value-type="percentage">
            <text:p>0.00006313621707851920%</text:p>
          </table:table-cell>
          <table:table-cell table:style-name="ce27" table:formula="of:=(1-[.H47]) * (1-individual_vulnerability)" office:value-type="percentage" office:value="0.000000505089736613229" calcext:value-type="percentage">
            <text:p>0.00%</text:p>
          </table:table-cell>
          <table:table-cell table:style-name="ce27" table:formula="of:=(1-[.F47])" office:value-type="percentage" office:value="0.999999368637829" calcext:value-type="percentage">
            <text:p>100.00%</text:p>
          </table:table-cell>
          <table:table-cell table:style-name="ce27" table:formula="of:=(1-[.H47]-[.G47])*(1-individual_vulnerability)" office:value-type="percentage" office:value="0.000000101017947322646" calcext:value-type="percentage">
            <text:p>0.00%</text:p>
          </table:table-cell>
          <table:table-cell table:style-name="ce27" table:formula="of:=1 - SUM([.G47:.I47])" office:value-type="percentage" office:value="0.0000000252544868351023" calcext:value-type="percentage">
            <text:p>0.0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5" table:formula="of:=BETADIST([.E48]; Alpha_sym  - (Alpha_sym * Alpha_sym_factor * individual_vulnerability); Beta_sym;  Betastart_sym; Betaend_sym)" office:value-type="percentage" office:value="0.0001056463568731" calcext:value-type="percentage">
            <text:p>0.01056463568731000000%</text:p>
          </table:table-cell>
          <table:table-cell table:style-name="ce27" table:formula="of:=(1-[.H48]) * (1-individual_vulnerability)" office:value-type="percentage" office:value="0.0000845170854984367" calcext:value-type="percentage">
            <text:p>0.01%</text:p>
          </table:table-cell>
          <table:table-cell table:style-name="ce27" table:formula="of:=(1-[.F48])" office:value-type="percentage" office:value="0.999894353643127" calcext:value-type="percentage">
            <text:p>99.99%</text:p>
          </table:table-cell>
          <table:table-cell table:style-name="ce27" table:formula="of:=(1-[.H48]-[.G48])*(1-individual_vulnerability)" office:value-type="percentage" office:value="0.0000169034170996873" calcext:value-type="percentage">
            <text:p>0.00%</text:p>
          </table:table-cell>
          <table:table-cell table:style-name="ce27" table:formula="of:=1 - SUM([.G48:.I48])" office:value-type="percentage" office:value="0.00000422585427495292" calcext:value-type="percentage">
            <text:p>0.0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5" table:formula="of:=BETADIST([.E49]; Alpha_sym  - (Alpha_sym * Alpha_sym_factor * individual_vulnerability); Beta_sym;  Betastart_sym; Betaend_sym)" office:value-type="percentage" office:value="0.00173809224517748" calcext:value-type="percentage">
            <text:p>0.17380922451774800000%</text:p>
          </table:table-cell>
          <table:table-cell table:style-name="ce27" table:formula="of:=(1-[.H49]) * (1-individual_vulnerability)" office:value-type="percentage" office:value="0.00139047379614201" calcext:value-type="percentage">
            <text:p>0.14%</text:p>
          </table:table-cell>
          <table:table-cell table:style-name="ce27" table:formula="of:=(1-[.F49])" office:value-type="percentage" office:value="0.998261907754822" calcext:value-type="percentage">
            <text:p>99.83%</text:p>
          </table:table-cell>
          <table:table-cell table:style-name="ce27" table:formula="of:=(1-[.H49]-[.G49])*(1-individual_vulnerability)" office:value-type="percentage" office:value="0.000278094759228402" calcext:value-type="percentage">
            <text:p>0.03%</text:p>
          </table:table-cell>
          <table:table-cell table:style-name="ce27" table:formula="of:=1 - SUM([.G49:.I49])" office:value-type="percentage" office:value="0.0000695236898071716" calcext:value-type="percentage">
            <text:p>0.01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5" table:formula="of:=BETADIST([.E50]; Alpha_sym  - (Alpha_sym * Alpha_sym_factor * individual_vulnerability); Beta_sym;  Betastart_sym; Betaend_sym)" office:value-type="percentage" office:value="0.0109343152340992" calcext:value-type="percentage">
            <text:p>1.09343152340992000000%</text:p>
          </table:table-cell>
          <table:table-cell table:style-name="ce27" table:formula="of:=(1-[.H50]) * (1-individual_vulnerability)" office:value-type="percentage" office:value="0.00874745218727941" calcext:value-type="percentage">
            <text:p>0.87%</text:p>
          </table:table-cell>
          <table:table-cell table:style-name="ce27" table:formula="of:=(1-[.F50])" office:value-type="percentage" office:value="0.989065684765901" calcext:value-type="percentage">
            <text:p>98.91%</text:p>
          </table:table-cell>
          <table:table-cell table:style-name="ce27" table:formula="of:=(1-[.H50]-[.G50])*(1-individual_vulnerability)" office:value-type="percentage" office:value="0.00174949043745588" calcext:value-type="percentage">
            <text:p>0.17%</text:p>
          </table:table-cell>
          <table:table-cell table:style-name="ce27" table:formula="of:=1 - SUM([.G50:.I50])" office:value-type="percentage" office:value="0.00043737260936394" calcext:value-type="percentage">
            <text:p>0.04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5" table:formula="of:=BETADIST([.E51]; Alpha_sym  - (Alpha_sym * Alpha_sym_factor * individual_vulnerability); Beta_sym;  Betastart_sym; Betaend_sym)" office:value-type="percentage" office:value="0.040236780187115" calcext:value-type="percentage">
            <text:p>4.02367801871150000000%</text:p>
          </table:table-cell>
          <table:table-cell table:style-name="ce27" table:formula="of:=(1-[.H51]) * (1-individual_vulnerability)" office:value-type="percentage" office:value="0.0321894241496921" calcext:value-type="percentage">
            <text:p>3.22%</text:p>
          </table:table-cell>
          <table:table-cell table:style-name="ce27" table:formula="of:=(1-[.F51])" office:value-type="percentage" office:value="0.959763219812885" calcext:value-type="percentage">
            <text:p>95.98%</text:p>
          </table:table-cell>
          <table:table-cell table:style-name="ce27" table:formula="of:=(1-[.H51]-[.G51])*(1-individual_vulnerability)" office:value-type="percentage" office:value="0.00643788482993841" calcext:value-type="percentage">
            <text:p>0.64%</text:p>
          </table:table-cell>
          <table:table-cell table:style-name="ce27" table:formula="of:=1 - SUM([.G51:.I51])" office:value-type="percentage" office:value="0.00160947120748456" calcext:value-type="percentage">
            <text:p>0.16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5" table:formula="of:=BETADIST([.E52]; Alpha_sym  - (Alpha_sym * Alpha_sym_factor * individual_vulnerability); Beta_sym;  Betastart_sym; Betaend_sym)" office:value-type="percentage" office:value="0.104640095828868" calcext:value-type="percentage">
            <text:p>10.46400958288680000000%</text:p>
          </table:table-cell>
          <table:table-cell table:style-name="ce27" table:formula="of:=(1-[.H52]) * (1-individual_vulnerability)" office:value-type="percentage" office:value="0.0837120766630946" calcext:value-type="percentage">
            <text:p>8.37%</text:p>
          </table:table-cell>
          <table:table-cell table:style-name="ce27" table:formula="of:=(1-[.F52])" office:value-type="percentage" office:value="0.895359904171132" calcext:value-type="percentage">
            <text:p>89.54%</text:p>
          </table:table-cell>
          <table:table-cell table:style-name="ce27" table:formula="of:=(1-[.H52]-[.G52])*(1-individual_vulnerability)" office:value-type="percentage" office:value="0.0167424153326189" calcext:value-type="percentage">
            <text:p>1.67%</text:p>
          </table:table-cell>
          <table:table-cell table:style-name="ce27" table:formula="of:=1 - SUM([.G52:.I52])" office:value-type="percentage" office:value="0.00418560383315469" calcext:value-type="percentage">
            <text:p>0.42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5" table:formula="of:=BETADIST([.E53]; Alpha_sym  - (Alpha_sym * Alpha_sym_factor * individual_vulnerability); Beta_sym;  Betastart_sym; Betaend_sym)" office:value-type="percentage" office:value="0.21276227107326" calcext:value-type="percentage">
            <text:p>21.27622710732600000000%</text:p>
          </table:table-cell>
          <table:table-cell table:style-name="ce27" table:formula="of:=(1-[.H53]) * (1-individual_vulnerability)" office:value-type="percentage" office:value="0.170209816858608" calcext:value-type="percentage">
            <text:p>17.02%</text:p>
          </table:table-cell>
          <table:table-cell table:style-name="ce27" table:formula="of:=(1-[.F53])" office:value-type="percentage" office:value="0.78723772892674" calcext:value-type="percentage">
            <text:p>78.72%</text:p>
          </table:table-cell>
          <table:table-cell table:style-name="ce27" table:formula="of:=(1-[.H53]-[.G53])*(1-individual_vulnerability)" office:value-type="percentage" office:value="0.0340419633717215" calcext:value-type="percentage">
            <text:p>3.40%</text:p>
          </table:table-cell>
          <table:table-cell table:style-name="ce27" table:formula="of:=1 - SUM([.G53:.I53])" office:value-type="percentage" office:value="0.00851049084293043" calcext:value-type="percentage">
            <text:p>0.85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35" table:formula="of:=BETADIST([.E54]; Alpha_sym  - (Alpha_sym * Alpha_sym_factor * individual_vulnerability); Beta_sym;  Betastart_sym; Betaend_sym)" office:value-type="percentage" office:value="0.359492342933094" calcext:value-type="percentage">
            <text:p>35.94923429330940000000%</text:p>
          </table:table-cell>
          <table:table-cell table:style-name="ce27" table:formula="of:=(1-[.H54]) * (1-individual_vulnerability)" office:value-type="percentage" office:value="0.287593874346476" calcext:value-type="percentage">
            <text:p>28.76%</text:p>
          </table:table-cell>
          <table:table-cell table:style-name="ce27" table:formula="of:=(1-[.F54])" office:value-type="percentage" office:value="0.640507657066905" calcext:value-type="percentage">
            <text:p>64.05%</text:p>
          </table:table-cell>
          <table:table-cell table:style-name="ce27" table:formula="of:=(1-[.H54]-[.G54])*(1-individual_vulnerability)" office:value-type="percentage" office:value="0.0575187748692951" calcext:value-type="percentage">
            <text:p>5.75%</text:p>
          </table:table-cell>
          <table:table-cell table:style-name="ce27" table:formula="of:=1 - SUM([.G54:.I54])" office:value-type="percentage" office:value="0.0143796937173237" calcext:value-type="percentage">
            <text:p>1.44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5" table:formula="of:=BETADIST([.E55]; Alpha_sym  - (Alpha_sym * Alpha_sym_factor * individual_vulnerability); Beta_sym;  Betastart_sym; Betaend_sym)" office:value-type="percentage" office:value="0.525691810417849" calcext:value-type="percentage">
            <text:p>52.56918104178490000000%</text:p>
          </table:table-cell>
          <table:table-cell table:style-name="ce27" table:formula="of:=(1-[.H55]) * (1-individual_vulnerability)" office:value-type="percentage" office:value="0.42055344833428" calcext:value-type="percentage">
            <text:p>42.06%</text:p>
          </table:table-cell>
          <table:table-cell table:style-name="ce27" table:formula="of:=(1-[.F55])" office:value-type="percentage" office:value="0.474308189582151" calcext:value-type="percentage">
            <text:p>47.43%</text:p>
          </table:table-cell>
          <table:table-cell table:style-name="ce27" table:formula="of:=(1-[.H55]-[.G55])*(1-individual_vulnerability)" office:value-type="percentage" office:value="0.0841106896668559" calcext:value-type="percentage">
            <text:p>8.41%</text:p>
          </table:table-cell>
          <table:table-cell table:style-name="ce27" table:formula="of:=1 - SUM([.G55:.I55])" office:value-type="percentage" office:value="0.021027672416714" calcext:value-type="percentage">
            <text:p>2.1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5" table:formula="of:=BETADIST([.E56]; Alpha_sym  - (Alpha_sym * Alpha_sym_factor * individual_vulnerability); Beta_sym;  Betastart_sym; Betaend_sym)" office:value-type="percentage" office:value="0.685470581054688" calcext:value-type="percentage">
            <text:p>68.54705810546880000000%</text:p>
          </table:table-cell>
          <table:table-cell table:style-name="ce27" table:formula="of:=(1-[.H56]) * (1-individual_vulnerability)" office:value-type="percentage" office:value="0.54837646484375" calcext:value-type="percentage">
            <text:p>54.84%</text:p>
          </table:table-cell>
          <table:table-cell table:style-name="ce27" table:formula="of:=(1-[.F56])" office:value-type="percentage" office:value="0.314529418945312" calcext:value-type="percentage">
            <text:p>31.45%</text:p>
          </table:table-cell>
          <table:table-cell table:style-name="ce27" table:formula="of:=(1-[.H56]-[.G56])*(1-individual_vulnerability)" office:value-type="percentage" office:value="0.10967529296875" calcext:value-type="percentage">
            <text:p>10.97%</text:p>
          </table:table-cell>
          <table:table-cell table:style-name="ce27" table:formula="of:=1 - SUM([.G56:.I56])" office:value-type="percentage" office:value="0.0274188232421875" calcext:value-type="percentage">
            <text:p>2.74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35" table:formula="of:=BETADIST([.E57]; Alpha_sym  - (Alpha_sym * Alpha_sym_factor * individual_vulnerability); Beta_sym;  Betastart_sym; Betaend_sym)" office:value-type="percentage" office:value="0.816592178863503" calcext:value-type="percentage">
            <text:p>81.65921788635030000000%</text:p>
          </table:table-cell>
          <table:table-cell table:style-name="ce27" table:formula="of:=(1-[.H57]) * (1-individual_vulnerability)" office:value-type="percentage" office:value="0.653273743090803" calcext:value-type="percentage">
            <text:p>65.33%</text:p>
          </table:table-cell>
          <table:table-cell table:style-name="ce27" table:formula="of:=(1-[.F57])" office:value-type="percentage" office:value="0.183407821136497" calcext:value-type="percentage">
            <text:p>18.34%</text:p>
          </table:table-cell>
          <table:table-cell table:style-name="ce27" table:formula="of:=(1-[.H57]-[.G57])*(1-individual_vulnerability)" office:value-type="percentage" office:value="0.13065474861816" calcext:value-type="percentage">
            <text:p>13.07%</text:p>
          </table:table-cell>
          <table:table-cell table:style-name="ce27" table:formula="of:=1 - SUM([.G57:.I57])" office:value-type="percentage" office:value="0.03266368715454" calcext:value-type="percentage">
            <text:p>3.27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35" table:formula="of:=BETADIST([.E58]; Alpha_sym  - (Alpha_sym * Alpha_sym_factor * individual_vulnerability); Beta_sym;  Betastart_sym; Betaend_sym)" office:value-type="percentage" office:value="0.908100745828762" calcext:value-type="percentage">
            <text:p>90.81007458287620000000%</text:p>
          </table:table-cell>
          <table:table-cell table:style-name="ce27" table:formula="of:=(1-[.H58]) * (1-individual_vulnerability)" office:value-type="percentage" office:value="0.726480596663009" calcext:value-type="percentage">
            <text:p>72.65%</text:p>
          </table:table-cell>
          <table:table-cell table:style-name="ce27" table:formula="of:=(1-[.F58])" office:value-type="percentage" office:value="0.0918992541712384" calcext:value-type="percentage">
            <text:p>9.19%</text:p>
          </table:table-cell>
          <table:table-cell table:style-name="ce27" table:formula="of:=(1-[.H58]-[.G58])*(1-individual_vulnerability)" office:value-type="percentage" office:value="0.145296119332602" calcext:value-type="percentage">
            <text:p>14.53%</text:p>
          </table:table-cell>
          <table:table-cell table:style-name="ce27" table:formula="of:=1 - SUM([.G58:.I58])" office:value-type="percentage" office:value="0.0363240298331504" calcext:value-type="percentage">
            <text:p>3.63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5" table:formula="of:=BETADIST([.E59]; Alpha_sym  - (Alpha_sym * Alpha_sym_factor * individual_vulnerability); Beta_sym;  Betastart_sym; Betaend_sym)" office:value-type="percentage" office:value="0.961673748005176" calcext:value-type="percentage">
            <text:p>96.16737480051760000000%</text:p>
          </table:table-cell>
          <table:table-cell table:style-name="ce27" table:formula="of:=(1-[.H59]) * (1-individual_vulnerability)" office:value-type="percentage" office:value="0.769338998404141" calcext:value-type="percentage">
            <text:p>76.93%</text:p>
          </table:table-cell>
          <table:table-cell table:style-name="ce27" table:formula="of:=(1-[.F59])" office:value-type="percentage" office:value="0.0383262519948244" calcext:value-type="percentage">
            <text:p>3.83%</text:p>
          </table:table-cell>
          <table:table-cell table:style-name="ce27" table:formula="of:=(1-[.H59]-[.G59])*(1-individual_vulnerability)" office:value-type="percentage" office:value="0.153867799680828" calcext:value-type="percentage">
            <text:p>15.39%</text:p>
          </table:table-cell>
          <table:table-cell table:style-name="ce27" table:formula="of:=1 - SUM([.G59:.I59])" office:value-type="percentage" office:value="0.038466949920207" calcext:value-type="percentage">
            <text:p>3.85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35" table:formula="of:=BETADIST([.E60]; Alpha_sym  - (Alpha_sym * Alpha_sym_factor * individual_vulnerability); Beta_sym;  Betastart_sym; Betaend_sym)" office:value-type="percentage" office:value="0.987307275277723" calcext:value-type="percentage">
            <text:p>98.73072752777230000000%</text:p>
          </table:table-cell>
          <table:table-cell table:style-name="ce27" table:formula="of:=(1-[.H60]) * (1-individual_vulnerability)" office:value-type="percentage" office:value="0.789845820222178" calcext:value-type="percentage">
            <text:p>78.98%</text:p>
          </table:table-cell>
          <table:table-cell table:style-name="ce27" table:formula="of:=(1-[.F60])" office:value-type="percentage" office:value="0.0126927247222773" calcext:value-type="percentage">
            <text:p>1.27%</text:p>
          </table:table-cell>
          <table:table-cell table:style-name="ce27" table:formula="of:=(1-[.H60]-[.G60])*(1-individual_vulnerability)" office:value-type="percentage" office:value="0.157969164044436" calcext:value-type="percentage">
            <text:p>15.80%</text:p>
          </table:table-cell>
          <table:table-cell table:style-name="ce27" table:formula="of:=1 - SUM([.G60:.I60])" office:value-type="percentage" office:value="0.0394922910111088" calcext:value-type="percentage">
            <text:p>3.95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5" table:formula="of:=BETADIST([.E61]; Alpha_sym  - (Alpha_sym * Alpha_sym_factor * individual_vulnerability); Beta_sym;  Betastart_sym; Betaend_sym)" office:value-type="percentage" office:value="0.996899220859632" calcext:value-type="percentage">
            <text:p>99.68992208596320000000%</text:p>
          </table:table-cell>
          <table:table-cell table:style-name="ce27" table:formula="of:=(1-[.H61]) * (1-individual_vulnerability)" office:value-type="percentage" office:value="0.797519376687706" calcext:value-type="percentage">
            <text:p>79.75%</text:p>
          </table:table-cell>
          <table:table-cell table:style-name="ce27" table:formula="of:=(1-[.F61])" office:value-type="percentage" office:value="0.0031007791403681" calcext:value-type="percentage">
            <text:p>0.31%</text:p>
          </table:table-cell>
          <table:table-cell table:style-name="ce27" table:formula="of:=(1-[.H61]-[.G61])*(1-individual_vulnerability)" office:value-type="percentage" office:value="0.159503875337541" calcext:value-type="percentage">
            <text:p>15.95%</text:p>
          </table:table-cell>
          <table:table-cell table:style-name="ce27" table:formula="of:=1 - SUM([.G61:.I61])" office:value-type="percentage" office:value="0.0398759688343853" calcext:value-type="percentage">
            <text:p>3.99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35" table:formula="of:=BETADIST([.E62]; Alpha_sym  - (Alpha_sym * Alpha_sym_factor * individual_vulnerability); Beta_sym;  Betastart_sym; Betaend_sym)" office:value-type="percentage" office:value="0.999506750262477" calcext:value-type="percentage">
            <text:p>99.95067502624770000000%</text:p>
          </table:table-cell>
          <table:table-cell table:style-name="ce27" table:formula="of:=(1-[.H62]) * (1-individual_vulnerability)" office:value-type="percentage" office:value="0.799605400209981" calcext:value-type="percentage">
            <text:p>79.96%</text:p>
          </table:table-cell>
          <table:table-cell table:style-name="ce27" table:formula="of:=(1-[.F62])" office:value-type="percentage" office:value="0.000493249737523183" calcext:value-type="percentage">
            <text:p>0.05%</text:p>
          </table:table-cell>
          <table:table-cell table:style-name="ce27" table:formula="of:=(1-[.H62]-[.G62])*(1-individual_vulnerability)" office:value-type="percentage" office:value="0.159921080041996" calcext:value-type="percentage">
            <text:p>15.99%</text:p>
          </table:table-cell>
          <table:table-cell table:style-name="ce27" table:formula="of:=1 - SUM([.G62:.I62])" office:value-type="percentage" office:value="0.0399802700104991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7" calcext:value-type="float">
            <text:p>17</text:p>
          </table:table-cell>
          <table:table-cell table:style-name="ce35" table:formula="of:=BETADIST([.E63]; Alpha_sym  - (Alpha_sym * Alpha_sym_factor * individual_vulnerability); Beta_sym;  Betastart_sym; Betaend_sym)" office:value-type="percentage" office:value="0.999959629209453" calcext:value-type="percentage">
            <text:p>99.99596292094530000000%</text:p>
          </table:table-cell>
          <table:table-cell table:style-name="ce27" table:formula="of:=(1-[.H63]) * (1-individual_vulnerability)" office:value-type="percentage" office:value="0.799967703367562" calcext:value-type="percentage">
            <text:p>80.00%</text:p>
          </table:table-cell>
          <table:table-cell table:style-name="ce27" table:formula="of:=(1-[.F63])" office:value-type="percentage" office:value="0.0000403707905473061" calcext:value-type="percentage">
            <text:p>0.00%</text:p>
          </table:table-cell>
          <table:table-cell table:style-name="ce27" table:formula="of:=(1-[.H63]-[.G63])*(1-individual_vulnerability)" office:value-type="percentage" office:value="0.159993540673512" calcext:value-type="percentage">
            <text:p>16.00%</text:p>
          </table:table-cell>
          <table:table-cell table:style-name="ce27" table:formula="of:=1 - SUM([.G63:.I63])" office:value-type="percentage" office:value="0.0399983851683781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8" calcext:value-type="float">
            <text:p>18</text:p>
          </table:table-cell>
          <table:table-cell table:style-name="ce35" table:formula="of:=BETADIST([.E64]; Alpha_sym  - (Alpha_sym * Alpha_sym_factor * individual_vulnerability); Beta_sym;  Betastart_sym; Betaend_sym)" office:value-type="percentage" office:value="0.999999000221878" calcext:value-type="percentage">
            <text:p>99.99990002218780000000%</text:p>
          </table:table-cell>
          <table:table-cell table:style-name="ce27" table:formula="of:=(1-[.H64]) * (1-individual_vulnerability)" office:value-type="percentage" office:value="0.799999200177502" calcext:value-type="percentage">
            <text:p>80.00%</text:p>
          </table:table-cell>
          <table:table-cell table:style-name="ce27" table:formula="of:=(1-[.F64])" office:value-type="percentage" office:value="0.000000999778122068307" calcext:value-type="percentage">
            <text:p>0.00%</text:p>
          </table:table-cell>
          <table:table-cell table:style-name="ce27" table:formula="of:=(1-[.H64]-[.G64])*(1-individual_vulnerability)" office:value-type="percentage" office:value="0.1599998400355" calcext:value-type="percentage">
            <text:p>16.00%</text:p>
          </table:table-cell>
          <table:table-cell table:style-name="ce27" table:formula="of:=1 - SUM([.G64:.I64])" office:value-type="percentage" office:value="0.0399999600088751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style-name="ce35" table:formula="of:=BETADIST([.E65]; Alpha_sym  - (Alpha_sym * Alpha_sym_factor * individual_vulnerability); Beta_sym;  Betastart_sym; Betaend_sym)" office:value-type="percentage" office:value="0.99999999862809" calcext:value-type="percentage">
            <text:p>99.99999986280900000000%</text:p>
          </table:table-cell>
          <table:table-cell table:style-name="ce27" table:formula="of:=(1-[.H65]) * (1-individual_vulnerability)" office:value-type="percentage" office:value="0.799999998902472" calcext:value-type="percentage">
            <text:p>80.00%</text:p>
          </table:table-cell>
          <table:table-cell table:style-name="ce27" table:formula="of:=(1-[.F65])" office:value-type="percentage" office:value="0.00000000137190969695666" calcext:value-type="percentage">
            <text:p>0.00%</text:p>
          </table:table-cell>
          <table:table-cell table:style-name="ce27" table:formula="of:=(1-[.H65]-[.G65])*(1-individual_vulnerability)" office:value-type="percentage" office:value="0.159999999780494" calcext:value-type="percentage">
            <text:p>16.00%</text:p>
          </table:table-cell>
          <table:table-cell table:style-name="ce27" table:formula="of:=1 - SUM([.G65:.I65])" office:value-type="percentage" office:value="0.0399999999451236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20" calcext:value-type="float">
            <text:p>20</text:p>
          </table:table-cell>
          <table:table-cell table:style-name="ce35" table:formula="of:=BETADIST([.E66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6]) * (1-individual_vulnerability)" office:value-type="percentage" office:value="0.8" calcext:value-type="percentage">
            <text:p>80.00%</text:p>
          </table:table-cell>
          <table:table-cell table:style-name="ce27" table:formula="of:=(1-[.F66])" office:value-type="percentage" office:value="0" calcext:value-type="percentage">
            <text:p>0.00%</text:p>
          </table:table-cell>
          <table:table-cell table:style-name="ce27" table:formula="of:=(1-[.H66]-[.G66])*(1-individual_vulnerability)" office:value-type="percentage" office:value="0.16" calcext:value-type="percentage">
            <text:p>16.00%</text:p>
          </table:table-cell>
          <table:table-cell table:style-name="ce27" table:formula="of:=1 - SUM([.G66:.I66])" office:value-type="percentage" office:value="0.04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21" calcext:value-type="float">
            <text:p>21</text:p>
          </table:table-cell>
          <table:table-cell table:style-name="ce35" table:formula="of:=BETADIST([.E67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7]) * (1-individual_vulnerability)" office:value-type="percentage" office:value="0.8" calcext:value-type="percentage">
            <text:p>80.00%</text:p>
          </table:table-cell>
          <table:table-cell table:style-name="ce27" table:formula="of:=(1-[.F67])" office:value-type="percentage" office:value="0" calcext:value-type="percentage">
            <text:p>0.00%</text:p>
          </table:table-cell>
          <table:table-cell table:style-name="ce27" table:formula="of:=(1-[.H67]-[.G67])*(1-individual_vulnerability)" office:value-type="percentage" office:value="0.16" calcext:value-type="percentage">
            <text:p>16.00%</text:p>
          </table:table-cell>
          <table:table-cell table:style-name="ce27" table:formula="of:=1 - SUM([.G67:.I67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2" calcext:value-type="float">
            <text:p>22</text:p>
          </table:table-cell>
          <table:table-cell table:style-name="ce35" table:formula="of:=BETADIST([.E68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8]) * (1-individual_vulnerability)" office:value-type="percentage" office:value="0.8" calcext:value-type="percentage">
            <text:p>80.00%</text:p>
          </table:table-cell>
          <table:table-cell table:style-name="ce27" table:formula="of:=(1-[.F68])" office:value-type="percentage" office:value="0" calcext:value-type="percentage">
            <text:p>0.00%</text:p>
          </table:table-cell>
          <table:table-cell table:style-name="ce27" table:formula="of:=(1-[.H68]-[.G68])*(1-individual_vulnerability)" office:value-type="percentage" office:value="0.16" calcext:value-type="percentage">
            <text:p>16.00%</text:p>
          </table:table-cell>
          <table:table-cell table:style-name="ce27" table:formula="of:=1 - SUM([.G68:.I68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3" calcext:value-type="float">
            <text:p>23</text:p>
          </table:table-cell>
          <table:table-cell table:style-name="ce35" table:formula="of:=BETADIST([.E69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9]) * (1-individual_vulnerability)" office:value-type="percentage" office:value="0.8" calcext:value-type="percentage">
            <text:p>80.00%</text:p>
          </table:table-cell>
          <table:table-cell table:style-name="ce27" table:formula="of:=(1-[.F69])" office:value-type="percentage" office:value="0" calcext:value-type="percentage">
            <text:p>0.00%</text:p>
          </table:table-cell>
          <table:table-cell table:style-name="ce27" table:formula="of:=(1-[.H69]-[.G69])*(1-individual_vulnerability)" office:value-type="percentage" office:value="0.16" calcext:value-type="percentage">
            <text:p>16.00%</text:p>
          </table:table-cell>
          <table:table-cell table:style-name="ce27" table:formula="of:=1 - SUM([.G69:.I69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4" calcext:value-type="float">
            <text:p>24</text:p>
          </table:table-cell>
          <table:table-cell table:style-name="ce35" table:formula="of:=BETADIST([.E70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0]) * (1-individual_vulnerability)" office:value-type="percentage" office:value="0.8" calcext:value-type="percentage">
            <text:p>80.00%</text:p>
          </table:table-cell>
          <table:table-cell table:style-name="ce27" table:formula="of:=(1-[.F70])" office:value-type="percentage" office:value="0" calcext:value-type="percentage">
            <text:p>0.00%</text:p>
          </table:table-cell>
          <table:table-cell table:style-name="ce27" table:formula="of:=(1-[.H70]-[.G70])*(1-individual_vulnerability)" office:value-type="percentage" office:value="0.16" calcext:value-type="percentage">
            <text:p>16.00%</text:p>
          </table:table-cell>
          <table:table-cell table:style-name="ce27" table:formula="of:=1 - SUM([.G70:.I70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5" calcext:value-type="float">
            <text:p>25</text:p>
          </table:table-cell>
          <table:table-cell table:style-name="ce35" table:formula="of:=BETADIST([.E71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1]) * (1-individual_vulnerability)" office:value-type="percentage" office:value="0.8" calcext:value-type="percentage">
            <text:p>80.00%</text:p>
          </table:table-cell>
          <table:table-cell table:style-name="ce27" table:formula="of:=(1-[.F71])" office:value-type="percentage" office:value="0" calcext:value-type="percentage">
            <text:p>0.00%</text:p>
          </table:table-cell>
          <table:table-cell table:style-name="ce27" table:formula="of:=(1-[.H71]-[.G71])*(1-individual_vulnerability)" office:value-type="percentage" office:value="0.16" calcext:value-type="percentage">
            <text:p>16.00%</text:p>
          </table:table-cell>
          <table:table-cell table:style-name="ce27" table:formula="of:=1 - SUM([.G71:.I71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6" calcext:value-type="float">
            <text:p>26</text:p>
          </table:table-cell>
          <table:table-cell table:style-name="ce35" table:formula="of:=BETADIST([.E72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2]) * (1-individual_vulnerability)" office:value-type="percentage" office:value="0.8" calcext:value-type="percentage">
            <text:p>80.00%</text:p>
          </table:table-cell>
          <table:table-cell table:style-name="ce27" table:formula="of:=(1-[.F72])" office:value-type="percentage" office:value="0" calcext:value-type="percentage">
            <text:p>0.00%</text:p>
          </table:table-cell>
          <table:table-cell table:style-name="ce27" table:formula="of:=(1-[.H72]-[.G72])*(1-individual_vulnerability)" office:value-type="percentage" office:value="0.16" calcext:value-type="percentage">
            <text:p>16.00%</text:p>
          </table:table-cell>
          <table:table-cell table:style-name="ce27" table:formula="of:=1 - SUM([.G72:.I72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7" calcext:value-type="float">
            <text:p>27</text:p>
          </table:table-cell>
          <table:table-cell table:style-name="ce35" table:formula="of:=BETADIST([.E73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3]) * (1-individual_vulnerability)" office:value-type="percentage" office:value="0.8" calcext:value-type="percentage">
            <text:p>80.00%</text:p>
          </table:table-cell>
          <table:table-cell table:style-name="ce27" table:formula="of:=(1-[.F73])" office:value-type="percentage" office:value="0" calcext:value-type="percentage">
            <text:p>0.00%</text:p>
          </table:table-cell>
          <table:table-cell table:style-name="ce27" table:formula="of:=(1-[.H73]-[.G73])*(1-individual_vulnerability)" office:value-type="percentage" office:value="0.16" calcext:value-type="percentage">
            <text:p>16.00%</text:p>
          </table:table-cell>
          <table:table-cell table:style-name="ce27" table:formula="of:=1 - SUM([.G73:.I73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8" calcext:value-type="float">
            <text:p>28</text:p>
          </table:table-cell>
          <table:table-cell table:style-name="ce35" table:formula="of:=BETADIST([.E74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4]) * (1-individual_vulnerability)" office:value-type="percentage" office:value="0.8" calcext:value-type="percentage">
            <text:p>80.00%</text:p>
          </table:table-cell>
          <table:table-cell table:style-name="ce27" table:formula="of:=(1-[.F74])" office:value-type="percentage" office:value="0" calcext:value-type="percentage">
            <text:p>0.00%</text:p>
          </table:table-cell>
          <table:table-cell table:style-name="ce27" table:formula="of:=(1-[.H74]-[.G74])*(1-individual_vulnerability)" office:value-type="percentage" office:value="0.16" calcext:value-type="percentage">
            <text:p>16.00%</text:p>
          </table:table-cell>
          <table:table-cell table:style-name="ce27" table:formula="of:=1 - SUM([.G74:.I74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9" calcext:value-type="float">
            <text:p>29</text:p>
          </table:table-cell>
          <table:table-cell table:style-name="ce35" table:formula="of:=BETADIST([.E75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5]) * (1-individual_vulnerability)" office:value-type="percentage" office:value="0.8" calcext:value-type="percentage">
            <text:p>80.00%</text:p>
          </table:table-cell>
          <table:table-cell table:style-name="ce27" table:formula="of:=(1-[.F75])" office:value-type="percentage" office:value="0" calcext:value-type="percentage">
            <text:p>0.00%</text:p>
          </table:table-cell>
          <table:table-cell table:style-name="ce27" table:formula="of:=(1-[.H75]-[.G75])*(1-individual_vulnerability)" office:value-type="percentage" office:value="0.16" calcext:value-type="percentage">
            <text:p>16.00%</text:p>
          </table:table-cell>
          <table:table-cell table:style-name="ce27" table:formula="of:=1 - SUM([.G75:.I75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0" calcext:value-type="float">
            <text:p>30</text:p>
          </table:table-cell>
          <table:table-cell table:style-name="ce35" table:formula="of:=BETADIST([.E76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6]) * (1-individual_vulnerability)" office:value-type="percentage" office:value="0.8" calcext:value-type="percentage">
            <text:p>80.00%</text:p>
          </table:table-cell>
          <table:table-cell table:style-name="ce27" table:formula="of:=(1-[.F76])" office:value-type="percentage" office:value="0" calcext:value-type="percentage">
            <text:p>0.00%</text:p>
          </table:table-cell>
          <table:table-cell table:style-name="ce27" table:formula="of:=(1-[.H76]-[.G76])*(1-individual_vulnerability)" office:value-type="percentage" office:value="0.16" calcext:value-type="percentage">
            <text:p>16.00%</text:p>
          </table:table-cell>
          <table:table-cell table:style-name="ce27" table:formula="of:=1 - SUM([.G76:.I76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1" calcext:value-type="float">
            <text:p>31</text:p>
          </table:table-cell>
          <table:table-cell table:style-name="ce35" table:formula="of:=BETADIST([.E77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7]) * (1-individual_vulnerability)" office:value-type="percentage" office:value="0.8" calcext:value-type="percentage">
            <text:p>80.00%</text:p>
          </table:table-cell>
          <table:table-cell table:style-name="ce27" table:formula="of:=(1-[.F77])" office:value-type="percentage" office:value="0" calcext:value-type="percentage">
            <text:p>0.00%</text:p>
          </table:table-cell>
          <table:table-cell table:style-name="ce27" table:formula="of:=(1-[.H77]-[.G77])*(1-individual_vulnerability)" office:value-type="percentage" office:value="0.16" calcext:value-type="percentage">
            <text:p>16.00%</text:p>
          </table:table-cell>
          <table:table-cell table:style-name="ce27" table:formula="of:=1 - SUM([.G77:.I77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2" calcext:value-type="float">
            <text:p>32</text:p>
          </table:table-cell>
          <table:table-cell table:style-name="ce35" table:formula="of:=BETADIST([.E78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8]) * (1-individual_vulnerability)" office:value-type="percentage" office:value="0.8" calcext:value-type="percentage">
            <text:p>80.00%</text:p>
          </table:table-cell>
          <table:table-cell table:style-name="ce27" table:formula="of:=(1-[.F78])" office:value-type="percentage" office:value="0" calcext:value-type="percentage">
            <text:p>0.00%</text:p>
          </table:table-cell>
          <table:table-cell table:style-name="ce27" table:formula="of:=(1-[.H78]-[.G78])*(1-individual_vulnerability)" office:value-type="percentage" office:value="0.16" calcext:value-type="percentage">
            <text:p>16.00%</text:p>
          </table:table-cell>
          <table:table-cell table:style-name="ce27" table:formula="of:=1 - SUM([.G78:.I78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3" calcext:value-type="float">
            <text:p>33</text:p>
          </table:table-cell>
          <table:table-cell table:style-name="ce35" table:formula="of:=BETADIST([.E79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9]) * (1-individual_vulnerability)" office:value-type="percentage" office:value="0.8" calcext:value-type="percentage">
            <text:p>80.00%</text:p>
          </table:table-cell>
          <table:table-cell table:style-name="ce27" table:formula="of:=(1-[.F79])" office:value-type="percentage" office:value="0" calcext:value-type="percentage">
            <text:p>0.00%</text:p>
          </table:table-cell>
          <table:table-cell table:style-name="ce27" table:formula="of:=(1-[.H79]-[.G79])*(1-individual_vulnerability)" office:value-type="percentage" office:value="0.16" calcext:value-type="percentage">
            <text:p>16.00%</text:p>
          </table:table-cell>
          <table:table-cell table:style-name="ce27" table:formula="of:=1 - SUM([.G79:.I79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4" calcext:value-type="float">
            <text:p>34</text:p>
          </table:table-cell>
          <table:table-cell table:style-name="ce35" table:formula="of:=BETADIST([.E80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0]) * (1-individual_vulnerability)" office:value-type="percentage" office:value="0.8" calcext:value-type="percentage">
            <text:p>80.00%</text:p>
          </table:table-cell>
          <table:table-cell table:style-name="ce27" table:formula="of:=(1-[.F80])" office:value-type="percentage" office:value="0" calcext:value-type="percentage">
            <text:p>0.00%</text:p>
          </table:table-cell>
          <table:table-cell table:style-name="ce27" table:formula="of:=(1-[.H80]-[.G80])*(1-individual_vulnerability)" office:value-type="percentage" office:value="0.16" calcext:value-type="percentage">
            <text:p>16.00%</text:p>
          </table:table-cell>
          <table:table-cell table:style-name="ce27" table:formula="of:=1 - SUM([.G80:.I80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5" calcext:value-type="float">
            <text:p>35</text:p>
          </table:table-cell>
          <table:table-cell table:style-name="ce35" table:formula="of:=BETADIST([.E81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1]) * (1-individual_vulnerability)" office:value-type="percentage" office:value="0.8" calcext:value-type="percentage">
            <text:p>80.00%</text:p>
          </table:table-cell>
          <table:table-cell table:style-name="ce27" table:formula="of:=(1-[.F81])" office:value-type="percentage" office:value="0" calcext:value-type="percentage">
            <text:p>0.00%</text:p>
          </table:table-cell>
          <table:table-cell table:style-name="ce27" table:formula="of:=(1-[.H81]-[.G81])*(1-individual_vulnerability)" office:value-type="percentage" office:value="0.16" calcext:value-type="percentage">
            <text:p>16.00%</text:p>
          </table:table-cell>
          <table:table-cell table:style-name="ce27" table:formula="of:=1 - SUM([.G81:.I81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6" calcext:value-type="float">
            <text:p>36</text:p>
          </table:table-cell>
          <table:table-cell table:style-name="ce35" table:formula="of:=BETADIST([.E82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2]) * (1-individual_vulnerability)" office:value-type="percentage" office:value="0.8" calcext:value-type="percentage">
            <text:p>80.00%</text:p>
          </table:table-cell>
          <table:table-cell table:style-name="ce27" table:formula="of:=(1-[.F82])" office:value-type="percentage" office:value="0" calcext:value-type="percentage">
            <text:p>0.00%</text:p>
          </table:table-cell>
          <table:table-cell table:style-name="ce27" table:formula="of:=(1-[.H82]-[.G82])*(1-individual_vulnerability)" office:value-type="percentage" office:value="0.16" calcext:value-type="percentage">
            <text:p>16.00%</text:p>
          </table:table-cell>
          <table:table-cell table:style-name="ce27" table:formula="of:=1 - SUM([.G82:.I82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7" calcext:value-type="float">
            <text:p>37</text:p>
          </table:table-cell>
          <table:table-cell table:style-name="ce35" table:formula="of:=BETADIST([.E83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3]) * (1-individual_vulnerability)" office:value-type="percentage" office:value="0.8" calcext:value-type="percentage">
            <text:p>80.00%</text:p>
          </table:table-cell>
          <table:table-cell table:style-name="ce27" table:formula="of:=(1-[.F83])" office:value-type="percentage" office:value="0" calcext:value-type="percentage">
            <text:p>0.00%</text:p>
          </table:table-cell>
          <table:table-cell table:style-name="ce27" table:formula="of:=(1-[.H83]-[.G83])*(1-individual_vulnerability)" office:value-type="percentage" office:value="0.16" calcext:value-type="percentage">
            <text:p>16.00%</text:p>
          </table:table-cell>
          <table:table-cell table:style-name="ce27" table:formula="of:=1 - SUM([.G83:.I83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8" calcext:value-type="float">
            <text:p>38</text:p>
          </table:table-cell>
          <table:table-cell table:style-name="ce35" table:formula="of:=BETADIST([.E84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4]) * (1-individual_vulnerability)" office:value-type="percentage" office:value="0.8" calcext:value-type="percentage">
            <text:p>80.00%</text:p>
          </table:table-cell>
          <table:table-cell table:style-name="ce27" table:formula="of:=(1-[.F84])" office:value-type="percentage" office:value="0" calcext:value-type="percentage">
            <text:p>0.00%</text:p>
          </table:table-cell>
          <table:table-cell table:style-name="ce27" table:formula="of:=(1-[.H84]-[.G84])*(1-individual_vulnerability)" office:value-type="percentage" office:value="0.16" calcext:value-type="percentage">
            <text:p>16.00%</text:p>
          </table:table-cell>
          <table:table-cell table:style-name="ce27" table:formula="of:=1 - SUM([.G84:.I84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9" calcext:value-type="float">
            <text:p>39</text:p>
          </table:table-cell>
          <table:table-cell table:style-name="ce35" table:formula="of:=BETADIST([.E85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5]) * (1-individual_vulnerability)" office:value-type="percentage" office:value="0.8" calcext:value-type="percentage">
            <text:p>80.00%</text:p>
          </table:table-cell>
          <table:table-cell table:style-name="ce27" table:formula="of:=(1-[.F85])" office:value-type="percentage" office:value="0" calcext:value-type="percentage">
            <text:p>0.00%</text:p>
          </table:table-cell>
          <table:table-cell table:style-name="ce27" table:formula="of:=(1-[.H85]-[.G85])*(1-individual_vulnerability)" office:value-type="percentage" office:value="0.16" calcext:value-type="percentage">
            <text:p>16.00%</text:p>
          </table:table-cell>
          <table:table-cell table:style-name="ce27" table:formula="of:=1 - SUM([.G85:.I85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40" calcext:value-type="float">
            <text:p>40</text:p>
          </table:table-cell>
          <table:table-cell table:style-name="ce35" table:formula="of:=BETADIST([.E86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6]) * (1-individual_vulnerability)" office:value-type="percentage" office:value="0.8" calcext:value-type="percentage">
            <text:p>80.00%</text:p>
          </table:table-cell>
          <table:table-cell table:style-name="ce27" table:formula="of:=(1-[.F86])" office:value-type="percentage" office:value="0" calcext:value-type="percentage">
            <text:p>0.00%</text:p>
          </table:table-cell>
          <table:table-cell table:style-name="ce27" table:formula="of:=(1-[.H86]-[.G86])*(1-individual_vulnerability)" office:value-type="percentage" office:value="0.16" calcext:value-type="percentage">
            <text:p>16.00%</text:p>
          </table:table-cell>
          <table:table-cell table:style-name="ce27" table:formula="of:=1 - SUM([.G86:.I86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 table:number-rows-repeated="104848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isease transitions simplified" table:style-name="ta1">
        <table:shapes>
          <draw:frame draw:z-index="0" draw:style-name="gr1" draw:text-style-name="P1" svg:width="20.364cm" svg:height="11.452cm" svg:x="44.046cm" svg:y="11.271cm">
            <draw:object draw:notify-on-update-of-ranges="'Disease transitions simplified'.E46:'Disease transitions simplified'.E86 'Disease transitions simplified'.G45:'Disease transitions simplified'.G45 'Disease transitions simplified'.G46:'Disease transitions simplified'.G86 'Disease transitions simplified'.H45:'Disease transitions simplified'.H45 'Disease transitions simplified'.H46:'Disease transitions simplified'.H86 'Disease transitions simplified'.I45:'Disease transitions simplified'.I45 'Disease transitions simplified'.I46:'Disease transitions simplified'.I86 'Disease transitions simplified'.J45:'Disease transitions simplified'.J45 'Disease transitions simplified'.J46:'Disease transitions simplified'.J8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3"/>
        <table:table-column table:style-name="co1" table:number-columns-repeated="7" table:default-cell-style-name="Default"/>
        <table:table-row table:style-name="ro1">
          <table:table-cell table:number-columns-repeated="12"/>
          <table:table-cell table:style-name="ce43" office:value-type="string" calcext:value-type="string" table:number-columns-spanned="5" table:number-rows-spanned="1">
            <text:p>probabilty(well)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 table:number-columns-spanned="5" table:number-rows-spanned="1">
            <text:p>vulnerabilit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end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1" table:number-rows-spanned="11">
            <text:p>days since</text:p>
          </table:table-cell>
          <table:table-cell table:style-name="ce42" office:value-type="float" office:value="1" calcext:value-type="float">
            <text:p>1</text:p>
          </table:table-cell>
          <table:table-cell table:style-name="ce45" table:formula="of:=BETADIST([.$L4]; 10; 10; [.$L$2]; [.$L$3])" office:value-type="percentage" office:value="0.00000000593933905966438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style-name="ce45" table:formula="of:=BETADIST([.$L1]; 10; 10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Parameters</text:p>
          </table:table-cell>
          <table:covered-table-cell/>
          <table:table-cell table:number-columns-repeated="7"/>
          <table:covered-table-cell/>
          <table:table-cell table:style-name="ce42" office:value-type="float" office:value="2" calcext:value-type="float">
            <text:p>2</text:p>
          </table:table-cell>
          <table:table-cell table:style-name="ce45" table:formula="of:=BETADIST([.$L5]; 10; 10; [.$L$2]; [.$L$3])" office:value-type="percentage" office:value="0.000003929882327128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style-name="ce45" table:formula="of:=BETADIST([.$L2]; 10; 10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virality (0-1)</text:p>
          </table:table-cell>
          <table:table-cell office:value-type="float" office:value="0.3" calcext:value-type="float">
            <text:p>0.3</text:p>
          </table:table-cell>
          <table:table-cell table:number-columns-repeated="7"/>
          <table:covered-table-cell/>
          <table:table-cell table:style-name="ce42" office:value-type="float" office:value="3" calcext:value-type="float">
            <text:p>3</text:p>
          </table:table-cell>
          <table:table-cell table:style-name="ce45" table:formula="of:=BETADIST([.$L6]; 10; 10; [.$L$2]; [.$L$3])" office:value-type="percentage" office:value="0.00014350736891607" calcext:value-type="percentage">
            <text:p>0.01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style-name="ce45" table:formula="of:=BETADIST([.$L3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vidual exposure (0-1)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covered-table-cell/>
          <table:table-cell table:style-name="ce42" office:value-type="float" office:value="4" calcext:value-type="float">
            <text:p>4</text:p>
          </table:table-cell>
          <table:table-cell table:style-name="ce45" table:formula="of:=BETADIST([.$L7]; 10; 10; [.$L$2]; [.$L$3])" office:value-type="percentage" office:value="0.00157912054916711" calcext:value-type="percentage">
            <text:p>0.16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style-name="ce45" table:formula="of:=BETADIST([.$L4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vidual vulnerability(0-1)</text:p>
          </table:table-cell>
          <table:table-cell office:value-type="float" office:value="0.2" calcext:value-type="float">
            <text:p>0.2</text:p>
          </table:table-cell>
          <table:table-cell table:number-columns-repeated="7"/>
          <table:covered-table-cell/>
          <table:table-cell table:style-name="ce42" office:value-type="float" office:value="6" calcext:value-type="float">
            <text:p>6</text:p>
          </table:table-cell>
          <table:table-cell table:style-name="ce45" table:formula="of:=BETADIST([.$L8]; 10; 10; [.$L$2]; [.$L$3])" office:value-type="percentage" office:value="0.032553356881301" calcext:value-type="percentage">
            <text:p>3.26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style-name="ce45" table:formula="of:=BETADIST([.$L5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ys since last transition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covered-table-cell/>
          <table:table-cell table:style-name="ce42" office:value-type="float" office:value="7" calcext:value-type="float">
            <text:p>7</text:p>
          </table:table-cell>
          <table:table-cell table:style-name="ce45" table:formula="of:=BETADIST([.$L9]; 10; 10; [.$L$2]; [.$L$3])" office:value-type="percentage" office:value="0.0874736003701736" calcext:value-type="percentage">
            <text:p>8.75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style-name="ce45" table:formula="of:=BETADIST([.$L6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10"/>
          <table:covered-table-cell/>
          <table:table-cell table:style-name="ce42" office:value-type="float" office:value="8" calcext:value-type="float">
            <text:p>8</text:p>
          </table:table-cell>
          <table:table-cell table:style-name="ce45" table:formula="of:=BETADIST([.$L10]; 10; 10; [.$L$2]; [.$L$3])" office:value-type="percentage" office:value="0.186092021415412" calcext:value-type="percentage">
            <text:p>18.61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style-name="ce45" table:formula="of:=BETADIST([.$L7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slower initial onset</text:p>
          </table:table-cell>
          <table:table-cell table:number-columns-repeated="6"/>
          <table:covered-table-cell/>
          <table:table-cell table:style-name="ce42" office:value-type="float" office:value="9" calcext:value-type="float">
            <text:p>9</text:p>
          </table:table-cell>
          <table:table-cell table:style-name="ce45" table:formula="of:=BETADIST([.$L11]; 10; 10; [.$L$2]; [.$L$3])" office:value-type="percentage" office:value="0.328964087578393" calcext:value-type="percentage">
            <text:p>32.9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style-name="ce45" table:formula="of:=BETADIST([.$L8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quicker accleration out of the box</text:p>
          </table:table-cell>
          <table:table-cell table:number-columns-repeated="6"/>
          <table:covered-table-cell/>
          <table:table-cell table:style-name="ce42" office:value-type="float" office:value="10" calcext:value-type="float">
            <text:p>10</text:p>
          </table:table-cell>
          <table:table-cell table:style-name="ce45" table:formula="of:=BETADIST([.$L12]; 10; 10; [.$L$2]; [.$L$3])" office:value-type="percentage" office:value="0.5" calcext:value-type="percentage">
            <text:p>5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style-name="ce45" table:formula="of:=BETADIST([.$L9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pha vulnerability fa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 the closer to one the quicker vulnerables get sick</text:p>
          </table:table-cell>
          <table:table-cell table:number-columns-repeated="6"/>
          <table:covered-table-cell/>
          <table:table-cell table:style-name="ce42" office:value-type="float" office:value="15" calcext:value-type="float">
            <text:p>15</text:p>
          </table:table-cell>
          <table:table-cell table:style-name="ce45" table:formula="of:=BETADIST([.$L13]; 10; 10; [.$L$2]; [.$L$3])" office:value-type="percentage" office:value="0.991096720696078" calcext:value-type="percentage">
            <text:p>99.11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style-name="ce45" table:formula="of:=BETADIST([.$L10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ability starts increasing on this day</text:p>
          </table:table-cell>
          <table:table-cell table:number-columns-repeated="6"/>
          <table:covered-table-cell/>
          <table:table-cell table:style-name="ce42" office:value-type="float" office:value="20" calcext:value-type="float">
            <text:p>20</text:p>
          </table:table-cell>
          <table:table-cell table:style-name="ce45" table:formula="of:=BETADIST([.$L14]; 10; 10; [.$L$2]; [.$L$3]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style-name="ce45" table:formula="of:=BETADIST([.$L11]; 10; 10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bability finishes increasing on this day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ymptomatic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slower initial onse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quicker accleration out of the bo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pha vulnerability factor (0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utes alpha for the most vulnerab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ability starts increasing on this d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bability finishes increasing on this day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spitalized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slower initial onse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r values mean a quicker accleration out of the bo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pha vulnerability factor (0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utes alpha for the most vulnerab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ability starts increasing on this d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bability finishes increasing on this day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table:number-columns-repeated="4"/>
          <table:table-cell table:style-name="ce30" office:value-type="string" calcext:value-type="string" table:number-columns-spanned="5" table:number-rows-spanned="1">
            <text:p>Disease transition table</text:p>
          </table:table-cell>
          <table:covered-table-cell table:number-columns-repeated="4" table:style-name="ce34"/>
          <table:table-cell table:number-columns-repeated="10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5" table:number-rows-spanned="1">
            <text:p>to state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number-columns-repeated="4"/>
          <table:table-cell table:style-name="ce22" office:value-type="string" calcext:value-type="string">
            <text:p>Well</text:p>
          </table:table-cell>
          <table:table-cell table:style-name="ce22" office:value-type="string" calcext:value-type="string">
            <text:p>Infected</text:p>
          </table:table-cell>
          <table:table-cell table:style-name="ce22" office:value-type="string" calcext:value-type="string">
            <text:p>Symptomatic</text:p>
          </table:table-cell>
          <table:table-cell table:style-name="ce22" office:value-type="string" calcext:value-type="string">
            <text:p>Hospitalized</text:p>
          </table:table-cell>
          <table:table-cell table:style-name="ce22" office:value-type="string" calcext:value-type="string">
            <text:p>Dead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5">
            <text:p>from state</text:p>
          </table:table-cell>
          <table:table-cell table:style-name="ce21" office:value-type="string" calcext:value-type="string">
            <text:p>Well</text:p>
          </table:table-cell>
          <table:table-cell table:style-name="ce23" table:formula="of:=1 - SUM([.F35:.I35])" office:value-type="percentage" office:value="0.97" calcext:value-type="percentage">
            <text:p>97.00%</text:p>
          </table:table-cell>
          <table:table-cell table:style-name="ce23" table:formula="of:=cell_virality * individual_exposure" office:value-type="percentage" office:value="0.03" calcext:value-type="percentage">
            <text:p>3.00%</text:p>
          </table:table-cell>
          <table:table-cell table:number-columns-repeated="3" table:style-name="ce23" office:value-type="percentage" office:value="0" calcext:value-type="percentage">
            <text:p>0.00%</text:p>
          </table:table-cell>
          <table:table-cell table:style-name="ce1"/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Infected</text:p>
          </table:table-cell>
          <table:table-cell table:style-name="ce23" table:formula="of:=[.J36]-[.G36]" office:value-type="percentage" office:value="0.695270451671684" calcext:value-type="percentage">
            <text:p>69.53%</text:p>
          </table:table-cell>
          <table:table-cell table:style-name="ce23" table:formula="of:=1-([.E36]+[.G36])" office:value-type="percentage" office:value="0.130911935410395" calcext:value-type="percentage">
            <text:p>13.09%</text:p>
          </table:table-cell>
          <table:table-cell table:style-name="ce23" table:formula="of:=[.J36] * individual_vulnerability" office:value-type="percentage" office:value="0.173817612917921" calcext:value-type="percentage">
            <text:p>17.38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5" table:formula="of:=BETADIST(days_since; Alpha_Inf  - (Alpha_Inf * Alpha_inf_factor * individual_vulnerability); Beta_Inf;  Betastart_inf; Betaend_inf)" office:value-type="percentage" office:value="0.869088064589605" calcext:value-type="percentage">
            <text:p>86.91%</text:p>
          </table:table-cell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Symptomatic</text:p>
          </table:table-cell>
          <table:table-cell table:style-name="ce23" table:formula="of:=[.J37]-[.H37]" office:value-type="percentage" office:value="0.54837646484375" calcext:value-type="percentage">
            <text:p>54.84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table:formula="of:=1-([.E37]+[.H37])" office:value-type="percentage" office:value="0.314529418945312" calcext:value-type="percentage">
            <text:p>31.45%</text:p>
          </table:table-cell>
          <table:table-cell table:style-name="ce23" table:formula="of:=[.J37] * individual_vulnerability" office:value-type="percentage" office:value="0.137094116210938" calcext:value-type="percentage">
            <text:p>13.71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5" table:formula="of:=BETADIST(days_since; Alpha_sym  - (Alpha_sym * Alpha_sym_factor * individual_vulnerability); Beta_sym;  Betastart_sym; Betaend_sym)" office:value-type="percentage" office:value="0.685470581054688" calcext:value-type="percentage">
            <text:p>68.55%</text:p>
          </table:table-cell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Hospitalized</text:p>
          </table:table-cell>
          <table:table-cell table:style-name="ce23" table:formula="of:=(1-[.H38]) * (1 - individual_vulnerability)" office:value-type="percentage" office:value="0.54837646484375" calcext:value-type="percentage">
            <text:p>54.84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3" table:formula="of:=1-[.J38]" office:value-type="percentage" office:value="0.314529418945312" calcext:value-type="percentage">
            <text:p>31.45%</text:p>
          </table:table-cell>
          <table:table-cell table:style-name="ce23" table:formula="of:=1 - SUM([.E38:.H38])" office:value-type="percentage" office:value="0.137094116210937" calcext:value-type="percentage">
            <text:p>13.71%</text:p>
          </table:table-cell>
          <table:table-cell table:style-name="ce25" table:formula="of:=BETADIST(days_since; [.C24]  - ([.C24] * [.C26] * individual_vulnerability); [.C25];  [.C27]; [.C28])" office:value-type="percentage" office:value="0.685470581054688" calcext:value-type="percentage">
            <text:p>68.55%</text:p>
          </table:table-cell>
          <table:table-cell table:number-columns-repeated="9"/>
        </table:table-row>
        <table:table-row table:style-name="ro2">
          <table:table-cell table:number-columns-repeated="2"/>
          <table:covered-table-cell/>
          <table:table-cell table:style-name="ce21" office:value-type="string" calcext:value-type="string">
            <text:p>Dead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6" table:number-rows-spanned="1">
            <text:p>Transition from symptomatic</text:p>
          </table:table-cell>
          <table:covered-table-cell table:number-columns-repeated="5"/>
          <table:table-cell table:number-columns-repeated="2"/>
          <table:table-cell table:style-name="ce3" table:number-columns-repeated="6"/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days</text:p>
          </table:table-cell>
          <table:table-cell table:style-name="ce24" office:value-type="string" calcext:value-type="string">
            <text:p>Cum beta dist</text:p>
          </table:table-cell>
          <table:table-cell table:style-name="ce26" office:value-type="string" calcext:value-type="string">
            <text:p>well_prop</text:p>
          </table:table-cell>
          <table:table-cell table:style-name="ce26" office:value-type="string" calcext:value-type="string">
            <text:p>symp_prop</text:p>
          </table:table-cell>
          <table:table-cell table:style-name="ce26" office:value-type="string" calcext:value-type="string">
            <text:p>hosp_prob</text:p>
          </table:table-cell>
          <table:table-cell table:style-name="ce26" office:value-type="string" calcext:value-type="string">
            <text:p>dead_prob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35" table:formula="of:=BETADIST([.E46]; Alpha_sym  - (Alpha_sym * Alpha_sym_factor * individual_vulnerability); Beta_sym;  Betastart_sym; Betaend_sym)" office:value-type="percentage" office:value="0" calcext:value-type="percentage">
            <text:p>0.00000000000000000000%</text:p>
          </table:table-cell>
          <table:table-cell table:style-name="ce27" table:formula="of:=(1-[.H46]) * (1-individual_vulnerability)" office:value-type="percentage" office:value="0" calcext:value-type="percentage">
            <text:p>0.00%</text:p>
          </table:table-cell>
          <table:table-cell table:style-name="ce27" table:formula="of:=(1-[.F46])" office:value-type="percentage" office:value="1" calcext:value-type="percentage">
            <text:p>100.00%</text:p>
          </table:table-cell>
          <table:table-cell table:style-name="ce27" table:formula="of:=(1-[.H46]-[.G46])*(1-individual_vulnerability)" office:value-type="percentage" office:value="0" calcext:value-type="percentage">
            <text:p>0.00%</text:p>
          </table:table-cell>
          <table:table-cell table:style-name="ce27" table:formula="of:=1 - SUM([.G46:.I46])" office:value-type="percentage" office:value="0" calcext:value-type="percentage">
            <text:p>0.0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5" table:formula="of:=BETADIST([.E47]; Alpha_sym  - (Alpha_sym * Alpha_sym_factor * individual_vulnerability); Beta_sym;  Betastart_sym; Betaend_sym)" office:value-type="percentage" office:value="0.000000631362170785192" calcext:value-type="percentage">
            <text:p>0.00006313621707851920%</text:p>
          </table:table-cell>
          <table:table-cell table:style-name="ce27" table:formula="of:=(1-[.H47]) * (1-individual_vulnerability)" office:value-type="percentage" office:value="0.000000505089736613229" calcext:value-type="percentage">
            <text:p>0.00%</text:p>
          </table:table-cell>
          <table:table-cell table:style-name="ce27" table:formula="of:=(1-[.F47])" office:value-type="percentage" office:value="0.999999368637829" calcext:value-type="percentage">
            <text:p>100.00%</text:p>
          </table:table-cell>
          <table:table-cell table:style-name="ce27" table:formula="of:=(1-[.H47]-[.G47])*(1-individual_vulnerability)" office:value-type="percentage" office:value="0.000000101017947322646" calcext:value-type="percentage">
            <text:p>0.00%</text:p>
          </table:table-cell>
          <table:table-cell table:style-name="ce27" table:formula="of:=1 - SUM([.G47:.I47])" office:value-type="percentage" office:value="0.0000000252544868351023" calcext:value-type="percentage">
            <text:p>0.0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5" table:formula="of:=BETADIST([.E48]; Alpha_sym  - (Alpha_sym * Alpha_sym_factor * individual_vulnerability); Beta_sym;  Betastart_sym; Betaend_sym)" office:value-type="percentage" office:value="0.0001056463568731" calcext:value-type="percentage">
            <text:p>0.01056463568731000000%</text:p>
          </table:table-cell>
          <table:table-cell table:style-name="ce27" table:formula="of:=(1-[.H48]) * (1-individual_vulnerability)" office:value-type="percentage" office:value="0.0000845170854984367" calcext:value-type="percentage">
            <text:p>0.01%</text:p>
          </table:table-cell>
          <table:table-cell table:style-name="ce27" table:formula="of:=(1-[.F48])" office:value-type="percentage" office:value="0.999894353643127" calcext:value-type="percentage">
            <text:p>99.99%</text:p>
          </table:table-cell>
          <table:table-cell table:style-name="ce27" table:formula="of:=(1-[.H48]-[.G48])*(1-individual_vulnerability)" office:value-type="percentage" office:value="0.0000169034170996873" calcext:value-type="percentage">
            <text:p>0.00%</text:p>
          </table:table-cell>
          <table:table-cell table:style-name="ce27" table:formula="of:=1 - SUM([.G48:.I48])" office:value-type="percentage" office:value="0.00000422585427495292" calcext:value-type="percentage">
            <text:p>0.0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5" table:formula="of:=BETADIST([.E49]; Alpha_sym  - (Alpha_sym * Alpha_sym_factor * individual_vulnerability); Beta_sym;  Betastart_sym; Betaend_sym)" office:value-type="percentage" office:value="0.00173809224517748" calcext:value-type="percentage">
            <text:p>0.17380922451774800000%</text:p>
          </table:table-cell>
          <table:table-cell table:style-name="ce27" table:formula="of:=(1-[.H49]) * (1-individual_vulnerability)" office:value-type="percentage" office:value="0.00139047379614201" calcext:value-type="percentage">
            <text:p>0.14%</text:p>
          </table:table-cell>
          <table:table-cell table:style-name="ce27" table:formula="of:=(1-[.F49])" office:value-type="percentage" office:value="0.998261907754822" calcext:value-type="percentage">
            <text:p>99.83%</text:p>
          </table:table-cell>
          <table:table-cell table:style-name="ce27" table:formula="of:=(1-[.H49]-[.G49])*(1-individual_vulnerability)" office:value-type="percentage" office:value="0.000278094759228402" calcext:value-type="percentage">
            <text:p>0.03%</text:p>
          </table:table-cell>
          <table:table-cell table:style-name="ce27" table:formula="of:=1 - SUM([.G49:.I49])" office:value-type="percentage" office:value="0.0000695236898071716" calcext:value-type="percentage">
            <text:p>0.01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5" table:formula="of:=BETADIST([.E50]; Alpha_sym  - (Alpha_sym * Alpha_sym_factor * individual_vulnerability); Beta_sym;  Betastart_sym; Betaend_sym)" office:value-type="percentage" office:value="0.0109343152340992" calcext:value-type="percentage">
            <text:p>1.09343152340992000000%</text:p>
          </table:table-cell>
          <table:table-cell table:style-name="ce27" table:formula="of:=(1-[.H50]) * (1-individual_vulnerability)" office:value-type="percentage" office:value="0.00874745218727941" calcext:value-type="percentage">
            <text:p>0.87%</text:p>
          </table:table-cell>
          <table:table-cell table:style-name="ce27" table:formula="of:=(1-[.F50])" office:value-type="percentage" office:value="0.989065684765901" calcext:value-type="percentage">
            <text:p>98.91%</text:p>
          </table:table-cell>
          <table:table-cell table:style-name="ce27" table:formula="of:=(1-[.H50]-[.G50])*(1-individual_vulnerability)" office:value-type="percentage" office:value="0.00174949043745588" calcext:value-type="percentage">
            <text:p>0.17%</text:p>
          </table:table-cell>
          <table:table-cell table:style-name="ce27" table:formula="of:=1 - SUM([.G50:.I50])" office:value-type="percentage" office:value="0.00043737260936394" calcext:value-type="percentage">
            <text:p>0.04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5" table:formula="of:=BETADIST([.E51]; Alpha_sym  - (Alpha_sym * Alpha_sym_factor * individual_vulnerability); Beta_sym;  Betastart_sym; Betaend_sym)" office:value-type="percentage" office:value="0.040236780187115" calcext:value-type="percentage">
            <text:p>4.02367801871150000000%</text:p>
          </table:table-cell>
          <table:table-cell table:style-name="ce27" table:formula="of:=(1-[.H51]) * (1-individual_vulnerability)" office:value-type="percentage" office:value="0.0321894241496921" calcext:value-type="percentage">
            <text:p>3.22%</text:p>
          </table:table-cell>
          <table:table-cell table:style-name="ce27" table:formula="of:=(1-[.F51])" office:value-type="percentage" office:value="0.959763219812885" calcext:value-type="percentage">
            <text:p>95.98%</text:p>
          </table:table-cell>
          <table:table-cell table:style-name="ce27" table:formula="of:=(1-[.H51]-[.G51])*(1-individual_vulnerability)" office:value-type="percentage" office:value="0.00643788482993841" calcext:value-type="percentage">
            <text:p>0.64%</text:p>
          </table:table-cell>
          <table:table-cell table:style-name="ce27" table:formula="of:=1 - SUM([.G51:.I51])" office:value-type="percentage" office:value="0.00160947120748456" calcext:value-type="percentage">
            <text:p>0.16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5" table:formula="of:=BETADIST([.E52]; Alpha_sym  - (Alpha_sym * Alpha_sym_factor * individual_vulnerability); Beta_sym;  Betastart_sym; Betaend_sym)" office:value-type="percentage" office:value="0.104640095828868" calcext:value-type="percentage">
            <text:p>10.46400958288680000000%</text:p>
          </table:table-cell>
          <table:table-cell table:style-name="ce27" table:formula="of:=(1-[.H52]) * (1-individual_vulnerability)" office:value-type="percentage" office:value="0.0837120766630946" calcext:value-type="percentage">
            <text:p>8.37%</text:p>
          </table:table-cell>
          <table:table-cell table:style-name="ce27" table:formula="of:=(1-[.F52])" office:value-type="percentage" office:value="0.895359904171132" calcext:value-type="percentage">
            <text:p>89.54%</text:p>
          </table:table-cell>
          <table:table-cell table:style-name="ce27" table:formula="of:=(1-[.H52]-[.G52])*(1-individual_vulnerability)" office:value-type="percentage" office:value="0.0167424153326189" calcext:value-type="percentage">
            <text:p>1.67%</text:p>
          </table:table-cell>
          <table:table-cell table:style-name="ce27" table:formula="of:=1 - SUM([.G52:.I52])" office:value-type="percentage" office:value="0.00418560383315469" calcext:value-type="percentage">
            <text:p>0.42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5" table:formula="of:=BETADIST([.E53]; Alpha_sym  - (Alpha_sym * Alpha_sym_factor * individual_vulnerability); Beta_sym;  Betastart_sym; Betaend_sym)" office:value-type="percentage" office:value="0.21276227107326" calcext:value-type="percentage">
            <text:p>21.27622710732600000000%</text:p>
          </table:table-cell>
          <table:table-cell table:style-name="ce27" table:formula="of:=(1-[.H53]) * (1-individual_vulnerability)" office:value-type="percentage" office:value="0.170209816858608" calcext:value-type="percentage">
            <text:p>17.02%</text:p>
          </table:table-cell>
          <table:table-cell table:style-name="ce27" table:formula="of:=(1-[.F53])" office:value-type="percentage" office:value="0.78723772892674" calcext:value-type="percentage">
            <text:p>78.72%</text:p>
          </table:table-cell>
          <table:table-cell table:style-name="ce27" table:formula="of:=(1-[.H53]-[.G53])*(1-individual_vulnerability)" office:value-type="percentage" office:value="0.0340419633717215" calcext:value-type="percentage">
            <text:p>3.40%</text:p>
          </table:table-cell>
          <table:table-cell table:style-name="ce27" table:formula="of:=1 - SUM([.G53:.I53])" office:value-type="percentage" office:value="0.00851049084293043" calcext:value-type="percentage">
            <text:p>0.85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35" table:formula="of:=BETADIST([.E54]; Alpha_sym  - (Alpha_sym * Alpha_sym_factor * individual_vulnerability); Beta_sym;  Betastart_sym; Betaend_sym)" office:value-type="percentage" office:value="0.359492342933094" calcext:value-type="percentage">
            <text:p>35.94923429330940000000%</text:p>
          </table:table-cell>
          <table:table-cell table:style-name="ce27" table:formula="of:=(1-[.H54]) * (1-individual_vulnerability)" office:value-type="percentage" office:value="0.287593874346476" calcext:value-type="percentage">
            <text:p>28.76%</text:p>
          </table:table-cell>
          <table:table-cell table:style-name="ce27" table:formula="of:=(1-[.F54])" office:value-type="percentage" office:value="0.640507657066905" calcext:value-type="percentage">
            <text:p>64.05%</text:p>
          </table:table-cell>
          <table:table-cell table:style-name="ce27" table:formula="of:=(1-[.H54]-[.G54])*(1-individual_vulnerability)" office:value-type="percentage" office:value="0.0575187748692951" calcext:value-type="percentage">
            <text:p>5.75%</text:p>
          </table:table-cell>
          <table:table-cell table:style-name="ce27" table:formula="of:=1 - SUM([.G54:.I54])" office:value-type="percentage" office:value="0.0143796937173237" calcext:value-type="percentage">
            <text:p>1.44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5" table:formula="of:=BETADIST([.E55]; Alpha_sym  - (Alpha_sym * Alpha_sym_factor * individual_vulnerability); Beta_sym;  Betastart_sym; Betaend_sym)" office:value-type="percentage" office:value="0.525691810417849" calcext:value-type="percentage">
            <text:p>52.56918104178490000000%</text:p>
          </table:table-cell>
          <table:table-cell table:style-name="ce27" table:formula="of:=(1-[.H55]) * (1-individual_vulnerability)" office:value-type="percentage" office:value="0.42055344833428" calcext:value-type="percentage">
            <text:p>42.06%</text:p>
          </table:table-cell>
          <table:table-cell table:style-name="ce27" table:formula="of:=(1-[.F55])" office:value-type="percentage" office:value="0.474308189582151" calcext:value-type="percentage">
            <text:p>47.43%</text:p>
          </table:table-cell>
          <table:table-cell table:style-name="ce27" table:formula="of:=(1-[.H55]-[.G55])*(1-individual_vulnerability)" office:value-type="percentage" office:value="0.0841106896668559" calcext:value-type="percentage">
            <text:p>8.41%</text:p>
          </table:table-cell>
          <table:table-cell table:style-name="ce27" table:formula="of:=1 - SUM([.G55:.I55])" office:value-type="percentage" office:value="0.021027672416714" calcext:value-type="percentage">
            <text:p>2.10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5" table:formula="of:=BETADIST([.E56]; Alpha_sym  - (Alpha_sym * Alpha_sym_factor * individual_vulnerability); Beta_sym;  Betastart_sym; Betaend_sym)" office:value-type="percentage" office:value="0.685470581054688" calcext:value-type="percentage">
            <text:p>68.54705810546880000000%</text:p>
          </table:table-cell>
          <table:table-cell table:style-name="ce27" table:formula="of:=(1-[.H56]) * (1-individual_vulnerability)" office:value-type="percentage" office:value="0.54837646484375" calcext:value-type="percentage">
            <text:p>54.84%</text:p>
          </table:table-cell>
          <table:table-cell table:style-name="ce27" table:formula="of:=(1-[.F56])" office:value-type="percentage" office:value="0.314529418945312" calcext:value-type="percentage">
            <text:p>31.45%</text:p>
          </table:table-cell>
          <table:table-cell table:style-name="ce27" table:formula="of:=(1-[.H56]-[.G56])*(1-individual_vulnerability)" office:value-type="percentage" office:value="0.10967529296875" calcext:value-type="percentage">
            <text:p>10.97%</text:p>
          </table:table-cell>
          <table:table-cell table:style-name="ce27" table:formula="of:=1 - SUM([.G56:.I56])" office:value-type="percentage" office:value="0.0274188232421875" calcext:value-type="percentage">
            <text:p>2.74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35" table:formula="of:=BETADIST([.E57]; Alpha_sym  - (Alpha_sym * Alpha_sym_factor * individual_vulnerability); Beta_sym;  Betastart_sym; Betaend_sym)" office:value-type="percentage" office:value="0.816592178863503" calcext:value-type="percentage">
            <text:p>81.65921788635030000000%</text:p>
          </table:table-cell>
          <table:table-cell table:style-name="ce27" table:formula="of:=(1-[.H57]) * (1-individual_vulnerability)" office:value-type="percentage" office:value="0.653273743090803" calcext:value-type="percentage">
            <text:p>65.33%</text:p>
          </table:table-cell>
          <table:table-cell table:style-name="ce27" table:formula="of:=(1-[.F57])" office:value-type="percentage" office:value="0.183407821136497" calcext:value-type="percentage">
            <text:p>18.34%</text:p>
          </table:table-cell>
          <table:table-cell table:style-name="ce27" table:formula="of:=(1-[.H57]-[.G57])*(1-individual_vulnerability)" office:value-type="percentage" office:value="0.13065474861816" calcext:value-type="percentage">
            <text:p>13.07%</text:p>
          </table:table-cell>
          <table:table-cell table:style-name="ce27" table:formula="of:=1 - SUM([.G57:.I57])" office:value-type="percentage" office:value="0.03266368715454" calcext:value-type="percentage">
            <text:p>3.27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35" table:formula="of:=BETADIST([.E58]; Alpha_sym  - (Alpha_sym * Alpha_sym_factor * individual_vulnerability); Beta_sym;  Betastart_sym; Betaend_sym)" office:value-type="percentage" office:value="0.908100745828762" calcext:value-type="percentage">
            <text:p>90.81007458287620000000%</text:p>
          </table:table-cell>
          <table:table-cell table:style-name="ce27" table:formula="of:=(1-[.H58]) * (1-individual_vulnerability)" office:value-type="percentage" office:value="0.726480596663009" calcext:value-type="percentage">
            <text:p>72.65%</text:p>
          </table:table-cell>
          <table:table-cell table:style-name="ce27" table:formula="of:=(1-[.F58])" office:value-type="percentage" office:value="0.0918992541712384" calcext:value-type="percentage">
            <text:p>9.19%</text:p>
          </table:table-cell>
          <table:table-cell table:style-name="ce27" table:formula="of:=(1-[.H58]-[.G58])*(1-individual_vulnerability)" office:value-type="percentage" office:value="0.145296119332602" calcext:value-type="percentage">
            <text:p>14.53%</text:p>
          </table:table-cell>
          <table:table-cell table:style-name="ce27" table:formula="of:=1 - SUM([.G58:.I58])" office:value-type="percentage" office:value="0.0363240298331504" calcext:value-type="percentage">
            <text:p>3.63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5" table:formula="of:=BETADIST([.E59]; Alpha_sym  - (Alpha_sym * Alpha_sym_factor * individual_vulnerability); Beta_sym;  Betastart_sym; Betaend_sym)" office:value-type="percentage" office:value="0.961673748005176" calcext:value-type="percentage">
            <text:p>96.16737480051760000000%</text:p>
          </table:table-cell>
          <table:table-cell table:style-name="ce27" table:formula="of:=(1-[.H59]) * (1-individual_vulnerability)" office:value-type="percentage" office:value="0.769338998404141" calcext:value-type="percentage">
            <text:p>76.93%</text:p>
          </table:table-cell>
          <table:table-cell table:style-name="ce27" table:formula="of:=(1-[.F59])" office:value-type="percentage" office:value="0.0383262519948244" calcext:value-type="percentage">
            <text:p>3.83%</text:p>
          </table:table-cell>
          <table:table-cell table:style-name="ce27" table:formula="of:=(1-[.H59]-[.G59])*(1-individual_vulnerability)" office:value-type="percentage" office:value="0.153867799680828" calcext:value-type="percentage">
            <text:p>15.39%</text:p>
          </table:table-cell>
          <table:table-cell table:style-name="ce27" table:formula="of:=1 - SUM([.G59:.I59])" office:value-type="percentage" office:value="0.038466949920207" calcext:value-type="percentage">
            <text:p>3.85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35" table:formula="of:=BETADIST([.E60]; Alpha_sym  - (Alpha_sym * Alpha_sym_factor * individual_vulnerability); Beta_sym;  Betastart_sym; Betaend_sym)" office:value-type="percentage" office:value="0.987307275277723" calcext:value-type="percentage">
            <text:p>98.73072752777230000000%</text:p>
          </table:table-cell>
          <table:table-cell table:style-name="ce27" table:formula="of:=(1-[.H60]) * (1-individual_vulnerability)" office:value-type="percentage" office:value="0.789845820222178" calcext:value-type="percentage">
            <text:p>78.98%</text:p>
          </table:table-cell>
          <table:table-cell table:style-name="ce27" table:formula="of:=(1-[.F60])" office:value-type="percentage" office:value="0.0126927247222773" calcext:value-type="percentage">
            <text:p>1.27%</text:p>
          </table:table-cell>
          <table:table-cell table:style-name="ce27" table:formula="of:=(1-[.H60]-[.G60])*(1-individual_vulnerability)" office:value-type="percentage" office:value="0.157969164044436" calcext:value-type="percentage">
            <text:p>15.80%</text:p>
          </table:table-cell>
          <table:table-cell table:style-name="ce27" table:formula="of:=1 - SUM([.G60:.I60])" office:value-type="percentage" office:value="0.0394922910111088" calcext:value-type="percentage">
            <text:p>3.95%</text:p>
          </table:table-cell>
          <table:table-cell table:number-columns-repeated="3"/>
          <table:table-cell table:style-name="ce3" table:number-columns-repeated="6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5" table:formula="of:=BETADIST([.E61]; Alpha_sym  - (Alpha_sym * Alpha_sym_factor * individual_vulnerability); Beta_sym;  Betastart_sym; Betaend_sym)" office:value-type="percentage" office:value="0.996899220859632" calcext:value-type="percentage">
            <text:p>99.68992208596320000000%</text:p>
          </table:table-cell>
          <table:table-cell table:style-name="ce27" table:formula="of:=(1-[.H61]) * (1-individual_vulnerability)" office:value-type="percentage" office:value="0.797519376687706" calcext:value-type="percentage">
            <text:p>79.75%</text:p>
          </table:table-cell>
          <table:table-cell table:style-name="ce27" table:formula="of:=(1-[.F61])" office:value-type="percentage" office:value="0.0031007791403681" calcext:value-type="percentage">
            <text:p>0.31%</text:p>
          </table:table-cell>
          <table:table-cell table:style-name="ce27" table:formula="of:=(1-[.H61]-[.G61])*(1-individual_vulnerability)" office:value-type="percentage" office:value="0.159503875337541" calcext:value-type="percentage">
            <text:p>15.95%</text:p>
          </table:table-cell>
          <table:table-cell table:style-name="ce27" table:formula="of:=1 - SUM([.G61:.I61])" office:value-type="percentage" office:value="0.0398759688343853" calcext:value-type="percentage">
            <text:p>3.99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35" table:formula="of:=BETADIST([.E62]; Alpha_sym  - (Alpha_sym * Alpha_sym_factor * individual_vulnerability); Beta_sym;  Betastart_sym; Betaend_sym)" office:value-type="percentage" office:value="0.999506750262477" calcext:value-type="percentage">
            <text:p>99.95067502624770000000%</text:p>
          </table:table-cell>
          <table:table-cell table:style-name="ce27" table:formula="of:=(1-[.H62]) * (1-individual_vulnerability)" office:value-type="percentage" office:value="0.799605400209981" calcext:value-type="percentage">
            <text:p>79.96%</text:p>
          </table:table-cell>
          <table:table-cell table:style-name="ce27" table:formula="of:=(1-[.F62])" office:value-type="percentage" office:value="0.000493249737523183" calcext:value-type="percentage">
            <text:p>0.05%</text:p>
          </table:table-cell>
          <table:table-cell table:style-name="ce27" table:formula="of:=(1-[.H62]-[.G62])*(1-individual_vulnerability)" office:value-type="percentage" office:value="0.159921080041996" calcext:value-type="percentage">
            <text:p>15.99%</text:p>
          </table:table-cell>
          <table:table-cell table:style-name="ce27" table:formula="of:=1 - SUM([.G62:.I62])" office:value-type="percentage" office:value="0.0399802700104991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7" calcext:value-type="float">
            <text:p>17</text:p>
          </table:table-cell>
          <table:table-cell table:style-name="ce35" table:formula="of:=BETADIST([.E63]; Alpha_sym  - (Alpha_sym * Alpha_sym_factor * individual_vulnerability); Beta_sym;  Betastart_sym; Betaend_sym)" office:value-type="percentage" office:value="0.999959629209453" calcext:value-type="percentage">
            <text:p>99.99596292094530000000%</text:p>
          </table:table-cell>
          <table:table-cell table:style-name="ce27" table:formula="of:=(1-[.H63]) * (1-individual_vulnerability)" office:value-type="percentage" office:value="0.799967703367562" calcext:value-type="percentage">
            <text:p>80.00%</text:p>
          </table:table-cell>
          <table:table-cell table:style-name="ce27" table:formula="of:=(1-[.F63])" office:value-type="percentage" office:value="0.0000403707905473061" calcext:value-type="percentage">
            <text:p>0.00%</text:p>
          </table:table-cell>
          <table:table-cell table:style-name="ce27" table:formula="of:=(1-[.H63]-[.G63])*(1-individual_vulnerability)" office:value-type="percentage" office:value="0.159993540673512" calcext:value-type="percentage">
            <text:p>16.00%</text:p>
          </table:table-cell>
          <table:table-cell table:style-name="ce27" table:formula="of:=1 - SUM([.G63:.I63])" office:value-type="percentage" office:value="0.0399983851683781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8" calcext:value-type="float">
            <text:p>18</text:p>
          </table:table-cell>
          <table:table-cell table:style-name="ce35" table:formula="of:=BETADIST([.E64]; Alpha_sym  - (Alpha_sym * Alpha_sym_factor * individual_vulnerability); Beta_sym;  Betastart_sym; Betaend_sym)" office:value-type="percentage" office:value="0.999999000221878" calcext:value-type="percentage">
            <text:p>99.99990002218780000000%</text:p>
          </table:table-cell>
          <table:table-cell table:style-name="ce27" table:formula="of:=(1-[.H64]) * (1-individual_vulnerability)" office:value-type="percentage" office:value="0.799999200177502" calcext:value-type="percentage">
            <text:p>80.00%</text:p>
          </table:table-cell>
          <table:table-cell table:style-name="ce27" table:formula="of:=(1-[.F64])" office:value-type="percentage" office:value="0.000000999778122068307" calcext:value-type="percentage">
            <text:p>0.00%</text:p>
          </table:table-cell>
          <table:table-cell table:style-name="ce27" table:formula="of:=(1-[.H64]-[.G64])*(1-individual_vulnerability)" office:value-type="percentage" office:value="0.1599998400355" calcext:value-type="percentage">
            <text:p>16.00%</text:p>
          </table:table-cell>
          <table:table-cell table:style-name="ce27" table:formula="of:=1 - SUM([.G64:.I64])" office:value-type="percentage" office:value="0.0399999600088751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style-name="ce35" table:formula="of:=BETADIST([.E65]; Alpha_sym  - (Alpha_sym * Alpha_sym_factor * individual_vulnerability); Beta_sym;  Betastart_sym; Betaend_sym)" office:value-type="percentage" office:value="0.99999999862809" calcext:value-type="percentage">
            <text:p>99.99999986280900000000%</text:p>
          </table:table-cell>
          <table:table-cell table:style-name="ce27" table:formula="of:=(1-[.H65]) * (1-individual_vulnerability)" office:value-type="percentage" office:value="0.799999998902472" calcext:value-type="percentage">
            <text:p>80.00%</text:p>
          </table:table-cell>
          <table:table-cell table:style-name="ce27" table:formula="of:=(1-[.F65])" office:value-type="percentage" office:value="0.00000000137190969695666" calcext:value-type="percentage">
            <text:p>0.00%</text:p>
          </table:table-cell>
          <table:table-cell table:style-name="ce27" table:formula="of:=(1-[.H65]-[.G65])*(1-individual_vulnerability)" office:value-type="percentage" office:value="0.159999999780494" calcext:value-type="percentage">
            <text:p>16.00%</text:p>
          </table:table-cell>
          <table:table-cell table:style-name="ce27" table:formula="of:=1 - SUM([.G65:.I65])" office:value-type="percentage" office:value="0.0399999999451236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20" calcext:value-type="float">
            <text:p>20</text:p>
          </table:table-cell>
          <table:table-cell table:style-name="ce35" table:formula="of:=BETADIST([.E66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6]) * (1-individual_vulnerability)" office:value-type="percentage" office:value="0.8" calcext:value-type="percentage">
            <text:p>80.00%</text:p>
          </table:table-cell>
          <table:table-cell table:style-name="ce27" table:formula="of:=(1-[.F66])" office:value-type="percentage" office:value="0" calcext:value-type="percentage">
            <text:p>0.00%</text:p>
          </table:table-cell>
          <table:table-cell table:style-name="ce27" table:formula="of:=(1-[.H66]-[.G66])*(1-individual_vulnerability)" office:value-type="percentage" office:value="0.16" calcext:value-type="percentage">
            <text:p>16.00%</text:p>
          </table:table-cell>
          <table:table-cell table:style-name="ce27" table:formula="of:=1 - SUM([.G66:.I66])" office:value-type="percentage" office:value="0.04" calcext:value-type="percentage">
            <text:p>4.00%</text:p>
          </table:table-cell>
          <table:table-cell table:number-columns-repeated="3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 office:value-type="float" office:value="21" calcext:value-type="float">
            <text:p>21</text:p>
          </table:table-cell>
          <table:table-cell table:style-name="ce35" table:formula="of:=BETADIST([.E67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7]) * (1-individual_vulnerability)" office:value-type="percentage" office:value="0.8" calcext:value-type="percentage">
            <text:p>80.00%</text:p>
          </table:table-cell>
          <table:table-cell table:style-name="ce27" table:formula="of:=(1-[.F67])" office:value-type="percentage" office:value="0" calcext:value-type="percentage">
            <text:p>0.00%</text:p>
          </table:table-cell>
          <table:table-cell table:style-name="ce27" table:formula="of:=(1-[.H67]-[.G67])*(1-individual_vulnerability)" office:value-type="percentage" office:value="0.16" calcext:value-type="percentage">
            <text:p>16.00%</text:p>
          </table:table-cell>
          <table:table-cell table:style-name="ce27" table:formula="of:=1 - SUM([.G67:.I67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2" calcext:value-type="float">
            <text:p>22</text:p>
          </table:table-cell>
          <table:table-cell table:style-name="ce35" table:formula="of:=BETADIST([.E68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8]) * (1-individual_vulnerability)" office:value-type="percentage" office:value="0.8" calcext:value-type="percentage">
            <text:p>80.00%</text:p>
          </table:table-cell>
          <table:table-cell table:style-name="ce27" table:formula="of:=(1-[.F68])" office:value-type="percentage" office:value="0" calcext:value-type="percentage">
            <text:p>0.00%</text:p>
          </table:table-cell>
          <table:table-cell table:style-name="ce27" table:formula="of:=(1-[.H68]-[.G68])*(1-individual_vulnerability)" office:value-type="percentage" office:value="0.16" calcext:value-type="percentage">
            <text:p>16.00%</text:p>
          </table:table-cell>
          <table:table-cell table:style-name="ce27" table:formula="of:=1 - SUM([.G68:.I68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3" calcext:value-type="float">
            <text:p>23</text:p>
          </table:table-cell>
          <table:table-cell table:style-name="ce35" table:formula="of:=BETADIST([.E69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69]) * (1-individual_vulnerability)" office:value-type="percentage" office:value="0.8" calcext:value-type="percentage">
            <text:p>80.00%</text:p>
          </table:table-cell>
          <table:table-cell table:style-name="ce27" table:formula="of:=(1-[.F69])" office:value-type="percentage" office:value="0" calcext:value-type="percentage">
            <text:p>0.00%</text:p>
          </table:table-cell>
          <table:table-cell table:style-name="ce27" table:formula="of:=(1-[.H69]-[.G69])*(1-individual_vulnerability)" office:value-type="percentage" office:value="0.16" calcext:value-type="percentage">
            <text:p>16.00%</text:p>
          </table:table-cell>
          <table:table-cell table:style-name="ce27" table:formula="of:=1 - SUM([.G69:.I69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4" calcext:value-type="float">
            <text:p>24</text:p>
          </table:table-cell>
          <table:table-cell table:style-name="ce35" table:formula="of:=BETADIST([.E70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0]) * (1-individual_vulnerability)" office:value-type="percentage" office:value="0.8" calcext:value-type="percentage">
            <text:p>80.00%</text:p>
          </table:table-cell>
          <table:table-cell table:style-name="ce27" table:formula="of:=(1-[.F70])" office:value-type="percentage" office:value="0" calcext:value-type="percentage">
            <text:p>0.00%</text:p>
          </table:table-cell>
          <table:table-cell table:style-name="ce27" table:formula="of:=(1-[.H70]-[.G70])*(1-individual_vulnerability)" office:value-type="percentage" office:value="0.16" calcext:value-type="percentage">
            <text:p>16.00%</text:p>
          </table:table-cell>
          <table:table-cell table:style-name="ce27" table:formula="of:=1 - SUM([.G70:.I70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5" calcext:value-type="float">
            <text:p>25</text:p>
          </table:table-cell>
          <table:table-cell table:style-name="ce35" table:formula="of:=BETADIST([.E71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1]) * (1-individual_vulnerability)" office:value-type="percentage" office:value="0.8" calcext:value-type="percentage">
            <text:p>80.00%</text:p>
          </table:table-cell>
          <table:table-cell table:style-name="ce27" table:formula="of:=(1-[.F71])" office:value-type="percentage" office:value="0" calcext:value-type="percentage">
            <text:p>0.00%</text:p>
          </table:table-cell>
          <table:table-cell table:style-name="ce27" table:formula="of:=(1-[.H71]-[.G71])*(1-individual_vulnerability)" office:value-type="percentage" office:value="0.16" calcext:value-type="percentage">
            <text:p>16.00%</text:p>
          </table:table-cell>
          <table:table-cell table:style-name="ce27" table:formula="of:=1 - SUM([.G71:.I71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6" calcext:value-type="float">
            <text:p>26</text:p>
          </table:table-cell>
          <table:table-cell table:style-name="ce35" table:formula="of:=BETADIST([.E72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2]) * (1-individual_vulnerability)" office:value-type="percentage" office:value="0.8" calcext:value-type="percentage">
            <text:p>80.00%</text:p>
          </table:table-cell>
          <table:table-cell table:style-name="ce27" table:formula="of:=(1-[.F72])" office:value-type="percentage" office:value="0" calcext:value-type="percentage">
            <text:p>0.00%</text:p>
          </table:table-cell>
          <table:table-cell table:style-name="ce27" table:formula="of:=(1-[.H72]-[.G72])*(1-individual_vulnerability)" office:value-type="percentage" office:value="0.16" calcext:value-type="percentage">
            <text:p>16.00%</text:p>
          </table:table-cell>
          <table:table-cell table:style-name="ce27" table:formula="of:=1 - SUM([.G72:.I72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7" calcext:value-type="float">
            <text:p>27</text:p>
          </table:table-cell>
          <table:table-cell table:style-name="ce35" table:formula="of:=BETADIST([.E73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3]) * (1-individual_vulnerability)" office:value-type="percentage" office:value="0.8" calcext:value-type="percentage">
            <text:p>80.00%</text:p>
          </table:table-cell>
          <table:table-cell table:style-name="ce27" table:formula="of:=(1-[.F73])" office:value-type="percentage" office:value="0" calcext:value-type="percentage">
            <text:p>0.00%</text:p>
          </table:table-cell>
          <table:table-cell table:style-name="ce27" table:formula="of:=(1-[.H73]-[.G73])*(1-individual_vulnerability)" office:value-type="percentage" office:value="0.16" calcext:value-type="percentage">
            <text:p>16.00%</text:p>
          </table:table-cell>
          <table:table-cell table:style-name="ce27" table:formula="of:=1 - SUM([.G73:.I73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8" calcext:value-type="float">
            <text:p>28</text:p>
          </table:table-cell>
          <table:table-cell table:style-name="ce35" table:formula="of:=BETADIST([.E74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4]) * (1-individual_vulnerability)" office:value-type="percentage" office:value="0.8" calcext:value-type="percentage">
            <text:p>80.00%</text:p>
          </table:table-cell>
          <table:table-cell table:style-name="ce27" table:formula="of:=(1-[.F74])" office:value-type="percentage" office:value="0" calcext:value-type="percentage">
            <text:p>0.00%</text:p>
          </table:table-cell>
          <table:table-cell table:style-name="ce27" table:formula="of:=(1-[.H74]-[.G74])*(1-individual_vulnerability)" office:value-type="percentage" office:value="0.16" calcext:value-type="percentage">
            <text:p>16.00%</text:p>
          </table:table-cell>
          <table:table-cell table:style-name="ce27" table:formula="of:=1 - SUM([.G74:.I74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9" calcext:value-type="float">
            <text:p>29</text:p>
          </table:table-cell>
          <table:table-cell table:style-name="ce35" table:formula="of:=BETADIST([.E75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5]) * (1-individual_vulnerability)" office:value-type="percentage" office:value="0.8" calcext:value-type="percentage">
            <text:p>80.00%</text:p>
          </table:table-cell>
          <table:table-cell table:style-name="ce27" table:formula="of:=(1-[.F75])" office:value-type="percentage" office:value="0" calcext:value-type="percentage">
            <text:p>0.00%</text:p>
          </table:table-cell>
          <table:table-cell table:style-name="ce27" table:formula="of:=(1-[.H75]-[.G75])*(1-individual_vulnerability)" office:value-type="percentage" office:value="0.16" calcext:value-type="percentage">
            <text:p>16.00%</text:p>
          </table:table-cell>
          <table:table-cell table:style-name="ce27" table:formula="of:=1 - SUM([.G75:.I75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0" calcext:value-type="float">
            <text:p>30</text:p>
          </table:table-cell>
          <table:table-cell table:style-name="ce35" table:formula="of:=BETADIST([.E76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6]) * (1-individual_vulnerability)" office:value-type="percentage" office:value="0.8" calcext:value-type="percentage">
            <text:p>80.00%</text:p>
          </table:table-cell>
          <table:table-cell table:style-name="ce27" table:formula="of:=(1-[.F76])" office:value-type="percentage" office:value="0" calcext:value-type="percentage">
            <text:p>0.00%</text:p>
          </table:table-cell>
          <table:table-cell table:style-name="ce27" table:formula="of:=(1-[.H76]-[.G76])*(1-individual_vulnerability)" office:value-type="percentage" office:value="0.16" calcext:value-type="percentage">
            <text:p>16.00%</text:p>
          </table:table-cell>
          <table:table-cell table:style-name="ce27" table:formula="of:=1 - SUM([.G76:.I76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1" calcext:value-type="float">
            <text:p>31</text:p>
          </table:table-cell>
          <table:table-cell table:style-name="ce35" table:formula="of:=BETADIST([.E77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7]) * (1-individual_vulnerability)" office:value-type="percentage" office:value="0.8" calcext:value-type="percentage">
            <text:p>80.00%</text:p>
          </table:table-cell>
          <table:table-cell table:style-name="ce27" table:formula="of:=(1-[.F77])" office:value-type="percentage" office:value="0" calcext:value-type="percentage">
            <text:p>0.00%</text:p>
          </table:table-cell>
          <table:table-cell table:style-name="ce27" table:formula="of:=(1-[.H77]-[.G77])*(1-individual_vulnerability)" office:value-type="percentage" office:value="0.16" calcext:value-type="percentage">
            <text:p>16.00%</text:p>
          </table:table-cell>
          <table:table-cell table:style-name="ce27" table:formula="of:=1 - SUM([.G77:.I77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2" calcext:value-type="float">
            <text:p>32</text:p>
          </table:table-cell>
          <table:table-cell table:style-name="ce35" table:formula="of:=BETADIST([.E78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8]) * (1-individual_vulnerability)" office:value-type="percentage" office:value="0.8" calcext:value-type="percentage">
            <text:p>80.00%</text:p>
          </table:table-cell>
          <table:table-cell table:style-name="ce27" table:formula="of:=(1-[.F78])" office:value-type="percentage" office:value="0" calcext:value-type="percentage">
            <text:p>0.00%</text:p>
          </table:table-cell>
          <table:table-cell table:style-name="ce27" table:formula="of:=(1-[.H78]-[.G78])*(1-individual_vulnerability)" office:value-type="percentage" office:value="0.16" calcext:value-type="percentage">
            <text:p>16.00%</text:p>
          </table:table-cell>
          <table:table-cell table:style-name="ce27" table:formula="of:=1 - SUM([.G78:.I78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3" calcext:value-type="float">
            <text:p>33</text:p>
          </table:table-cell>
          <table:table-cell table:style-name="ce35" table:formula="of:=BETADIST([.E79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79]) * (1-individual_vulnerability)" office:value-type="percentage" office:value="0.8" calcext:value-type="percentage">
            <text:p>80.00%</text:p>
          </table:table-cell>
          <table:table-cell table:style-name="ce27" table:formula="of:=(1-[.F79])" office:value-type="percentage" office:value="0" calcext:value-type="percentage">
            <text:p>0.00%</text:p>
          </table:table-cell>
          <table:table-cell table:style-name="ce27" table:formula="of:=(1-[.H79]-[.G79])*(1-individual_vulnerability)" office:value-type="percentage" office:value="0.16" calcext:value-type="percentage">
            <text:p>16.00%</text:p>
          </table:table-cell>
          <table:table-cell table:style-name="ce27" table:formula="of:=1 - SUM([.G79:.I79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4" calcext:value-type="float">
            <text:p>34</text:p>
          </table:table-cell>
          <table:table-cell table:style-name="ce35" table:formula="of:=BETADIST([.E80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0]) * (1-individual_vulnerability)" office:value-type="percentage" office:value="0.8" calcext:value-type="percentage">
            <text:p>80.00%</text:p>
          </table:table-cell>
          <table:table-cell table:style-name="ce27" table:formula="of:=(1-[.F80])" office:value-type="percentage" office:value="0" calcext:value-type="percentage">
            <text:p>0.00%</text:p>
          </table:table-cell>
          <table:table-cell table:style-name="ce27" table:formula="of:=(1-[.H80]-[.G80])*(1-individual_vulnerability)" office:value-type="percentage" office:value="0.16" calcext:value-type="percentage">
            <text:p>16.00%</text:p>
          </table:table-cell>
          <table:table-cell table:style-name="ce27" table:formula="of:=1 - SUM([.G80:.I80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5" calcext:value-type="float">
            <text:p>35</text:p>
          </table:table-cell>
          <table:table-cell table:style-name="ce35" table:formula="of:=BETADIST([.E81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1]) * (1-individual_vulnerability)" office:value-type="percentage" office:value="0.8" calcext:value-type="percentage">
            <text:p>80.00%</text:p>
          </table:table-cell>
          <table:table-cell table:style-name="ce27" table:formula="of:=(1-[.F81])" office:value-type="percentage" office:value="0" calcext:value-type="percentage">
            <text:p>0.00%</text:p>
          </table:table-cell>
          <table:table-cell table:style-name="ce27" table:formula="of:=(1-[.H81]-[.G81])*(1-individual_vulnerability)" office:value-type="percentage" office:value="0.16" calcext:value-type="percentage">
            <text:p>16.00%</text:p>
          </table:table-cell>
          <table:table-cell table:style-name="ce27" table:formula="of:=1 - SUM([.G81:.I81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6" calcext:value-type="float">
            <text:p>36</text:p>
          </table:table-cell>
          <table:table-cell table:style-name="ce35" table:formula="of:=BETADIST([.E82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2]) * (1-individual_vulnerability)" office:value-type="percentage" office:value="0.8" calcext:value-type="percentage">
            <text:p>80.00%</text:p>
          </table:table-cell>
          <table:table-cell table:style-name="ce27" table:formula="of:=(1-[.F82])" office:value-type="percentage" office:value="0" calcext:value-type="percentage">
            <text:p>0.00%</text:p>
          </table:table-cell>
          <table:table-cell table:style-name="ce27" table:formula="of:=(1-[.H82]-[.G82])*(1-individual_vulnerability)" office:value-type="percentage" office:value="0.16" calcext:value-type="percentage">
            <text:p>16.00%</text:p>
          </table:table-cell>
          <table:table-cell table:style-name="ce27" table:formula="of:=1 - SUM([.G82:.I82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7" calcext:value-type="float">
            <text:p>37</text:p>
          </table:table-cell>
          <table:table-cell table:style-name="ce35" table:formula="of:=BETADIST([.E83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3]) * (1-individual_vulnerability)" office:value-type="percentage" office:value="0.8" calcext:value-type="percentage">
            <text:p>80.00%</text:p>
          </table:table-cell>
          <table:table-cell table:style-name="ce27" table:formula="of:=(1-[.F83])" office:value-type="percentage" office:value="0" calcext:value-type="percentage">
            <text:p>0.00%</text:p>
          </table:table-cell>
          <table:table-cell table:style-name="ce27" table:formula="of:=(1-[.H83]-[.G83])*(1-individual_vulnerability)" office:value-type="percentage" office:value="0.16" calcext:value-type="percentage">
            <text:p>16.00%</text:p>
          </table:table-cell>
          <table:table-cell table:style-name="ce27" table:formula="of:=1 - SUM([.G83:.I83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8" calcext:value-type="float">
            <text:p>38</text:p>
          </table:table-cell>
          <table:table-cell table:style-name="ce35" table:formula="of:=BETADIST([.E84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4]) * (1-individual_vulnerability)" office:value-type="percentage" office:value="0.8" calcext:value-type="percentage">
            <text:p>80.00%</text:p>
          </table:table-cell>
          <table:table-cell table:style-name="ce27" table:formula="of:=(1-[.F84])" office:value-type="percentage" office:value="0" calcext:value-type="percentage">
            <text:p>0.00%</text:p>
          </table:table-cell>
          <table:table-cell table:style-name="ce27" table:formula="of:=(1-[.H84]-[.G84])*(1-individual_vulnerability)" office:value-type="percentage" office:value="0.16" calcext:value-type="percentage">
            <text:p>16.00%</text:p>
          </table:table-cell>
          <table:table-cell table:style-name="ce27" table:formula="of:=1 - SUM([.G84:.I84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39" calcext:value-type="float">
            <text:p>39</text:p>
          </table:table-cell>
          <table:table-cell table:style-name="ce35" table:formula="of:=BETADIST([.E85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5]) * (1-individual_vulnerability)" office:value-type="percentage" office:value="0.8" calcext:value-type="percentage">
            <text:p>80.00%</text:p>
          </table:table-cell>
          <table:table-cell table:style-name="ce27" table:formula="of:=(1-[.F85])" office:value-type="percentage" office:value="0" calcext:value-type="percentage">
            <text:p>0.00%</text:p>
          </table:table-cell>
          <table:table-cell table:style-name="ce27" table:formula="of:=(1-[.H85]-[.G85])*(1-individual_vulnerability)" office:value-type="percentage" office:value="0.16" calcext:value-type="percentage">
            <text:p>16.00%</text:p>
          </table:table-cell>
          <table:table-cell table:style-name="ce27" table:formula="of:=1 - SUM([.G85:.I85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40" calcext:value-type="float">
            <text:p>40</text:p>
          </table:table-cell>
          <table:table-cell table:style-name="ce35" table:formula="of:=BETADIST([.E86]; Alpha_sym  - (Alpha_sym * Alpha_sym_factor * individual_vulnerability); Beta_sym;  Betastart_sym; Betaend_sym)" office:value-type="percentage" office:value="1" calcext:value-type="percentage">
            <text:p>100.00000000000000000000%</text:p>
          </table:table-cell>
          <table:table-cell table:style-name="ce27" table:formula="of:=(1-[.H86]) * (1-individual_vulnerability)" office:value-type="percentage" office:value="0.8" calcext:value-type="percentage">
            <text:p>80.00%</text:p>
          </table:table-cell>
          <table:table-cell table:style-name="ce27" table:formula="of:=(1-[.F86])" office:value-type="percentage" office:value="0" calcext:value-type="percentage">
            <text:p>0.00%</text:p>
          </table:table-cell>
          <table:table-cell table:style-name="ce27" table:formula="of:=(1-[.H86]-[.G86])*(1-individual_vulnerability)" office:value-type="percentage" office:value="0.16" calcext:value-type="percentage">
            <text:p>16.00%</text:p>
          </table:table-cell>
          <table:table-cell table:style-name="ce27" table:formula="of:=1 - SUM([.G86:.I86])" office:value-type="percentage" office:value="0.04" calcext:value-type="percentage">
            <text:p>4.00%</text:p>
          </table:table-cell>
          <table:table-cell table:number-columns-repeated="9"/>
        </table:table-row>
        <table:table-row table:style-name="ro1" table:number-rows-repeated="1048489">
          <table:table-cell table:number-columns-repeated="19"/>
        </table:table-row>
        <table:table-row table:style-name="ro1">
          <table:table-cell table:number-columns-repeated="19"/>
        </table:table-row>
        <table:named-expressions>
          <table:named-range table:name="Alpha_Inf" table:base-cell-address="$'Disease transitions simplified'.$C$10" table:cell-range-address="$'Disease transitions simplified'.$C$11"/>
          <table:named-range table:name="Alpha_inf_factor" table:base-cell-address="$'Disease transitions simplified'.$C$12" table:cell-range-address="$'Disease transitions simplified'.$C$13"/>
          <table:named-range table:name="Alpha_sym" table:base-cell-address="$'Disease transitions simplified'.$C$16" table:cell-range-address="$'Disease transitions simplified'.$C$17"/>
          <table:named-range table:name="Alpha_sym_factor" table:base-cell-address="$'Disease transitions simplified'.$C$17" table:cell-range-address="$'Disease transitions simplified'.$C$19"/>
          <table:named-range table:name="Betaend_inf" table:base-cell-address="$'Disease transitions simplified'.$C$10" table:cell-range-address="$'Disease transitions simplified'.$C$15"/>
          <table:named-range table:name="Betaend_sym" table:base-cell-address="$'Disease transitions simplified'.$C$18" table:cell-range-address="$'Disease transitions simplified'.$C$21"/>
          <table:named-range table:name="Betastart_inf" table:base-cell-address="$'Disease transitions simplified'.$C$13" table:cell-range-address="$'Disease transitions simplified'.$C$14"/>
          <table:named-range table:name="Betastart_sym" table:base-cell-address="$'Disease transitions simplified'.$C$18" table:cell-range-address="$'Disease transitions simplified'.$C$20"/>
          <table:named-range table:name="Beta_Inf" table:base-cell-address="$'Disease transitions simplified'.$C$11" table:cell-range-address="$'Disease transitions simplified'.$C$12"/>
          <table:named-range table:name="Beta_sym" table:base-cell-address="$'Disease transitions simplified'.$C$17" table:cell-range-address="$'Disease transitions simplified'.$C$18"/>
          <table:named-range table:name="cell_virality" table:base-cell-address="$'Disease transitions simplified'.$C$5" table:cell-range-address="$'Disease transitions simplified'.$C$6"/>
          <table:named-range table:name="days_since" table:base-cell-address="$'Disease transitions simplified'.$C$8" table:cell-range-address="$'Disease transitions simplified'.$C$9"/>
          <table:named-range table:name="individual_exposure" table:base-cell-address="$'Disease transitions simplified'.$C$6" table:cell-range-address="$'Disease transitions simplified'.$C$7"/>
          <table:named-range table:name="individual_vulnerability" table:base-cell-address="$'Disease transitions simplified'.$C$7" table:cell-range-address="$'Disease transitions simplified'.$C$8"/>
        </table:named-expressions>
      </table:table>
      <table:table table:name="Beta dist test" table:style-name="ta1">
        <table:shapes>
          <draw:frame draw:z-index="0" draw:style-name="gr1" draw:text-style-name="P1" svg:width="18.329cm" svg:height="11.56cm" svg:x="40.728cm" svg:y="2.512cm">
            <draw:object draw:notify-on-update-of-ranges="'Beta dist test'.G12:'Beta dist test'.G111 'Beta dist test'.G12:'Beta dist test'.G111 'Beta dist test'.J11:'Beta dist test'.J11 'Beta dist test'.J12:'Beta dist test'.J111 'Beta dist test'.G12:'Beta dist test'.G111 'Beta dist test'.K11:'Beta dist test'.K11 'Beta dist test'.K12:'Beta dist test'.K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3" table:default-cell-style-name="ce47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etch</text:p>
          </table:table-cell>
          <table:table-cell table:formula="of:=[.D7]-[.D6]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 axis scale factor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2" table:number-rows-spanned="1">
            <text:p>Cumulative</text:p>
          </table:table-cell>
          <table:covered-table-cell table:style-name="ce3"/>
          <table:table-cell table:style-name="ce48" office:value-type="string" calcext:value-type="string">
            <text:p>NonCumulative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46" office:value-type="string" calcext:value-type="string">
            <text:p>cum</text:p>
          </table:table-cell>
          <table:table-cell table:style-name="ce46" office:value-type="string" calcext:value-type="string">
            <text:p>cum se</text:p>
          </table:table-cell>
          <table:table-cell table:style-name="ce49" office:value-type="string" calcext:value-type="string">
            <text:p>no cum 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p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2]*[.$D$9]" office:value-type="float" office:value="0" calcext:value-type="float">
            <text:p>0</text:p>
          </table:table-cell>
          <table:table-cell table:formula="of:=([.G12] - [.$D$6]) / [.$D$8]" office:value-type="float" office:value="0" calcext:value-type="float">
            <text:p>0</text:p>
          </table:table-cell>
          <table:table-cell table:formula="of:=BETADIST([.$H12];[.$D$4];[.$D$5])" office:value-type="float" office:value="0" calcext:value-type="float">
            <text:p>0.0000</text:p>
          </table:table-cell>
          <table:table-cell table:formula="of:=BETADIST([.$G12];[.$D$4];[.$D$5];[.$D$6];[.$D$7])" office:value-type="float" office:value="0" calcext:value-type="float">
            <text:p>0.0000</text:p>
          </table:table-cell>
          <table:table-cell table:formula="of:=BETADIST([.$G12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[.D11]*[.D12]" office:value-type="float" office:value="25" calcext:value-type="float">
            <text:p>25</text:p>
          </table:table-cell>
          <table:table-cell/>
          <table:table-cell table:formula="of:=[.F12]+1" office:value-type="float" office:value="1" calcext:value-type="float">
            <text:p>1</text:p>
          </table:table-cell>
          <table:table-cell table:formula="of:=[.F13]*[.$D$9]" office:value-type="float" office:value="0.01" calcext:value-type="float">
            <text:p>0.01</text:p>
          </table:table-cell>
          <table:table-cell table:formula="of:=([.G13] - [.$D$6]) / [.$D$8]" office:value-type="float" office:value="0.01" calcext:value-type="float">
            <text:p>0.01</text:p>
          </table:table-cell>
          <table:table-cell table:formula="of:=BETADIST([.$H13];[.$D$4];[.$D$5])" office:value-type="float" office:value="0" calcext:value-type="float">
            <text:p>0.0000</text:p>
          </table:table-cell>
          <table:table-cell table:formula="of:=BETADIST([.$G13];[.$D$4];[.$D$5];[.$D$6];[.$D$7])" office:value-type="float" office:value="0" calcext:value-type="float">
            <text:p>0.0000</text:p>
          </table:table-cell>
          <table:table-cell table:formula="of:=BETADIST([.$G13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table:formula="of:=(1-[.D11])*[.D12]" office:value-type="float" office:value="475" calcext:value-type="float">
            <text:p>475</text:p>
          </table:table-cell>
          <table:table-cell/>
          <table:table-cell table:formula="of:=[.F13]+1" office:value-type="float" office:value="2" calcext:value-type="float">
            <text:p>2</text:p>
          </table:table-cell>
          <table:table-cell table:formula="of:=[.F14]*[.$D$9]" office:value-type="float" office:value="0.02" calcext:value-type="float">
            <text:p>0.02</text:p>
          </table:table-cell>
          <table:table-cell table:formula="of:=([.G14] - [.$D$6]) / [.$D$8]" office:value-type="float" office:value="0.02" calcext:value-type="float">
            <text:p>0.02</text:p>
          </table:table-cell>
          <table:table-cell table:formula="of:=BETADIST([.$H14];[.$D$4];[.$D$5])" office:value-type="float" office:value="0" calcext:value-type="float">
            <text:p>0.0000</text:p>
          </table:table-cell>
          <table:table-cell table:formula="of:=BETADIST([.$G14];[.$D$4];[.$D$5];[.$D$6];[.$D$7])" office:value-type="float" office:value="0" calcext:value-type="float">
            <text:p>0.0000</text:p>
          </table:table-cell>
          <table:table-cell table:formula="of:=BETADIST([.$G14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4]+1" office:value-type="float" office:value="3" calcext:value-type="float">
            <text:p>3</text:p>
          </table:table-cell>
          <table:table-cell table:formula="of:=[.F15]*[.$D$9]" office:value-type="float" office:value="0.03" calcext:value-type="float">
            <text:p>0.03</text:p>
          </table:table-cell>
          <table:table-cell table:formula="of:=([.G15] - [.$D$6]) / [.$D$8]" office:value-type="float" office:value="0.03" calcext:value-type="float">
            <text:p>0.03</text:p>
          </table:table-cell>
          <table:table-cell table:formula="of:=BETADIST([.$H15];[.$D$4];[.$D$5])" office:value-type="float" office:value="0" calcext:value-type="float">
            <text:p>0.0000</text:p>
          </table:table-cell>
          <table:table-cell table:formula="of:=BETADIST([.$G15];[.$D$4];[.$D$5];[.$D$6];[.$D$7])" office:value-type="float" office:value="0" calcext:value-type="float">
            <text:p>0.0000</text:p>
          </table:table-cell>
          <table:table-cell table:formula="of:=BETADIST([.$G15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5]+1" office:value-type="float" office:value="4" calcext:value-type="float">
            <text:p>4</text:p>
          </table:table-cell>
          <table:table-cell table:formula="of:=[.F16]*[.$D$9]" office:value-type="float" office:value="0.04" calcext:value-type="float">
            <text:p>0.04</text:p>
          </table:table-cell>
          <table:table-cell table:formula="of:=([.G16] - [.$D$6]) / [.$D$8]" office:value-type="float" office:value="0.04" calcext:value-type="float">
            <text:p>0.04</text:p>
          </table:table-cell>
          <table:table-cell table:formula="of:=BETADIST([.$H16];[.$D$4];[.$D$5])" office:value-type="float" office:value="0" calcext:value-type="float">
            <text:p>0.0000</text:p>
          </table:table-cell>
          <table:table-cell table:formula="of:=BETADIST([.$G16];[.$D$4];[.$D$5];[.$D$6];[.$D$7])" office:value-type="float" office:value="0" calcext:value-type="float">
            <text:p>0.0000</text:p>
          </table:table-cell>
          <table:table-cell table:formula="of:=BETADIST([.$G16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6]+1" office:value-type="float" office:value="5" calcext:value-type="float">
            <text:p>5</text:p>
          </table:table-cell>
          <table:table-cell table:formula="of:=[.F17]*[.$D$9]" office:value-type="float" office:value="0.05" calcext:value-type="float">
            <text:p>0.05</text:p>
          </table:table-cell>
          <table:table-cell table:formula="of:=([.G17] - [.$D$6]) / [.$D$8]" office:value-type="float" office:value="0.05" calcext:value-type="float">
            <text:p>0.05</text:p>
          </table:table-cell>
          <table:table-cell table:formula="of:=BETADIST([.$H17];[.$D$4];[.$D$5])" office:value-type="float" office:value="0" calcext:value-type="float">
            <text:p>0.0000</text:p>
          </table:table-cell>
          <table:table-cell table:formula="of:=BETADIST([.$G17];[.$D$4];[.$D$5];[.$D$6];[.$D$7])" office:value-type="float" office:value="0" calcext:value-type="float">
            <text:p>0.0000</text:p>
          </table:table-cell>
          <table:table-cell table:formula="of:=BETADIST([.$G17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7]+1" office:value-type="float" office:value="6" calcext:value-type="float">
            <text:p>6</text:p>
          </table:table-cell>
          <table:table-cell table:formula="of:=[.F18]*[.$D$9]" office:value-type="float" office:value="0.06" calcext:value-type="float">
            <text:p>0.06</text:p>
          </table:table-cell>
          <table:table-cell table:formula="of:=([.G18] - [.$D$6]) / [.$D$8]" office:value-type="float" office:value="0.06" calcext:value-type="float">
            <text:p>0.06</text:p>
          </table:table-cell>
          <table:table-cell table:formula="of:=BETADIST([.$H18];[.$D$4];[.$D$5])" office:value-type="float" office:value="0" calcext:value-type="float">
            <text:p>0.0000</text:p>
          </table:table-cell>
          <table:table-cell table:formula="of:=BETADIST([.$G18];[.$D$4];[.$D$5];[.$D$6];[.$D$7])" office:value-type="float" office:value="0" calcext:value-type="float">
            <text:p>0.0000</text:p>
          </table:table-cell>
          <table:table-cell table:formula="of:=BETADIST([.$G18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8]+1" office:value-type="float" office:value="7" calcext:value-type="float">
            <text:p>7</text:p>
          </table:table-cell>
          <table:table-cell table:formula="of:=[.F19]*[.$D$9]" office:value-type="float" office:value="0.07" calcext:value-type="float">
            <text:p>0.07</text:p>
          </table:table-cell>
          <table:table-cell table:formula="of:=([.G19] - [.$D$6]) / [.$D$8]" office:value-type="float" office:value="0.07" calcext:value-type="float">
            <text:p>0.07</text:p>
          </table:table-cell>
          <table:table-cell table:formula="of:=BETADIST([.$H19];[.$D$4];[.$D$5])" office:value-type="float" office:value="0" calcext:value-type="float">
            <text:p>0.0000</text:p>
          </table:table-cell>
          <table:table-cell table:formula="of:=BETADIST([.$G19];[.$D$4];[.$D$5];[.$D$6];[.$D$7])" office:value-type="float" office:value="0" calcext:value-type="float">
            <text:p>0.0000</text:p>
          </table:table-cell>
          <table:table-cell table:formula="of:=BETADIST([.$G19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9]+1" office:value-type="float" office:value="8" calcext:value-type="float">
            <text:p>8</text:p>
          </table:table-cell>
          <table:table-cell table:formula="of:=[.F20]*[.$D$9]" office:value-type="float" office:value="0.08" calcext:value-type="float">
            <text:p>0.08</text:p>
          </table:table-cell>
          <table:table-cell table:formula="of:=([.G20] - [.$D$6]) / [.$D$8]" office:value-type="float" office:value="0.08" calcext:value-type="float">
            <text:p>0.08</text:p>
          </table:table-cell>
          <table:table-cell table:formula="of:=BETADIST([.$H20];[.$D$4];[.$D$5])" office:value-type="float" office:value="0" calcext:value-type="float">
            <text:p>0.0000</text:p>
          </table:table-cell>
          <table:table-cell table:formula="of:=BETADIST([.$G20];[.$D$4];[.$D$5];[.$D$6];[.$D$7])" office:value-type="float" office:value="0" calcext:value-type="float">
            <text:p>0.0000</text:p>
          </table:table-cell>
          <table:table-cell table:formula="of:=BETADIST([.$G20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0]+1" office:value-type="float" office:value="9" calcext:value-type="float">
            <text:p>9</text:p>
          </table:table-cell>
          <table:table-cell table:formula="of:=[.F21]*[.$D$9]" office:value-type="float" office:value="0.09" calcext:value-type="float">
            <text:p>0.09</text:p>
          </table:table-cell>
          <table:table-cell table:formula="of:=([.G21] - [.$D$6]) / [.$D$8]" office:value-type="float" office:value="0.09" calcext:value-type="float">
            <text:p>0.09</text:p>
          </table:table-cell>
          <table:table-cell table:formula="of:=BETADIST([.$H21];[.$D$4];[.$D$5])" office:value-type="float" office:value="0" calcext:value-type="float">
            <text:p>0.0000</text:p>
          </table:table-cell>
          <table:table-cell table:formula="of:=BETADIST([.$G21];[.$D$4];[.$D$5];[.$D$6];[.$D$7])" office:value-type="float" office:value="0" calcext:value-type="float">
            <text:p>0.0000</text:p>
          </table:table-cell>
          <table:table-cell table:formula="of:=BETADIST([.$G21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1]+1" office:value-type="float" office:value="10" calcext:value-type="float">
            <text:p>10</text:p>
          </table:table-cell>
          <table:table-cell table:formula="of:=[.F22]*[.$D$9]" office:value-type="float" office:value="0.1" calcext:value-type="float">
            <text:p>0.1</text:p>
          </table:table-cell>
          <table:table-cell table:formula="of:=([.G22] - [.$D$6]) / [.$D$8]" office:value-type="float" office:value="0.1" calcext:value-type="float">
            <text:p>0.1</text:p>
          </table:table-cell>
          <table:table-cell table:formula="of:=BETADIST([.$H22];[.$D$4];[.$D$5])" office:value-type="float" office:value="0" calcext:value-type="float">
            <text:p>0.0000</text:p>
          </table:table-cell>
          <table:table-cell table:formula="of:=BETADIST([.$G22];[.$D$4];[.$D$5];[.$D$6];[.$D$7])" office:value-type="float" office:value="0" calcext:value-type="float">
            <text:p>0.0000</text:p>
          </table:table-cell>
          <table:table-cell table:formula="of:=BETADIST([.$G22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2]+1" office:value-type="float" office:value="11" calcext:value-type="float">
            <text:p>11</text:p>
          </table:table-cell>
          <table:table-cell table:formula="of:=[.F23]*[.$D$9]" office:value-type="float" office:value="0.11" calcext:value-type="float">
            <text:p>0.11</text:p>
          </table:table-cell>
          <table:table-cell table:formula="of:=([.G23] - [.$D$6]) / [.$D$8]" office:value-type="float" office:value="0.11" calcext:value-type="float">
            <text:p>0.11</text:p>
          </table:table-cell>
          <table:table-cell table:formula="of:=BETADIST([.$H23];[.$D$4];[.$D$5])" office:value-type="float" office:value="0" calcext:value-type="float">
            <text:p>0.0000</text:p>
          </table:table-cell>
          <table:table-cell table:formula="of:=BETADIST([.$G23];[.$D$4];[.$D$5];[.$D$6];[.$D$7])" office:value-type="float" office:value="0" calcext:value-type="float">
            <text:p>0.0000</text:p>
          </table:table-cell>
          <table:table-cell table:formula="of:=BETADIST([.$G23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3]+1" office:value-type="float" office:value="12" calcext:value-type="float">
            <text:p>12</text:p>
          </table:table-cell>
          <table:table-cell table:formula="of:=[.F24]*[.$D$9]" office:value-type="float" office:value="0.12" calcext:value-type="float">
            <text:p>0.12</text:p>
          </table:table-cell>
          <table:table-cell table:formula="of:=([.G24] - [.$D$6]) / [.$D$8]" office:value-type="float" office:value="0.12" calcext:value-type="float">
            <text:p>0.12</text:p>
          </table:table-cell>
          <table:table-cell table:formula="of:=BETADIST([.$H24];[.$D$4];[.$D$5])" office:value-type="float" office:value="0" calcext:value-type="float">
            <text:p>0.0000</text:p>
          </table:table-cell>
          <table:table-cell table:formula="of:=BETADIST([.$G24];[.$D$4];[.$D$5];[.$D$6];[.$D$7])" office:value-type="float" office:value="0" calcext:value-type="float">
            <text:p>0.0000</text:p>
          </table:table-cell>
          <table:table-cell table:formula="of:=BETADIST([.$G24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4]+1" office:value-type="float" office:value="13" calcext:value-type="float">
            <text:p>13</text:p>
          </table:table-cell>
          <table:table-cell table:formula="of:=[.F25]*[.$D$9]" office:value-type="float" office:value="0.13" calcext:value-type="float">
            <text:p>0.13</text:p>
          </table:table-cell>
          <table:table-cell table:formula="of:=([.G25] - [.$D$6]) / [.$D$8]" office:value-type="float" office:value="0.13" calcext:value-type="float">
            <text:p>0.13</text:p>
          </table:table-cell>
          <table:table-cell table:formula="of:=BETADIST([.$H25];[.$D$4];[.$D$5])" office:value-type="float" office:value="0" calcext:value-type="float">
            <text:p>0.0000</text:p>
          </table:table-cell>
          <table:table-cell table:formula="of:=BETADIST([.$G25];[.$D$4];[.$D$5];[.$D$6];[.$D$7])" office:value-type="float" office:value="0" calcext:value-type="float">
            <text:p>0.0000</text:p>
          </table:table-cell>
          <table:table-cell table:formula="of:=BETADIST([.$G25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5]+1" office:value-type="float" office:value="14" calcext:value-type="float">
            <text:p>14</text:p>
          </table:table-cell>
          <table:table-cell table:formula="of:=[.F26]*[.$D$9]" office:value-type="float" office:value="0.14" calcext:value-type="float">
            <text:p>0.14</text:p>
          </table:table-cell>
          <table:table-cell table:formula="of:=([.G26] - [.$D$6]) / [.$D$8]" office:value-type="float" office:value="0.14" calcext:value-type="float">
            <text:p>0.14</text:p>
          </table:table-cell>
          <table:table-cell table:formula="of:=BETADIST([.$H26];[.$D$4];[.$D$5])" office:value-type="float" office:value="0" calcext:value-type="float">
            <text:p>0.0000</text:p>
          </table:table-cell>
          <table:table-cell table:formula="of:=BETADIST([.$G26];[.$D$4];[.$D$5];[.$D$6];[.$D$7])" office:value-type="float" office:value="0" calcext:value-type="float">
            <text:p>0.0000</text:p>
          </table:table-cell>
          <table:table-cell table:formula="of:=BETADIST([.$G26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6]+1" office:value-type="float" office:value="15" calcext:value-type="float">
            <text:p>15</text:p>
          </table:table-cell>
          <table:table-cell table:formula="of:=[.F27]*[.$D$9]" office:value-type="float" office:value="0.15" calcext:value-type="float">
            <text:p>0.15</text:p>
          </table:table-cell>
          <table:table-cell table:formula="of:=([.G27] - [.$D$6]) / [.$D$8]" office:value-type="float" office:value="0.15" calcext:value-type="float">
            <text:p>0.15</text:p>
          </table:table-cell>
          <table:table-cell table:formula="of:=BETADIST([.$H27];[.$D$4];[.$D$5])" office:value-type="float" office:value="4.73361951653276E-295" calcext:value-type="float">
            <text:p>0.0000</text:p>
          </table:table-cell>
          <table:table-cell table:formula="of:=BETADIST([.$G27];[.$D$4];[.$D$5];[.$D$6];[.$D$7])" office:value-type="float" office:value="4.73361951653276E-295" calcext:value-type="float">
            <text:p>0.0000</text:p>
          </table:table-cell>
          <table:table-cell table:formula="of:=BETADIST([.$G27];[.$D$4];[.$D$5];[.$D$6];[.$D$7];FALSE())" office:value-type="float" office:value="2.60019964312551E-291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7]+1" office:value-type="float" office:value="16" calcext:value-type="float">
            <text:p>16</text:p>
          </table:table-cell>
          <table:table-cell table:formula="of:=[.F28]*[.$D$9]" office:value-type="float" office:value="0.16" calcext:value-type="float">
            <text:p>0.16</text:p>
          </table:table-cell>
          <table:table-cell table:formula="of:=([.G28] - [.$D$6]) / [.$D$8]" office:value-type="float" office:value="0.16" calcext:value-type="float">
            <text:p>0.16</text:p>
          </table:table-cell>
          <table:table-cell table:formula="of:=BETADIST([.$H28];[.$D$4];[.$D$5])" office:value-type="float" office:value="3.77433174033534E-272" calcext:value-type="float">
            <text:p>0.0000</text:p>
          </table:table-cell>
          <table:table-cell table:formula="of:=BETADIST([.$G28];[.$D$4];[.$D$5];[.$D$6];[.$D$7])" office:value-type="float" office:value="3.77433174033534E-272" calcext:value-type="float">
            <text:p>0.0000</text:p>
          </table:table-cell>
          <table:table-cell table:formula="of:=BETADIST([.$G28];[.$D$4];[.$D$5];[.$D$6];[.$D$7];FALSE())" office:value-type="float" office:value="1.91073983669175E-268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8]+1" office:value-type="float" office:value="17" calcext:value-type="float">
            <text:p>17</text:p>
          </table:table-cell>
          <table:table-cell table:formula="of:=[.F29]*[.$D$9]" office:value-type="float" office:value="0.17" calcext:value-type="float">
            <text:p>0.17</text:p>
          </table:table-cell>
          <table:table-cell table:formula="of:=([.G29] - [.$D$6]) / [.$D$8]" office:value-type="float" office:value="0.17" calcext:value-type="float">
            <text:p>0.17</text:p>
          </table:table-cell>
          <table:table-cell table:formula="of:=BETADIST([.$H29];[.$D$4];[.$D$5])" office:value-type="float" office:value="5.2182070544746E-251" calcext:value-type="float">
            <text:p>0.0000</text:p>
          </table:table-cell>
          <table:table-cell table:formula="of:=BETADIST([.$G29];[.$D$4];[.$D$5];[.$D$6];[.$D$7])" office:value-type="float" office:value="5.2182070544746E-251" calcext:value-type="float">
            <text:p>0.0000</text:p>
          </table:table-cell>
          <table:table-cell table:formula="of:=BETADIST([.$G29];[.$D$4];[.$D$5];[.$D$6];[.$D$7];FALSE())" office:value-type="float" office:value="2.44241157638759E-24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9]+1" office:value-type="float" office:value="18" calcext:value-type="float">
            <text:p>18</text:p>
          </table:table-cell>
          <table:table-cell table:formula="of:=[.F30]*[.$D$9]" office:value-type="float" office:value="0.18" calcext:value-type="float">
            <text:p>0.18</text:p>
          </table:table-cell>
          <table:table-cell table:formula="of:=([.G30] - [.$D$6]) / [.$D$8]" office:value-type="float" office:value="0.18" calcext:value-type="float">
            <text:p>0.18</text:p>
          </table:table-cell>
          <table:table-cell table:formula="of:=BETADIST([.$H30];[.$D$4];[.$D$5])" office:value-type="float" office:value="1.95073150322216E-231" calcext:value-type="float">
            <text:p>0.0000</text:p>
          </table:table-cell>
          <table:table-cell table:formula="of:=BETADIST([.$G30];[.$D$4];[.$D$5];[.$D$6];[.$D$7])" office:value-type="float" office:value="1.95073150322216E-231" calcext:value-type="float">
            <text:p>0.0000</text:p>
          </table:table-cell>
          <table:table-cell table:formula="of:=BETADIST([.$G30];[.$D$4];[.$D$5];[.$D$6];[.$D$7];FALSE())" office:value-type="float" office:value="8.46453760362775E-228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0]+1" office:value-type="float" office:value="19" calcext:value-type="float">
            <text:p>19</text:p>
          </table:table-cell>
          <table:table-cell table:formula="of:=[.F31]*[.$D$9]" office:value-type="float" office:value="0.19" calcext:value-type="float">
            <text:p>0.19</text:p>
          </table:table-cell>
          <table:table-cell table:formula="of:=([.G31] - [.$D$6]) / [.$D$8]" office:value-type="float" office:value="0.19" calcext:value-type="float">
            <text:p>0.19</text:p>
          </table:table-cell>
          <table:table-cell table:formula="of:=BETADIST([.$H31];[.$D$4];[.$D$5])" office:value-type="float" office:value="2.85899593454493E-213" calcext:value-type="float">
            <text:p>0.0000</text:p>
          </table:table-cell>
          <table:table-cell table:formula="of:=BETADIST([.$G31];[.$D$4];[.$D$5];[.$D$6];[.$D$7])" office:value-type="float" office:value="2.85899593454493E-213" calcext:value-type="float">
            <text:p>0.0000</text:p>
          </table:table-cell>
          <table:table-cell table:formula="of:=BETADIST([.$G31];[.$D$4];[.$D$5];[.$D$6];[.$D$7];FALSE())" office:value-type="float" office:value="1.15269211079471E-20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1]+1" office:value-type="float" office:value="20" calcext:value-type="float">
            <text:p>20</text:p>
          </table:table-cell>
          <table:table-cell table:formula="of:=[.F32]*[.$D$9]" office:value-type="float" office:value="0.2" calcext:value-type="float">
            <text:p>0.2</text:p>
          </table:table-cell>
          <table:table-cell table:formula="of:=([.G32] - [.$D$6]) / [.$D$8]" office:value-type="float" office:value="0.2" calcext:value-type="float">
            <text:p>0.2</text:p>
          </table:table-cell>
          <table:table-cell table:formula="of:=BETADIST([.$H32];[.$D$4];[.$D$5])" office:value-type="float" office:value="2.24790892803561E-196" calcext:value-type="float">
            <text:p>0.0000</text:p>
          </table:table-cell>
          <table:table-cell table:formula="of:=BETADIST([.$G32];[.$D$4];[.$D$5];[.$D$6];[.$D$7])" office:value-type="float" office:value="2.24790892803561E-196" calcext:value-type="float">
            <text:p>0.0000</text:p>
          </table:table-cell>
          <table:table-cell table:formula="of:=BETADIST([.$G32];[.$D$4];[.$D$5];[.$D$6];[.$D$7];FALSE())" office:value-type="float" office:value="8.43713080832696E-193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2]+1" office:value-type="float" office:value="21" calcext:value-type="float">
            <text:p>21</text:p>
          </table:table-cell>
          <table:table-cell table:formula="of:=[.F33]*[.$D$9]" office:value-type="float" office:value="0.21" calcext:value-type="float">
            <text:p>0.21</text:p>
          </table:table-cell>
          <table:table-cell table:formula="of:=([.G33] - [.$D$6]) / [.$D$8]" office:value-type="float" office:value="0.21" calcext:value-type="float">
            <text:p>0.21</text:p>
          </table:table-cell>
          <table:table-cell table:formula="of:=BETADIST([.$H33];[.$D$4];[.$D$5])" office:value-type="float" office:value="1.23840660550953E-180" calcext:value-type="float">
            <text:p>0.0000</text:p>
          </table:table-cell>
          <table:table-cell table:formula="of:=BETADIST([.$G33];[.$D$4];[.$D$5];[.$D$6];[.$D$7])" office:value-type="float" office:value="1.23840660550953E-180" calcext:value-type="float">
            <text:p>0.0000</text:p>
          </table:table-cell>
          <table:table-cell table:formula="of:=BETADIST([.$G33];[.$D$4];[.$D$5];[.$D$6];[.$D$7];FALSE())" office:value-type="float" office:value="4.33382876176254E-17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3]+1" office:value-type="float" office:value="22" calcext:value-type="float">
            <text:p>22</text:p>
          </table:table-cell>
          <table:table-cell table:formula="of:=[.F34]*[.$D$9]" office:value-type="float" office:value="0.22" calcext:value-type="float">
            <text:p>0.22</text:p>
          </table:table-cell>
          <table:table-cell table:formula="of:=([.G34] - [.$D$6]) / [.$D$8]" office:value-type="float" office:value="0.22" calcext:value-type="float">
            <text:p>0.22</text:p>
          </table:table-cell>
          <table:table-cell table:formula="of:=BETADIST([.$H34];[.$D$4];[.$D$5])" office:value-type="float" office:value="6.01110165352049E-166" calcext:value-type="float">
            <text:p>0.0000</text:p>
          </table:table-cell>
          <table:table-cell table:formula="of:=BETADIST([.$G34];[.$D$4];[.$D$5];[.$D$6];[.$D$7])" office:value-type="float" office:value="6.01110165352049E-166" calcext:value-type="float">
            <text:p>0.0000</text:p>
          </table:table-cell>
          <table:table-cell table:formula="of:=BETADIST([.$G34];[.$D$4];[.$D$5];[.$D$6];[.$D$7];FALSE())" office:value-type="float" office:value="1.9638048954408E-16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4]+1" office:value-type="float" office:value="23" calcext:value-type="float">
            <text:p>23</text:p>
          </table:table-cell>
          <table:table-cell table:formula="of:=[.F35]*[.$D$9]" office:value-type="float" office:value="0.23" calcext:value-type="float">
            <text:p>0.23</text:p>
          </table:table-cell>
          <table:table-cell table:formula="of:=([.G35] - [.$D$6]) / [.$D$8]" office:value-type="float" office:value="0.23" calcext:value-type="float">
            <text:p>0.23</text:p>
          </table:table-cell>
          <table:table-cell table:formula="of:=BETADIST([.$H35];[.$D$4];[.$D$5])" office:value-type="float" office:value="3.1330990576212E-152" calcext:value-type="float">
            <text:p>0.0000</text:p>
          </table:table-cell>
          <table:table-cell table:formula="of:=BETADIST([.$G35];[.$D$4];[.$D$5];[.$D$6];[.$D$7])" office:value-type="float" office:value="3.1330990576212E-152" calcext:value-type="float">
            <text:p>0.0000</text:p>
          </table:table-cell>
          <table:table-cell table:formula="of:=BETADIST([.$G35];[.$D$4];[.$D$5];[.$D$6];[.$D$7];FALSE())" office:value-type="float" office:value="9.56477455529146E-14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5]+1" office:value-type="float" office:value="24" calcext:value-type="float">
            <text:p>24</text:p>
          </table:table-cell>
          <table:table-cell table:formula="of:=[.F36]*[.$D$9]" office:value-type="float" office:value="0.24" calcext:value-type="float">
            <text:p>0.24</text:p>
          </table:table-cell>
          <table:table-cell table:formula="of:=([.G36] - [.$D$6]) / [.$D$8]" office:value-type="float" office:value="0.24" calcext:value-type="float">
            <text:p>0.24</text:p>
          </table:table-cell>
          <table:table-cell table:formula="of:=BETADIST([.$H36];[.$D$4];[.$D$5])" office:value-type="float" office:value="2.08247304180008E-139" calcext:value-type="float">
            <text:p>0.0000</text:p>
          </table:table-cell>
          <table:table-cell table:formula="of:=BETADIST([.$G36];[.$D$4];[.$D$5];[.$D$6];[.$D$7])" office:value-type="float" office:value="2.08247304180008E-139" calcext:value-type="float">
            <text:p>0.0000</text:p>
          </table:table-cell>
          <table:table-cell table:formula="of:=BETADIST([.$G36];[.$D$4];[.$D$5];[.$D$6];[.$D$7];FALSE())" office:value-type="float" office:value="5.94485501739928E-136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6]+1" office:value-type="float" office:value="25" calcext:value-type="float">
            <text:p>25</text:p>
          </table:table-cell>
          <table:table-cell table:formula="of:=[.F37]*[.$D$9]" office:value-type="float" office:value="0.25" calcext:value-type="float">
            <text:p>0.25</text:p>
          </table:table-cell>
          <table:table-cell table:formula="of:=([.G37] - [.$D$6]) / [.$D$8]" office:value-type="float" office:value="0.25" calcext:value-type="float">
            <text:p>0.25</text:p>
          </table:table-cell>
          <table:table-cell table:formula="of:=BETADIST([.$H37];[.$D$4];[.$D$5])" office:value-type="float" office:value="2.05109508981312E-127" calcext:value-type="float">
            <text:p>0.0000</text:p>
          </table:table-cell>
          <table:table-cell table:formula="of:=BETADIST([.$G37];[.$D$4];[.$D$5];[.$D$6];[.$D$7])" office:value-type="float" office:value="2.05109508981312E-127" calcext:value-type="float">
            <text:p>0.0000</text:p>
          </table:table-cell>
          <table:table-cell table:formula="of:=BETADIST([.$G37];[.$D$4];[.$D$5];[.$D$6];[.$D$7];FALSE())" office:value-type="float" office:value="5.47775874445999E-124" calcext:value-type="float">
            <text:p>0.0000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table:number-columns-repeated="5"/>
          <table:table-cell table:formula="of:=[.F37]+1" office:value-type="float" office:value="26" calcext:value-type="float">
            <text:p>26</text:p>
          </table:table-cell>
          <table:table-cell table:formula="of:=[.F38]*[.$D$9]" office:value-type="float" office:value="0.26" calcext:value-type="float">
            <text:p>0.26</text:p>
          </table:table-cell>
          <table:table-cell table:formula="of:=([.G38] - [.$D$6]) / [.$D$8]" office:value-type="float" office:value="0.26" calcext:value-type="float">
            <text:p>0.26</text:p>
          </table:table-cell>
          <table:table-cell table:formula="of:=BETADIST([.$H38];[.$D$4];[.$D$5])" office:value-type="float" office:value="3.41536371709244E-116" calcext:value-type="float">
            <text:p>0.0000</text:p>
          </table:table-cell>
          <table:table-cell table:formula="of:=BETADIST([.$G38];[.$D$4];[.$D$5];[.$D$6];[.$D$7])" office:value-type="float" office:value="3.41536371709244E-116" calcext:value-type="float">
            <text:p>0.0000</text:p>
          </table:table-cell>
          <table:table-cell table:formula="of:=BETADIST([.$G38];[.$D$4];[.$D$5];[.$D$6];[.$D$7];FALSE())" office:value-type="float" office:value="8.5348274087044E-113" calcext:value-type="float">
            <text:p>0.0000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number-columns-repeated="5"/>
          <table:table-cell table:formula="of:=[.F38]+1" office:value-type="float" office:value="27" calcext:value-type="float">
            <text:p>27</text:p>
          </table:table-cell>
          <table:table-cell table:formula="of:=[.F39]*[.$D$9]" office:value-type="float" office:value="0.27" calcext:value-type="float">
            <text:p>0.27</text:p>
          </table:table-cell>
          <table:table-cell table:formula="of:=([.G39] - [.$D$6]) / [.$D$8]" office:value-type="float" office:value="0.27" calcext:value-type="float">
            <text:p>0.27</text:p>
          </table:table-cell>
          <table:table-cell table:formula="of:=BETADIST([.$H39];[.$D$4];[.$D$5])" office:value-type="float" office:value="1.07992605371571E-105" calcext:value-type="float">
            <text:p>0.0000</text:p>
          </table:table-cell>
          <table:table-cell table:formula="of:=BETADIST([.$G39];[.$D$4];[.$D$5];[.$D$6];[.$D$7])" office:value-type="float" office:value="1.07992605371571E-105" calcext:value-type="float">
            <text:p>0.0000</text:p>
          </table:table-cell>
          <table:table-cell table:formula="of:=BETADIST([.$G39];[.$D$4];[.$D$5];[.$D$6];[.$D$7];FALSE())" office:value-type="float" office:value="2.52504873278968E-10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39]+1" office:value-type="float" office:value="28" calcext:value-type="float">
            <text:p>28</text:p>
          </table:table-cell>
          <table:table-cell table:formula="of:=[.F40]*[.$D$9]" office:value-type="float" office:value="0.28" calcext:value-type="float">
            <text:p>0.28</text:p>
          </table:table-cell>
          <table:table-cell table:formula="of:=([.G40] - [.$D$6]) / [.$D$8]" office:value-type="float" office:value="0.28" calcext:value-type="float">
            <text:p>0.28</text:p>
          </table:table-cell>
          <table:table-cell table:formula="of:=BETADIST([.$H40];[.$D$4];[.$D$5])" office:value-type="float" office:value="7.18634851909199E-096" calcext:value-type="float">
            <text:p>0.0000</text:p>
          </table:table-cell>
          <table:table-cell table:formula="of:=BETADIST([.$G40];[.$D$4];[.$D$5];[.$D$6];[.$D$7])" office:value-type="float" office:value="7.18634851909199E-096" calcext:value-type="float">
            <text:p>0.0000</text:p>
          </table:table-cell>
          <table:table-cell table:formula="of:=BETADIST([.$G40];[.$D$4];[.$D$5];[.$D$6];[.$D$7];FALSE())" office:value-type="float" office:value="1.57169892042445E-09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0]+1" office:value-type="float" office:value="29" calcext:value-type="float">
            <text:p>29</text:p>
          </table:table-cell>
          <table:table-cell table:formula="of:=[.F41]*[.$D$9]" office:value-type="float" office:value="0.29" calcext:value-type="float">
            <text:p>0.29</text:p>
          </table:table-cell>
          <table:table-cell table:formula="of:=([.G41] - [.$D$6]) / [.$D$8]" office:value-type="float" office:value="0.29" calcext:value-type="float">
            <text:p>0.29</text:p>
          </table:table-cell>
          <table:table-cell table:formula="of:=BETADIST([.$H41];[.$D$4];[.$D$5])" office:value-type="float" office:value="1.10261128962675E-086" calcext:value-type="float">
            <text:p>0.0000</text:p>
          </table:table-cell>
          <table:table-cell table:formula="of:=BETADIST([.$G41];[.$D$4];[.$D$5];[.$D$6];[.$D$7])" office:value-type="float" office:value="1.10261128962675E-086" calcext:value-type="float">
            <text:p>0.0000</text:p>
          </table:table-cell>
          <table:table-cell table:formula="of:=BETADIST([.$G41];[.$D$4];[.$D$5];[.$D$6];[.$D$7];FALSE())" office:value-type="float" office:value="2.25435538316205E-083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1]+1" office:value-type="float" office:value="30" calcext:value-type="float">
            <text:p>30</text:p>
          </table:table-cell>
          <table:table-cell table:formula="of:=[.F42]*[.$D$9]" office:value-type="float" office:value="0.3" calcext:value-type="float">
            <text:p>0.3</text:p>
          </table:table-cell>
          <table:table-cell table:formula="of:=([.G42] - [.$D$6]) / [.$D$8]" office:value-type="float" office:value="0.3" calcext:value-type="float">
            <text:p>0.3</text:p>
          </table:table-cell>
          <table:table-cell table:formula="of:=BETADIST([.$H42];[.$D$4];[.$D$5])" office:value-type="float" office:value="4.23092503690754E-078" calcext:value-type="float">
            <text:p>0.0000</text:p>
          </table:table-cell>
          <table:table-cell table:formula="of:=BETADIST([.$G42];[.$D$4];[.$D$5];[.$D$6];[.$D$7])" office:value-type="float" office:value="4.23092503690754E-078" calcext:value-type="float">
            <text:p>0.0000</text:p>
          </table:table-cell>
          <table:table-cell table:formula="of:=BETADIST([.$G42];[.$D$4];[.$D$5];[.$D$6];[.$D$7];FALSE())" office:value-type="float" office:value="8.07992907018403E-075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2]+1" office:value-type="float" office:value="31" calcext:value-type="float">
            <text:p>31</text:p>
          </table:table-cell>
          <table:table-cell table:formula="of:=[.F43]*[.$D$9]" office:value-type="float" office:value="0.31" calcext:value-type="float">
            <text:p>0.31</text:p>
          </table:table-cell>
          <table:table-cell table:formula="of:=([.G43] - [.$D$6]) / [.$D$8]" office:value-type="float" office:value="0.31" calcext:value-type="float">
            <text:p>0.31</text:p>
          </table:table-cell>
          <table:table-cell table:formula="of:=BETADIST([.$H43];[.$D$4];[.$D$5])" office:value-type="float" office:value="4.36573218480008E-070" calcext:value-type="float">
            <text:p>0.0000</text:p>
          </table:table-cell>
          <table:table-cell table:formula="of:=BETADIST([.$G43];[.$D$4];[.$D$5];[.$D$6];[.$D$7])" office:value-type="float" office:value="4.36573218480008E-070" calcext:value-type="float">
            <text:p>0.0000</text:p>
          </table:table-cell>
          <table:table-cell table:formula="of:=BETADIST([.$G43];[.$D$4];[.$D$5];[.$D$6];[.$D$7];FALSE())" office:value-type="float" office:value="7.77867982602363E-06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3]+1" office:value-type="float" office:value="32" calcext:value-type="float">
            <text:p>32</text:p>
          </table:table-cell>
          <table:table-cell table:formula="of:=[.F44]*[.$D$9]" office:value-type="float" office:value="0.32" calcext:value-type="float">
            <text:p>0.32</text:p>
          </table:table-cell>
          <table:table-cell table:formula="of:=([.G44] - [.$D$6]) / [.$D$8]" office:value-type="float" office:value="0.32" calcext:value-type="float">
            <text:p>0.32</text:p>
          </table:table-cell>
          <table:table-cell table:formula="of:=BETADIST([.$H44];[.$D$4];[.$D$5])" office:value-type="float" office:value="1.29263445268771E-062" calcext:value-type="float">
            <text:p>0.0000</text:p>
          </table:table-cell>
          <table:table-cell table:formula="of:=BETADIST([.$G44];[.$D$4];[.$D$5];[.$D$6];[.$D$7])" office:value-type="float" office:value="1.29263445268771E-062" calcext:value-type="float">
            <text:p>0.0000</text:p>
          </table:table-cell>
          <table:table-cell table:formula="of:=BETADIST([.$G44];[.$D$4];[.$D$5];[.$D$6];[.$D$7];FALSE())" office:value-type="float" office:value="2.14567649770343E-05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4]+1" office:value-type="float" office:value="33" calcext:value-type="float">
            <text:p>33</text:p>
          </table:table-cell>
          <table:table-cell table:formula="of:=[.F45]*[.$D$9]" office:value-type="float" office:value="0.33" calcext:value-type="float">
            <text:p>0.33</text:p>
          </table:table-cell>
          <table:table-cell table:formula="of:=([.G45] - [.$D$6]) / [.$D$8]" office:value-type="float" office:value="0.33" calcext:value-type="float">
            <text:p>0.33</text:p>
          </table:table-cell>
          <table:table-cell table:formula="of:=BETADIST([.$H45];[.$D$4];[.$D$5])" office:value-type="float" office:value="1.16399653561479E-055" calcext:value-type="float">
            <text:p>0.0000</text:p>
          </table:table-cell>
          <table:table-cell table:formula="of:=BETADIST([.$G45];[.$D$4];[.$D$5];[.$D$6];[.$D$7])" office:value-type="float" office:value="1.16399653561479E-055" calcext:value-type="float">
            <text:p>0.0000</text:p>
          </table:table-cell>
          <table:table-cell table:formula="of:=BETADIST([.$G45];[.$D$4];[.$D$5];[.$D$6];[.$D$7];FALSE())" office:value-type="float" office:value="1.79674293269274E-05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5]+1" office:value-type="float" office:value="34" calcext:value-type="float">
            <text:p>34</text:p>
          </table:table-cell>
          <table:table-cell table:formula="of:=[.F46]*[.$D$9]" office:value-type="float" office:value="0.34" calcext:value-type="float">
            <text:p>0.34</text:p>
          </table:table-cell>
          <table:table-cell table:formula="of:=([.G46] - [.$D$6]) / [.$D$8]" office:value-type="float" office:value="0.34" calcext:value-type="float">
            <text:p>0.34</text:p>
          </table:table-cell>
          <table:table-cell table:formula="of:=BETADIST([.$H46];[.$D$4];[.$D$5])" office:value-type="float" office:value="3.35856331507541E-049" calcext:value-type="float">
            <text:p>0.0000</text:p>
          </table:table-cell>
          <table:table-cell table:formula="of:=BETADIST([.$G46];[.$D$4];[.$D$5];[.$D$6];[.$D$7])" office:value-type="float" office:value="3.35856331507541E-049" calcext:value-type="float">
            <text:p>0.0000</text:p>
          </table:table-cell>
          <table:table-cell table:formula="of:=BETADIST([.$G46];[.$D$4];[.$D$5];[.$D$6];[.$D$7];FALSE())" office:value-type="float" office:value="4.81018567558968E-046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6]+1" office:value-type="float" office:value="35" calcext:value-type="float">
            <text:p>35</text:p>
          </table:table-cell>
          <table:table-cell table:formula="of:=[.F47]*[.$D$9]" office:value-type="float" office:value="0.35" calcext:value-type="float">
            <text:p>0.35</text:p>
          </table:table-cell>
          <table:table-cell table:formula="of:=([.G47] - [.$D$6]) / [.$D$8]" office:value-type="float" office:value="0.35" calcext:value-type="float">
            <text:p>0.35</text:p>
          </table:table-cell>
          <table:table-cell table:formula="of:=BETADIST([.$H47];[.$D$4];[.$D$5])" office:value-type="float" office:value="3.25420897439211E-043" calcext:value-type="float">
            <text:p>0.0000</text:p>
          </table:table-cell>
          <table:table-cell table:formula="of:=BETADIST([.$G47];[.$D$4];[.$D$5];[.$D$6];[.$D$7])" office:value-type="float" office:value="3.25420897439211E-043" calcext:value-type="float">
            <text:p>0.0000</text:p>
          </table:table-cell>
          <table:table-cell table:formula="of:=BETADIST([.$G47];[.$D$4];[.$D$5];[.$D$6];[.$D$7];FALSE())" office:value-type="float" office:value="4.31272435401253E-04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7]+1" office:value-type="float" office:value="36" calcext:value-type="float">
            <text:p>36</text:p>
          </table:table-cell>
          <table:table-cell table:formula="of:=[.F48]*[.$D$9]" office:value-type="float" office:value="0.36" calcext:value-type="float">
            <text:p>0.36</text:p>
          </table:table-cell>
          <table:table-cell table:formula="of:=([.G48] - [.$D$6]) / [.$D$8]" office:value-type="float" office:value="0.36" calcext:value-type="float">
            <text:p>0.36</text:p>
          </table:table-cell>
          <table:table-cell table:formula="of:=BETADIST([.$H48];[.$D$4];[.$D$5])" office:value-type="float" office:value="1.10442223368142E-037" calcext:value-type="float">
            <text:p>0.0000</text:p>
          </table:table-cell>
          <table:table-cell table:formula="of:=BETADIST([.$G48];[.$D$4];[.$D$5];[.$D$6];[.$D$7])" office:value-type="float" office:value="1.10442223368142E-037" calcext:value-type="float">
            <text:p>0.0000</text:p>
          </table:table-cell>
          <table:table-cell table:formula="of:=BETADIST([.$G48];[.$D$4];[.$D$5];[.$D$6];[.$D$7];FALSE())" office:value-type="float" office:value="1.34997083357729E-034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8]+1" office:value-type="float" office:value="37" calcext:value-type="float">
            <text:p>37</text:p>
          </table:table-cell>
          <table:table-cell table:formula="of:=[.F49]*[.$D$9]" office:value-type="float" office:value="0.37" calcext:value-type="float">
            <text:p>0.37</text:p>
          </table:table-cell>
          <table:table-cell table:formula="of:=([.G49] - [.$D$6]) / [.$D$8]" office:value-type="float" office:value="0.37" calcext:value-type="float">
            <text:p>0.37</text:p>
          </table:table-cell>
          <table:table-cell table:formula="of:=BETADIST([.$H49];[.$D$4];[.$D$5])" office:value-type="float" office:value="1.36360941999089E-032" calcext:value-type="float">
            <text:p>0.0000</text:p>
          </table:table-cell>
          <table:table-cell table:formula="of:=BETADIST([.$G49];[.$D$4];[.$D$5];[.$D$6];[.$D$7])" office:value-type="float" office:value="1.36360941999089E-032" calcext:value-type="float">
            <text:p>0.0000</text:p>
          </table:table-cell>
          <table:table-cell table:formula="of:=BETADIST([.$G49];[.$D$4];[.$D$5];[.$D$6];[.$D$7];FALSE())" office:value-type="float" office:value="1.53131083766932E-02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9]+1" office:value-type="float" office:value="38" calcext:value-type="float">
            <text:p>38</text:p>
          </table:table-cell>
          <table:table-cell table:formula="of:=[.F50]*[.$D$9]" office:value-type="float" office:value="0.38" calcext:value-type="float">
            <text:p>0.38</text:p>
          </table:table-cell>
          <table:table-cell table:formula="of:=([.G50] - [.$D$6]) / [.$D$8]" office:value-type="float" office:value="0.38" calcext:value-type="float">
            <text:p>0.38</text:p>
          </table:table-cell>
          <table:table-cell table:formula="of:=BETADIST([.$H50];[.$D$4];[.$D$5])" office:value-type="float" office:value="6.33763806045166E-028" calcext:value-type="float">
            <text:p>0.0000</text:p>
          </table:table-cell>
          <table:table-cell table:formula="of:=BETADIST([.$G50];[.$D$4];[.$D$5];[.$D$6];[.$D$7])" office:value-type="float" office:value="6.33763806045166E-028" calcext:value-type="float">
            <text:p>0.0000</text:p>
          </table:table-cell>
          <table:table-cell table:formula="of:=BETADIST([.$G50];[.$D$4];[.$D$5];[.$D$6];[.$D$7];FALSE())" office:value-type="float" office:value="6.50793097584139E-025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0]+1" office:value-type="float" office:value="39" calcext:value-type="float">
            <text:p>39</text:p>
          </table:table-cell>
          <table:table-cell table:formula="of:=[.F51]*[.$D$9]" office:value-type="float" office:value="0.39" calcext:value-type="float">
            <text:p>0.39</text:p>
          </table:table-cell>
          <table:table-cell table:formula="of:=([.G51] - [.$D$6]) / [.$D$8]" office:value-type="float" office:value="0.39" calcext:value-type="float">
            <text:p>0.39</text:p>
          </table:table-cell>
          <table:table-cell table:formula="of:=BETADIST([.$H51];[.$D$4];[.$D$5])" office:value-type="float" office:value="1.14336850400172E-023" calcext:value-type="float">
            <text:p>0.0000</text:p>
          </table:table-cell>
          <table:table-cell table:formula="of:=BETADIST([.$G51];[.$D$4];[.$D$5];[.$D$6];[.$D$7])" office:value-type="float" office:value="1.14336850400172E-023" calcext:value-type="float">
            <text:p>0.0000</text:p>
          </table:table-cell>
          <table:table-cell table:formula="of:=BETADIST([.$G51];[.$D$4];[.$D$5];[.$D$6];[.$D$7];FALSE())" office:value-type="float" office:value="1.06752905572858E-02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1]+1" office:value-type="float" office:value="40" calcext:value-type="float">
            <text:p>40</text:p>
          </table:table-cell>
          <table:table-cell table:formula="of:=[.F52]*[.$D$9]" office:value-type="float" office:value="0.4" calcext:value-type="float">
            <text:p>0.4</text:p>
          </table:table-cell>
          <table:table-cell table:formula="of:=([.G52] - [.$D$6]) / [.$D$8]" office:value-type="float" office:value="0.4" calcext:value-type="float">
            <text:p>0.4</text:p>
          </table:table-cell>
          <table:table-cell table:formula="of:=BETADIST([.$H52];[.$D$4];[.$D$5])" office:value-type="float" office:value="8.2316113548686E-020" calcext:value-type="float">
            <text:p>0.0000</text:p>
          </table:table-cell>
          <table:table-cell table:formula="of:=BETADIST([.$G52];[.$D$4];[.$D$5];[.$D$6];[.$D$7])" office:value-type="float" office:value="8.2316113548686E-020" calcext:value-type="float">
            <text:p>0.0000</text:p>
          </table:table-cell>
          <table:table-cell table:formula="of:=BETADIST([.$G52];[.$D$4];[.$D$5];[.$D$6];[.$D$7];FALSE())" office:value-type="float" office:value="6.9400496751477E-01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2]+1" office:value-type="float" office:value="41" calcext:value-type="float">
            <text:p>41</text:p>
          </table:table-cell>
          <table:table-cell table:formula="of:=[.F53]*[.$D$9]" office:value-type="float" office:value="0.41" calcext:value-type="float">
            <text:p>0.41</text:p>
          </table:table-cell>
          <table:table-cell table:formula="of:=([.G53] - [.$D$6]) / [.$D$8]" office:value-type="float" office:value="0.41" calcext:value-type="float">
            <text:p>0.41</text:p>
          </table:table-cell>
          <table:table-cell table:formula="of:=BETADIST([.$H53];[.$D$4];[.$D$5])" office:value-type="float" office:value="2.42479356472321E-016" calcext:value-type="float">
            <text:p>0.0000</text:p>
          </table:table-cell>
          <table:table-cell table:formula="of:=BETADIST([.$G53];[.$D$4];[.$D$5];[.$D$6];[.$D$7])" office:value-type="float" office:value="2.42479356472321E-016" calcext:value-type="float">
            <text:p>0.0000</text:p>
          </table:table-cell>
          <table:table-cell table:formula="of:=BETADIST([.$G53];[.$D$4];[.$D$5];[.$D$6];[.$D$7];FALSE())" office:value-type="float" office:value="0.000000000000183047837543806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3]+1" office:value-type="float" office:value="42" calcext:value-type="float">
            <text:p>42</text:p>
          </table:table-cell>
          <table:table-cell table:formula="of:=[.F54]*[.$D$9]" office:value-type="float" office:value="0.42" calcext:value-type="float">
            <text:p>0.42</text:p>
          </table:table-cell>
          <table:table-cell table:formula="of:=([.G54] - [.$D$6]) / [.$D$8]" office:value-type="float" office:value="0.42" calcext:value-type="float">
            <text:p>0.42</text:p>
          </table:table-cell>
          <table:table-cell table:formula="of:=BETADIST([.$H54];[.$D$4];[.$D$5])" office:value-type="float" office:value="0.000000000000298950119506123" calcext:value-type="float">
            <text:p>0.0000</text:p>
          </table:table-cell>
          <table:table-cell table:formula="of:=BETADIST([.$G54];[.$D$4];[.$D$5];[.$D$6];[.$D$7])" office:value-type="float" office:value="0.000000000000298950119506123" calcext:value-type="float">
            <text:p>0.0000</text:p>
          </table:table-cell>
          <table:table-cell table:formula="of:=BETADIST([.$G54];[.$D$4];[.$D$5];[.$D$6];[.$D$7];FALSE())" office:value-type="float" office:value="0.000000000199958000817283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4]+1" office:value-type="float" office:value="43" calcext:value-type="float">
            <text:p>43</text:p>
          </table:table-cell>
          <table:table-cell table:formula="of:=[.F55]*[.$D$9]" office:value-type="float" office:value="0.43" calcext:value-type="float">
            <text:p>0.43</text:p>
          </table:table-cell>
          <table:table-cell table:formula="of:=([.G55] - [.$D$6]) / [.$D$8]" office:value-type="float" office:value="0.43" calcext:value-type="float">
            <text:p>0.43</text:p>
          </table:table-cell>
          <table:table-cell table:formula="of:=BETADIST([.$H55];[.$D$4];[.$D$5])" office:value-type="float" office:value="0.000000000157496259360773" calcext:value-type="float">
            <text:p>0.0000</text:p>
          </table:table-cell>
          <table:table-cell table:formula="of:=BETADIST([.$G55];[.$D$4];[.$D$5];[.$D$6];[.$D$7])" office:value-type="float" office:value="0.000000000157496259360773" calcext:value-type="float">
            <text:p>0.0000</text:p>
          </table:table-cell>
          <table:table-cell table:formula="of:=BETADIST([.$G55];[.$D$4];[.$D$5];[.$D$6];[.$D$7];FALSE())" office:value-type="float" office:value="0.0000000921085721427194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5]+1" office:value-type="float" office:value="44" calcext:value-type="float">
            <text:p>44</text:p>
          </table:table-cell>
          <table:table-cell table:formula="of:=[.F56]*[.$D$9]" office:value-type="float" office:value="0.44" calcext:value-type="float">
            <text:p>0.44</text:p>
          </table:table-cell>
          <table:table-cell table:formula="of:=([.G56] - [.$D$6]) / [.$D$8]" office:value-type="float" office:value="0.44" calcext:value-type="float">
            <text:p>0.44</text:p>
          </table:table-cell>
          <table:table-cell table:formula="of:=BETADIST([.$H56];[.$D$4];[.$D$5])" office:value-type="float" office:value="0.0000000361493846717804" calcext:value-type="float">
            <text:p>0.0000</text:p>
          </table:table-cell>
          <table:table-cell table:formula="of:=BETADIST([.$G56];[.$D$4];[.$D$5];[.$D$6];[.$D$7])" office:value-type="float" office:value="0.0000000361493846717804" calcext:value-type="float">
            <text:p>0.0000</text:p>
          </table:table-cell>
          <table:table-cell table:formula="of:=BETADIST([.$G56];[.$D$4];[.$D$5];[.$D$6];[.$D$7];FALSE())" office:value-type="float" office:value="0.00001817167237124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6]+1" office:value-type="float" office:value="45" calcext:value-type="float">
            <text:p>45</text:p>
          </table:table-cell>
          <table:table-cell table:formula="of:=[.F57]*[.$D$9]" office:value-type="float" office:value="0.45" calcext:value-type="float">
            <text:p>0.45</text:p>
          </table:table-cell>
          <table:table-cell table:formula="of:=([.G57] - [.$D$6]) / [.$D$8]" office:value-type="float" office:value="0.45" calcext:value-type="float">
            <text:p>0.45</text:p>
          </table:table-cell>
          <table:table-cell table:formula="of:=BETADIST([.$H57];[.$D$4];[.$D$5])" office:value-type="float" office:value="0.00000368319886900813" calcext:value-type="float">
            <text:p>0.0000</text:p>
          </table:table-cell>
          <table:table-cell table:formula="of:=BETADIST([.$G57];[.$D$4];[.$D$5];[.$D$6];[.$D$7])" office:value-type="float" office:value="0.00000368319886900813" calcext:value-type="float">
            <text:p>0.0000</text:p>
          </table:table-cell>
          <table:table-cell table:formula="of:=BETADIST([.$G57];[.$D$4];[.$D$5];[.$D$6];[.$D$7];FALSE())" office:value-type="float" office:value="0.00155582295704906" calcext:value-type="float">
            <text:p>0.001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7]+1" office:value-type="float" office:value="46" calcext:value-type="float">
            <text:p>46</text:p>
          </table:table-cell>
          <table:table-cell table:formula="of:=[.F58]*[.$D$9]" office:value-type="float" office:value="0.46" calcext:value-type="float">
            <text:p>0.46</text:p>
          </table:table-cell>
          <table:table-cell table:formula="of:=([.G58] - [.$D$6]) / [.$D$8]" office:value-type="float" office:value="0.46" calcext:value-type="float">
            <text:p>0.46</text:p>
          </table:table-cell>
          <table:table-cell table:formula="of:=BETADIST([.$H58];[.$D$4];[.$D$5])" office:value-type="float" office:value="0.000169831814811078" calcext:value-type="float">
            <text:p>0.0002</text:p>
          </table:table-cell>
          <table:table-cell table:formula="of:=BETADIST([.$G58];[.$D$4];[.$D$5];[.$D$6];[.$D$7])" office:value-type="float" office:value="0.000169831814811078" calcext:value-type="float">
            <text:p>0.0002</text:p>
          </table:table-cell>
          <table:table-cell table:formula="of:=BETADIST([.$G58];[.$D$4];[.$D$5];[.$D$6];[.$D$7];FALSE())" office:value-type="float" office:value="0.0584483185974792" calcext:value-type="float">
            <text:p>0.058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8]+1" office:value-type="float" office:value="47" calcext:value-type="float">
            <text:p>47</text:p>
          </table:table-cell>
          <table:table-cell table:formula="of:=[.F59]*[.$D$9]" office:value-type="float" office:value="0.47" calcext:value-type="float">
            <text:p>0.47</text:p>
          </table:table-cell>
          <table:table-cell table:formula="of:=([.G59] - [.$D$6]) / [.$D$8]" office:value-type="float" office:value="0.47" calcext:value-type="float">
            <text:p>0.47</text:p>
          </table:table-cell>
          <table:table-cell table:formula="of:=BETADIST([.$H59];[.$D$4];[.$D$5])" office:value-type="float" office:value="0.00362252473144503" calcext:value-type="float">
            <text:p>0.0036</text:p>
          </table:table-cell>
          <table:table-cell table:formula="of:=BETADIST([.$G59];[.$D$4];[.$D$5];[.$D$6];[.$D$7])" office:value-type="float" office:value="0.00362252473144503" calcext:value-type="float">
            <text:p>0.0036</text:p>
          </table:table-cell>
          <table:table-cell table:formula="of:=BETADIST([.$G59];[.$D$4];[.$D$5];[.$D$6];[.$D$7];FALSE())" office:value-type="float" office:value="0.972043987043336" calcext:value-type="float">
            <text:p>0.972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9]+1" office:value-type="float" office:value="48" calcext:value-type="float">
            <text:p>48</text:p>
          </table:table-cell>
          <table:table-cell table:formula="of:=[.F60]*[.$D$9]" office:value-type="float" office:value="0.48" calcext:value-type="float">
            <text:p>0.48</text:p>
          </table:table-cell>
          <table:table-cell table:formula="of:=([.G60] - [.$D$6]) / [.$D$8]" office:value-type="float" office:value="0.48" calcext:value-type="float">
            <text:p>0.48</text:p>
          </table:table-cell>
          <table:table-cell table:formula="of:=BETADIST([.$H60];[.$D$4];[.$D$5])" office:value-type="float" office:value="0.0367794832786477" calcext:value-type="float">
            <text:p>0.0368</text:p>
          </table:table-cell>
          <table:table-cell table:formula="of:=BETADIST([.$G60];[.$D$4];[.$D$5];[.$D$6];[.$D$7])" office:value-type="float" office:value="0.0367794832786477" calcext:value-type="float">
            <text:p>0.0368</text:p>
          </table:table-cell>
          <table:table-cell table:formula="of:=BETADIST([.$G60];[.$D$4];[.$D$5];[.$D$6];[.$D$7];FALSE())" office:value-type="float" office:value="7.20557326754366" calcext:value-type="float">
            <text:p>7.205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0]+1" office:value-type="float" office:value="49" calcext:value-type="float">
            <text:p>49</text:p>
          </table:table-cell>
          <table:table-cell table:formula="of:=[.F61]*[.$D$9]" office:value-type="float" office:value="0.49" calcext:value-type="float">
            <text:p>0.49</text:p>
          </table:table-cell>
          <table:table-cell table:formula="of:=([.G61] - [.$D$6]) / [.$D$8]" office:value-type="float" office:value="0.49" calcext:value-type="float">
            <text:p>0.49</text:p>
          </table:table-cell>
          <table:table-cell table:formula="of:=BETADIST([.$H61];[.$D$4];[.$D$5])" office:value-type="float" office:value="0.185552659431502" calcext:value-type="float">
            <text:p>0.1856</text:p>
          </table:table-cell>
          <table:table-cell table:formula="of:=BETADIST([.$G61];[.$D$4];[.$D$5];[.$D$6];[.$D$7])" office:value-type="float" office:value="0.185552659431502" calcext:value-type="float">
            <text:p>0.1856</text:p>
          </table:table-cell>
          <table:table-cell table:formula="of:=BETADIST([.$G61];[.$D$4];[.$D$5];[.$D$6];[.$D$7];FALSE())" office:value-type="float" office:value="23.9233491954464" calcext:value-type="float">
            <text:p>23.923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1]+1" office:value-type="float" office:value="50" calcext:value-type="float">
            <text:p>50</text:p>
          </table:table-cell>
          <table:table-cell table:formula="of:=[.F62]*[.$D$9]" office:value-type="float" office:value="0.5" calcext:value-type="float">
            <text:p>0.5</text:p>
          </table:table-cell>
          <table:table-cell table:formula="of:=([.G62] - [.$D$6]) / [.$D$8]" office:value-type="float" office:value="0.5" calcext:value-type="float">
            <text:p>0.5</text:p>
          </table:table-cell>
          <table:table-cell table:formula="of:=BETADIST([.$H62];[.$D$4];[.$D$5])" office:value-type="float" office:value="0.500000000000009" calcext:value-type="float">
            <text:p>0.5000</text:p>
          </table:table-cell>
          <table:table-cell table:formula="of:=BETADIST([.$G62];[.$D$4];[.$D$5];[.$D$6];[.$D$7])" office:value-type="float" office:value="0.500000000000009" calcext:value-type="float">
            <text:p>0.5000</text:p>
          </table:table-cell>
          <table:table-cell table:formula="of:=BETADIST([.$G62];[.$D$4];[.$D$5];[.$D$6];[.$D$7];FALSE())" office:value-type="float" office:value="35.6780222917098" calcext:value-type="float">
            <text:p>35.67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2]+1" office:value-type="float" office:value="51" calcext:value-type="float">
            <text:p>51</text:p>
          </table:table-cell>
          <table:table-cell table:formula="of:=[.F63]*[.$D$9]" office:value-type="float" office:value="0.51" calcext:value-type="float">
            <text:p>0.51</text:p>
          </table:table-cell>
          <table:table-cell table:formula="of:=([.G63] - [.$D$6]) / [.$D$8]" office:value-type="float" office:value="0.51" calcext:value-type="float">
            <text:p>0.51</text:p>
          </table:table-cell>
          <table:table-cell table:formula="of:=BETADIST([.$H63];[.$D$4];[.$D$5])" office:value-type="float" office:value="0.814447340568498" calcext:value-type="float">
            <text:p>0.8144</text:p>
          </table:table-cell>
          <table:table-cell table:formula="of:=BETADIST([.$G63];[.$D$4];[.$D$5];[.$D$6];[.$D$7])" office:value-type="float" office:value="0.814447340568498" calcext:value-type="float">
            <text:p>0.8144</text:p>
          </table:table-cell>
          <table:table-cell table:formula="of:=BETADIST([.$G63];[.$D$4];[.$D$5];[.$D$6];[.$D$7];FALSE())" office:value-type="float" office:value="23.9233491954464" calcext:value-type="float">
            <text:p>23.923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3]+1" office:value-type="float" office:value="52" calcext:value-type="float">
            <text:p>52</text:p>
          </table:table-cell>
          <table:table-cell table:formula="of:=[.F64]*[.$D$9]" office:value-type="float" office:value="0.52" calcext:value-type="float">
            <text:p>0.52</text:p>
          </table:table-cell>
          <table:table-cell table:formula="of:=([.G64] - [.$D$6]) / [.$D$8]" office:value-type="float" office:value="0.52" calcext:value-type="float">
            <text:p>0.52</text:p>
          </table:table-cell>
          <table:table-cell table:formula="of:=BETADIST([.$H64];[.$D$4];[.$D$5])" office:value-type="float" office:value="0.963220516721352" calcext:value-type="float">
            <text:p>0.9632</text:p>
          </table:table-cell>
          <table:table-cell table:formula="of:=BETADIST([.$G64];[.$D$4];[.$D$5];[.$D$6];[.$D$7])" office:value-type="float" office:value="0.963220516721352" calcext:value-type="float">
            <text:p>0.9632</text:p>
          </table:table-cell>
          <table:table-cell table:formula="of:=BETADIST([.$G64];[.$D$4];[.$D$5];[.$D$6];[.$D$7];FALSE())" office:value-type="float" office:value="7.20557326754366" calcext:value-type="float">
            <text:p>7.205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4]+1" office:value-type="float" office:value="53" calcext:value-type="float">
            <text:p>53</text:p>
          </table:table-cell>
          <table:table-cell table:formula="of:=[.F65]*[.$D$9]" office:value-type="float" office:value="0.53" calcext:value-type="float">
            <text:p>0.53</text:p>
          </table:table-cell>
          <table:table-cell table:formula="of:=([.G65] - [.$D$6]) / [.$D$8]" office:value-type="float" office:value="0.53" calcext:value-type="float">
            <text:p>0.53</text:p>
          </table:table-cell>
          <table:table-cell table:formula="of:=BETADIST([.$H65];[.$D$4];[.$D$5])" office:value-type="float" office:value="0.996377475268556" calcext:value-type="float">
            <text:p>0.9964</text:p>
          </table:table-cell>
          <table:table-cell table:formula="of:=BETADIST([.$G65];[.$D$4];[.$D$5];[.$D$6];[.$D$7])" office:value-type="float" office:value="0.996377475268556" calcext:value-type="float">
            <text:p>0.9964</text:p>
          </table:table-cell>
          <table:table-cell table:formula="of:=BETADIST([.$G65];[.$D$4];[.$D$5];[.$D$6];[.$D$7];FALSE())" office:value-type="float" office:value="0.972043987043115" calcext:value-type="float">
            <text:p>0.972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5]+1" office:value-type="float" office:value="54" calcext:value-type="float">
            <text:p>54</text:p>
          </table:table-cell>
          <table:table-cell table:formula="of:=[.F66]*[.$D$9]" office:value-type="float" office:value="0.54" calcext:value-type="float">
            <text:p>0.54</text:p>
          </table:table-cell>
          <table:table-cell table:formula="of:=([.G66] - [.$D$6]) / [.$D$8]" office:value-type="float" office:value="0.54" calcext:value-type="float">
            <text:p>0.54</text:p>
          </table:table-cell>
          <table:table-cell table:formula="of:=BETADIST([.$H66];[.$D$4];[.$D$5])" office:value-type="float" office:value="0.999830168185189" calcext:value-type="float">
            <text:p>0.9998</text:p>
          </table:table-cell>
          <table:table-cell table:formula="of:=BETADIST([.$G66];[.$D$4];[.$D$5];[.$D$6];[.$D$7])" office:value-type="float" office:value="0.999830168185189" calcext:value-type="float">
            <text:p>0.9998</text:p>
          </table:table-cell>
          <table:table-cell table:formula="of:=BETADIST([.$G66];[.$D$4];[.$D$5];[.$D$6];[.$D$7];FALSE())" office:value-type="float" office:value="0.0584483185974659" calcext:value-type="float">
            <text:p>0.058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6]+1" office:value-type="float" office:value="55" calcext:value-type="float">
            <text:p>55</text:p>
          </table:table-cell>
          <table:table-cell table:formula="of:=[.F67]*[.$D$9]" office:value-type="float" office:value="0.55" calcext:value-type="float">
            <text:p>0.55</text:p>
          </table:table-cell>
          <table:table-cell table:formula="of:=([.G67] - [.$D$6]) / [.$D$8]" office:value-type="float" office:value="0.55" calcext:value-type="float">
            <text:p>0.55</text:p>
          </table:table-cell>
          <table:table-cell table:formula="of:=BETADIST([.$H67];[.$D$4];[.$D$5])" office:value-type="float" office:value="0.999996316801131" calcext:value-type="float">
            <text:p>1.0000</text:p>
          </table:table-cell>
          <table:table-cell table:formula="of:=BETADIST([.$G67];[.$D$4];[.$D$5];[.$D$6];[.$D$7])" office:value-type="float" office:value="0.999996316801131" calcext:value-type="float">
            <text:p>1.0000</text:p>
          </table:table-cell>
          <table:table-cell table:formula="of:=BETADIST([.$G67];[.$D$4];[.$D$5];[.$D$6];[.$D$7];FALSE())" office:value-type="float" office:value="0.00155582295704871" calcext:value-type="float">
            <text:p>0.001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7]+1" office:value-type="float" office:value="56" calcext:value-type="float">
            <text:p>56</text:p>
          </table:table-cell>
          <table:table-cell table:formula="of:=[.F68]*[.$D$9]" office:value-type="float" office:value="0.56" calcext:value-type="float">
            <text:p>0.56</text:p>
          </table:table-cell>
          <table:table-cell table:formula="of:=([.G68] - [.$D$6]) / [.$D$8]" office:value-type="float" office:value="0.56" calcext:value-type="float">
            <text:p>0.56</text:p>
          </table:table-cell>
          <table:table-cell table:formula="of:=BETADIST([.$H68];[.$D$4];[.$D$5])" office:value-type="float" office:value="0.999999963850615" calcext:value-type="float">
            <text:p>1.0000</text:p>
          </table:table-cell>
          <table:table-cell table:formula="of:=BETADIST([.$G68];[.$D$4];[.$D$5];[.$D$6];[.$D$7])" office:value-type="float" office:value="0.999999963850615" calcext:value-type="float">
            <text:p>1.0000</text:p>
          </table:table-cell>
          <table:table-cell table:formula="of:=BETADIST([.$G68];[.$D$4];[.$D$5];[.$D$6];[.$D$7];FALSE())" office:value-type="float" office:value="0.00001817167237124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8]+1" office:value-type="float" office:value="57" calcext:value-type="float">
            <text:p>57</text:p>
          </table:table-cell>
          <table:table-cell table:formula="of:=[.F69]*[.$D$9]" office:value-type="float" office:value="0.57" calcext:value-type="float">
            <text:p>0.57</text:p>
          </table:table-cell>
          <table:table-cell table:formula="of:=([.G69] - [.$D$6]) / [.$D$8]" office:value-type="float" office:value="0.57" calcext:value-type="float">
            <text:p>0.57</text:p>
          </table:table-cell>
          <table:table-cell table:formula="of:=BETADIST([.$H69];[.$D$4];[.$D$5])" office:value-type="float" office:value="0.999999999842504" calcext:value-type="float">
            <text:p>1.0000</text:p>
          </table:table-cell>
          <table:table-cell table:formula="of:=BETADIST([.$G69];[.$D$4];[.$D$5];[.$D$6];[.$D$7])" office:value-type="float" office:value="0.999999999842504" calcext:value-type="float">
            <text:p>1.0000</text:p>
          </table:table-cell>
          <table:table-cell table:formula="of:=BETADIST([.$G69];[.$D$4];[.$D$5];[.$D$6];[.$D$7];FALSE())" office:value-type="float" office:value="0.0000000921085721426985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9]+1" office:value-type="float" office:value="58" calcext:value-type="float">
            <text:p>58</text:p>
          </table:table-cell>
          <table:table-cell table:formula="of:=[.F70]*[.$D$9]" office:value-type="float" office:value="0.58" calcext:value-type="float">
            <text:p>0.58</text:p>
          </table:table-cell>
          <table:table-cell table:formula="of:=([.G70] - [.$D$6]) / [.$D$8]" office:value-type="float" office:value="0.58" calcext:value-type="float">
            <text:p>0.58</text:p>
          </table:table-cell>
          <table:table-cell table:formula="of:=BETADIST([.$H70];[.$D$4];[.$D$5])" office:value-type="float" office:value="0.999999999999701" calcext:value-type="float">
            <text:p>1.0000</text:p>
          </table:table-cell>
          <table:table-cell table:formula="of:=BETADIST([.$G70];[.$D$4];[.$D$5];[.$D$6];[.$D$7])" office:value-type="float" office:value="0.999999999999701" calcext:value-type="float">
            <text:p>1.0000</text:p>
          </table:table-cell>
          <table:table-cell table:formula="of:=BETADIST([.$G70];[.$D$4];[.$D$5];[.$D$6];[.$D$7];FALSE())" office:value-type="float" office:value="0.00000000019995800081723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0]+1" office:value-type="float" office:value="59" calcext:value-type="float">
            <text:p>59</text:p>
          </table:table-cell>
          <table:table-cell table:formula="of:=[.F71]*[.$D$9]" office:value-type="float" office:value="0.59" calcext:value-type="float">
            <text:p>0.59</text:p>
          </table:table-cell>
          <table:table-cell table:formula="of:=([.G71] - [.$D$6]) / [.$D$8]" office:value-type="float" office:value="0.59" calcext:value-type="float">
            <text:p>0.59</text:p>
          </table:table-cell>
          <table:table-cell table:formula="of:=BETADIST([.$H71];[.$D$4];[.$D$5])" office:value-type="float" office:value="1" calcext:value-type="float">
            <text:p>1.0000</text:p>
          </table:table-cell>
          <table:table-cell table:formula="of:=BETADIST([.$G71];[.$D$4];[.$D$5];[.$D$6];[.$D$7])" office:value-type="float" office:value="1" calcext:value-type="float">
            <text:p>1.0000</text:p>
          </table:table-cell>
          <table:table-cell table:formula="of:=BETADIST([.$G71];[.$D$4];[.$D$5];[.$D$6];[.$D$7];FALSE())" office:value-type="float" office:value="0.000000000000183047837543806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1]+1" office:value-type="float" office:value="60" calcext:value-type="float">
            <text:p>60</text:p>
          </table:table-cell>
          <table:table-cell table:formula="of:=[.F72]*[.$D$9]" office:value-type="float" office:value="0.6" calcext:value-type="float">
            <text:p>0.6</text:p>
          </table:table-cell>
          <table:table-cell table:formula="of:=([.G72] - [.$D$6]) / [.$D$8]" office:value-type="float" office:value="0.6" calcext:value-type="float">
            <text:p>0.6</text:p>
          </table:table-cell>
          <table:table-cell table:formula="of:=BETADIST([.$H72];[.$D$4];[.$D$5])" office:value-type="float" office:value="1" calcext:value-type="float">
            <text:p>1.0000</text:p>
          </table:table-cell>
          <table:table-cell table:formula="of:=BETADIST([.$G72];[.$D$4];[.$D$5];[.$D$6];[.$D$7])" office:value-type="float" office:value="1" calcext:value-type="float">
            <text:p>1.0000</text:p>
          </table:table-cell>
          <table:table-cell table:formula="of:=BETADIST([.$G72];[.$D$4];[.$D$5];[.$D$6];[.$D$7];FALSE())" office:value-type="float" office:value="6.9400496751477E-01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2]+1" office:value-type="float" office:value="61" calcext:value-type="float">
            <text:p>61</text:p>
          </table:table-cell>
          <table:table-cell table:formula="of:=[.F73]*[.$D$9]" office:value-type="float" office:value="0.61" calcext:value-type="float">
            <text:p>0.61</text:p>
          </table:table-cell>
          <table:table-cell table:formula="of:=([.G73] - [.$D$6]) / [.$D$8]" office:value-type="float" office:value="0.61" calcext:value-type="float">
            <text:p>0.61</text:p>
          </table:table-cell>
          <table:table-cell table:formula="of:=BETADIST([.$H73];[.$D$4];[.$D$5])" office:value-type="float" office:value="1" calcext:value-type="float">
            <text:p>1.0000</text:p>
          </table:table-cell>
          <table:table-cell table:formula="of:=BETADIST([.$G73];[.$D$4];[.$D$5];[.$D$6];[.$D$7])" office:value-type="float" office:value="1" calcext:value-type="float">
            <text:p>1.0000</text:p>
          </table:table-cell>
          <table:table-cell table:formula="of:=BETADIST([.$G73];[.$D$4];[.$D$5];[.$D$6];[.$D$7];FALSE())" office:value-type="float" office:value="1.06752905572858E-02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3]+1" office:value-type="float" office:value="62" calcext:value-type="float">
            <text:p>62</text:p>
          </table:table-cell>
          <table:table-cell table:formula="of:=[.F74]*[.$D$9]" office:value-type="float" office:value="0.62" calcext:value-type="float">
            <text:p>0.62</text:p>
          </table:table-cell>
          <table:table-cell table:formula="of:=([.G74] - [.$D$6]) / [.$D$8]" office:value-type="float" office:value="0.62" calcext:value-type="float">
            <text:p>0.62</text:p>
          </table:table-cell>
          <table:table-cell table:formula="of:=BETADIST([.$H74];[.$D$4];[.$D$5])" office:value-type="float" office:value="1" calcext:value-type="float">
            <text:p>1.0000</text:p>
          </table:table-cell>
          <table:table-cell table:formula="of:=BETADIST([.$G74];[.$D$4];[.$D$5];[.$D$6];[.$D$7])" office:value-type="float" office:value="1" calcext:value-type="float">
            <text:p>1.0000</text:p>
          </table:table-cell>
          <table:table-cell table:formula="of:=BETADIST([.$G74];[.$D$4];[.$D$5];[.$D$6];[.$D$7];FALSE())" office:value-type="float" office:value="6.50793097584139E-025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4]+1" office:value-type="float" office:value="63" calcext:value-type="float">
            <text:p>63</text:p>
          </table:table-cell>
          <table:table-cell table:formula="of:=[.F75]*[.$D$9]" office:value-type="float" office:value="0.63" calcext:value-type="float">
            <text:p>0.63</text:p>
          </table:table-cell>
          <table:table-cell table:formula="of:=([.G75] - [.$D$6]) / [.$D$8]" office:value-type="float" office:value="0.63" calcext:value-type="float">
            <text:p>0.63</text:p>
          </table:table-cell>
          <table:table-cell table:formula="of:=BETADIST([.$H75];[.$D$4];[.$D$5])" office:value-type="float" office:value="1" calcext:value-type="float">
            <text:p>1.0000</text:p>
          </table:table-cell>
          <table:table-cell table:formula="of:=BETADIST([.$G75];[.$D$4];[.$D$5];[.$D$6];[.$D$7])" office:value-type="float" office:value="1" calcext:value-type="float">
            <text:p>1.0000</text:p>
          </table:table-cell>
          <table:table-cell table:formula="of:=BETADIST([.$G75];[.$D$4];[.$D$5];[.$D$6];[.$D$7];FALSE())" office:value-type="float" office:value="1.53131083766932E-02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5]+1" office:value-type="float" office:value="64" calcext:value-type="float">
            <text:p>64</text:p>
          </table:table-cell>
          <table:table-cell table:formula="of:=[.F76]*[.$D$9]" office:value-type="float" office:value="0.64" calcext:value-type="float">
            <text:p>0.64</text:p>
          </table:table-cell>
          <table:table-cell table:formula="of:=([.G76] - [.$D$6]) / [.$D$8]" office:value-type="float" office:value="0.64" calcext:value-type="float">
            <text:p>0.64</text:p>
          </table:table-cell>
          <table:table-cell table:formula="of:=BETADIST([.$H76];[.$D$4];[.$D$5])" office:value-type="float" office:value="1" calcext:value-type="float">
            <text:p>1.0000</text:p>
          </table:table-cell>
          <table:table-cell table:formula="of:=BETADIST([.$G76];[.$D$4];[.$D$5];[.$D$6];[.$D$7])" office:value-type="float" office:value="1" calcext:value-type="float">
            <text:p>1.0000</text:p>
          </table:table-cell>
          <table:table-cell table:formula="of:=BETADIST([.$G76];[.$D$4];[.$D$5];[.$D$6];[.$D$7];FALSE())" office:value-type="float" office:value="1.34997083357729E-034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6]+1" office:value-type="float" office:value="65" calcext:value-type="float">
            <text:p>65</text:p>
          </table:table-cell>
          <table:table-cell table:formula="of:=[.F77]*[.$D$9]" office:value-type="float" office:value="0.65" calcext:value-type="float">
            <text:p>0.65</text:p>
          </table:table-cell>
          <table:table-cell table:formula="of:=([.G77] - [.$D$6]) / [.$D$8]" office:value-type="float" office:value="0.65" calcext:value-type="float">
            <text:p>0.65</text:p>
          </table:table-cell>
          <table:table-cell table:formula="of:=BETADIST([.$H77];[.$D$4];[.$D$5])" office:value-type="float" office:value="1" calcext:value-type="float">
            <text:p>1.0000</text:p>
          </table:table-cell>
          <table:table-cell table:formula="of:=BETADIST([.$G77];[.$D$4];[.$D$5];[.$D$6];[.$D$7])" office:value-type="float" office:value="1" calcext:value-type="float">
            <text:p>1.0000</text:p>
          </table:table-cell>
          <table:table-cell table:formula="of:=BETADIST([.$G77];[.$D$4];[.$D$5];[.$D$6];[.$D$7];FALSE())" office:value-type="float" office:value="4.31272435401253E-04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7]+1" office:value-type="float" office:value="66" calcext:value-type="float">
            <text:p>66</text:p>
          </table:table-cell>
          <table:table-cell table:formula="of:=[.F78]*[.$D$9]" office:value-type="float" office:value="0.66" calcext:value-type="float">
            <text:p>0.66</text:p>
          </table:table-cell>
          <table:table-cell table:formula="of:=([.G78] - [.$D$6]) / [.$D$8]" office:value-type="float" office:value="0.66" calcext:value-type="float">
            <text:p>0.66</text:p>
          </table:table-cell>
          <table:table-cell table:formula="of:=BETADIST([.$H78];[.$D$4];[.$D$5])" office:value-type="float" office:value="1" calcext:value-type="float">
            <text:p>1.0000</text:p>
          </table:table-cell>
          <table:table-cell table:formula="of:=BETADIST([.$G78];[.$D$4];[.$D$5];[.$D$6];[.$D$7])" office:value-type="float" office:value="1" calcext:value-type="float">
            <text:p>1.0000</text:p>
          </table:table-cell>
          <table:table-cell table:formula="of:=BETADIST([.$G78];[.$D$4];[.$D$5];[.$D$6];[.$D$7];FALSE())" office:value-type="float" office:value="4.81018567558968E-046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8]+1" office:value-type="float" office:value="67" calcext:value-type="float">
            <text:p>67</text:p>
          </table:table-cell>
          <table:table-cell table:formula="of:=[.F79]*[.$D$9]" office:value-type="float" office:value="0.67" calcext:value-type="float">
            <text:p>0.67</text:p>
          </table:table-cell>
          <table:table-cell table:formula="of:=([.G79] - [.$D$6]) / [.$D$8]" office:value-type="float" office:value="0.67" calcext:value-type="float">
            <text:p>0.67</text:p>
          </table:table-cell>
          <table:table-cell table:formula="of:=BETADIST([.$H79];[.$D$4];[.$D$5])" office:value-type="float" office:value="1" calcext:value-type="float">
            <text:p>1.0000</text:p>
          </table:table-cell>
          <table:table-cell table:formula="of:=BETADIST([.$G79];[.$D$4];[.$D$5];[.$D$6];[.$D$7])" office:value-type="float" office:value="1" calcext:value-type="float">
            <text:p>1.0000</text:p>
          </table:table-cell>
          <table:table-cell table:formula="of:=BETADIST([.$G79];[.$D$4];[.$D$5];[.$D$6];[.$D$7];FALSE())" office:value-type="float" office:value="1.79674293269274E-05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9]+1" office:value-type="float" office:value="68" calcext:value-type="float">
            <text:p>68</text:p>
          </table:table-cell>
          <table:table-cell table:formula="of:=[.F80]*[.$D$9]" office:value-type="float" office:value="0.68" calcext:value-type="float">
            <text:p>0.68</text:p>
          </table:table-cell>
          <table:table-cell table:formula="of:=([.G80] - [.$D$6]) / [.$D$8]" office:value-type="float" office:value="0.68" calcext:value-type="float">
            <text:p>0.68</text:p>
          </table:table-cell>
          <table:table-cell table:formula="of:=BETADIST([.$H80];[.$D$4];[.$D$5])" office:value-type="float" office:value="1" calcext:value-type="float">
            <text:p>1.0000</text:p>
          </table:table-cell>
          <table:table-cell table:formula="of:=BETADIST([.$G80];[.$D$4];[.$D$5];[.$D$6];[.$D$7])" office:value-type="float" office:value="1" calcext:value-type="float">
            <text:p>1.0000</text:p>
          </table:table-cell>
          <table:table-cell table:formula="of:=BETADIST([.$G80];[.$D$4];[.$D$5];[.$D$6];[.$D$7];FALSE())" office:value-type="float" office:value="2.14567649770343E-05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0]+1" office:value-type="float" office:value="69" calcext:value-type="float">
            <text:p>69</text:p>
          </table:table-cell>
          <table:table-cell table:formula="of:=[.F81]*[.$D$9]" office:value-type="float" office:value="0.69" calcext:value-type="float">
            <text:p>0.69</text:p>
          </table:table-cell>
          <table:table-cell table:formula="of:=([.G81] - [.$D$6]) / [.$D$8]" office:value-type="float" office:value="0.69" calcext:value-type="float">
            <text:p>0.69</text:p>
          </table:table-cell>
          <table:table-cell table:formula="of:=BETADIST([.$H81];[.$D$4];[.$D$5])" office:value-type="float" office:value="1" calcext:value-type="float">
            <text:p>1.0000</text:p>
          </table:table-cell>
          <table:table-cell table:formula="of:=BETADIST([.$G81];[.$D$4];[.$D$5];[.$D$6];[.$D$7])" office:value-type="float" office:value="1" calcext:value-type="float">
            <text:p>1.0000</text:p>
          </table:table-cell>
          <table:table-cell table:formula="of:=BETADIST([.$G81];[.$D$4];[.$D$5];[.$D$6];[.$D$7];FALSE())" office:value-type="float" office:value="7.77867982602363E-06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1]+1" office:value-type="float" office:value="70" calcext:value-type="float">
            <text:p>70</text:p>
          </table:table-cell>
          <table:table-cell table:formula="of:=[.F82]*[.$D$9]" office:value-type="float" office:value="0.7" calcext:value-type="float">
            <text:p>0.7</text:p>
          </table:table-cell>
          <table:table-cell table:formula="of:=([.G82] - [.$D$6]) / [.$D$8]" office:value-type="float" office:value="0.7" calcext:value-type="float">
            <text:p>0.7</text:p>
          </table:table-cell>
          <table:table-cell table:formula="of:=BETADIST([.$H82];[.$D$4];[.$D$5])" office:value-type="float" office:value="1" calcext:value-type="float">
            <text:p>1.0000</text:p>
          </table:table-cell>
          <table:table-cell table:formula="of:=BETADIST([.$G82];[.$D$4];[.$D$5];[.$D$6];[.$D$7])" office:value-type="float" office:value="1" calcext:value-type="float">
            <text:p>1.0000</text:p>
          </table:table-cell>
          <table:table-cell table:formula="of:=BETADIST([.$G82];[.$D$4];[.$D$5];[.$D$6];[.$D$7];FALSE())" office:value-type="float" office:value="8.07992907018587E-075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2]+1" office:value-type="float" office:value="71" calcext:value-type="float">
            <text:p>71</text:p>
          </table:table-cell>
          <table:table-cell table:formula="of:=[.F83]*[.$D$9]" office:value-type="float" office:value="0.71" calcext:value-type="float">
            <text:p>0.71</text:p>
          </table:table-cell>
          <table:table-cell table:formula="of:=([.G83] - [.$D$6]) / [.$D$8]" office:value-type="float" office:value="0.71" calcext:value-type="float">
            <text:p>0.71</text:p>
          </table:table-cell>
          <table:table-cell table:formula="of:=BETADIST([.$H83];[.$D$4];[.$D$5])" office:value-type="float" office:value="1" calcext:value-type="float">
            <text:p>1.0000</text:p>
          </table:table-cell>
          <table:table-cell table:formula="of:=BETADIST([.$G83];[.$D$4];[.$D$5];[.$D$6];[.$D$7])" office:value-type="float" office:value="1" calcext:value-type="float">
            <text:p>1.0000</text:p>
          </table:table-cell>
          <table:table-cell table:formula="of:=BETADIST([.$G83];[.$D$4];[.$D$5];[.$D$6];[.$D$7];FALSE())" office:value-type="float" office:value="2.25435538316256E-083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3]+1" office:value-type="float" office:value="72" calcext:value-type="float">
            <text:p>72</text:p>
          </table:table-cell>
          <table:table-cell table:formula="of:=[.F84]*[.$D$9]" office:value-type="float" office:value="0.72" calcext:value-type="float">
            <text:p>0.72</text:p>
          </table:table-cell>
          <table:table-cell table:formula="of:=([.G84] - [.$D$6]) / [.$D$8]" office:value-type="float" office:value="0.72" calcext:value-type="float">
            <text:p>0.72</text:p>
          </table:table-cell>
          <table:table-cell table:formula="of:=BETADIST([.$H84];[.$D$4];[.$D$5])" office:value-type="float" office:value="1" calcext:value-type="float">
            <text:p>1.0000</text:p>
          </table:table-cell>
          <table:table-cell table:formula="of:=BETADIST([.$G84];[.$D$4];[.$D$5];[.$D$6];[.$D$7])" office:value-type="float" office:value="1" calcext:value-type="float">
            <text:p>1.0000</text:p>
          </table:table-cell>
          <table:table-cell table:formula="of:=BETADIST([.$G84];[.$D$4];[.$D$5];[.$D$6];[.$D$7];FALSE())" office:value-type="float" office:value="1.57169892042445E-09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4]+1" office:value-type="float" office:value="73" calcext:value-type="float">
            <text:p>73</text:p>
          </table:table-cell>
          <table:table-cell table:formula="of:=[.F85]*[.$D$9]" office:value-type="float" office:value="0.73" calcext:value-type="float">
            <text:p>0.73</text:p>
          </table:table-cell>
          <table:table-cell table:formula="of:=([.G85] - [.$D$6]) / [.$D$8]" office:value-type="float" office:value="0.73" calcext:value-type="float">
            <text:p>0.73</text:p>
          </table:table-cell>
          <table:table-cell table:formula="of:=BETADIST([.$H85];[.$D$4];[.$D$5])" office:value-type="float" office:value="1" calcext:value-type="float">
            <text:p>1.0000</text:p>
          </table:table-cell>
          <table:table-cell table:formula="of:=BETADIST([.$G85];[.$D$4];[.$D$5];[.$D$6];[.$D$7])" office:value-type="float" office:value="1" calcext:value-type="float">
            <text:p>1.0000</text:p>
          </table:table-cell>
          <table:table-cell table:formula="of:=BETADIST([.$G85];[.$D$4];[.$D$5];[.$D$6];[.$D$7];FALSE())" office:value-type="float" office:value="2.52504873278968E-10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5]+1" office:value-type="float" office:value="74" calcext:value-type="float">
            <text:p>74</text:p>
          </table:table-cell>
          <table:table-cell table:formula="of:=[.F86]*[.$D$9]" office:value-type="float" office:value="0.74" calcext:value-type="float">
            <text:p>0.74</text:p>
          </table:table-cell>
          <table:table-cell table:formula="of:=([.G86] - [.$D$6]) / [.$D$8]" office:value-type="float" office:value="0.74" calcext:value-type="float">
            <text:p>0.74</text:p>
          </table:table-cell>
          <table:table-cell table:formula="of:=BETADIST([.$H86];[.$D$4];[.$D$5])" office:value-type="float" office:value="1" calcext:value-type="float">
            <text:p>1.0000</text:p>
          </table:table-cell>
          <table:table-cell table:formula="of:=BETADIST([.$G86];[.$D$4];[.$D$5];[.$D$6];[.$D$7])" office:value-type="float" office:value="1" calcext:value-type="float">
            <text:p>1.0000</text:p>
          </table:table-cell>
          <table:table-cell table:formula="of:=BETADIST([.$G86];[.$D$4];[.$D$5];[.$D$6];[.$D$7];FALSE())" office:value-type="float" office:value="8.5348274087044E-113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6]+1" office:value-type="float" office:value="75" calcext:value-type="float">
            <text:p>75</text:p>
          </table:table-cell>
          <table:table-cell table:formula="of:=[.F87]*[.$D$9]" office:value-type="float" office:value="0.75" calcext:value-type="float">
            <text:p>0.75</text:p>
          </table:table-cell>
          <table:table-cell table:formula="of:=([.G87] - [.$D$6]) / [.$D$8]" office:value-type="float" office:value="0.75" calcext:value-type="float">
            <text:p>0.75</text:p>
          </table:table-cell>
          <table:table-cell table:formula="of:=BETADIST([.$H87];[.$D$4];[.$D$5])" office:value-type="float" office:value="1" calcext:value-type="float">
            <text:p>1.0000</text:p>
          </table:table-cell>
          <table:table-cell table:formula="of:=BETADIST([.$G87];[.$D$4];[.$D$5];[.$D$6];[.$D$7])" office:value-type="float" office:value="1" calcext:value-type="float">
            <text:p>1.0000</text:p>
          </table:table-cell>
          <table:table-cell table:formula="of:=BETADIST([.$G87];[.$D$4];[.$D$5];[.$D$6];[.$D$7];FALSE())" office:value-type="float" office:value="5.47775874445999E-124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7]+1" office:value-type="float" office:value="76" calcext:value-type="float">
            <text:p>76</text:p>
          </table:table-cell>
          <table:table-cell table:formula="of:=[.F88]*[.$D$9]" office:value-type="float" office:value="0.76" calcext:value-type="float">
            <text:p>0.76</text:p>
          </table:table-cell>
          <table:table-cell table:formula="of:=([.G88] - [.$D$6]) / [.$D$8]" office:value-type="float" office:value="0.76" calcext:value-type="float">
            <text:p>0.76</text:p>
          </table:table-cell>
          <table:table-cell table:formula="of:=BETADIST([.$H88];[.$D$4];[.$D$5])" office:value-type="float" office:value="1" calcext:value-type="float">
            <text:p>1.0000</text:p>
          </table:table-cell>
          <table:table-cell table:formula="of:=BETADIST([.$G88];[.$D$4];[.$D$5];[.$D$6];[.$D$7])" office:value-type="float" office:value="1" calcext:value-type="float">
            <text:p>1.0000</text:p>
          </table:table-cell>
          <table:table-cell table:formula="of:=BETADIST([.$G88];[.$D$4];[.$D$5];[.$D$6];[.$D$7];FALSE())" office:value-type="float" office:value="5.94485501739928E-136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8]+1" office:value-type="float" office:value="77" calcext:value-type="float">
            <text:p>77</text:p>
          </table:table-cell>
          <table:table-cell table:formula="of:=[.F89]*[.$D$9]" office:value-type="float" office:value="0.77" calcext:value-type="float">
            <text:p>0.77</text:p>
          </table:table-cell>
          <table:table-cell table:formula="of:=([.G89] - [.$D$6]) / [.$D$8]" office:value-type="float" office:value="0.77" calcext:value-type="float">
            <text:p>0.77</text:p>
          </table:table-cell>
          <table:table-cell table:formula="of:=BETADIST([.$H89];[.$D$4];[.$D$5])" office:value-type="float" office:value="1" calcext:value-type="float">
            <text:p>1.0000</text:p>
          </table:table-cell>
          <table:table-cell table:formula="of:=BETADIST([.$G89];[.$D$4];[.$D$5];[.$D$6];[.$D$7])" office:value-type="float" office:value="1" calcext:value-type="float">
            <text:p>1.0000</text:p>
          </table:table-cell>
          <table:table-cell table:formula="of:=BETADIST([.$G89];[.$D$4];[.$D$5];[.$D$6];[.$D$7];FALSE())" office:value-type="float" office:value="9.56477455529146E-14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9]+1" office:value-type="float" office:value="78" calcext:value-type="float">
            <text:p>78</text:p>
          </table:table-cell>
          <table:table-cell table:formula="of:=[.F90]*[.$D$9]" office:value-type="float" office:value="0.78" calcext:value-type="float">
            <text:p>0.78</text:p>
          </table:table-cell>
          <table:table-cell table:formula="of:=([.G90] - [.$D$6]) / [.$D$8]" office:value-type="float" office:value="0.78" calcext:value-type="float">
            <text:p>0.78</text:p>
          </table:table-cell>
          <table:table-cell table:formula="of:=BETADIST([.$H90];[.$D$4];[.$D$5])" office:value-type="float" office:value="1" calcext:value-type="float">
            <text:p>1.0000</text:p>
          </table:table-cell>
          <table:table-cell table:formula="of:=BETADIST([.$G90];[.$D$4];[.$D$5];[.$D$6];[.$D$7])" office:value-type="float" office:value="1" calcext:value-type="float">
            <text:p>1.0000</text:p>
          </table:table-cell>
          <table:table-cell table:formula="of:=BETADIST([.$G90];[.$D$4];[.$D$5];[.$D$6];[.$D$7];FALSE())" office:value-type="float" office:value="1.96380489544036E-162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0]+1" office:value-type="float" office:value="79" calcext:value-type="float">
            <text:p>79</text:p>
          </table:table-cell>
          <table:table-cell table:formula="of:=[.F91]*[.$D$9]" office:value-type="float" office:value="0.79" calcext:value-type="float">
            <text:p>0.79</text:p>
          </table:table-cell>
          <table:table-cell table:formula="of:=([.G91] - [.$D$6]) / [.$D$8]" office:value-type="float" office:value="0.79" calcext:value-type="float">
            <text:p>0.79</text:p>
          </table:table-cell>
          <table:table-cell table:formula="of:=BETADIST([.$H91];[.$D$4];[.$D$5])" office:value-type="float" office:value="1" calcext:value-type="float">
            <text:p>1.0000</text:p>
          </table:table-cell>
          <table:table-cell table:formula="of:=BETADIST([.$G91];[.$D$4];[.$D$5];[.$D$6];[.$D$7])" office:value-type="float" office:value="1" calcext:value-type="float">
            <text:p>1.0000</text:p>
          </table:table-cell>
          <table:table-cell table:formula="of:=BETADIST([.$G91];[.$D$4];[.$D$5];[.$D$6];[.$D$7];FALSE())" office:value-type="float" office:value="4.33382876176156E-17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1]+1" office:value-type="float" office:value="80" calcext:value-type="float">
            <text:p>80</text:p>
          </table:table-cell>
          <table:table-cell table:formula="of:=[.F92]*[.$D$9]" office:value-type="float" office:value="0.8" calcext:value-type="float">
            <text:p>0.8</text:p>
          </table:table-cell>
          <table:table-cell table:formula="of:=([.G92] - [.$D$6]) / [.$D$8]" office:value-type="float" office:value="0.8" calcext:value-type="float">
            <text:p>0.8</text:p>
          </table:table-cell>
          <table:table-cell table:formula="of:=BETADIST([.$H92];[.$D$4];[.$D$5])" office:value-type="float" office:value="1" calcext:value-type="float">
            <text:p>1.0000</text:p>
          </table:table-cell>
          <table:table-cell table:formula="of:=BETADIST([.$G92];[.$D$4];[.$D$5];[.$D$6];[.$D$7])" office:value-type="float" office:value="1" calcext:value-type="float">
            <text:p>1.0000</text:p>
          </table:table-cell>
          <table:table-cell table:formula="of:=BETADIST([.$G92];[.$D$4];[.$D$5];[.$D$6];[.$D$7];FALSE())" office:value-type="float" office:value="8.43713080832696E-193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2]+1" office:value-type="float" office:value="81" calcext:value-type="float">
            <text:p>81</text:p>
          </table:table-cell>
          <table:table-cell table:formula="of:=[.F93]*[.$D$9]" office:value-type="float" office:value="0.81" calcext:value-type="float">
            <text:p>0.81</text:p>
          </table:table-cell>
          <table:table-cell table:formula="of:=([.G93] - [.$D$6]) / [.$D$8]" office:value-type="float" office:value="0.81" calcext:value-type="float">
            <text:p>0.81</text:p>
          </table:table-cell>
          <table:table-cell table:formula="of:=BETADIST([.$H93];[.$D$4];[.$D$5])" office:value-type="float" office:value="1" calcext:value-type="float">
            <text:p>1.0000</text:p>
          </table:table-cell>
          <table:table-cell table:formula="of:=BETADIST([.$G93];[.$D$4];[.$D$5];[.$D$6];[.$D$7])" office:value-type="float" office:value="1" calcext:value-type="float">
            <text:p>1.0000</text:p>
          </table:table-cell>
          <table:table-cell table:formula="of:=BETADIST([.$G93];[.$D$4];[.$D$5];[.$D$6];[.$D$7];FALSE())" office:value-type="float" office:value="1.15269211079445E-209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3]+1" office:value-type="float" office:value="82" calcext:value-type="float">
            <text:p>82</text:p>
          </table:table-cell>
          <table:table-cell table:formula="of:=[.F94]*[.$D$9]" office:value-type="float" office:value="0.82" calcext:value-type="float">
            <text:p>0.82</text:p>
          </table:table-cell>
          <table:table-cell table:formula="of:=([.G94] - [.$D$6]) / [.$D$8]" office:value-type="float" office:value="0.82" calcext:value-type="float">
            <text:p>0.82</text:p>
          </table:table-cell>
          <table:table-cell table:formula="of:=BETADIST([.$H94];[.$D$4];[.$D$5])" office:value-type="float" office:value="1" calcext:value-type="float">
            <text:p>1.0000</text:p>
          </table:table-cell>
          <table:table-cell table:formula="of:=BETADIST([.$G94];[.$D$4];[.$D$5];[.$D$6];[.$D$7])" office:value-type="float" office:value="1" calcext:value-type="float">
            <text:p>1.0000</text:p>
          </table:table-cell>
          <table:table-cell table:formula="of:=BETADIST([.$G94];[.$D$4];[.$D$5];[.$D$6];[.$D$7];FALSE())" office:value-type="float" office:value="8.4645376036239E-228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4]+1" office:value-type="float" office:value="83" calcext:value-type="float">
            <text:p>83</text:p>
          </table:table-cell>
          <table:table-cell table:formula="of:=[.F95]*[.$D$9]" office:value-type="float" office:value="0.83" calcext:value-type="float">
            <text:p>0.83</text:p>
          </table:table-cell>
          <table:table-cell table:formula="of:=([.G95] - [.$D$6]) / [.$D$8]" office:value-type="float" office:value="0.83" calcext:value-type="float">
            <text:p>0.83</text:p>
          </table:table-cell>
          <table:table-cell table:formula="of:=BETADIST([.$H95];[.$D$4];[.$D$5])" office:value-type="float" office:value="1" calcext:value-type="float">
            <text:p>1.0000</text:p>
          </table:table-cell>
          <table:table-cell table:formula="of:=BETADIST([.$G95];[.$D$4];[.$D$5];[.$D$6];[.$D$7])" office:value-type="float" office:value="1" calcext:value-type="float">
            <text:p>1.0000</text:p>
          </table:table-cell>
          <table:table-cell table:formula="of:=BETADIST([.$G95];[.$D$4];[.$D$5];[.$D$6];[.$D$7];FALSE())" office:value-type="float" office:value="2.44241157638648E-247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5]+1" office:value-type="float" office:value="84" calcext:value-type="float">
            <text:p>84</text:p>
          </table:table-cell>
          <table:table-cell table:formula="of:=[.F96]*[.$D$9]" office:value-type="float" office:value="0.84" calcext:value-type="float">
            <text:p>0.84</text:p>
          </table:table-cell>
          <table:table-cell table:formula="of:=([.G96] - [.$D$6]) / [.$D$8]" office:value-type="float" office:value="0.84" calcext:value-type="float">
            <text:p>0.84</text:p>
          </table:table-cell>
          <table:table-cell table:formula="of:=BETADIST([.$H96];[.$D$4];[.$D$5])" office:value-type="float" office:value="1" calcext:value-type="float">
            <text:p>1.0000</text:p>
          </table:table-cell>
          <table:table-cell table:formula="of:=BETADIST([.$G96];[.$D$4];[.$D$5];[.$D$6];[.$D$7])" office:value-type="float" office:value="1" calcext:value-type="float">
            <text:p>1.0000</text:p>
          </table:table-cell>
          <table:table-cell table:formula="of:=BETADIST([.$G96];[.$D$4];[.$D$5];[.$D$6];[.$D$7];FALSE())" office:value-type="float" office:value="1.91073983669219E-268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6]+1" office:value-type="float" office:value="85" calcext:value-type="float">
            <text:p>85</text:p>
          </table:table-cell>
          <table:table-cell table:formula="of:=[.F97]*[.$D$9]" office:value-type="float" office:value="0.85" calcext:value-type="float">
            <text:p>0.85</text:p>
          </table:table-cell>
          <table:table-cell table:formula="of:=([.G97] - [.$D$6]) / [.$D$8]" office:value-type="float" office:value="0.85" calcext:value-type="float">
            <text:p>0.85</text:p>
          </table:table-cell>
          <table:table-cell table:formula="of:=BETADIST([.$H97];[.$D$4];[.$D$5])" office:value-type="float" office:value="1" calcext:value-type="float">
            <text:p>1.0000</text:p>
          </table:table-cell>
          <table:table-cell table:formula="of:=BETADIST([.$G97];[.$D$4];[.$D$5];[.$D$6];[.$D$7])" office:value-type="float" office:value="1" calcext:value-type="float">
            <text:p>1.0000</text:p>
          </table:table-cell>
          <table:table-cell table:formula="of:=BETADIST([.$G97];[.$D$4];[.$D$5];[.$D$6];[.$D$7];FALSE())" office:value-type="float" office:value="2.6001996431267E-291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7]+1" office:value-type="float" office:value="86" calcext:value-type="float">
            <text:p>86</text:p>
          </table:table-cell>
          <table:table-cell table:formula="of:=[.F98]*[.$D$9]" office:value-type="float" office:value="0.86" calcext:value-type="float">
            <text:p>0.86</text:p>
          </table:table-cell>
          <table:table-cell table:formula="of:=([.G98] - [.$D$6]) / [.$D$8]" office:value-type="float" office:value="0.86" calcext:value-type="float">
            <text:p>0.86</text:p>
          </table:table-cell>
          <table:table-cell table:formula="of:=BETADIST([.$H98];[.$D$4];[.$D$5])" office:value-type="float" office:value="1" calcext:value-type="float">
            <text:p>1.0000</text:p>
          </table:table-cell>
          <table:table-cell table:formula="of:=BETADIST([.$G98];[.$D$4];[.$D$5];[.$D$6];[.$D$7])" office:value-type="float" office:value="1" calcext:value-type="float">
            <text:p>1.0000</text:p>
          </table:table-cell>
          <table:table-cell table:formula="of:=BETADIST([.$G98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8]+1" office:value-type="float" office:value="87" calcext:value-type="float">
            <text:p>87</text:p>
          </table:table-cell>
          <table:table-cell table:formula="of:=[.F99]*[.$D$9]" office:value-type="float" office:value="0.87" calcext:value-type="float">
            <text:p>0.87</text:p>
          </table:table-cell>
          <table:table-cell table:formula="of:=([.G99] - [.$D$6]) / [.$D$8]" office:value-type="float" office:value="0.87" calcext:value-type="float">
            <text:p>0.87</text:p>
          </table:table-cell>
          <table:table-cell table:formula="of:=BETADIST([.$H99];[.$D$4];[.$D$5])" office:value-type="float" office:value="1" calcext:value-type="float">
            <text:p>1.0000</text:p>
          </table:table-cell>
          <table:table-cell table:formula="of:=BETADIST([.$G99];[.$D$4];[.$D$5];[.$D$6];[.$D$7])" office:value-type="float" office:value="1" calcext:value-type="float">
            <text:p>1.0000</text:p>
          </table:table-cell>
          <table:table-cell table:formula="of:=BETADIST([.$G99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99]+1" office:value-type="float" office:value="88" calcext:value-type="float">
            <text:p>88</text:p>
          </table:table-cell>
          <table:table-cell table:formula="of:=[.F100]*[.$D$9]" office:value-type="float" office:value="0.88" calcext:value-type="float">
            <text:p>0.88</text:p>
          </table:table-cell>
          <table:table-cell table:formula="of:=([.G100] - [.$D$6]) / [.$D$8]" office:value-type="float" office:value="0.88" calcext:value-type="float">
            <text:p>0.88</text:p>
          </table:table-cell>
          <table:table-cell table:formula="of:=BETADIST([.$H100];[.$D$4];[.$D$5])" office:value-type="float" office:value="1" calcext:value-type="float">
            <text:p>1.0000</text:p>
          </table:table-cell>
          <table:table-cell table:formula="of:=BETADIST([.$G100];[.$D$4];[.$D$5];[.$D$6];[.$D$7])" office:value-type="float" office:value="1" calcext:value-type="float">
            <text:p>1.0000</text:p>
          </table:table-cell>
          <table:table-cell table:formula="of:=BETADIST([.$G100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0]+1" office:value-type="float" office:value="89" calcext:value-type="float">
            <text:p>89</text:p>
          </table:table-cell>
          <table:table-cell table:formula="of:=[.F101]*[.$D$9]" office:value-type="float" office:value="0.89" calcext:value-type="float">
            <text:p>0.89</text:p>
          </table:table-cell>
          <table:table-cell table:formula="of:=([.G101] - [.$D$6]) / [.$D$8]" office:value-type="float" office:value="0.89" calcext:value-type="float">
            <text:p>0.89</text:p>
          </table:table-cell>
          <table:table-cell table:formula="of:=BETADIST([.$H101];[.$D$4];[.$D$5])" office:value-type="float" office:value="1" calcext:value-type="float">
            <text:p>1.0000</text:p>
          </table:table-cell>
          <table:table-cell table:formula="of:=BETADIST([.$G101];[.$D$4];[.$D$5];[.$D$6];[.$D$7])" office:value-type="float" office:value="1" calcext:value-type="float">
            <text:p>1.0000</text:p>
          </table:table-cell>
          <table:table-cell table:formula="of:=BETADIST([.$G101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1]+1" office:value-type="float" office:value="90" calcext:value-type="float">
            <text:p>90</text:p>
          </table:table-cell>
          <table:table-cell table:formula="of:=[.F102]*[.$D$9]" office:value-type="float" office:value="0.9" calcext:value-type="float">
            <text:p>0.9</text:p>
          </table:table-cell>
          <table:table-cell table:formula="of:=([.G102] - [.$D$6]) / [.$D$8]" office:value-type="float" office:value="0.9" calcext:value-type="float">
            <text:p>0.9</text:p>
          </table:table-cell>
          <table:table-cell table:formula="of:=BETADIST([.$H102];[.$D$4];[.$D$5])" office:value-type="float" office:value="1" calcext:value-type="float">
            <text:p>1.0000</text:p>
          </table:table-cell>
          <table:table-cell table:formula="of:=BETADIST([.$G102];[.$D$4];[.$D$5];[.$D$6];[.$D$7])" office:value-type="float" office:value="1" calcext:value-type="float">
            <text:p>1.0000</text:p>
          </table:table-cell>
          <table:table-cell table:formula="of:=BETADIST([.$G102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2]+1" office:value-type="float" office:value="91" calcext:value-type="float">
            <text:p>91</text:p>
          </table:table-cell>
          <table:table-cell table:formula="of:=[.F103]*[.$D$9]" office:value-type="float" office:value="0.91" calcext:value-type="float">
            <text:p>0.91</text:p>
          </table:table-cell>
          <table:table-cell table:formula="of:=([.G103] - [.$D$6]) / [.$D$8]" office:value-type="float" office:value="0.91" calcext:value-type="float">
            <text:p>0.91</text:p>
          </table:table-cell>
          <table:table-cell table:formula="of:=BETADIST([.$H103];[.$D$4];[.$D$5])" office:value-type="float" office:value="1" calcext:value-type="float">
            <text:p>1.0000</text:p>
          </table:table-cell>
          <table:table-cell table:formula="of:=BETADIST([.$G103];[.$D$4];[.$D$5];[.$D$6];[.$D$7])" office:value-type="float" office:value="1" calcext:value-type="float">
            <text:p>1.0000</text:p>
          </table:table-cell>
          <table:table-cell table:formula="of:=BETADIST([.$G103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3]+1" office:value-type="float" office:value="92" calcext:value-type="float">
            <text:p>92</text:p>
          </table:table-cell>
          <table:table-cell table:formula="of:=[.F104]*[.$D$9]" office:value-type="float" office:value="0.92" calcext:value-type="float">
            <text:p>0.92</text:p>
          </table:table-cell>
          <table:table-cell table:formula="of:=([.G104] - [.$D$6]) / [.$D$8]" office:value-type="float" office:value="0.92" calcext:value-type="float">
            <text:p>0.92</text:p>
          </table:table-cell>
          <table:table-cell table:formula="of:=BETADIST([.$H104];[.$D$4];[.$D$5])" office:value-type="float" office:value="1" calcext:value-type="float">
            <text:p>1.0000</text:p>
          </table:table-cell>
          <table:table-cell table:formula="of:=BETADIST([.$G104];[.$D$4];[.$D$5];[.$D$6];[.$D$7])" office:value-type="float" office:value="1" calcext:value-type="float">
            <text:p>1.0000</text:p>
          </table:table-cell>
          <table:table-cell table:formula="of:=BETADIST([.$G104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4]+1" office:value-type="float" office:value="93" calcext:value-type="float">
            <text:p>93</text:p>
          </table:table-cell>
          <table:table-cell table:formula="of:=[.F105]*[.$D$9]" office:value-type="float" office:value="0.93" calcext:value-type="float">
            <text:p>0.93</text:p>
          </table:table-cell>
          <table:table-cell table:formula="of:=([.G105] - [.$D$6]) / [.$D$8]" office:value-type="float" office:value="0.93" calcext:value-type="float">
            <text:p>0.93</text:p>
          </table:table-cell>
          <table:table-cell table:formula="of:=BETADIST([.$H105];[.$D$4];[.$D$5])" office:value-type="float" office:value="1" calcext:value-type="float">
            <text:p>1.0000</text:p>
          </table:table-cell>
          <table:table-cell table:formula="of:=BETADIST([.$G105];[.$D$4];[.$D$5];[.$D$6];[.$D$7])" office:value-type="float" office:value="1" calcext:value-type="float">
            <text:p>1.0000</text:p>
          </table:table-cell>
          <table:table-cell table:formula="of:=BETADIST([.$G105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5]+1" office:value-type="float" office:value="94" calcext:value-type="float">
            <text:p>94</text:p>
          </table:table-cell>
          <table:table-cell table:formula="of:=[.F106]*[.$D$9]" office:value-type="float" office:value="0.94" calcext:value-type="float">
            <text:p>0.94</text:p>
          </table:table-cell>
          <table:table-cell table:formula="of:=([.G106] - [.$D$6]) / [.$D$8]" office:value-type="float" office:value="0.94" calcext:value-type="float">
            <text:p>0.94</text:p>
          </table:table-cell>
          <table:table-cell table:formula="of:=BETADIST([.$H106];[.$D$4];[.$D$5])" office:value-type="float" office:value="1" calcext:value-type="float">
            <text:p>1.0000</text:p>
          </table:table-cell>
          <table:table-cell table:formula="of:=BETADIST([.$G106];[.$D$4];[.$D$5];[.$D$6];[.$D$7])" office:value-type="float" office:value="1" calcext:value-type="float">
            <text:p>1.0000</text:p>
          </table:table-cell>
          <table:table-cell table:formula="of:=BETADIST([.$G106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6]+1" office:value-type="float" office:value="95" calcext:value-type="float">
            <text:p>95</text:p>
          </table:table-cell>
          <table:table-cell table:formula="of:=[.F107]*[.$D$9]" office:value-type="float" office:value="0.95" calcext:value-type="float">
            <text:p>0.95</text:p>
          </table:table-cell>
          <table:table-cell table:formula="of:=([.G107] - [.$D$6]) / [.$D$8]" office:value-type="float" office:value="0.95" calcext:value-type="float">
            <text:p>0.95</text:p>
          </table:table-cell>
          <table:table-cell table:formula="of:=BETADIST([.$H107];[.$D$4];[.$D$5])" office:value-type="float" office:value="1" calcext:value-type="float">
            <text:p>1.0000</text:p>
          </table:table-cell>
          <table:table-cell table:formula="of:=BETADIST([.$G107];[.$D$4];[.$D$5];[.$D$6];[.$D$7])" office:value-type="float" office:value="1" calcext:value-type="float">
            <text:p>1.0000</text:p>
          </table:table-cell>
          <table:table-cell table:formula="of:=BETADIST([.$G107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7]+1" office:value-type="float" office:value="96" calcext:value-type="float">
            <text:p>96</text:p>
          </table:table-cell>
          <table:table-cell table:formula="of:=[.F108]*[.$D$9]" office:value-type="float" office:value="0.96" calcext:value-type="float">
            <text:p>0.96</text:p>
          </table:table-cell>
          <table:table-cell table:formula="of:=([.G108] - [.$D$6]) / [.$D$8]" office:value-type="float" office:value="0.96" calcext:value-type="float">
            <text:p>0.96</text:p>
          </table:table-cell>
          <table:table-cell table:formula="of:=BETADIST([.$H108];[.$D$4];[.$D$5])" office:value-type="float" office:value="1" calcext:value-type="float">
            <text:p>1.0000</text:p>
          </table:table-cell>
          <table:table-cell table:formula="of:=BETADIST([.$G108];[.$D$4];[.$D$5];[.$D$6];[.$D$7])" office:value-type="float" office:value="1" calcext:value-type="float">
            <text:p>1.0000</text:p>
          </table:table-cell>
          <table:table-cell table:formula="of:=BETADIST([.$G108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8]+1" office:value-type="float" office:value="97" calcext:value-type="float">
            <text:p>97</text:p>
          </table:table-cell>
          <table:table-cell table:formula="of:=[.F109]*[.$D$9]" office:value-type="float" office:value="0.97" calcext:value-type="float">
            <text:p>0.97</text:p>
          </table:table-cell>
          <table:table-cell table:formula="of:=([.G109] - [.$D$6]) / [.$D$8]" office:value-type="float" office:value="0.97" calcext:value-type="float">
            <text:p>0.97</text:p>
          </table:table-cell>
          <table:table-cell table:formula="of:=BETADIST([.$H109];[.$D$4];[.$D$5])" office:value-type="float" office:value="1" calcext:value-type="float">
            <text:p>1.0000</text:p>
          </table:table-cell>
          <table:table-cell table:formula="of:=BETADIST([.$G109];[.$D$4];[.$D$5];[.$D$6];[.$D$7])" office:value-type="float" office:value="1" calcext:value-type="float">
            <text:p>1.0000</text:p>
          </table:table-cell>
          <table:table-cell table:formula="of:=BETADIST([.$G109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09]+1" office:value-type="float" office:value="98" calcext:value-type="float">
            <text:p>98</text:p>
          </table:table-cell>
          <table:table-cell table:formula="of:=[.F110]*[.$D$9]" office:value-type="float" office:value="0.98" calcext:value-type="float">
            <text:p>0.98</text:p>
          </table:table-cell>
          <table:table-cell table:formula="of:=([.G110] - [.$D$6]) / [.$D$8]" office:value-type="float" office:value="0.98" calcext:value-type="float">
            <text:p>0.98</text:p>
          </table:table-cell>
          <table:table-cell table:formula="of:=BETADIST([.$H110];[.$D$4];[.$D$5])" office:value-type="float" office:value="1" calcext:value-type="float">
            <text:p>1.0000</text:p>
          </table:table-cell>
          <table:table-cell table:formula="of:=BETADIST([.$G110];[.$D$4];[.$D$5];[.$D$6];[.$D$7])" office:value-type="float" office:value="1" calcext:value-type="float">
            <text:p>1.0000</text:p>
          </table:table-cell>
          <table:table-cell table:formula="of:=BETADIST([.$G110];[.$D$4];[.$D$5];[.$D$6];[.$D$7];FALSE())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10]+1" office:value-type="float" office:value="99" calcext:value-type="float">
            <text:p>99</text:p>
          </table:table-cell>
          <table:table-cell table:formula="of:=[.F111]*[.$D$9]" office:value-type="float" office:value="0.99" calcext:value-type="float">
            <text:p>0.99</text:p>
          </table:table-cell>
          <table:table-cell table:formula="of:=([.G111] - [.$D$6]) / [.$D$8]" office:value-type="float" office:value="0.99" calcext:value-type="float">
            <text:p>0.99</text:p>
          </table:table-cell>
          <table:table-cell table:formula="of:=BETADIST([.$H111];[.$D$4];[.$D$5])" office:value-type="float" office:value="1" calcext:value-type="float">
            <text:p>1.0000</text:p>
          </table:table-cell>
          <table:table-cell table:formula="of:=BETADIST([.$G111];[.$D$4];[.$D$5];[.$D$6];[.$D$7])" office:value-type="float" office:value="1" calcext:value-type="float">
            <text:p>1.0000</text:p>
          </table:table-cell>
          <table:table-cell table:formula="of:=BETADIST([.$G111];[.$D$4];[.$D$5];[.$D$6];[.$D$7];FALSE())" office:value-type="float" office:value="0" calcext:value-type="float">
            <text:p>0.0000</text:p>
          </table:table-cell>
          <table:table-cell table:number-columns-repeated="4"/>
        </table:table-row>
      </table:table>
      <table:named-expressions>
        <table:named-range table:name="Alpha_Inf" table:base-cell-address="$'Disease transitions'.$C$10" table:cell-range-address="$'Disease transitions'.$C$11"/>
        <table:named-range table:name="Alpha_inf_factor" table:base-cell-address="$'Disease transitions'.$C$12" table:cell-range-address="$'Disease transitions'.$C$13"/>
        <table:named-range table:name="Alpha_sym" table:base-cell-address="$'Disease transitions'.$C$16" table:cell-range-address="$'Disease transitions'.$C$17"/>
        <table:named-range table:name="Alpha_sym_factor" table:base-cell-address="$'Disease transitions'.$C$17" table:cell-range-address="$'Disease transitions'.$C$19"/>
        <table:named-range table:name="Betaend_inf" table:base-cell-address="$'Disease transitions'.$C$10" table:cell-range-address="$'Disease transitions'.$C$15"/>
        <table:named-range table:name="Betaend_sym" table:base-cell-address="$'Disease transitions'.$C$18" table:cell-range-address="$'Disease transitions'.$C$21"/>
        <table:named-range table:name="Betastart_inf" table:base-cell-address="$'Disease transitions'.$C$13" table:cell-range-address="$'Disease transitions'.$C$14"/>
        <table:named-range table:name="Betastart_sym" table:base-cell-address="$'Disease transitions'.$C$18" table:cell-range-address="$'Disease transitions'.$C$20"/>
        <table:named-range table:name="Beta_Inf" table:base-cell-address="$'Disease transitions'.$C$11" table:cell-range-address="$'Disease transitions'.$C$12"/>
        <table:named-range table:name="Beta_sym" table:base-cell-address="$'Disease transitions'.$C$17" table:cell-range-address="$'Disease transitions'.$C$18"/>
        <table:named-range table:name="cell_virality" table:base-cell-address="$'Disease transitions'.$C$5" table:cell-range-address="$'Disease transitions'.$C$6"/>
        <table:named-range table:name="days_since" table:base-cell-address="$'Disease transitions'.$C$8" table:cell-range-address="$'Disease transitions'.$C$9"/>
        <table:named-range table:name="individual_exposure" table:base-cell-address="$'Disease transitions'.$C$6" table:cell-range-address="$'Disease transitions'.$C$7"/>
        <table:named-range table:name="individual_vulnerability" table:base-cell-address="$'Disease transitions'.$C$7" table:cell-range-address="$'Disease transitions'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9" loext:min-decimal-places="19" number:min-integer-digits="1"/>
    </number:number-style>
    <number:number-style style:name="N115">
      <number:number number:decimal-places="20" loext:min-decimal-places="20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 number:title="User-defined">
      <number:number number:decimal-places="3" loext:min-decimal-places="3" number:min-integer-digits="1"/>
    </number:number-style>
    <number:percentage-style style:name="N118">
      <number:number number:decimal-places="3" loext:min-decimal-places="3" number:min-integer-digits="1"/>
      <number:text>%</number:text>
    </number:percentage-style>
    <number:percentage-style style:name="N119">
      <number:number number:decimal-places="4" loext:min-decimal-places="4" number:min-integer-digits="1"/>
      <number:text>%</number:text>
    </number:percentage-style>
    <number:percentage-style style:name="N120">
      <number:number number:decimal-places="5" loext:min-decimal-places="5" number:min-integer-digits="1"/>
      <number:text>%</number:text>
    </number:percentage-style>
    <number:percentage-style style:name="N121">
      <number:number number:decimal-places="6" loext:min-decimal-places="6" number:min-integer-digits="1"/>
      <number:text>%</number:text>
    </number:percentage-style>
    <number:percentage-style style:name="N122">
      <number:number number:decimal-places="7" loext:min-decimal-places="7" number:min-integer-digits="1"/>
      <number:text>%</number:text>
    </number:percentage-style>
    <number:percentage-style style:name="N123">
      <number:number number:decimal-places="8" loext:min-decimal-places="8" number:min-integer-digits="1"/>
      <number:text>%</number:text>
    </number:percentage-style>
    <number:percentage-style style:name="N124">
      <number:number number:decimal-places="9" loext:min-decimal-places="9" number:min-integer-digits="1"/>
      <number:text>%</number:text>
    </number:percentage-style>
    <number:percentage-style style:name="N125">
      <number:number number:decimal-places="10" loext:min-decimal-places="10" number:min-integer-digits="1"/>
      <number:text>%</number:text>
    </number:percentage-style>
    <number:percentage-style style:name="N126">
      <number:number number:decimal-places="11" loext:min-decimal-places="11" number:min-integer-digits="1"/>
      <number:text>%</number:text>
    </number:percentage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12" loext:min-decimal-places="12" number:min-integer-digits="1"/>
      <number:text>%</number:text>
    </number:percentage-style>
    <number:percentage-style style:name="N129">
      <number:number number:decimal-places="13" loext:min-decimal-places="13" number:min-integer-digits="1"/>
      <number:text>%</number:text>
    </number:percentage-style>
    <number:percentage-style style:name="N130">
      <number:number number:decimal-places="14" loext:min-decimal-places="14" number:min-integer-digits="1"/>
      <number:text>%</number:text>
    </number:percentage-style>
    <number:percentage-style style:name="N131">
      <number:number number:decimal-places="15" loext:min-decimal-places="15" number:min-integer-digits="1"/>
      <number:text>%</number:text>
    </number:percentage-style>
    <number:percentage-style style:name="N132">
      <number:number number:decimal-places="16" loext:min-decimal-places="16" number:min-integer-digits="1"/>
      <number:text>%</number:text>
    </number:percentage-style>
    <number:percentage-style style:name="N133">
      <number:number number:decimal-places="17" loext:min-decimal-places="17" number:min-integer-digits="1"/>
      <number:text>%</number:text>
    </number:percentage-style>
    <number:percentage-style style:name="N134">
      <number:number number:decimal-places="18" loext:min-decimal-places="18" number:min-integer-digits="1"/>
      <number:text>%</number:text>
    </number:percentage-style>
    <number:percentage-style style:name="N135">
      <number:number number:decimal-places="19" loext:min-decimal-places="19" number:min-integer-digits="1"/>
      <number:text>%</number:text>
    </number:percentage-style>
    <number:percentage-style style:name="N136">
      <number:number number:decimal-places="20" loext:min-decimal-places="20" number:min-integer-digits="1"/>
      <number:text>%</number:text>
    </number:percentage-style>
    <number:number-style style:name="N13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00-00-00</text:date>, <text:time style:data-style-name="N2" text:time-value="14:06:42.174946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Bleau</meta:initial-creator>
    <meta:creation-date>2020-04-01T14:06:36.008133475</meta:creation-date>
    <dc:date>2020-04-30T07:19:58.251159726</dc:date>
    <dc:creator>Michael Bleau</dc:creator>
    <meta:editing-duration>P9DT5H32M8S</meta:editing-duration>
    <meta:editing-cycles>21</meta:editing-cycles>
    <meta:generator>LibreOffice/6.3.5.2$Linux_X86_64 LibreOffice_project/30$Build-2</meta:generator>
    <meta:document-statistic meta:table-count="5" meta:cell-count="2602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17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6cm" xlink:href=".." xlink:type="simple" chart:class="chart:line" chart:style-name="ch1">
        <chart:legend chart:legend-position="end" svg:x="12.879cm" svg:y="4.196cm" style:legend-expansion="high" chart:style-name="ch2"/>
        <chart:plot-area chart:style-name="ch3" table:cell-range-address="'virality analysis'.H4:'virality analysis'.H85" chart:data-source-has-labels="row" svg:x="0.32cm" svg:y="0.179cm" svg:width="12.239cm" svg:height="8.638cm">
          <chartooo:coordinate-region svg:x="1.439cm" svg:y="0.381cm" svg:width="10.978cm" svg:height="7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irality analysis'.H5:'virality analysis'.H85" chart:label-cell-address="'virality analysis'.H4:'virality analysis'.H4" chart:class="chart:line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infection)</text:p>
                <draw:g>
                  <svg:desc>'virality analysis'.H4:'virality analysis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virality analysis'.H5:'virality analysis'.H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4705882352941">
                <text:p>2.6470588235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8421052631579">
                <text:p>2.68421052631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3913043478261">
                <text:p>2.73913043478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9880047980808">
                <text:p>2.99880047980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9310344827586">
                <text:p>2.79310344827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0645161290323">
                <text:p>2.80645161290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2352941176471">
                <text:p>2.82352941176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857142857143">
                <text:p>2.82857142857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3783783783784">
                <text:p>2.83783783783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4210526315789">
                <text:p>2.8421052631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5365853658537">
                <text:p>2.85365853658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6046511627907">
                <text:p>2.860465116279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6363636363636">
                <text:p>2.86363636363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95652173913">
                <text:p>2.8695652173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7234042553191">
                <text:p>2.87234042553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755102040816">
                <text:p>2.87755102040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461538461538">
                <text:p>2.88461538461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8679245283019">
                <text:p>2.88679245283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8888888888889">
                <text:p>2.88888888888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9090909090909">
                <text:p>2.89090909090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9285714285714">
                <text:p>2.89285714285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9473684210526">
                <text:p>2.89473684210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9655172413793">
                <text:p>2.89655172413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9830508474576">
                <text:p>2.89830508474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0163934426229">
                <text:p>2.90163934426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0322580645161">
                <text:p>2.90322580645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047619047619">
                <text:p>2.9047619047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625">
                <text:p>2.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0769230769231">
                <text:p>2.90769230769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1044776119403">
                <text:p>2.91044776119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1176470588235">
                <text:p>2.91176470588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1304347826087">
                <text:p>2.91304347826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1428571428571">
                <text:p>2.91428571428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1549295774648">
                <text:p>2.915492957746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1780821917808">
                <text:p>2.917808219178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891891891892">
                <text:p>2.91891891891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105263157895">
                <text:p>2.921052631578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2207792207792">
                <text:p>2.92207792207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2307692307692">
                <text:p>2.92307692307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2405063291139">
                <text:p>2.92405063291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2592592592593">
                <text:p>2.92592592592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2682926829268">
                <text:p>2.92682926829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CA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65cm" svg:height="11.453cm" xlink:href=".." xlink:type="simple" chart:class="chart:area" chart:style-name="ch1">
        <chart:legend chart:legend-position="end" svg:x="17.853cm" svg:y="4.668cm" style:legend-expansion="high" chart:style-name="ch2"/>
        <chart:plot-area chart:style-name="ch3" table:cell-range-address="'Disease transitions'.E46:'Disease transitions'.E86 'Disease transitions'.G45:'Disease transitions'.J86" chart:data-source-has-labels="both" svg:x="0.407cm" svg:y="0.229cm" svg:width="17.039cm" svg:height="10.995cm">
          <chartooo:coordinate-region svg:x="1.357cm" svg:y="0.431cm" svg:width="15.707cm" svg:height="10.14cm"/>
          <chart:axis chart:dimension="x" chart:name="primary-x" chart:style-name="ch4" chartooo:axis-type="auto">
            <chartooo:date-scale/>
            <chart:categories table:cell-range-address="'Disease transitions'.E46:'Disease transitions'.E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ease transitions'.G46:'Disease transitions'.G86" chart:label-cell-address="'Disease transitions'.G45:'Disease transitions'.G45" chart:class="chart:area">
            <chart:data-point chart:repeated="41"/>
          </chart:series>
          <chart:series chart:style-name="ch8" chart:values-cell-range-address="'Disease transitions'.H46:'Disease transitions'.H86" chart:label-cell-address="'Disease transitions'.H45:'Disease transitions'.H45" chart:class="chart:area">
            <chart:data-point chart:repeated="41"/>
          </chart:series>
          <chart:series chart:style-name="ch9" chart:values-cell-range-address="'Disease transitions'.I46:'Disease transitions'.I86" chart:label-cell-address="'Disease transitions'.I45:'Disease transitions'.I45" chart:class="chart:area">
            <chart:data-point chart:repeated="41"/>
          </chart:series>
          <chart:series chart:style-name="ch10" chart:values-cell-range-address="'Disease transitions'.J46:'Disease transitions'.J86" chart:label-cell-address="'Disease transitions'.J45:'Disease transitions'.J45" chart:class="chart:area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ll_prop</text:p>
                <draw:g>
                  <svg:desc>'Disease transitions'.G45:'Disease transitions'.G45</svg:desc>
                </draw:g>
              </table:table-cell>
              <table:table-cell office:value-type="string">
                <text:p>symp_prop</text:p>
                <draw:g>
                  <svg:desc>'Disease transitions'.H45:'Disease transitions'.H45</svg:desc>
                </draw:g>
              </table:table-cell>
              <table:table-cell office:value-type="string">
                <text:p>hosp_prob</text:p>
                <draw:g>
                  <svg:desc>'Disease transitions'.I45:'Disease transitions'.I45</svg:desc>
                </draw:g>
              </table:table-cell>
              <table:table-cell office:value-type="string">
                <text:p>dead_prob</text:p>
                <draw:g>
                  <svg:desc>'Disease transitions'.J45:'Disease transitions'.J4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ease transitions'.E46:'Disease transitions'.E86</svg:desc>
                </draw:g>
              </table:table-cell>
              <table:table-cell office:value-type="float" office:value="0">
                <text:p>0</text:p>
                <draw:g>
                  <svg:desc>'Disease transitions'.G46:'Disease transitions'.G86</svg:desc>
                </draw:g>
              </table:table-cell>
              <table:table-cell office:value-type="float" office:value="1">
                <text:p>1</text:p>
                <draw:g>
                  <svg:desc>'Disease transitions'.H46:'Disease transitions'.H86</svg:desc>
                </draw:g>
              </table:table-cell>
              <table:table-cell office:value-type="float" office:value="0">
                <text:p>0</text:p>
                <draw:g>
                  <svg:desc>'Disease transitions'.I46:'Disease transitions'.I86</svg:desc>
                </draw:g>
              </table:table-cell>
              <table:table-cell office:value-type="float" office:value="0">
                <text:p>0</text:p>
                <draw:g>
                  <svg:desc>'Disease transitions'.J46:'Disease transitions'.J8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505089736613229">
                <text:p>0.000000505089736613229</text:p>
              </table:table-cell>
              <table:table-cell office:value-type="float" office:value="0.999999368637829">
                <text:p>0.999999368637829</text:p>
              </table:table-cell>
              <table:table-cell office:value-type="float" office:value="0.000000101017947322646">
                <text:p>0.000000101017947322646</text:p>
              </table:table-cell>
              <table:table-cell office:value-type="float" office:value="0.0000000252544868351023">
                <text:p>0.00000002525448683510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845170854984367">
                <text:p>0.0000845170854984367</text:p>
              </table:table-cell>
              <table:table-cell office:value-type="float" office:value="0.999894353643127">
                <text:p>0.999894353643127</text:p>
              </table:table-cell>
              <table:table-cell office:value-type="float" office:value="0.0000169034170996873">
                <text:p>0.0000169034170996873</text:p>
              </table:table-cell>
              <table:table-cell office:value-type="float" office:value="0.00000422585427495292">
                <text:p>0.000004225854274952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39047379614201">
                <text:p>0.00139047379614201</text:p>
              </table:table-cell>
              <table:table-cell office:value-type="float" office:value="0.998261907754822">
                <text:p>0.998261907754822</text:p>
              </table:table-cell>
              <table:table-cell office:value-type="float" office:value="0.000278094759228402">
                <text:p>0.000278094759228402</text:p>
              </table:table-cell>
              <table:table-cell office:value-type="float" office:value="0.0000695236898071716">
                <text:p>0.00006952368980717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74745218727941">
                <text:p>0.00874745218727941</text:p>
              </table:table-cell>
              <table:table-cell office:value-type="float" office:value="0.989065684765901">
                <text:p>0.989065684765901</text:p>
              </table:table-cell>
              <table:table-cell office:value-type="float" office:value="0.00174949043745588">
                <text:p>0.00174949043745588</text:p>
              </table:table-cell>
              <table:table-cell office:value-type="float" office:value="0.00043737260936394">
                <text:p>0.000437372609363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21894241496921">
                <text:p>0.0321894241496921</text:p>
              </table:table-cell>
              <table:table-cell office:value-type="float" office:value="0.959763219812885">
                <text:p>0.959763219812885</text:p>
              </table:table-cell>
              <table:table-cell office:value-type="float" office:value="0.00643788482993841">
                <text:p>0.00643788482993841</text:p>
              </table:table-cell>
              <table:table-cell office:value-type="float" office:value="0.00160947120748456">
                <text:p>0.001609471207484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37120766630946">
                <text:p>0.0837120766630946</text:p>
              </table:table-cell>
              <table:table-cell office:value-type="float" office:value="0.895359904171132">
                <text:p>0.895359904171132</text:p>
              </table:table-cell>
              <table:table-cell office:value-type="float" office:value="0.0167424153326189">
                <text:p>0.0167424153326189</text:p>
              </table:table-cell>
              <table:table-cell office:value-type="float" office:value="0.00418560383315469">
                <text:p>0.004185603833154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70209816858608">
                <text:p>0.170209816858608</text:p>
              </table:table-cell>
              <table:table-cell office:value-type="float" office:value="0.78723772892674">
                <text:p>0.78723772892674</text:p>
              </table:table-cell>
              <table:table-cell office:value-type="float" office:value="0.0340419633717215">
                <text:p>0.0340419633717215</text:p>
              </table:table-cell>
              <table:table-cell office:value-type="float" office:value="0.00851049084293043">
                <text:p>0.008510490842930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7593874346476">
                <text:p>0.287593874346476</text:p>
              </table:table-cell>
              <table:table-cell office:value-type="float" office:value="0.640507657066905">
                <text:p>0.640507657066905</text:p>
              </table:table-cell>
              <table:table-cell office:value-type="float" office:value="0.0575187748692951">
                <text:p>0.0575187748692951</text:p>
              </table:table-cell>
              <table:table-cell office:value-type="float" office:value="0.0143796937173237">
                <text:p>0.0143796937173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055344833428">
                <text:p>0.42055344833428</text:p>
              </table:table-cell>
              <table:table-cell office:value-type="float" office:value="0.474308189582151">
                <text:p>0.474308189582151</text:p>
              </table:table-cell>
              <table:table-cell office:value-type="float" office:value="0.0841106896668559">
                <text:p>0.0841106896668559</text:p>
              </table:table-cell>
              <table:table-cell office:value-type="float" office:value="0.021027672416714">
                <text:p>0.021027672416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837646484375">
                <text:p>0.54837646484375</text:p>
              </table:table-cell>
              <table:table-cell office:value-type="float" office:value="0.314529418945312">
                <text:p>0.314529418945312</text:p>
              </table:table-cell>
              <table:table-cell office:value-type="float" office:value="0.10967529296875">
                <text:p>0.10967529296875</text:p>
              </table:table-cell>
              <table:table-cell office:value-type="float" office:value="0.0274188232421875">
                <text:p>0.02741882324218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53273743090803">
                <text:p>0.653273743090803</text:p>
              </table:table-cell>
              <table:table-cell office:value-type="float" office:value="0.183407821136497">
                <text:p>0.183407821136497</text:p>
              </table:table-cell>
              <table:table-cell office:value-type="float" office:value="0.13065474861816">
                <text:p>0.13065474861816</text:p>
              </table:table-cell>
              <table:table-cell office:value-type="float" office:value="0.03266368715454">
                <text:p>0.032663687154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26480596663009">
                <text:p>0.726480596663009</text:p>
              </table:table-cell>
              <table:table-cell office:value-type="float" office:value="0.0918992541712384">
                <text:p>0.0918992541712384</text:p>
              </table:table-cell>
              <table:table-cell office:value-type="float" office:value="0.145296119332602">
                <text:p>0.145296119332602</text:p>
              </table:table-cell>
              <table:table-cell office:value-type="float" office:value="0.0363240298331504">
                <text:p>0.03632402983315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69338998404141">
                <text:p>0.769338998404141</text:p>
              </table:table-cell>
              <table:table-cell office:value-type="float" office:value="0.0383262519948244">
                <text:p>0.0383262519948244</text:p>
              </table:table-cell>
              <table:table-cell office:value-type="float" office:value="0.153867799680828">
                <text:p>0.153867799680828</text:p>
              </table:table-cell>
              <table:table-cell office:value-type="float" office:value="0.038466949920207">
                <text:p>0.0384669499202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89845820222178">
                <text:p>0.789845820222178</text:p>
              </table:table-cell>
              <table:table-cell office:value-type="float" office:value="0.0126927247222773">
                <text:p>0.0126927247222773</text:p>
              </table:table-cell>
              <table:table-cell office:value-type="float" office:value="0.157969164044436">
                <text:p>0.157969164044436</text:p>
              </table:table-cell>
              <table:table-cell office:value-type="float" office:value="0.0394922910111088">
                <text:p>0.03949229101110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97519376687706">
                <text:p>0.797519376687706</text:p>
              </table:table-cell>
              <table:table-cell office:value-type="float" office:value="0.0031007791403681">
                <text:p>0.0031007791403681</text:p>
              </table:table-cell>
              <table:table-cell office:value-type="float" office:value="0.159503875337541">
                <text:p>0.159503875337541</text:p>
              </table:table-cell>
              <table:table-cell office:value-type="float" office:value="0.0398759688343853">
                <text:p>0.0398759688343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99605400209981">
                <text:p>0.799605400209981</text:p>
              </table:table-cell>
              <table:table-cell office:value-type="float" office:value="0.000493249737523183">
                <text:p>0.000493249737523183</text:p>
              </table:table-cell>
              <table:table-cell office:value-type="float" office:value="0.159921080041996">
                <text:p>0.159921080041996</text:p>
              </table:table-cell>
              <table:table-cell office:value-type="float" office:value="0.0399802700104991">
                <text:p>0.0399802700104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99967703367562">
                <text:p>0.799967703367562</text:p>
              </table:table-cell>
              <table:table-cell office:value-type="float" office:value="0.0000403707905473061">
                <text:p>0.0000403707905473061</text:p>
              </table:table-cell>
              <table:table-cell office:value-type="float" office:value="0.159993540673512">
                <text:p>0.159993540673512</text:p>
              </table:table-cell>
              <table:table-cell office:value-type="float" office:value="0.0399983851683781">
                <text:p>0.03999838516837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9999200177502">
                <text:p>0.799999200177502</text:p>
              </table:table-cell>
              <table:table-cell office:value-type="float" office:value="0.000000999778122068307">
                <text:p>0.000000999778122068307</text:p>
              </table:table-cell>
              <table:table-cell office:value-type="float" office:value="0.1599998400355">
                <text:p>0.1599998400355</text:p>
              </table:table-cell>
              <table:table-cell office:value-type="float" office:value="0.0399999600088751">
                <text:p>0.03999996000887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99999998902472">
                <text:p>0.799999998902472</text:p>
              </table:table-cell>
              <table:table-cell office:value-type="float" office:value="0.00000000137190969695666">
                <text:p>0.00000000137190969695666</text:p>
              </table:table-cell>
              <table:table-cell office:value-type="float" office:value="0.159999999780494">
                <text:p>0.159999999780494</text:p>
              </table:table-cell>
              <table:table-cell office:value-type="float" office:value="0.0399999999451236">
                <text:p>0.03999999994512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3cm" svg:height="11.561cm" xlink:href=".." xlink:type="simple" chart:class="chart:scatter" chart:column-mapping="0 1" chart:style-name="ch1">
        <chart:legend chart:legend-position="end" svg:x="15.335cm" svg:y="5.226cm" style:legend-expansion="high" chart:style-name="ch2"/>
        <chart:plot-area chart:style-name="ch3" table:cell-range-address="'Beta dist test'.G12:'Beta dist test'.G111 'Beta dist test'.J11:'Beta dist test'.K111" chart:data-source-has-labels="both" svg:x="4.382cm" svg:y="-0.202cm" svg:width="14.191cm" svg:height="10.659cm">
          <chartooo:coordinate-region svg:x="5.882cm" svg:y="0cm" svg:width="12.446cm" svg:height="9.804cm"/>
          <chart:axis chart:dimension="x" chart:name="primary-x" chart:style-name="ch4" chartooo:axis-type="auto">
            <chart:categories table:cell-range-address="'Beta dist test'.G12:'Beta dist test'.G1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ta dist test'.J12:'Beta dist test'.J111" chart:label-cell-address="'Beta dist test'.J11:'Beta dist test'.J11" chart:class="chart:scatter">
            <chart:domain table:cell-range-address="'Beta dist test'.G12:'Beta dist test'.G111"/>
            <chart:data-point chart:repeated="100"/>
          </chart:series>
          <chart:series chart:style-name="ch7" chart:values-cell-range-address="'Beta dist test'.K12:'Beta dist test'.K111" chart:label-cell-address="'Beta dist test'.K11:'Beta dist test'.K1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um se</text:p>
                <draw:g>
                  <svg:desc>'Beta dist test'.J11:'Beta dist test'.J11</svg:desc>
                </draw:g>
              </table:table-cell>
              <table:table-cell office:value-type="string">
                <text:p>no cum se</text:p>
                <draw:g>
                  <svg:desc>'Beta dist test'.K11:'Beta dist test'.K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eta dist test'.G12:'Beta dist test'.G111</svg:desc>
                </draw:g>
              </table:table-cell>
              <table:table-cell office:value-type="float" office:value="0">
                <text:p>0</text:p>
                <draw:g>
                  <svg:desc>'Beta dist test'.G12:'Beta dist test'.G111</svg:desc>
                </draw:g>
              </table:table-cell>
              <table:table-cell office:value-type="float" office:value="0">
                <text:p>0</text:p>
                <draw:g>
                  <svg:desc>'Beta dist test'.J12:'Beta dist test'.J111</svg:desc>
                </draw:g>
              </table:table-cell>
              <table:table-cell office:value-type="float" office:value="0">
                <text:p>0</text:p>
                <draw:g>
                  <svg:desc>'Beta dist test'.K12:'Beta dist test'.K11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4.73361951653276E-295">
                <text:p>4.73361951653276E-295</text:p>
              </table:table-cell>
              <table:table-cell office:value-type="float" office:value="2.60019964312551E-291">
                <text:p>2.60019964312551E-29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3.77433174033534E-272">
                <text:p>3.77433174033534E-272</text:p>
              </table:table-cell>
              <table:table-cell office:value-type="float" office:value="1.91073983669175E-268">
                <text:p>1.91073983669175E-26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5.2182070544746E-251">
                <text:p>5.2182070544746E-251</text:p>
              </table:table-cell>
              <table:table-cell office:value-type="float" office:value="2.44241157638759E-247">
                <text:p>2.44241157638759E-24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1.95073150322216E-231">
                <text:p>1.95073150322216E-231</text:p>
              </table:table-cell>
              <table:table-cell office:value-type="float" office:value="8.46453760362775E-228">
                <text:p>8.46453760362775E-22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2.85899593454493E-213">
                <text:p>2.85899593454493E-213</text:p>
              </table:table-cell>
              <table:table-cell office:value-type="float" office:value="1.15269211079471E-209">
                <text:p>1.15269211079471E-20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2.24790892803561E-196">
                <text:p>2.24790892803561E-196</text:p>
              </table:table-cell>
              <table:table-cell office:value-type="float" office:value="8.43713080832696E-193">
                <text:p>8.43713080832696E-19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.23840660550953E-180">
                <text:p>1.23840660550953E-180</text:p>
              </table:table-cell>
              <table:table-cell office:value-type="float" office:value="4.33382876176254E-177">
                <text:p>4.33382876176254E-17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6.01110165352049E-166">
                <text:p>6.01110165352049E-166</text:p>
              </table:table-cell>
              <table:table-cell office:value-type="float" office:value="1.9638048954408E-162">
                <text:p>1.9638048954408E-16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3.1330990576212E-152">
                <text:p>3.1330990576212E-152</text:p>
              </table:table-cell>
              <table:table-cell office:value-type="float" office:value="9.56477455529146E-149">
                <text:p>9.56477455529146E-14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2.08247304180008E-139">
                <text:p>2.08247304180008E-139</text:p>
              </table:table-cell>
              <table:table-cell office:value-type="float" office:value="5.94485501739928E-136">
                <text:p>5.94485501739928E-13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05109508981312E-127">
                <text:p>2.05109508981312E-127</text:p>
              </table:table-cell>
              <table:table-cell office:value-type="float" office:value="5.47775874445999E-124">
                <text:p>5.47775874445999E-12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3.41536371709244E-116">
                <text:p>3.41536371709244E-116</text:p>
              </table:table-cell>
              <table:table-cell office:value-type="float" office:value="8.5348274087044E-113">
                <text:p>8.5348274087044E-11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1.07992605371571E-105">
                <text:p>1.07992605371571E-105</text:p>
              </table:table-cell>
              <table:table-cell office:value-type="float" office:value="2.52504873278968E-102">
                <text:p>2.52504873278968E-10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7.18634851909199E-096">
                <text:p>7.18634851909199E-096</text:p>
              </table:table-cell>
              <table:table-cell office:value-type="float" office:value="1.57169892042445E-092">
                <text:p>1.57169892042445E-09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1.10261128962675E-086">
                <text:p>1.10261128962675E-086</text:p>
              </table:table-cell>
              <table:table-cell office:value-type="float" office:value="2.25435538316205E-083">
                <text:p>2.25435538316205E-0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4.23092503690754E-078">
                <text:p>4.23092503690754E-078</text:p>
              </table:table-cell>
              <table:table-cell office:value-type="float" office:value="8.07992907018403E-075">
                <text:p>8.07992907018403E-07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4.36573218480008E-070">
                <text:p>4.36573218480008E-070</text:p>
              </table:table-cell>
              <table:table-cell office:value-type="float" office:value="7.77867982602363E-067">
                <text:p>7.77867982602363E-06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1.29263445268771E-062">
                <text:p>1.29263445268771E-062</text:p>
              </table:table-cell>
              <table:table-cell office:value-type="float" office:value="2.14567649770343E-059">
                <text:p>2.14567649770343E-059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1.16399653561479E-055">
                <text:p>1.16399653561479E-055</text:p>
              </table:table-cell>
              <table:table-cell office:value-type="float" office:value="1.79674293269274E-052">
                <text:p>1.79674293269274E-05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3.35856331507541E-049">
                <text:p>3.35856331507541E-049</text:p>
              </table:table-cell>
              <table:table-cell office:value-type="float" office:value="4.81018567558968E-046">
                <text:p>4.81018567558968E-04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3.25420897439211E-043">
                <text:p>3.25420897439211E-043</text:p>
              </table:table-cell>
              <table:table-cell office:value-type="float" office:value="4.31272435401253E-040">
                <text:p>4.31272435401253E-04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1.10442223368142E-037">
                <text:p>1.10442223368142E-037</text:p>
              </table:table-cell>
              <table:table-cell office:value-type="float" office:value="1.34997083357729E-034">
                <text:p>1.34997083357729E-03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1.36360941999089E-032">
                <text:p>1.36360941999089E-032</text:p>
              </table:table-cell>
              <table:table-cell office:value-type="float" office:value="1.53131083766932E-029">
                <text:p>1.53131083766932E-02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6.33763806045166E-028">
                <text:p>6.33763806045166E-028</text:p>
              </table:table-cell>
              <table:table-cell office:value-type="float" office:value="6.50793097584139E-025">
                <text:p>6.50793097584139E-02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1.14336850400172E-023">
                <text:p>1.14336850400172E-023</text:p>
              </table:table-cell>
              <table:table-cell office:value-type="float" office:value="1.06752905572858E-020">
                <text:p>1.06752905572858E-02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8.2316113548686E-020">
                <text:p>8.2316113548686E-020</text:p>
              </table:table-cell>
              <table:table-cell office:value-type="float" office:value="6.9400496751477E-017">
                <text:p>6.9400496751477E-01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2.42479356472321E-016">
                <text:p>2.42479356472321E-016</text:p>
              </table:table-cell>
              <table:table-cell office:value-type="float" office:value="0.000000000000183047837543806">
                <text:p>0.00000000000018304783754380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0298950119506123">
                <text:p>0.000000000000298950119506123</text:p>
              </table:table-cell>
              <table:table-cell office:value-type="float" office:value="0.000000000199958000817283">
                <text:p>0.00000000019995800081728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000000000157496259360773">
                <text:p>0.000000000157496259360773</text:p>
              </table:table-cell>
              <table:table-cell office:value-type="float" office:value="0.0000000921085721427194">
                <text:p>0.000000092108572142719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0000000361493846717804">
                <text:p>0.0000000361493846717804</text:p>
              </table:table-cell>
              <table:table-cell office:value-type="float" office:value="0.00001817167237124">
                <text:p>0.0000181716723712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00000368319886900813">
                <text:p>0.00000368319886900813</text:p>
              </table:table-cell>
              <table:table-cell office:value-type="float" office:value="0.00155582295704906">
                <text:p>0.0015558229570490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000169831814811078">
                <text:p>0.000169831814811078</text:p>
              </table:table-cell>
              <table:table-cell office:value-type="float" office:value="0.0584483185974792">
                <text:p>0.058448318597479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00362252473144503">
                <text:p>0.00362252473144503</text:p>
              </table:table-cell>
              <table:table-cell office:value-type="float" office:value="0.972043987043336">
                <text:p>0.97204398704333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0367794832786477">
                <text:p>0.0367794832786477</text:p>
              </table:table-cell>
              <table:table-cell office:value-type="float" office:value="7.20557326754366">
                <text:p>7.2055732675436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185552659431502">
                <text:p>0.185552659431502</text:p>
              </table:table-cell>
              <table:table-cell office:value-type="float" office:value="23.9233491954464">
                <text:p>23.923349195446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00000000000009">
                <text:p>0.500000000000009</text:p>
              </table:table-cell>
              <table:table-cell office:value-type="float" office:value="35.6780222917098">
                <text:p>35.678022291709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814447340568498">
                <text:p>0.814447340568498</text:p>
              </table:table-cell>
              <table:table-cell office:value-type="float" office:value="23.9233491954464">
                <text:p>23.9233491954464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963220516721352">
                <text:p>0.963220516721352</text:p>
              </table:table-cell>
              <table:table-cell office:value-type="float" office:value="7.20557326754366">
                <text:p>7.2055732675436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996377475268556">
                <text:p>0.996377475268556</text:p>
              </table:table-cell>
              <table:table-cell office:value-type="float" office:value="0.972043987043115">
                <text:p>0.97204398704311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999830168185189">
                <text:p>0.999830168185189</text:p>
              </table:table-cell>
              <table:table-cell office:value-type="float" office:value="0.0584483185974659">
                <text:p>0.058448318597465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999996316801131">
                <text:p>0.999996316801131</text:p>
              </table:table-cell>
              <table:table-cell office:value-type="float" office:value="0.00155582295704871">
                <text:p>0.0015558229570487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999999963850615">
                <text:p>0.999999963850615</text:p>
              </table:table-cell>
              <table:table-cell office:value-type="float" office:value="0.00001817167237124">
                <text:p>0.0000181716723712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999999999842504">
                <text:p>0.999999999842504</text:p>
              </table:table-cell>
              <table:table-cell office:value-type="float" office:value="0.0000000921085721426985">
                <text:p>0.000000092108572142698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999999999999701">
                <text:p>0.999999999999701</text:p>
              </table:table-cell>
              <table:table-cell office:value-type="float" office:value="0.000000000199958000817237">
                <text:p>0.00000000019995800081723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  <table:table-cell office:value-type="float" office:value="0.000000000000183047837543806">
                <text:p>0.0000000000001830478375438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6.9400496751477E-017">
                <text:p>6.9400496751477E-01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.06752905572858E-020">
                <text:p>1.06752905572858E-02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  <table:table-cell office:value-type="float" office:value="6.50793097584139E-025">
                <text:p>6.50793097584139E-02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1">
                <text:p>1</text:p>
              </table:table-cell>
              <table:table-cell office:value-type="float" office:value="1.53131083766932E-029">
                <text:p>1.53131083766932E-02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1.34997083357729E-034">
                <text:p>1.34997083357729E-0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4.31272435401253E-040">
                <text:p>4.31272435401253E-04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  <table:table-cell office:value-type="float" office:value="4.81018567558968E-046">
                <text:p>4.81018567558968E-04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1.79674293269274E-052">
                <text:p>1.79674293269274E-05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2.14567649770343E-059">
                <text:p>2.14567649770343E-05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  <table:table-cell office:value-type="float" office:value="7.77867982602363E-067">
                <text:p>7.77867982602363E-0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8.07992907018587E-075">
                <text:p>8.07992907018587E-07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  <table:table-cell office:value-type="float" office:value="2.25435538316256E-083">
                <text:p>2.25435538316256E-08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  <table:table-cell office:value-type="float" office:value="1.57169892042445E-092">
                <text:p>1.57169892042445E-09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2.52504873278968E-102">
                <text:p>2.52504873278968E-10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  <table:table-cell office:value-type="float" office:value="8.5348274087044E-113">
                <text:p>8.5348274087044E-11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5.47775874445999E-124">
                <text:p>5.47775874445999E-12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  <table:table-cell office:value-type="float" office:value="5.94485501739928E-136">
                <text:p>5.94485501739928E-13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1">
                <text:p>1</text:p>
              </table:table-cell>
              <table:table-cell office:value-type="float" office:value="9.56477455529146E-149">
                <text:p>9.56477455529146E-14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.96380489544036E-162">
                <text:p>1.96380489544036E-162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  <table:table-cell office:value-type="float" office:value="1">
                <text:p>1</text:p>
              </table:table-cell>
              <table:table-cell office:value-type="float" office:value="4.33382876176156E-177">
                <text:p>4.33382876176156E-17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8.43713080832696E-193">
                <text:p>8.43713080832696E-193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  <table:table-cell office:value-type="float" office:value="1.15269211079445E-209">
                <text:p>1.15269211079445E-20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8.4645376036239E-228">
                <text:p>8.4645376036239E-22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2.44241157638648E-247">
                <text:p>2.44241157638648E-24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.91073983669219E-268">
                <text:p>1.91073983669219E-26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2.6001996431267E-291">
                <text:p>2.6001996431267E-29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CA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65cm" svg:height="11.453cm" xlink:href=".." xlink:type="simple" chart:class="chart:area" chart:style-name="ch1">
        <chart:legend chart:legend-position="end" svg:x="17.853cm" svg:y="4.668cm" style:legend-expansion="high" chart:style-name="ch2"/>
        <chart:plot-area chart:style-name="ch3" table:cell-range-address="'Disease transitions simplified'.E46:'Disease transitions simplified'.E86 'Disease transitions simplified'.G45:'Disease transitions simplified'.J86" chart:data-source-has-labels="both" svg:x="0.407cm" svg:y="0.229cm" svg:width="17.039cm" svg:height="10.995cm">
          <chartooo:coordinate-region svg:x="1.357cm" svg:y="0.431cm" svg:width="15.707cm" svg:height="10.14cm"/>
          <chart:axis chart:dimension="x" chart:name="primary-x" chart:style-name="ch4" chartooo:axis-type="auto">
            <chartooo:date-scale/>
            <chart:categories table:cell-range-address="'Disease transitions simplified'.E46:'Disease transitions simplified'.E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ease transitions simplified'.G46:'Disease transitions simplified'.G86" chart:label-cell-address="'Disease transitions simplified'.G45:'Disease transitions simplified'.G45" chart:class="chart:area">
            <chart:data-point chart:repeated="41"/>
          </chart:series>
          <chart:series chart:style-name="ch8" chart:values-cell-range-address="'Disease transitions simplified'.H46:'Disease transitions simplified'.H86" chart:label-cell-address="'Disease transitions simplified'.H45:'Disease transitions simplified'.H45" chart:class="chart:area">
            <chart:data-point chart:repeated="41"/>
          </chart:series>
          <chart:series chart:style-name="ch9" chart:values-cell-range-address="'Disease transitions simplified'.I46:'Disease transitions simplified'.I86" chart:label-cell-address="'Disease transitions simplified'.I45:'Disease transitions simplified'.I45" chart:class="chart:area">
            <chart:data-point chart:repeated="41"/>
          </chart:series>
          <chart:series chart:style-name="ch10" chart:values-cell-range-address="'Disease transitions simplified'.J46:'Disease transitions simplified'.J86" chart:label-cell-address="'Disease transitions simplified'.J45:'Disease transitions simplified'.J45" chart:class="chart:area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ll_prop</text:p>
                <draw:g>
                  <svg:desc>'Disease transitions simplified'.G45:'Disease transitions simplified'.G45</svg:desc>
                </draw:g>
              </table:table-cell>
              <table:table-cell office:value-type="string">
                <text:p>symp_prop</text:p>
                <draw:g>
                  <svg:desc>'Disease transitions simplified'.H45:'Disease transitions simplified'.H45</svg:desc>
                </draw:g>
              </table:table-cell>
              <table:table-cell office:value-type="string">
                <text:p>hosp_prob</text:p>
                <draw:g>
                  <svg:desc>'Disease transitions simplified'.I45:'Disease transitions simplified'.I45</svg:desc>
                </draw:g>
              </table:table-cell>
              <table:table-cell office:value-type="string">
                <text:p>dead_prob</text:p>
                <draw:g>
                  <svg:desc>'Disease transitions simplified'.J45:'Disease transitions simplified'.J4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ease transitions simplified'.E46:'Disease transitions simplified'.E86</svg:desc>
                </draw:g>
              </table:table-cell>
              <table:table-cell office:value-type="float" office:value="0">
                <text:p>0</text:p>
                <draw:g>
                  <svg:desc>'Disease transitions simplified'.G46:'Disease transitions simplified'.G86</svg:desc>
                </draw:g>
              </table:table-cell>
              <table:table-cell office:value-type="float" office:value="1">
                <text:p>1</text:p>
                <draw:g>
                  <svg:desc>'Disease transitions simplified'.H46:'Disease transitions simplified'.H86</svg:desc>
                </draw:g>
              </table:table-cell>
              <table:table-cell office:value-type="float" office:value="0">
                <text:p>0</text:p>
                <draw:g>
                  <svg:desc>'Disease transitions simplified'.I46:'Disease transitions simplified'.I86</svg:desc>
                </draw:g>
              </table:table-cell>
              <table:table-cell office:value-type="float" office:value="0">
                <text:p>0</text:p>
                <draw:g>
                  <svg:desc>'Disease transitions simplified'.J46:'Disease transitions simplified'.J8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505089736613229">
                <text:p>0.000000505089736613229</text:p>
              </table:table-cell>
              <table:table-cell office:value-type="float" office:value="0.999999368637829">
                <text:p>0.999999368637829</text:p>
              </table:table-cell>
              <table:table-cell office:value-type="float" office:value="0.000000101017947322646">
                <text:p>0.000000101017947322646</text:p>
              </table:table-cell>
              <table:table-cell office:value-type="float" office:value="0.0000000252544868351023">
                <text:p>0.00000002525448683510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845170854984367">
                <text:p>0.0000845170854984367</text:p>
              </table:table-cell>
              <table:table-cell office:value-type="float" office:value="0.999894353643127">
                <text:p>0.999894353643127</text:p>
              </table:table-cell>
              <table:table-cell office:value-type="float" office:value="0.0000169034170996873">
                <text:p>0.0000169034170996873</text:p>
              </table:table-cell>
              <table:table-cell office:value-type="float" office:value="0.00000422585427495292">
                <text:p>0.000004225854274952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39047379614201">
                <text:p>0.00139047379614201</text:p>
              </table:table-cell>
              <table:table-cell office:value-type="float" office:value="0.998261907754822">
                <text:p>0.998261907754822</text:p>
              </table:table-cell>
              <table:table-cell office:value-type="float" office:value="0.000278094759228402">
                <text:p>0.000278094759228402</text:p>
              </table:table-cell>
              <table:table-cell office:value-type="float" office:value="0.0000695236898071716">
                <text:p>0.00006952368980717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74745218727941">
                <text:p>0.00874745218727941</text:p>
              </table:table-cell>
              <table:table-cell office:value-type="float" office:value="0.989065684765901">
                <text:p>0.989065684765901</text:p>
              </table:table-cell>
              <table:table-cell office:value-type="float" office:value="0.00174949043745588">
                <text:p>0.00174949043745588</text:p>
              </table:table-cell>
              <table:table-cell office:value-type="float" office:value="0.00043737260936394">
                <text:p>0.000437372609363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21894241496921">
                <text:p>0.0321894241496921</text:p>
              </table:table-cell>
              <table:table-cell office:value-type="float" office:value="0.959763219812885">
                <text:p>0.959763219812885</text:p>
              </table:table-cell>
              <table:table-cell office:value-type="float" office:value="0.00643788482993841">
                <text:p>0.00643788482993841</text:p>
              </table:table-cell>
              <table:table-cell office:value-type="float" office:value="0.00160947120748456">
                <text:p>0.001609471207484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37120766630946">
                <text:p>0.0837120766630946</text:p>
              </table:table-cell>
              <table:table-cell office:value-type="float" office:value="0.895359904171132">
                <text:p>0.895359904171132</text:p>
              </table:table-cell>
              <table:table-cell office:value-type="float" office:value="0.0167424153326189">
                <text:p>0.0167424153326189</text:p>
              </table:table-cell>
              <table:table-cell office:value-type="float" office:value="0.00418560383315469">
                <text:p>0.004185603833154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70209816858608">
                <text:p>0.170209816858608</text:p>
              </table:table-cell>
              <table:table-cell office:value-type="float" office:value="0.78723772892674">
                <text:p>0.78723772892674</text:p>
              </table:table-cell>
              <table:table-cell office:value-type="float" office:value="0.0340419633717215">
                <text:p>0.0340419633717215</text:p>
              </table:table-cell>
              <table:table-cell office:value-type="float" office:value="0.00851049084293043">
                <text:p>0.008510490842930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7593874346476">
                <text:p>0.287593874346476</text:p>
              </table:table-cell>
              <table:table-cell office:value-type="float" office:value="0.640507657066905">
                <text:p>0.640507657066905</text:p>
              </table:table-cell>
              <table:table-cell office:value-type="float" office:value="0.0575187748692951">
                <text:p>0.0575187748692951</text:p>
              </table:table-cell>
              <table:table-cell office:value-type="float" office:value="0.0143796937173237">
                <text:p>0.0143796937173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055344833428">
                <text:p>0.42055344833428</text:p>
              </table:table-cell>
              <table:table-cell office:value-type="float" office:value="0.474308189582151">
                <text:p>0.474308189582151</text:p>
              </table:table-cell>
              <table:table-cell office:value-type="float" office:value="0.0841106896668559">
                <text:p>0.0841106896668559</text:p>
              </table:table-cell>
              <table:table-cell office:value-type="float" office:value="0.021027672416714">
                <text:p>0.021027672416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837646484375">
                <text:p>0.54837646484375</text:p>
              </table:table-cell>
              <table:table-cell office:value-type="float" office:value="0.314529418945312">
                <text:p>0.314529418945312</text:p>
              </table:table-cell>
              <table:table-cell office:value-type="float" office:value="0.10967529296875">
                <text:p>0.10967529296875</text:p>
              </table:table-cell>
              <table:table-cell office:value-type="float" office:value="0.0274188232421875">
                <text:p>0.02741882324218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53273743090803">
                <text:p>0.653273743090803</text:p>
              </table:table-cell>
              <table:table-cell office:value-type="float" office:value="0.183407821136497">
                <text:p>0.183407821136497</text:p>
              </table:table-cell>
              <table:table-cell office:value-type="float" office:value="0.13065474861816">
                <text:p>0.13065474861816</text:p>
              </table:table-cell>
              <table:table-cell office:value-type="float" office:value="0.03266368715454">
                <text:p>0.032663687154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26480596663009">
                <text:p>0.726480596663009</text:p>
              </table:table-cell>
              <table:table-cell office:value-type="float" office:value="0.0918992541712384">
                <text:p>0.0918992541712384</text:p>
              </table:table-cell>
              <table:table-cell office:value-type="float" office:value="0.145296119332602">
                <text:p>0.145296119332602</text:p>
              </table:table-cell>
              <table:table-cell office:value-type="float" office:value="0.0363240298331504">
                <text:p>0.03632402983315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69338998404141">
                <text:p>0.769338998404141</text:p>
              </table:table-cell>
              <table:table-cell office:value-type="float" office:value="0.0383262519948244">
                <text:p>0.0383262519948244</text:p>
              </table:table-cell>
              <table:table-cell office:value-type="float" office:value="0.153867799680828">
                <text:p>0.153867799680828</text:p>
              </table:table-cell>
              <table:table-cell office:value-type="float" office:value="0.038466949920207">
                <text:p>0.0384669499202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89845820222178">
                <text:p>0.789845820222178</text:p>
              </table:table-cell>
              <table:table-cell office:value-type="float" office:value="0.0126927247222773">
                <text:p>0.0126927247222773</text:p>
              </table:table-cell>
              <table:table-cell office:value-type="float" office:value="0.157969164044436">
                <text:p>0.157969164044436</text:p>
              </table:table-cell>
              <table:table-cell office:value-type="float" office:value="0.0394922910111088">
                <text:p>0.03949229101110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97519376687706">
                <text:p>0.797519376687706</text:p>
              </table:table-cell>
              <table:table-cell office:value-type="float" office:value="0.0031007791403681">
                <text:p>0.0031007791403681</text:p>
              </table:table-cell>
              <table:table-cell office:value-type="float" office:value="0.159503875337541">
                <text:p>0.159503875337541</text:p>
              </table:table-cell>
              <table:table-cell office:value-type="float" office:value="0.0398759688343853">
                <text:p>0.0398759688343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99605400209981">
                <text:p>0.799605400209981</text:p>
              </table:table-cell>
              <table:table-cell office:value-type="float" office:value="0.000493249737523183">
                <text:p>0.000493249737523183</text:p>
              </table:table-cell>
              <table:table-cell office:value-type="float" office:value="0.159921080041996">
                <text:p>0.159921080041996</text:p>
              </table:table-cell>
              <table:table-cell office:value-type="float" office:value="0.0399802700104991">
                <text:p>0.0399802700104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99967703367562">
                <text:p>0.799967703367562</text:p>
              </table:table-cell>
              <table:table-cell office:value-type="float" office:value="0.0000403707905473061">
                <text:p>0.0000403707905473061</text:p>
              </table:table-cell>
              <table:table-cell office:value-type="float" office:value="0.159993540673512">
                <text:p>0.159993540673512</text:p>
              </table:table-cell>
              <table:table-cell office:value-type="float" office:value="0.0399983851683781">
                <text:p>0.03999838516837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9999200177502">
                <text:p>0.799999200177502</text:p>
              </table:table-cell>
              <table:table-cell office:value-type="float" office:value="0.000000999778122068307">
                <text:p>0.000000999778122068307</text:p>
              </table:table-cell>
              <table:table-cell office:value-type="float" office:value="0.1599998400355">
                <text:p>0.1599998400355</text:p>
              </table:table-cell>
              <table:table-cell office:value-type="float" office:value="0.0399999600088751">
                <text:p>0.03999996000887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99999998902472">
                <text:p>0.799999998902472</text:p>
              </table:table-cell>
              <table:table-cell office:value-type="float" office:value="0.00000000137190969695666">
                <text:p>0.00000000137190969695666</text:p>
              </table:table-cell>
              <table:table-cell office:value-type="float" office:value="0.159999999780494">
                <text:p>0.159999999780494</text:p>
              </table:table-cell>
              <table:table-cell office:value-type="float" office:value="0.0399999999451236">
                <text:p>0.03999999994512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